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pt"/>
    </style:style>
    <style:style style:name="co2" style:family="table-column">
      <style:table-column-properties fo:break-before="auto" style:column-width="30.39pt"/>
    </style:style>
    <style:style style:name="co3" style:family="table-column">
      <style:table-column-properties fo:break-before="auto" style:column-width="90.4pt"/>
    </style:style>
    <style:style style:name="co4" style:family="table-column">
      <style:table-column-properties fo:break-before="auto" style:column-width="42.41pt"/>
    </style:style>
    <style:style style:name="co5" style:family="table-column">
      <style:table-column-properties fo:break-before="auto" style:column-width="45.41pt"/>
    </style:style>
    <style:style style:name="co6" style:family="table-column">
      <style:table-column-properties fo:break-before="auto" style:column-width="60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49.89pt"/>
    </style:style>
    <style:style style:name="co10" style:family="table-column">
      <style:table-column-properties fo:break-before="auto" style:column-width="4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q" table:style-name="ta1">
        <table:shapes>
          <draw:frame draw:z-index="0" draw:style-name="gr1" draw:text-style-name="P1" svg:width="576pt" svg:height="432pt" svg:x="395.15pt" svg:y="174.67pt">
            <draw:object draw:notify-on-update-of-ranges="5q.A1:5q.A1 5q.A2:5q.A11 5q.B1:5q.B1 5q.B2:5q.B11 5q.C2:5q.C11 5q.C2:5q.C11 5q.F1:5q.F1 5q.F2:5q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GenMax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.7" calcext:value-type="float">
            <text:p>-10.7</text:p>
          </table:table-cell>
          <table:table-cell office:value-type="float" office:value="2.81948487307433" calcext:value-type="float">
            <text:p>2.8194848730743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88" calcext:value-type="float">
            <text:p>-8.88</text:p>
          </table:table-cell>
          <table:table-cell office:value-type="float" office:value="2.29747335966793" calcext:value-type="float">
            <text:p>2.29747335966793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.4" calcext:value-type="float">
            <text:p>-8.4</text:p>
          </table:table-cell>
          <table:table-cell office:value-type="float" office:value="2.41209075662211" calcext:value-type="float">
            <text:p>2.4120907566221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18" calcext:value-type="float">
            <text:p>-8.18</text:p>
          </table:table-cell>
          <table:table-cell office:value-type="float" office:value="2.57564349123465" calcext:value-type="float">
            <text:p>2.57564349123465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.88" calcext:value-type="float">
            <text:p>-7.88</text:p>
          </table:table-cell>
          <table:table-cell office:value-type="float" office:value="3.03275052676209" calcext:value-type="float">
            <text:p>3.03275052676209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.32" calcext:value-type="float">
            <text:p>-7.32</text:p>
          </table:table-cell>
          <table:table-cell office:value-type="float" office:value="2.77390437011543" calcext:value-type="float">
            <text:p>2.77390437011543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58" calcext:value-type="float">
            <text:p>-7.58</text:p>
          </table:table-cell>
          <table:table-cell office:value-type="float" office:value="3.07869840003594" calcext:value-type="float">
            <text:p>3.0786984000359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82" calcext:value-type="float">
            <text:p>-6.82</text:p>
          </table:table-cell>
          <table:table-cell office:value-type="float" office:value="3.37662792762486" calcext:value-type="float">
            <text:p>3.37662792762486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.94" calcext:value-type="float">
            <text:p>-6.94</text:p>
          </table:table-cell>
          <table:table-cell office:value-type="float" office:value="3.41659645160667" calcext:value-type="float">
            <text:p>3.41659645160667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.9" calcext:value-type="float">
            <text:p>-5.9</text:p>
          </table:table-cell>
          <table:table-cell office:value-type="float" office:value="3.27062221862595" calcext:value-type="float">
            <text:p>3.27062221862595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6q" table:style-name="ta1">
        <table:shapes>
          <draw:frame draw:z-index="0" draw:style-name="gr1" draw:text-style-name="P1" svg:width="576pt" svg:height="432pt" svg:x="319.63pt" svg:y="88.84pt">
            <draw:object draw:notify-on-update-of-ranges="6q.A1:6q.A1 6q.A2:6q.A36 6q.B1:6q.B1 6q.B2:6q.B36 6q.C2:6q.C36 6q.C2:6q.C36 6q.D1:6q.D1 6q.D2:6q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.94" calcext:value-type="float">
            <text:p>-13.94</text:p>
          </table:table-cell>
          <table:table-cell office:value-type="float" office:value="3.85027875155117" calcext:value-type="float">
            <text:p>3.8502787515511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.6" calcext:value-type="float">
            <text:p>-11.6</text:p>
          </table:table-cell>
          <table:table-cell office:value-type="float" office:value="3.20353340276425" calcext:value-type="float">
            <text:p>3.2035334027642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.22" calcext:value-type="float">
            <text:p>-11.22</text:p>
          </table:table-cell>
          <table:table-cell office:value-type="float" office:value="3.37423391978899" calcext:value-type="float">
            <text:p>3.3742339197889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.24" calcext:value-type="float">
            <text:p>-10.24</text:p>
          </table:table-cell>
          <table:table-cell office:value-type="float" office:value="3.54229851761237" calcext:value-type="float">
            <text:p>3.5422985176123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.38" calcext:value-type="float">
            <text:p>-9.38</text:p>
          </table:table-cell>
          <table:table-cell office:value-type="float" office:value="3.39571923028231" calcext:value-type="float">
            <text:p>3.3957192302823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74" calcext:value-type="float">
            <text:p>-8.74</text:p>
          </table:table-cell>
          <table:table-cell office:value-type="float" office:value="3.87329630191446" calcext:value-type="float">
            <text:p>3.873296301914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92" calcext:value-type="float">
            <text:p>-8.92</text:p>
          </table:table-cell>
          <table:table-cell office:value-type="float" office:value="4.02437020607642" calcext:value-type="float">
            <text:p>4.024370206076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3" calcext:value-type="float">
            <text:p>-8.3</text:p>
          </table:table-cell>
          <table:table-cell office:value-type="float" office:value="3.92222365295994" calcext:value-type="float">
            <text:p>3.922223652959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.86" calcext:value-type="float">
            <text:p>-7.86</text:p>
          </table:table-cell>
          <table:table-cell office:value-type="float" office:value="3.98233472965168" calcext:value-type="float">
            <text:p>3.982334729651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.18" calcext:value-type="float">
            <text:p>-8.18</text:p>
          </table:table-cell>
          <table:table-cell office:value-type="float" office:value="3.91933822490636" calcext:value-type="float">
            <text:p>3.919338224906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.66" calcext:value-type="float">
            <text:p>-7.66</text:p>
          </table:table-cell>
          <table:table-cell office:value-type="float" office:value="3.83555930100359" calcext:value-type="float">
            <text:p>3.835559301003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.26" calcext:value-type="float">
            <text:p>-8.26</text:p>
          </table:table-cell>
          <table:table-cell office:value-type="float" office:value="4.71108728791385" calcext:value-type="float">
            <text:p>4.711087287913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36" calcext:value-type="float">
            <text:p>-7.36</text:p>
          </table:table-cell>
          <table:table-cell office:value-type="float" office:value="4.36589167307322" calcext:value-type="float">
            <text:p>4.365891673073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4.26192918806031" calcext:value-type="float">
            <text:p>4.261929188060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1" calcext:value-type="float">
            <text:p>-6.1</text:p>
          </table:table-cell>
          <table:table-cell office:value-type="float" office:value="4.17181500117639" calcext:value-type="float">
            <text:p>4.171815001176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.86" calcext:value-type="float">
            <text:p>-5.86</text:p>
          </table:table-cell>
          <table:table-cell office:value-type="float" office:value="3.87955011449899" calcext:value-type="float">
            <text:p>3.879550114498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.62" calcext:value-type="float">
            <text:p>-5.62</text:p>
          </table:table-cell>
          <table:table-cell office:value-type="float" office:value="4.22302491040953" calcext:value-type="float">
            <text:p>4.223024910409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.3" calcext:value-type="float">
            <text:p>-5.3</text:p>
          </table:table-cell>
          <table:table-cell office:value-type="float" office:value="3.82838943376528" calcext:value-type="float">
            <text:p>3.828389433765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.22" calcext:value-type="float">
            <text:p>-5.22</text:p>
          </table:table-cell>
          <table:table-cell office:value-type="float" office:value="3.58329457343378" calcext:value-type="float">
            <text:p>3.5832945734337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.22" calcext:value-type="float">
            <text:p>-5.22</text:p>
          </table:table-cell>
          <table:table-cell office:value-type="float" office:value="3.63923623910848" calcext:value-type="float">
            <text:p>3.639236239108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.38" calcext:value-type="float">
            <text:p>-5.38</text:p>
          </table:table-cell>
          <table:table-cell office:value-type="float" office:value="3.51268983814254" calcext:value-type="float">
            <text:p>3.512689838142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3.79792606882262" calcext:value-type="float">
            <text:p>3.797926068822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.18" calcext:value-type="float">
            <text:p>-5.18</text:p>
          </table:table-cell>
          <table:table-cell office:value-type="float" office:value="3.7291643389192" calcext:value-type="float">
            <text:p>3.72916433891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.28" calcext:value-type="float">
            <text:p>-5.28</text:p>
          </table:table-cell>
          <table:table-cell office:value-type="float" office:value="3.82991942843225" calcext:value-type="float">
            <text:p>3.829919428432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.1" calcext:value-type="float">
            <text:p>-6.1</text:p>
          </table:table-cell>
          <table:table-cell office:value-type="float" office:value="4.40729422937049" calcext:value-type="float">
            <text:p>4.407294229370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46" calcext:value-type="float">
            <text:p>-5.46</text:p>
          </table:table-cell>
          <table:table-cell office:value-type="float" office:value="3.62767142944341" calcext:value-type="float">
            <text:p>3.627671429443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.8" calcext:value-type="float">
            <text:p>-4.8</text:p>
          </table:table-cell>
          <table:table-cell office:value-type="float" office:value="3.81385035698237" calcext:value-type="float">
            <text:p>3.813850356982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.7" calcext:value-type="float">
            <text:p>-5.7</text:p>
          </table:table-cell>
          <table:table-cell office:value-type="float" office:value="4.22952584681651" calcext:value-type="float">
            <text:p>4.229525846816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.74" calcext:value-type="float">
            <text:p>-5.74</text:p>
          </table:table-cell>
          <table:table-cell office:value-type="float" office:value="4.18419344049421" calcext:value-type="float">
            <text:p>4.184193440494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.28" calcext:value-type="float">
            <text:p>-5.28</text:p>
          </table:table-cell>
          <table:table-cell office:value-type="float" office:value="3.75534635721211" calcext:value-type="float">
            <text:p>3.755346357212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.32" calcext:value-type="float">
            <text:p>-5.32</text:p>
          </table:table-cell>
          <table:table-cell office:value-type="float" office:value="3.89996114976764" calcext:value-type="float">
            <text:p>3.899961149767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.4" calcext:value-type="float">
            <text:p>-5.4</text:p>
          </table:table-cell>
          <table:table-cell office:value-type="float" office:value="3.76587548676509" calcext:value-type="float">
            <text:p>3.765875486765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.76" calcext:value-type="float">
            <text:p>-5.76</text:p>
          </table:table-cell>
          <table:table-cell office:value-type="float" office:value="4.04300118548815" calcext:value-type="float">
            <text:p>4.043001185488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.52" calcext:value-type="float">
            <text:p>-6.52</text:p>
          </table:table-cell>
          <table:table-cell office:value-type="float" office:value="4.06631891210582" calcext:value-type="float">
            <text:p>4.066318912105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.66" calcext:value-type="float">
            <text:p>-5.66</text:p>
          </table:table-cell>
          <table:table-cell office:value-type="float" office:value="3.82501072818196" calcext:value-type="float">
            <text:p>3.8250107281819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7q" table:style-name="ta1">
        <table:shapes>
          <draw:frame draw:z-index="0" draw:style-name="gr1" draw:text-style-name="P1" svg:width="576pt" svg:height="432pt" svg:x="357.31pt" svg:y="91.67pt">
            <draw:object draw:notify-on-update-of-ranges="7q.A1:7q.A1 7q.A2:7q.A574 7q.B1:7q.B1 7q.B2:7q.B574 7q.C2:7q.C574 7q.C2:7q.C574 7q.D1:7q.D1 7q.D2:7q.D5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.54" calcext:value-type="float">
            <text:p>-16.54</text:p>
          </table:table-cell>
          <table:table-cell office:value-type="float" office:value="3.88579386218491" calcext:value-type="float">
            <text:p>3.8857938621849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14" calcext:value-type="float">
            <text:p>-14.14</text:p>
          </table:table-cell>
          <table:table-cell office:value-type="float" office:value="3.70917508321996" calcext:value-type="float">
            <text:p>3.7091750832199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.78" calcext:value-type="float">
            <text:p>-12.78</text:p>
          </table:table-cell>
          <table:table-cell office:value-type="float" office:value="3.7808128034254" calcext:value-type="float">
            <text:p>3.780812803425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.86" calcext:value-type="float">
            <text:p>-12.86</text:p>
          </table:table-cell>
          <table:table-cell office:value-type="float" office:value="4.21881308407754" calcext:value-type="float">
            <text:p>4.2188130840775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.8" calcext:value-type="float">
            <text:p>-11.8</text:p>
          </table:table-cell>
          <table:table-cell office:value-type="float" office:value="4.07505344824588" calcext:value-type="float">
            <text:p>4.0750534482458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.84" calcext:value-type="float">
            <text:p>-10.84</text:p>
          </table:table-cell>
          <table:table-cell office:value-type="float" office:value="4.59406732051834" calcext:value-type="float">
            <text:p>4.5940673205183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.54" calcext:value-type="float">
            <text:p>-10.54</text:p>
          </table:table-cell>
          <table:table-cell office:value-type="float" office:value="4.0686532653864" calcext:value-type="float">
            <text:p>4.068653265386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.62" calcext:value-type="float">
            <text:p>-9.62</text:p>
          </table:table-cell>
          <table:table-cell office:value-type="float" office:value="3.83176516013498" calcext:value-type="float">
            <text:p>3.8317651601349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.9" calcext:value-type="float">
            <text:p>-9.9</text:p>
          </table:table-cell>
          <table:table-cell office:value-type="float" office:value="4.43471156521669" calcext:value-type="float">
            <text:p>4.4347115652166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.22" calcext:value-type="float">
            <text:p>-10.22</text:p>
          </table:table-cell>
          <table:table-cell office:value-type="float" office:value="4.60912577437852" calcext:value-type="float">
            <text:p>4.6091257743785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.9" calcext:value-type="float">
            <text:p>-9.9</text:p>
          </table:table-cell>
          <table:table-cell office:value-type="float" office:value="3.84943915631639" calcext:value-type="float">
            <text:p>3.8494391563163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.5" calcext:value-type="float">
            <text:p>-9.5</text:p>
          </table:table-cell>
          <table:table-cell office:value-type="float" office:value="4.17181500117639" calcext:value-type="float">
            <text:p>4.1718150011763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.64" calcext:value-type="float">
            <text:p>-9.64</text:p>
          </table:table-cell>
          <table:table-cell office:value-type="float" office:value="4.37975138817516" calcext:value-type="float">
            <text:p>4.3797513881751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.5" calcext:value-type="float">
            <text:p>-9.5</text:p>
          </table:table-cell>
          <table:table-cell office:value-type="float" office:value="4.10345998376782" calcext:value-type="float">
            <text:p>4.1034599837678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.74" calcext:value-type="float">
            <text:p>-9.74</text:p>
          </table:table-cell>
          <table:table-cell office:value-type="float" office:value="4.51846939312038" calcext:value-type="float">
            <text:p>4.5184693931203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.72" calcext:value-type="float">
            <text:p>-8.72</text:p>
          </table:table-cell>
          <table:table-cell office:value-type="float" office:value="4.75262819369186" calcext:value-type="float">
            <text:p>4.7526281936918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24" calcext:value-type="float">
            <text:p>-8.24</text:p>
          </table:table-cell>
          <table:table-cell office:value-type="float" office:value="4.82652603177001" calcext:value-type="float">
            <text:p>4.826526031770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2" calcext:value-type="float">
            <text:p>-8.2</text:p>
          </table:table-cell>
          <table:table-cell office:value-type="float" office:value="4.70975776254132" calcext:value-type="float">
            <text:p>4.709757762541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.4" calcext:value-type="float">
            <text:p>-8.4</text:p>
          </table:table-cell>
          <table:table-cell office:value-type="float" office:value="4.78212158656457" calcext:value-type="float">
            <text:p>4.782121586564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.08" calcext:value-type="float">
            <text:p>-9.08</text:p>
          </table:table-cell>
          <table:table-cell office:value-type="float" office:value="4.48944890996117" calcext:value-type="float">
            <text:p>4.489448909961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.58" calcext:value-type="float">
            <text:p>-8.58</text:p>
          </table:table-cell>
          <table:table-cell office:value-type="float" office:value="4.69080338147277" calcext:value-type="float">
            <text:p>4.690803381472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.2" calcext:value-type="float">
            <text:p>-7.2</text:p>
          </table:table-cell>
          <table:table-cell office:value-type="float" office:value="4.22594200842674" calcext:value-type="float">
            <text:p>4.225942008426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.68" calcext:value-type="float">
            <text:p>-7.68</text:p>
          </table:table-cell>
          <table:table-cell office:value-type="float" office:value="4.21368621460492" calcext:value-type="float">
            <text:p>4.213686214604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.9" calcext:value-type="float">
            <text:p>-7.9</text:p>
          </table:table-cell>
          <table:table-cell office:value-type="float" office:value="4.80214598493278" calcext:value-type="float">
            <text:p>4.8021459849327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.94" calcext:value-type="float">
            <text:p>-7.94</text:p>
          </table:table-cell>
          <table:table-cell office:value-type="float" office:value="4.6052670767812" calcext:value-type="float">
            <text:p>4.60526707678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.52" calcext:value-type="float">
            <text:p>-7.52</text:p>
          </table:table-cell>
          <table:table-cell office:value-type="float" office:value="4.10094839979459" calcext:value-type="float">
            <text:p>4.100948399794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.44" calcext:value-type="float">
            <text:p>-7.44</text:p>
          </table:table-cell>
          <table:table-cell office:value-type="float" office:value="5.1253381263182" calcext:value-type="float">
            <text:p>5.12533812631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.54" calcext:value-type="float">
            <text:p>-6.54</text:p>
          </table:table-cell>
          <table:table-cell office:value-type="float" office:value="4.58239935387389" calcext:value-type="float">
            <text:p>4.582399353873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.16" calcext:value-type="float">
            <text:p>-7.16</text:p>
          </table:table-cell>
          <table:table-cell office:value-type="float" office:value="5.16538596052726" calcext:value-type="float">
            <text:p>5.165385960527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.7" calcext:value-type="float">
            <text:p>-6.7</text:p>
          </table:table-cell>
          <table:table-cell office:value-type="float" office:value="4.83568385896332" calcext:value-type="float">
            <text:p>4.835683858963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.62" calcext:value-type="float">
            <text:p>-6.62</text:p>
          </table:table-cell>
          <table:table-cell office:value-type="float" office:value="4.65101270605867" calcext:value-type="float">
            <text:p>4.651012706058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.68" calcext:value-type="float">
            <text:p>-6.68</text:p>
          </table:table-cell>
          <table:table-cell office:value-type="float" office:value="4.73303456163339" calcext:value-type="float">
            <text:p>4.733034561633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.9" calcext:value-type="float">
            <text:p>-5.9</text:p>
          </table:table-cell>
          <table:table-cell office:value-type="float" office:value="4.68287229478799" calcext:value-type="float">
            <text:p>4.682872294787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.82" calcext:value-type="float">
            <text:p>-6.82</text:p>
          </table:table-cell>
          <table:table-cell office:value-type="float" office:value="4.93263713351277" calcext:value-type="float">
            <text:p>4.932637133512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.6" calcext:value-type="float">
            <text:p>-6.6</text:p>
          </table:table-cell>
          <table:table-cell office:value-type="float" office:value="4.91133506505228" calcext:value-type="float">
            <text:p>4.911335065052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.86" calcext:value-type="float">
            <text:p>-6.86</text:p>
          </table:table-cell>
          <table:table-cell office:value-type="float" office:value="5.35038939392888" calcext:value-type="float">
            <text:p>5.350389393928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.48" calcext:value-type="float">
            <text:p>-6.48</text:p>
          </table:table-cell>
          <table:table-cell office:value-type="float" office:value="4.73218082426436" calcext:value-type="float">
            <text:p>4.732180824264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.48" calcext:value-type="float">
            <text:p>-6.48</text:p>
          </table:table-cell>
          <table:table-cell office:value-type="float" office:value="4.54934782760844" calcext:value-type="float">
            <text:p>4.549347827608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.64" calcext:value-type="float">
            <text:p>-6.64</text:p>
          </table:table-cell>
          <table:table-cell office:value-type="float" office:value="5.07622702487594" calcext:value-type="float">
            <text:p>5.076227024875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.96" calcext:value-type="float">
            <text:p>-5.96</text:p>
          </table:table-cell>
          <table:table-cell office:value-type="float" office:value="4.69669989449932" calcext:value-type="float">
            <text:p>4.696699894499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.1" calcext:value-type="float">
            <text:p>-6.1</text:p>
          </table:table-cell>
          <table:table-cell office:value-type="float" office:value="4.2580879666011" calcext:value-type="float">
            <text:p>4.25808796660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.66" calcext:value-type="float">
            <text:p>-6.66</text:p>
          </table:table-cell>
          <table:table-cell office:value-type="float" office:value="4.48616278858186" calcext:value-type="float">
            <text:p>4.486162788581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.3" calcext:value-type="float">
            <text:p>-6.3</text:p>
          </table:table-cell>
          <table:table-cell office:value-type="float" office:value="4.8523658709391" calcext:value-type="float">
            <text:p>4.85236587093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.26" calcext:value-type="float">
            <text:p>-6.26</text:p>
          </table:table-cell>
          <table:table-cell office:value-type="float" office:value="4.57180644181424" calcext:value-type="float">
            <text:p>4.571806441814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.8" calcext:value-type="float">
            <text:p>-6.8</text:p>
          </table:table-cell>
          <table:table-cell office:value-type="float" office:value="4.7396884353981" calcext:value-type="float">
            <text:p>4.73968843539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.08" calcext:value-type="float">
            <text:p>-7.08</text:p>
          </table:table-cell>
          <table:table-cell office:value-type="float" office:value="5.07256435059321" calcext:value-type="float">
            <text:p>5.072564350593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.02" calcext:value-type="float">
            <text:p>-7.02</text:p>
          </table:table-cell>
          <table:table-cell office:value-type="float" office:value="4.74390624534744" calcext:value-type="float">
            <text:p>4.743906245347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.8" calcext:value-type="float">
            <text:p>-5.8</text:p>
          </table:table-cell>
          <table:table-cell office:value-type="float" office:value="4.41759567130713" calcext:value-type="float">
            <text:p>4.417595671307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.16" calcext:value-type="float">
            <text:p>-6.16</text:p>
          </table:table-cell>
          <table:table-cell office:value-type="float" office:value="4.73695977170884" calcext:value-type="float">
            <text:p>4.736959771708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.32" calcext:value-type="float">
            <text:p>-6.32</text:p>
          </table:table-cell>
          <table:table-cell office:value-type="float" office:value="4.68584802540284" calcext:value-type="float">
            <text:p>4.685848025402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.08" calcext:value-type="float">
            <text:p>-6.08</text:p>
          </table:table-cell>
          <table:table-cell office:value-type="float" office:value="4.60934492157623" calcext:value-type="float">
            <text:p>4.609344921576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66" calcext:value-type="float">
            <text:p>-6.66</text:p>
          </table:table-cell>
          <table:table-cell office:value-type="float" office:value="4.82464213358584" calcext:value-type="float">
            <text:p>4.824642133585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.34" calcext:value-type="float">
            <text:p>-6.34</text:p>
          </table:table-cell>
          <table:table-cell office:value-type="float" office:value="4.5220447685631" calcext:value-type="float">
            <text:p>4.52204476856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.16" calcext:value-type="float">
            <text:p>-6.16</text:p>
          </table:table-cell>
          <table:table-cell office:value-type="float" office:value="4.27045286553636" calcext:value-type="float">
            <text:p>4.270452865536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.84" calcext:value-type="float">
            <text:p>-5.84</text:p>
          </table:table-cell>
          <table:table-cell office:value-type="float" office:value="4.43748950774119" calcext:value-type="float">
            <text:p>4.437489507741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.22" calcext:value-type="float">
            <text:p>-6.22</text:p>
          </table:table-cell>
          <table:table-cell office:value-type="float" office:value="4.72171001381337" calcext:value-type="float">
            <text:p>4.721710013813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.04" calcext:value-type="float">
            <text:p>-6.04</text:p>
          </table:table-cell>
          <table:table-cell office:value-type="float" office:value="4.68808935688963" calcext:value-type="float">
            <text:p>4.688089356889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" calcext:value-type="float">
            <text:p>-7</text:p>
          </table:table-cell>
          <table:table-cell office:value-type="float" office:value="4.82836735482412" calcext:value-type="float">
            <text:p>4.828367354824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.76" calcext:value-type="float">
            <text:p>-6.76</text:p>
          </table:table-cell>
          <table:table-cell office:value-type="float" office:value="4.93005624161171" calcext:value-type="float">
            <text:p>4.930056241611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.1" calcext:value-type="float">
            <text:p>-6.1</text:p>
          </table:table-cell>
          <table:table-cell office:value-type="float" office:value="4.10345998376782" calcext:value-type="float">
            <text:p>4.103459983767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.72" calcext:value-type="float">
            <text:p>-6.72</text:p>
          </table:table-cell>
          <table:table-cell office:value-type="float" office:value="4.49034879750252" calcext:value-type="float">
            <text:p>4.490348797502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.84" calcext:value-type="float">
            <text:p>-5.84</text:p>
          </table:table-cell>
          <table:table-cell office:value-type="float" office:value="4.07683775254867" calcext:value-type="float">
            <text:p>4.076837752548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.36" calcext:value-type="float">
            <text:p>-6.36</text:p>
          </table:table-cell>
          <table:table-cell office:value-type="float" office:value="4.74292668458554" calcext:value-type="float">
            <text:p>4.742926684585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.46" calcext:value-type="float">
            <text:p>-6.46</text:p>
          </table:table-cell>
          <table:table-cell office:value-type="float" office:value="5.10776790088322" calcext:value-type="float">
            <text:p>5.107767900883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.82" calcext:value-type="float">
            <text:p>-6.82</text:p>
          </table:table-cell>
          <table:table-cell office:value-type="float" office:value="4.85835737298486" calcext:value-type="float">
            <text:p>4.858357372984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.6" calcext:value-type="float">
            <text:p>-6.6</text:p>
          </table:table-cell>
          <table:table-cell office:value-type="float" office:value="4.94413232473044" calcext:value-type="float">
            <text:p>4.944132324730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.02" calcext:value-type="float">
            <text:p>-6.02</text:p>
          </table:table-cell>
          <table:table-cell office:value-type="float" office:value="4.50808476881572" calcext:value-type="float">
            <text:p>4.508084768815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.58" calcext:value-type="float">
            <text:p>-6.58</text:p>
          </table:table-cell>
          <table:table-cell office:value-type="float" office:value="5.05560994531737" calcext:value-type="float">
            <text:p>5.055609945317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4.31113193788576" calcext:value-type="float">
            <text:p>4.311131937885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.92" calcext:value-type="float">
            <text:p>-5.92</text:p>
          </table:table-cell>
          <table:table-cell office:value-type="float" office:value="4.71335947873251" calcext:value-type="float">
            <text:p>4.713359478732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.92" calcext:value-type="float">
            <text:p>-6.92</text:p>
          </table:table-cell>
          <table:table-cell office:value-type="float" office:value="5.2139672558863" calcext:value-type="float">
            <text:p>5.21396725588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.2" calcext:value-type="float">
            <text:p>-6.2</text:p>
          </table:table-cell>
          <table:table-cell office:value-type="float" office:value="4.33449867780333" calcext:value-type="float">
            <text:p>4.334498677803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.74" calcext:value-type="float">
            <text:p>-6.74</text:p>
          </table:table-cell>
          <table:table-cell office:value-type="float" office:value="4.85469677818098" calcext:value-type="float">
            <text:p>4.854696778180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.1" calcext:value-type="float">
            <text:p>-7.1</text:p>
          </table:table-cell>
          <table:table-cell office:value-type="float" office:value="4.98381217928443" calcext:value-type="float">
            <text:p>4.983812179284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.98" calcext:value-type="float">
            <text:p>-6.98</text:p>
          </table:table-cell>
          <table:table-cell office:value-type="float" office:value="4.94409146396387" calcext:value-type="float">
            <text:p>4.944091463963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.82" calcext:value-type="float">
            <text:p>-5.82</text:p>
          </table:table-cell>
          <table:table-cell office:value-type="float" office:value="4.34934106236424" calcext:value-type="float">
            <text:p>4.349341062364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.56" calcext:value-type="float">
            <text:p>-6.56</text:p>
          </table:table-cell>
          <table:table-cell office:value-type="float" office:value="4.56672196383243" calcext:value-type="float">
            <text:p>4.566721963832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.06" calcext:value-type="float">
            <text:p>-6.06</text:p>
          </table:table-cell>
          <table:table-cell office:value-type="float" office:value="4.13367545016209" calcext:value-type="float">
            <text:p>4.133675450162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.44" calcext:value-type="float">
            <text:p>-6.44</text:p>
          </table:table-cell>
          <table:table-cell office:value-type="float" office:value="4.47285866605068" calcext:value-type="float">
            <text:p>4.472858666050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.24" calcext:value-type="float">
            <text:p>-6.24</text:p>
          </table:table-cell>
          <table:table-cell office:value-type="float" office:value="4.63870410325726" calcext:value-type="float">
            <text:p>4.638704103257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38" calcext:value-type="float">
            <text:p>-6.38</text:p>
          </table:table-cell>
          <table:table-cell office:value-type="float" office:value="4.65969175726542" calcext:value-type="float">
            <text:p>4.659691757265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.32" calcext:value-type="float">
            <text:p>-6.32</text:p>
          </table:table-cell>
          <table:table-cell office:value-type="float" office:value="4.82183585474464" calcext:value-type="float">
            <text:p>4.821835854744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.32" calcext:value-type="float">
            <text:p>-6.32</text:p>
          </table:table-cell>
          <table:table-cell office:value-type="float" office:value="4.34585603149306" calcext:value-type="float">
            <text:p>4.345856031493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.02" calcext:value-type="float">
            <text:p>-6.02</text:p>
          </table:table-cell>
          <table:table-cell office:value-type="float" office:value="4.59683685711263" calcext:value-type="float">
            <text:p>4.596836857112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.88" calcext:value-type="float">
            <text:p>-5.88</text:p>
          </table:table-cell>
          <table:table-cell office:value-type="float" office:value="4.19542800696379" calcext:value-type="float">
            <text:p>4.195428006963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.38" calcext:value-type="float">
            <text:p>-6.38</text:p>
          </table:table-cell>
          <table:table-cell office:value-type="float" office:value="4.65101270605867" calcext:value-type="float">
            <text:p>4.651012706058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.5" calcext:value-type="float">
            <text:p>-6.5</text:p>
          </table:table-cell>
          <table:table-cell office:value-type="float" office:value="5.32859638121892" calcext:value-type="float">
            <text:p>5.328596381218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.04" calcext:value-type="float">
            <text:p>-6.04</text:p>
          </table:table-cell>
          <table:table-cell office:value-type="float" office:value="4.77349584961196" calcext:value-type="float">
            <text:p>4.773495849611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.12" calcext:value-type="float">
            <text:p>-6.12</text:p>
          </table:table-cell>
          <table:table-cell office:value-type="float" office:value="4.40220330509552" calcext:value-type="float">
            <text:p>4.402203305095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.14" calcext:value-type="float">
            <text:p>-6.14</text:p>
          </table:table-cell>
          <table:table-cell office:value-type="float" office:value="4.66454497223253" calcext:value-type="float">
            <text:p>4.664544972232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.08" calcext:value-type="float">
            <text:p>-6.08</text:p>
          </table:table-cell>
          <table:table-cell office:value-type="float" office:value="4.36626183642741" calcext:value-type="float">
            <text:p>4.366261836427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.86" calcext:value-type="float">
            <text:p>-6.86</text:p>
          </table:table-cell>
          <table:table-cell office:value-type="float" office:value="4.70765548888406" calcext:value-type="float">
            <text:p>4.707655488884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.18" calcext:value-type="float">
            <text:p>-6.18</text:p>
          </table:table-cell>
          <table:table-cell office:value-type="float" office:value="4.79978955767644" calcext:value-type="float">
            <text:p>4.799789557676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.52" calcext:value-type="float">
            <text:p>-6.52</text:p>
          </table:table-cell>
          <table:table-cell office:value-type="float" office:value="4.77044774808107" calcext:value-type="float">
            <text:p>4.770447748081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.48" calcext:value-type="float">
            <text:p>-6.48</text:p>
          </table:table-cell>
          <table:table-cell office:value-type="float" office:value="4.60232703546957" calcext:value-type="float">
            <text:p>4.602327035469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.88" calcext:value-type="float">
            <text:p>-5.88</text:p>
          </table:table-cell>
          <table:table-cell office:value-type="float" office:value="4.06830568063796" calcext:value-type="float">
            <text:p>4.068305680637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6.92" calcext:value-type="float">
            <text:p>-6.92</text:p>
          </table:table-cell>
          <table:table-cell office:value-type="float" office:value="5.47847947643663" calcext:value-type="float">
            <text:p>5.478479476436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6.36" calcext:value-type="float">
            <text:p>-6.36</text:p>
          </table:table-cell>
          <table:table-cell office:value-type="float" office:value="5.02422414735134" calcext:value-type="float">
            <text:p>5.024224147351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.32" calcext:value-type="float">
            <text:p>-6.32</text:p>
          </table:table-cell>
          <table:table-cell office:value-type="float" office:value="4.4378536990921" calcext:value-type="float">
            <text:p>4.43785369909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.98" calcext:value-type="float">
            <text:p>-6.98</text:p>
          </table:table-cell>
          <table:table-cell office:value-type="float" office:value="5.00096960295671" calcext:value-type="float">
            <text:p>5.000969602956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6.82" calcext:value-type="float">
            <text:p>-6.82</text:p>
          </table:table-cell>
          <table:table-cell office:value-type="float" office:value="4.71485938177365" calcext:value-type="float">
            <text:p>4.714859381773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6.42" calcext:value-type="float">
            <text:p>-6.42</text:p>
          </table:table-cell>
          <table:table-cell office:value-type="float" office:value="4.54201486015832" calcext:value-type="float">
            <text:p>4.542014860158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6.82" calcext:value-type="float">
            <text:p>-6.82</text:p>
          </table:table-cell>
          <table:table-cell office:value-type="float" office:value="5.21919534027996" calcext:value-type="float">
            <text:p>5.219195340279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6" calcext:value-type="float">
            <text:p>-6</text:p>
          </table:table-cell>
          <table:table-cell office:value-type="float" office:value="4.4130202214297" calcext:value-type="float">
            <text:p>4.41302022142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.2" calcext:value-type="float">
            <text:p>-6.2</text:p>
          </table:table-cell>
          <table:table-cell office:value-type="float" office:value="4.53493732764374" calcext:value-type="float">
            <text:p>4.534937327643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.42" calcext:value-type="float">
            <text:p>-7.42</text:p>
          </table:table-cell>
          <table:table-cell office:value-type="float" office:value="5.06359556046887" calcext:value-type="float">
            <text:p>5.063595560468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6.66" calcext:value-type="float">
            <text:p>-6.66</text:p>
          </table:table-cell>
          <table:table-cell office:value-type="float" office:value="5.15657861670925" calcext:value-type="float">
            <text:p>5.156578616709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6.84" calcext:value-type="float">
            <text:p>-6.84</text:p>
          </table:table-cell>
          <table:table-cell office:value-type="float" office:value="4.80891428137959" calcext:value-type="float">
            <text:p>4.808914281379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.18" calcext:value-type="float">
            <text:p>-7.18</text:p>
          </table:table-cell>
          <table:table-cell office:value-type="float" office:value="4.94899234718799" calcext:value-type="float">
            <text:p>4.948992347187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.42" calcext:value-type="float">
            <text:p>-6.42</text:p>
          </table:table-cell>
          <table:table-cell office:value-type="float" office:value="4.80147283800934" calcext:value-type="float">
            <text:p>4.801472838009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6.24" calcext:value-type="float">
            <text:p>-6.24</text:p>
          </table:table-cell>
          <table:table-cell office:value-type="float" office:value="4.70787004961271" calcext:value-type="float">
            <text:p>4.707870049612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.54" calcext:value-type="float">
            <text:p>-6.54</text:p>
          </table:table-cell>
          <table:table-cell office:value-type="float" office:value="4.36566030503862" calcext:value-type="float">
            <text:p>4.365660305038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.86" calcext:value-type="float">
            <text:p>-5.86</text:p>
          </table:table-cell>
          <table:table-cell office:value-type="float" office:value="4.22837934901682" calcext:value-type="float">
            <text:p>4.228379349016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.48" calcext:value-type="float">
            <text:p>-6.48</text:p>
          </table:table-cell>
          <table:table-cell office:value-type="float" office:value="4.61985176201903" calcext:value-type="float">
            <text:p>4.619851762019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.28" calcext:value-type="float">
            <text:p>-7.28</text:p>
          </table:table-cell>
          <table:table-cell office:value-type="float" office:value="5.19922294116334" calcext:value-type="float">
            <text:p>5.199222941163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.2" calcext:value-type="float">
            <text:p>-6.2</text:p>
          </table:table-cell>
          <table:table-cell office:value-type="float" office:value="4.71832875737016" calcext:value-type="float">
            <text:p>4.718328757370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.64" calcext:value-type="float">
            <text:p>-6.64</text:p>
          </table:table-cell>
          <table:table-cell office:value-type="float" office:value="4.70443590366764" calcext:value-type="float">
            <text:p>4.704435903667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.66" calcext:value-type="float">
            <text:p>-6.66</text:p>
          </table:table-cell>
          <table:table-cell office:value-type="float" office:value="5.10934971845288" calcext:value-type="float">
            <text:p>5.109349718452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.18" calcext:value-type="float">
            <text:p>-6.18</text:p>
          </table:table-cell>
          <table:table-cell office:value-type="float" office:value="4.40472657058485" calcext:value-type="float">
            <text:p>4.404726570584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.42" calcext:value-type="float">
            <text:p>-6.42</text:p>
          </table:table-cell>
          <table:table-cell office:value-type="float" office:value="4.90964830355968" calcext:value-type="float">
            <text:p>4.909648303559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.52" calcext:value-type="float">
            <text:p>-6.52</text:p>
          </table:table-cell>
          <table:table-cell office:value-type="float" office:value="5.12959328531291" calcext:value-type="float">
            <text:p>5.129593285312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.12" calcext:value-type="float">
            <text:p>-6.12</text:p>
          </table:table-cell>
          <table:table-cell office:value-type="float" office:value="4.30005872640189" calcext:value-type="float">
            <text:p>4.300058726401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.64" calcext:value-type="float">
            <text:p>-6.64</text:p>
          </table:table-cell>
          <table:table-cell office:value-type="float" office:value="4.7641760816928" calcext:value-type="float">
            <text:p>4.76417608169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7.24" calcext:value-type="float">
            <text:p>-7.24</text:p>
          </table:table-cell>
          <table:table-cell office:value-type="float" office:value="5.07543101617981" calcext:value-type="float">
            <text:p>5.075431016179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.94" calcext:value-type="float">
            <text:p>-6.94</text:p>
          </table:table-cell>
          <table:table-cell office:value-type="float" office:value="5.12829347243251" calcext:value-type="float">
            <text:p>5.128293472432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.7" calcext:value-type="float">
            <text:p>-6.7</text:p>
          </table:table-cell>
          <table:table-cell office:value-type="float" office:value="4.65691622072683" calcext:value-type="float">
            <text:p>4.656916220726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.34" calcext:value-type="float">
            <text:p>-6.34</text:p>
          </table:table-cell>
          <table:table-cell office:value-type="float" office:value="5.12514104265148" calcext:value-type="float">
            <text:p>5.125141042651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.92" calcext:value-type="float">
            <text:p>-6.92</text:p>
          </table:table-cell>
          <table:table-cell office:value-type="float" office:value="5.11223527382587" calcext:value-type="float">
            <text:p>5.112235273825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.8" calcext:value-type="float">
            <text:p>-6.8</text:p>
          </table:table-cell>
          <table:table-cell office:value-type="float" office:value="4.93185891152944" calcext:value-type="float">
            <text:p>4.931858911529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.8" calcext:value-type="float">
            <text:p>-6.8</text:p>
          </table:table-cell>
          <table:table-cell office:value-type="float" office:value="4.7482054026184" calcext:value-type="float">
            <text:p>4.74820540261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.1" calcext:value-type="float">
            <text:p>-6.1</text:p>
          </table:table-cell>
          <table:table-cell office:value-type="float" office:value="4.24858859511074" calcext:value-type="float">
            <text:p>4.248588595110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.5" calcext:value-type="float">
            <text:p>-6.5</text:p>
          </table:table-cell>
          <table:table-cell office:value-type="float" office:value="4.75989134923957" calcext:value-type="float">
            <text:p>4.759891349239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.9" calcext:value-type="float">
            <text:p>-5.9</text:p>
          </table:table-cell>
          <table:table-cell office:value-type="float" office:value="4.21996218088276" calcext:value-type="float">
            <text:p>4.219962180882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.24" calcext:value-type="float">
            <text:p>-6.24</text:p>
          </table:table-cell>
          <table:table-cell office:value-type="float" office:value="4.47917741365871" calcext:value-type="float">
            <text:p>4.479177413658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.62" calcext:value-type="float">
            <text:p>-5.62</text:p>
          </table:table-cell>
          <table:table-cell office:value-type="float" office:value="3.85279643947619" calcext:value-type="float">
            <text:p>3.852796439476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.14" calcext:value-type="float">
            <text:p>-6.14</text:p>
          </table:table-cell>
          <table:table-cell office:value-type="float" office:value="4.22837934901682" calcext:value-type="float">
            <text:p>4.228379349016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.44" calcext:value-type="float">
            <text:p>-6.44</text:p>
          </table:table-cell>
          <table:table-cell office:value-type="float" office:value="4.61512664391715" calcext:value-type="float">
            <text:p>4.615126643917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7.02" calcext:value-type="float">
            <text:p>-7.02</text:p>
          </table:table-cell>
          <table:table-cell office:value-type="float" office:value="5.17566176903734" calcext:value-type="float">
            <text:p>5.175661769037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.5" calcext:value-type="float">
            <text:p>-6.5</text:p>
          </table:table-cell>
          <table:table-cell office:value-type="float" office:value="4.52490303484478" calcext:value-type="float">
            <text:p>4.5249030348447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.7" calcext:value-type="float">
            <text:p>-6.7</text:p>
          </table:table-cell>
          <table:table-cell office:value-type="float" office:value="4.66558429006237" calcext:value-type="float">
            <text:p>4.665584290062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.02" calcext:value-type="float">
            <text:p>-7.02</text:p>
          </table:table-cell>
          <table:table-cell office:value-type="float" office:value="5.18346243627586" calcext:value-type="float">
            <text:p>5.183462436275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.46" calcext:value-type="float">
            <text:p>-6.46</text:p>
          </table:table-cell>
          <table:table-cell office:value-type="float" office:value="4.42084136605674" calcext:value-type="float">
            <text:p>4.420841366056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.4" calcext:value-type="float">
            <text:p>-6.4</text:p>
          </table:table-cell>
          <table:table-cell office:value-type="float" office:value="4.39467078552323" calcext:value-type="float">
            <text:p>4.394670785523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.9" calcext:value-type="float">
            <text:p>-6.9</text:p>
          </table:table-cell>
          <table:table-cell office:value-type="float" office:value="5.08016543117257" calcext:value-type="float">
            <text:p>5.080165431172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.66" calcext:value-type="float">
            <text:p>-6.66</text:p>
          </table:table-cell>
          <table:table-cell office:value-type="float" office:value="4.74867339263283" calcext:value-type="float">
            <text:p>4.748673392632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.92" calcext:value-type="float">
            <text:p>-6.92</text:p>
          </table:table-cell>
          <table:table-cell office:value-type="float" office:value="5.02454581092268" calcext:value-type="float">
            <text:p>5.024545810922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.22" calcext:value-type="float">
            <text:p>-6.22</text:p>
          </table:table-cell>
          <table:table-cell office:value-type="float" office:value="4.61788355037765" calcext:value-type="float">
            <text:p>4.617883550377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.84" calcext:value-type="float">
            <text:p>-6.84</text:p>
          </table:table-cell>
          <table:table-cell office:value-type="float" office:value="5.02261552048996" calcext:value-type="float">
            <text:p>5.022615520489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.64" calcext:value-type="float">
            <text:p>-5.64</text:p>
          </table:table-cell>
          <table:table-cell office:value-type="float" office:value="3.78599225748513" calcext:value-type="float">
            <text:p>3.785992257485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.6" calcext:value-type="float">
            <text:p>-6.6</text:p>
          </table:table-cell>
          <table:table-cell office:value-type="float" office:value="5.01714233121975" calcext:value-type="float">
            <text:p>5.017142331219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.24" calcext:value-type="float">
            <text:p>-6.24</text:p>
          </table:table-cell>
          <table:table-cell office:value-type="float" office:value="4.38804620474187" calcext:value-type="float">
            <text:p>4.388046204741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.52" calcext:value-type="float">
            <text:p>-6.52</text:p>
          </table:table-cell>
          <table:table-cell office:value-type="float" office:value="4.69360192068937" calcext:value-type="float">
            <text:p>4.693601920689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.26" calcext:value-type="float">
            <text:p>-6.26</text:p>
          </table:table-cell>
          <table:table-cell office:value-type="float" office:value="4.30789737551625" calcext:value-type="float">
            <text:p>4.307897375516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.54" calcext:value-type="float">
            <text:p>-6.54</text:p>
          </table:table-cell>
          <table:table-cell office:value-type="float" office:value="4.98770204775423" calcext:value-type="float">
            <text:p>4.987702047754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.22" calcext:value-type="float">
            <text:p>-6.22</text:p>
          </table:table-cell>
          <table:table-cell office:value-type="float" office:value="4.41205877411698" calcext:value-type="float">
            <text:p>4.412058774116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.68" calcext:value-type="float">
            <text:p>-6.68</text:p>
          </table:table-cell>
          <table:table-cell office:value-type="float" office:value="4.44240357182342" calcext:value-type="float">
            <text:p>4.442403571823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.5" calcext:value-type="float">
            <text:p>-6.5</text:p>
          </table:table-cell>
          <table:table-cell office:value-type="float" office:value="4.91852815300667" calcext:value-type="float">
            <text:p>4.918528153006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.44" calcext:value-type="float">
            <text:p>-6.44</text:p>
          </table:table-cell>
          <table:table-cell office:value-type="float" office:value="4.87897985694186" calcext:value-type="float">
            <text:p>4.878979856941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.72" calcext:value-type="float">
            <text:p>-6.72</text:p>
          </table:table-cell>
          <table:table-cell office:value-type="float" office:value="5.10511725842044" calcext:value-type="float">
            <text:p>5.105117258420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.68" calcext:value-type="float">
            <text:p>-6.68</text:p>
          </table:table-cell>
          <table:table-cell office:value-type="float" office:value="5.05501051563014" calcext:value-type="float">
            <text:p>5.055010515630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.66" calcext:value-type="float">
            <text:p>-5.66</text:p>
          </table:table-cell>
          <table:table-cell office:value-type="float" office:value="4.45906182097" calcext:value-type="float">
            <text:p>4.459061820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.86" calcext:value-type="float">
            <text:p>-5.86</text:p>
          </table:table-cell>
          <table:table-cell office:value-type="float" office:value="4.64718878854342" calcext:value-type="float">
            <text:p>4.647188788543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.84" calcext:value-type="float">
            <text:p>-5.84</text:p>
          </table:table-cell>
          <table:table-cell office:value-type="float" office:value="4.34548412990225" calcext:value-type="float">
            <text:p>4.345484129902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.42" calcext:value-type="float">
            <text:p>-6.42</text:p>
          </table:table-cell>
          <table:table-cell office:value-type="float" office:value="4.80147283800934" calcext:value-type="float">
            <text:p>4.801472838009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.44" calcext:value-type="float">
            <text:p>-6.44</text:p>
          </table:table-cell>
          <table:table-cell office:value-type="float" office:value="4.65869448917123" calcext:value-type="float">
            <text:p>4.658694489171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.68" calcext:value-type="float">
            <text:p>-6.68</text:p>
          </table:table-cell>
          <table:table-cell office:value-type="float" office:value="4.71593044902064" calcext:value-type="float">
            <text:p>4.715930449020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.16" calcext:value-type="float">
            <text:p>-6.16</text:p>
          </table:table-cell>
          <table:table-cell office:value-type="float" office:value="4.44658534294814" calcext:value-type="float">
            <text:p>4.446585342948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6.12" calcext:value-type="float">
            <text:p>-6.12</text:p>
          </table:table-cell>
          <table:table-cell office:value-type="float" office:value="4.24330726741024" calcext:value-type="float">
            <text:p>4.243307267410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.22" calcext:value-type="float">
            <text:p>-6.22</text:p>
          </table:table-cell>
          <table:table-cell office:value-type="float" office:value="4.23449041691076" calcext:value-type="float">
            <text:p>4.234490416910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.96" calcext:value-type="float">
            <text:p>-5.96</text:p>
          </table:table-cell>
          <table:table-cell office:value-type="float" office:value="4.28273489511296" calcext:value-type="float">
            <text:p>4.282734895112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6.5" calcext:value-type="float">
            <text:p>-6.5</text:p>
          </table:table-cell>
          <table:table-cell office:value-type="float" office:value="5.00807428866706" calcext:value-type="float">
            <text:p>5.008074288667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6.8" calcext:value-type="float">
            <text:p>-6.8</text:p>
          </table:table-cell>
          <table:table-cell office:value-type="float" office:value="5.24163595404598" calcext:value-type="float">
            <text:p>5.241635954045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6.2" calcext:value-type="float">
            <text:p>-6.2</text:p>
          </table:table-cell>
          <table:table-cell office:value-type="float" office:value="4.6839506764476" calcext:value-type="float">
            <text:p>4.68395067644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6.28" calcext:value-type="float">
            <text:p>-6.28</text:p>
          </table:table-cell>
          <table:table-cell office:value-type="float" office:value="4.82434901663877" calcext:value-type="float">
            <text:p>4.824349016638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6.24" calcext:value-type="float">
            <text:p>-6.24</text:p>
          </table:table-cell>
          <table:table-cell office:value-type="float" office:value="4.57732664247585" calcext:value-type="float">
            <text:p>4.577326642475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7.04" calcext:value-type="float">
            <text:p>-7.04</text:p>
          </table:table-cell>
          <table:table-cell office:value-type="float" office:value="5.08100045823317" calcext:value-type="float">
            <text:p>5.081000458233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.78" calcext:value-type="float">
            <text:p>-6.78</text:p>
          </table:table-cell>
          <table:table-cell office:value-type="float" office:value="4.83167160567132" calcext:value-type="float">
            <text:p>4.831671605671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6.44" calcext:value-type="float">
            <text:p>-6.44</text:p>
          </table:table-cell>
          <table:table-cell office:value-type="float" office:value="4.29780305634299" calcext:value-type="float">
            <text:p>4.297803056342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6.74" calcext:value-type="float">
            <text:p>-6.74</text:p>
          </table:table-cell>
          <table:table-cell office:value-type="float" office:value="4.38228758121195" calcext:value-type="float">
            <text:p>4.3822875812119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.32" calcext:value-type="float">
            <text:p>-6.32</text:p>
          </table:table-cell>
          <table:table-cell office:value-type="float" office:value="4.74582219250029" calcext:value-type="float">
            <text:p>4.745822192500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6.06" calcext:value-type="float">
            <text:p>-6.06</text:p>
          </table:table-cell>
          <table:table-cell office:value-type="float" office:value="4.57003856933971" calcext:value-type="float">
            <text:p>4.570038569339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6.98" calcext:value-type="float">
            <text:p>-6.98</text:p>
          </table:table-cell>
          <table:table-cell office:value-type="float" office:value="4.9604089111339" calcext:value-type="float">
            <text:p>4.96040891113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.88" calcext:value-type="float">
            <text:p>-5.88</text:p>
          </table:table-cell>
          <table:table-cell office:value-type="float" office:value="4.66077550229876" calcext:value-type="float">
            <text:p>4.660775502298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.76" calcext:value-type="float">
            <text:p>-5.76</text:p>
          </table:table-cell>
          <table:table-cell office:value-type="float" office:value="4.80975439848412" calcext:value-type="float">
            <text:p>4.809754398484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6.46" calcext:value-type="float">
            <text:p>-6.46</text:p>
          </table:table-cell>
          <table:table-cell office:value-type="float" office:value="4.51131014140229" calcext:value-type="float">
            <text:p>4.511310141402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6.48" calcext:value-type="float">
            <text:p>-6.48</text:p>
          </table:table-cell>
          <table:table-cell office:value-type="float" office:value="4.68067162581257" calcext:value-type="float">
            <text:p>4.680671625812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6.68" calcext:value-type="float">
            <text:p>-6.68</text:p>
          </table:table-cell>
          <table:table-cell office:value-type="float" office:value="4.84273901961702" calcext:value-type="float">
            <text:p>4.842739019617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6.66" calcext:value-type="float">
            <text:p>-6.66</text:p>
          </table:table-cell>
          <table:table-cell office:value-type="float" office:value="4.93230947606461" calcext:value-type="float">
            <text:p>4.9323094760646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.8" calcext:value-type="float">
            <text:p>-5.8</text:p>
          </table:table-cell>
          <table:table-cell office:value-type="float" office:value="4.15361592501344" calcext:value-type="float">
            <text:p>4.153615925013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6.36" calcext:value-type="float">
            <text:p>-6.36</text:p>
          </table:table-cell>
          <table:table-cell office:value-type="float" office:value="4.28650690121239" calcext:value-type="float">
            <text:p>4.286506901212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6.42" calcext:value-type="float">
            <text:p>-6.42</text:p>
          </table:table-cell>
          <table:table-cell office:value-type="float" office:value="4.37896717678422" calcext:value-type="float">
            <text:p>4.378967176784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.42" calcext:value-type="float">
            <text:p>-5.42</text:p>
          </table:table-cell>
          <table:table-cell office:value-type="float" office:value="3.77439539609467" calcext:value-type="float">
            <text:p>3.774395396094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6.8" calcext:value-type="float">
            <text:p>-6.8</text:p>
          </table:table-cell>
          <table:table-cell office:value-type="float" office:value="4.87417436675954" calcext:value-type="float">
            <text:p>4.874174366759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6.6" calcext:value-type="float">
            <text:p>-6.6</text:p>
          </table:table-cell>
          <table:table-cell office:value-type="float" office:value="4.91133506505228" calcext:value-type="float">
            <text:p>4.911335065052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6.44" calcext:value-type="float">
            <text:p>-6.44</text:p>
          </table:table-cell>
          <table:table-cell office:value-type="float" office:value="4.66735925596503" calcext:value-type="float">
            <text:p>4.667359255965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.92" calcext:value-type="float">
            <text:p>-5.92</text:p>
          </table:table-cell>
          <table:table-cell office:value-type="float" office:value="4.16740599501329" calcext:value-type="float">
            <text:p>4.167405995013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6.5" calcext:value-type="float">
            <text:p>-6.5</text:p>
          </table:table-cell>
          <table:table-cell office:value-type="float" office:value="4.15239981726522" calcext:value-type="float">
            <text:p>4.152399817265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6.4" calcext:value-type="float">
            <text:p>-6.4</text:p>
          </table:table-cell>
          <table:table-cell office:value-type="float" office:value="4.55715665384423" calcext:value-type="float">
            <text:p>4.557156653844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7.12" calcext:value-type="float">
            <text:p>-7.12</text:p>
          </table:table-cell>
          <table:table-cell office:value-type="float" office:value="5.12722974407085" calcext:value-type="float">
            <text:p>5.127229744070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.32" calcext:value-type="float">
            <text:p>-6.32</text:p>
          </table:table-cell>
          <table:table-cell office:value-type="float" office:value="4.47412312948334" calcext:value-type="float">
            <text:p>4.474123129483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6.66" calcext:value-type="float">
            <text:p>-6.66</text:p>
          </table:table-cell>
          <table:table-cell office:value-type="float" office:value="4.94049439312351" calcext:value-type="float">
            <text:p>4.940494393123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6.26" calcext:value-type="float">
            <text:p>-6.26</text:p>
          </table:table-cell>
          <table:table-cell office:value-type="float" office:value="4.56296023000487" calcext:value-type="float">
            <text:p>4.562960230004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.68" calcext:value-type="float">
            <text:p>-5.68</text:p>
          </table:table-cell>
          <table:table-cell office:value-type="float" office:value="4.08713181395541" calcext:value-type="float">
            <text:p>4.087131813955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7.24" calcext:value-type="float">
            <text:p>-7.24</text:p>
          </table:table-cell>
          <table:table-cell office:value-type="float" office:value="5.3769429187518" calcext:value-type="float">
            <text:p>5.37694291875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6.14" calcext:value-type="float">
            <text:p>-6.14</text:p>
          </table:table-cell>
          <table:table-cell office:value-type="float" office:value="4.31352114246176" calcext:value-type="float">
            <text:p>4.313521142461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6.16" calcext:value-type="float">
            <text:p>-6.16</text:p>
          </table:table-cell>
          <table:table-cell office:value-type="float" office:value="4.63347503598443" calcext:value-type="float">
            <text:p>4.633475035984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.7" calcext:value-type="float">
            <text:p>-5.7</text:p>
          </table:table-cell>
          <table:table-cell office:value-type="float" office:value="4.75989134923957" calcext:value-type="float">
            <text:p>4.759891349239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.9" calcext:value-type="float">
            <text:p>-5.9</text:p>
          </table:table-cell>
          <table:table-cell office:value-type="float" office:value="4.17181500117639" calcext:value-type="float">
            <text:p>4.171815001176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.78" calcext:value-type="float">
            <text:p>-5.78</text:p>
          </table:table-cell>
          <table:table-cell office:value-type="float" office:value="4.35676647772337" calcext:value-type="float">
            <text:p>4.356766477723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7.04" calcext:value-type="float">
            <text:p>-7.04</text:p>
          </table:table-cell>
          <table:table-cell office:value-type="float" office:value="4.70958618354119" calcext:value-type="float">
            <text:p>4.709586183541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6.74" calcext:value-type="float">
            <text:p>-6.74</text:p>
          </table:table-cell>
          <table:table-cell office:value-type="float" office:value="5.23897591966872" calcext:value-type="float">
            <text:p>5.238975919668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6.58" calcext:value-type="float">
            <text:p>-6.58</text:p>
          </table:table-cell>
          <table:table-cell office:value-type="float" office:value="4.47028347461706" calcext:value-type="float">
            <text:p>4.470283474617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6.24" calcext:value-type="float">
            <text:p>-6.24</text:p>
          </table:table-cell>
          <table:table-cell office:value-type="float" office:value="4.47917741365871" calcext:value-type="float">
            <text:p>4.479177413658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6.26" calcext:value-type="float">
            <text:p>-6.26</text:p>
          </table:table-cell>
          <table:table-cell office:value-type="float" office:value="4.92082772046995" calcext:value-type="float">
            <text:p>4.9208277204699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6.28" calcext:value-type="float">
            <text:p>-6.28</text:p>
          </table:table-cell>
          <table:table-cell office:value-type="float" office:value="4.44967369136164" calcext:value-type="float">
            <text:p>4.449673691361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6.04" calcext:value-type="float">
            <text:p>-6.04</text:p>
          </table:table-cell>
          <table:table-cell office:value-type="float" office:value="4.27329031321418" calcext:value-type="float">
            <text:p>4.273290313214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6.06" calcext:value-type="float">
            <text:p>-6.06</text:p>
          </table:table-cell>
          <table:table-cell office:value-type="float" office:value="4.55232208478666" calcext:value-type="float">
            <text:p>4.552322084786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6.62" calcext:value-type="float">
            <text:p>-6.62</text:p>
          </table:table-cell>
          <table:table-cell office:value-type="float" office:value="4.62487783076428" calcext:value-type="float">
            <text:p>4.624877830764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.68" calcext:value-type="float">
            <text:p>-5.68</text:p>
          </table:table-cell>
          <table:table-cell office:value-type="float" office:value="4.39209574696466" calcext:value-type="float">
            <text:p>4.392095746964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.96" calcext:value-type="float">
            <text:p>-5.96</text:p>
          </table:table-cell>
          <table:table-cell office:value-type="float" office:value="4.38528300919189" calcext:value-type="float">
            <text:p>4.385283009191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6.96" calcext:value-type="float">
            <text:p>-6.96</text:p>
          </table:table-cell>
          <table:table-cell office:value-type="float" office:value="4.71815749006009" calcext:value-type="float">
            <text:p>4.718157490060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6.12" calcext:value-type="float">
            <text:p>-6.12</text:p>
          </table:table-cell>
          <table:table-cell office:value-type="float" office:value="4.07822500506277" calcext:value-type="float">
            <text:p>4.078225005062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6.7" calcext:value-type="float">
            <text:p>-6.7</text:p>
          </table:table-cell>
          <table:table-cell office:value-type="float" office:value="4.83568385896332" calcext:value-type="float">
            <text:p>4.835683858963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6.86" calcext:value-type="float">
            <text:p>-6.86</text:p>
          </table:table-cell>
          <table:table-cell office:value-type="float" office:value="5.18159134715281" calcext:value-type="float">
            <text:p>5.181591347152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.02" calcext:value-type="float">
            <text:p>-7.02</text:p>
          </table:table-cell>
          <table:table-cell office:value-type="float" office:value="5.03318281934298" calcext:value-type="float">
            <text:p>5.033182819342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6.94" calcext:value-type="float">
            <text:p>-6.94</text:p>
          </table:table-cell>
          <table:table-cell office:value-type="float" office:value="5.02482724965634" calcext:value-type="float">
            <text:p>5.024827249656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6" calcext:value-type="float">
            <text:p>-6</text:p>
          </table:table-cell>
          <table:table-cell office:value-type="float" office:value="4.24502085038484" calcext:value-type="float">
            <text:p>4.245020850384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.46" calcext:value-type="float">
            <text:p>-7.46</text:p>
          </table:table-cell>
          <table:table-cell office:value-type="float" office:value="5.12356410040014" calcext:value-type="float">
            <text:p>5.123564100400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6.18" calcext:value-type="float">
            <text:p>-6.18</text:p>
          </table:table-cell>
          <table:table-cell office:value-type="float" office:value="4.34934106236424" calcext:value-type="float">
            <text:p>4.349341062364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6.58" calcext:value-type="float">
            <text:p>-6.58</text:p>
          </table:table-cell>
          <table:table-cell office:value-type="float" office:value="4.62138201376728" calcext:value-type="float">
            <text:p>4.621382013767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6.04" calcext:value-type="float">
            <text:p>-6.04</text:p>
          </table:table-cell>
          <table:table-cell office:value-type="float" office:value="4.865711819986" calcext:value-type="float">
            <text:p>4.8657118199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7" calcext:value-type="float">
            <text:p>-7</text:p>
          </table:table-cell>
          <table:table-cell office:value-type="float" office:value="4.82836735482412" calcext:value-type="float">
            <text:p>4.828367354824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6.24" calcext:value-type="float">
            <text:p>-6.24</text:p>
          </table:table-cell>
          <table:table-cell office:value-type="float" office:value="4.5596384758337" calcext:value-type="float">
            <text:p>4.55963847583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6.9" calcext:value-type="float">
            <text:p>-6.9</text:p>
          </table:table-cell>
          <table:table-cell office:value-type="float" office:value="4.73435755030621" calcext:value-type="float">
            <text:p>4.734357550306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6.36" calcext:value-type="float">
            <text:p>-6.36</text:p>
          </table:table-cell>
          <table:table-cell office:value-type="float" office:value="4.56937544082251" calcext:value-type="float">
            <text:p>4.569375440822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6.68" calcext:value-type="float">
            <text:p>-6.68</text:p>
          </table:table-cell>
          <table:table-cell office:value-type="float" office:value="4.63818146181532" calcext:value-type="float">
            <text:p>4.638181461815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6.54" calcext:value-type="float">
            <text:p>-6.54</text:p>
          </table:table-cell>
          <table:table-cell office:value-type="float" office:value="4.7384522043521" calcext:value-type="float">
            <text:p>4.73845220435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5.98" calcext:value-type="float">
            <text:p>-5.98</text:p>
          </table:table-cell>
          <table:table-cell office:value-type="float" office:value="4.12428138827808" calcext:value-type="float">
            <text:p>4.124281388278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6.24" calcext:value-type="float">
            <text:p>-6.24</text:p>
          </table:table-cell>
          <table:table-cell office:value-type="float" office:value="4.66476151587624" calcext:value-type="float">
            <text:p>4.664761515876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6.38" calcext:value-type="float">
            <text:p>-6.38</text:p>
          </table:table-cell>
          <table:table-cell office:value-type="float" office:value="4.67700154311963" calcext:value-type="float">
            <text:p>4.677001543119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6.74" calcext:value-type="float">
            <text:p>-6.74</text:p>
          </table:table-cell>
          <table:table-cell office:value-type="float" office:value="4.77920580021494" calcext:value-type="float">
            <text:p>4.779205800214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6.44" calcext:value-type="float">
            <text:p>-6.44</text:p>
          </table:table-cell>
          <table:table-cell office:value-type="float" office:value="4.66735925596503" calcext:value-type="float">
            <text:p>4.667359255965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6.54" calcext:value-type="float">
            <text:p>-6.54</text:p>
          </table:table-cell>
          <table:table-cell office:value-type="float" office:value="4.61753355825555" calcext:value-type="float">
            <text:p>4.6175335582555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6.32" calcext:value-type="float">
            <text:p>-6.32</text:p>
          </table:table-cell>
          <table:table-cell office:value-type="float" office:value="4.74582219250029" calcext:value-type="float">
            <text:p>4.745822192500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6.52" calcext:value-type="float">
            <text:p>-6.52</text:p>
          </table:table-cell>
          <table:table-cell office:value-type="float" office:value="5.0261538199922" calcext:value-type="float">
            <text:p>5.02615381999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6.98" calcext:value-type="float">
            <text:p>-6.98</text:p>
          </table:table-cell>
          <table:table-cell office:value-type="float" office:value="4.33445207004008" calcext:value-type="float">
            <text:p>4.334452070040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6.26" calcext:value-type="float">
            <text:p>-6.26</text:p>
          </table:table-cell>
          <table:table-cell office:value-type="float" office:value="4.73674652865948" calcext:value-type="float">
            <text:p>4.736746528659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6.76" calcext:value-type="float">
            <text:p>-6.76</text:p>
          </table:table-cell>
          <table:table-cell office:value-type="float" office:value="4.81395278478522" calcext:value-type="float">
            <text:p>4.813952784785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6.34" calcext:value-type="float">
            <text:p>-6.34</text:p>
          </table:table-cell>
          <table:table-cell office:value-type="float" office:value="5.06965621530831" calcext:value-type="float">
            <text:p>5.069656215308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5.9" calcext:value-type="float">
            <text:p>-5.9</text:p>
          </table:table-cell>
          <table:table-cell office:value-type="float" office:value="4.10345998376782" calcext:value-type="float">
            <text:p>4.103459983767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6.82" calcext:value-type="float">
            <text:p>-6.82</text:p>
          </table:table-cell>
          <table:table-cell office:value-type="float" office:value="5.24236819027663" calcext:value-type="float">
            <text:p>5.242368190276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7.2" calcext:value-type="float">
            <text:p>-7.2</text:p>
          </table:table-cell>
          <table:table-cell office:value-type="float" office:value="4.89072509135322" calcext:value-type="float">
            <text:p>4.8907250913532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6.28" calcext:value-type="float">
            <text:p>-6.28</text:p>
          </table:table-cell>
          <table:table-cell office:value-type="float" office:value="4.22613322319612" calcext:value-type="float">
            <text:p>4.226133223196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6.18" calcext:value-type="float">
            <text:p>-6.18</text:p>
          </table:table-cell>
          <table:table-cell office:value-type="float" office:value="4.35862085499252" calcext:value-type="float">
            <text:p>4.358620854992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7.06" calcext:value-type="float">
            <text:p>-7.06</text:p>
          </table:table-cell>
          <table:table-cell office:value-type="float" office:value="4.66627704001181" calcext:value-type="float">
            <text:p>4.666277040011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6.64" calcext:value-type="float">
            <text:p>-6.64</text:p>
          </table:table-cell>
          <table:table-cell office:value-type="float" office:value="4.84824241818152" calcext:value-type="float">
            <text:p>4.848242418181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5.78" calcext:value-type="float">
            <text:p>-5.78</text:p>
          </table:table-cell>
          <table:table-cell office:value-type="float" office:value="4.21536391421819" calcext:value-type="float">
            <text:p>4.215363914218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6.24" calcext:value-type="float">
            <text:p>-6.24</text:p>
          </table:table-cell>
          <table:table-cell office:value-type="float" office:value="4.52405467551739" calcext:value-type="float">
            <text:p>4.524054675517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7.6" calcext:value-type="float">
            <text:p>-7.6</text:p>
          </table:table-cell>
          <table:table-cell office:value-type="float" office:value="4.94004457510663" calcext:value-type="float">
            <text:p>4.940044575106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5.94" calcext:value-type="float">
            <text:p>-5.94</text:p>
          </table:table-cell>
          <table:table-cell office:value-type="float" office:value="4.4445404030045" calcext:value-type="float">
            <text:p>4.44454040300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5.96" calcext:value-type="float">
            <text:p>-5.96</text:p>
          </table:table-cell>
          <table:table-cell office:value-type="float" office:value="4.37605975620752" calcext:value-type="float">
            <text:p>4.376059756207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6.52" calcext:value-type="float">
            <text:p>-6.52</text:p>
          </table:table-cell>
          <table:table-cell office:value-type="float" office:value="5.16882652802043" calcext:value-type="float">
            <text:p>5.168826528020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6.1" calcext:value-type="float">
            <text:p>-6.1</text:p>
          </table:table-cell>
          <table:table-cell office:value-type="float" office:value="4.67423628505073" calcext:value-type="float">
            <text:p>4.674236285050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6.38" calcext:value-type="float">
            <text:p>-6.38</text:p>
          </table:table-cell>
          <table:table-cell office:value-type="float" office:value="4.53667434817776" calcext:value-type="float">
            <text:p>4.536674348177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5.7" calcext:value-type="float">
            <text:p>-5.7</text:p>
          </table:table-cell>
          <table:table-cell office:value-type="float" office:value="4.49803548588973" calcext:value-type="float">
            <text:p>4.498035485889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6.16" calcext:value-type="float">
            <text:p>-6.16</text:p>
          </table:table-cell>
          <table:table-cell office:value-type="float" office:value="4.76247961898129" calcext:value-type="float">
            <text:p>4.762479618981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6.14" calcext:value-type="float">
            <text:p>-6.14</text:p>
          </table:table-cell>
          <table:table-cell office:value-type="float" office:value="4.20922507803702" calcext:value-type="float">
            <text:p>4.209225078037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6.28" calcext:value-type="float">
            <text:p>-6.28</text:p>
          </table:table-cell>
          <table:table-cell office:value-type="float" office:value="4.68843408201653" calcext:value-type="float">
            <text:p>4.688434082016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5.94" calcext:value-type="float">
            <text:p>-5.94</text:p>
          </table:table-cell>
          <table:table-cell office:value-type="float" office:value="4.15317816724601" calcext:value-type="float">
            <text:p>4.153178167246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5.72" calcext:value-type="float">
            <text:p>-5.72</text:p>
          </table:table-cell>
          <table:table-cell office:value-type="float" office:value="4.09009644004746" calcext:value-type="float">
            <text:p>4.090096440047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6.06" calcext:value-type="float">
            <text:p>-6.06</text:p>
          </table:table-cell>
          <table:table-cell office:value-type="float" office:value="4.17258972947318" calcext:value-type="float">
            <text:p>4.172589729473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.3" calcext:value-type="float">
            <text:p>-7.3</text:p>
          </table:table-cell>
          <table:table-cell office:value-type="float" office:value="5.08016543117257" calcext:value-type="float">
            <text:p>5.080165431172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6.32" calcext:value-type="float">
            <text:p>-6.32</text:p>
          </table:table-cell>
          <table:table-cell office:value-type="float" office:value="4.88841136327188" calcext:value-type="float">
            <text:p>4.888411363271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5.9" calcext:value-type="float">
            <text:p>-5.9</text:p>
          </table:table-cell>
          <table:table-cell office:value-type="float" office:value="4.3612156585294" calcext:value-type="float">
            <text:p>4.36121565852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6.28" calcext:value-type="float">
            <text:p>-6.28</text:p>
          </table:table-cell>
          <table:table-cell office:value-type="float" office:value="4.36718710754683" calcext:value-type="float">
            <text:p>4.367187107546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6.68" calcext:value-type="float">
            <text:p>-6.68</text:p>
          </table:table-cell>
          <table:table-cell office:value-type="float" office:value="4.75857545952992" calcext:value-type="float">
            <text:p>4.758575459529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6.82" calcext:value-type="float">
            <text:p>-6.82</text:p>
          </table:table-cell>
          <table:table-cell office:value-type="float" office:value="5.03799703666191" calcext:value-type="float">
            <text:p>5.037997036661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6.56" calcext:value-type="float">
            <text:p>-6.56</text:p>
          </table:table-cell>
          <table:table-cell office:value-type="float" office:value="4.48638794217317" calcext:value-type="float">
            <text:p>4.486387942173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6.62" calcext:value-type="float">
            <text:p>-6.62</text:p>
          </table:table-cell>
          <table:table-cell office:value-type="float" office:value="4.78799002555858" calcext:value-type="float">
            <text:p>4.787990025558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6.12" calcext:value-type="float">
            <text:p>-6.12</text:p>
          </table:table-cell>
          <table:table-cell office:value-type="float" office:value="4.44785727552429" calcext:value-type="float">
            <text:p>4.447857275524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6.84" calcext:value-type="float">
            <text:p>-6.84</text:p>
          </table:table-cell>
          <table:table-cell office:value-type="float" office:value="4.75823581601502" calcext:value-type="float">
            <text:p>4.758235816015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6" calcext:value-type="float">
            <text:p>-6</text:p>
          </table:table-cell>
          <table:table-cell office:value-type="float" office:value="4.17786374293675" calcext:value-type="float">
            <text:p>4.177863742936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5.8" calcext:value-type="float">
            <text:p>-5.8</text:p>
          </table:table-cell>
          <table:table-cell office:value-type="float" office:value="4.29705090319471" calcext:value-type="float">
            <text:p>4.297050903194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6.14" calcext:value-type="float">
            <text:p>-6.14</text:p>
          </table:table-cell>
          <table:table-cell office:value-type="float" office:value="4.30414411534472" calcext:value-type="float">
            <text:p>4.304144115344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5.72" calcext:value-type="float">
            <text:p>-5.72</text:p>
          </table:table-cell>
          <table:table-cell office:value-type="float" office:value="4.36718710754683" calcext:value-type="float">
            <text:p>4.367187107546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7.12" calcext:value-type="float">
            <text:p>-7.12</text:p>
          </table:table-cell>
          <table:table-cell office:value-type="float" office:value="5.07972798126399" calcext:value-type="float">
            <text:p>5.079727981263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5.76" calcext:value-type="float">
            <text:p>-5.76</text:p>
          </table:table-cell>
          <table:table-cell office:value-type="float" office:value="3.9927206491086" calcext:value-type="float">
            <text:p>3.99272064910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6.58" calcext:value-type="float">
            <text:p>-6.58</text:p>
          </table:table-cell>
          <table:table-cell office:value-type="float" office:value="4.63011660738472" calcext:value-type="float">
            <text:p>4.630116607384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6.06" calcext:value-type="float">
            <text:p>-6.06</text:p>
          </table:table-cell>
          <table:table-cell office:value-type="float" office:value="4.47172937870391" calcext:value-type="float">
            <text:p>4.471729378703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7.1" calcext:value-type="float">
            <text:p>-7.1</text:p>
          </table:table-cell>
          <table:table-cell office:value-type="float" office:value="4.81894409826699" calcext:value-type="float">
            <text:p>4.818944098266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6.34" calcext:value-type="float">
            <text:p>-6.34</text:p>
          </table:table-cell>
          <table:table-cell office:value-type="float" office:value="4.72307894783421" calcext:value-type="float">
            <text:p>4.723078947834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6.48" calcext:value-type="float">
            <text:p>-6.48</text:p>
          </table:table-cell>
          <table:table-cell office:value-type="float" office:value="4.66337546280274" calcext:value-type="float">
            <text:p>4.663375462802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7" calcext:value-type="float">
            <text:p>-7</text:p>
          </table:table-cell>
          <table:table-cell office:value-type="float" office:value="4.73542420742244" calcext:value-type="float">
            <text:p>4.735424207422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7.44" calcext:value-type="float">
            <text:p>-7.44</text:p>
          </table:table-cell>
          <table:table-cell office:value-type="float" office:value="5.31876798979735" calcext:value-type="float">
            <text:p>5.318767989797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5.98" calcext:value-type="float">
            <text:p>-5.98</text:p>
          </table:table-cell>
          <table:table-cell office:value-type="float" office:value="4.40839419675004" calcext:value-type="float">
            <text:p>4.408394196750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6.34" calcext:value-type="float">
            <text:p>-6.34</text:p>
          </table:table-cell>
          <table:table-cell office:value-type="float" office:value="4.48616278858186" calcext:value-type="float">
            <text:p>4.486162788581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6.42" calcext:value-type="float">
            <text:p>-6.42</text:p>
          </table:table-cell>
          <table:table-cell office:value-type="float" office:value="4.46123595684271" calcext:value-type="float">
            <text:p>4.461235956842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5.96" calcext:value-type="float">
            <text:p>-5.96</text:p>
          </table:table-cell>
          <table:table-cell office:value-type="float" office:value="4.15828247372796" calcext:value-type="float">
            <text:p>4.158282473727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7.2" calcext:value-type="float">
            <text:p>-7.2</text:p>
          </table:table-cell>
          <table:table-cell office:value-type="float" office:value="4.98887651569859" calcext:value-type="float">
            <text:p>4.988876515698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5.98" calcext:value-type="float">
            <text:p>-5.98</text:p>
          </table:table-cell>
          <table:table-cell office:value-type="float" office:value="4.65795724074037" calcext:value-type="float">
            <text:p>4.657957240740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6.5" calcext:value-type="float">
            <text:p>-6.5</text:p>
          </table:table-cell>
          <table:table-cell office:value-type="float" office:value="4.72581562625261" calcext:value-type="float">
            <text:p>4.7258156262526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6.56" calcext:value-type="float">
            <text:p>-6.56</text:p>
          </table:table-cell>
          <table:table-cell office:value-type="float" office:value="4.61074721699096" calcext:value-type="float">
            <text:p>4.610747216990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6.3" calcext:value-type="float">
            <text:p>-6.3</text:p>
          </table:table-cell>
          <table:table-cell office:value-type="float" office:value="4.9431107042371" calcext:value-type="float">
            <text:p>4.94311070423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6.32" calcext:value-type="float">
            <text:p>-6.32</text:p>
          </table:table-cell>
          <table:table-cell office:value-type="float" office:value="4.29911900770661" calcext:value-type="float">
            <text:p>4.2991190077066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6.5" calcext:value-type="float">
            <text:p>-6.5</text:p>
          </table:table-cell>
          <table:table-cell office:value-type="float" office:value="4.96757160761349" calcext:value-type="float">
            <text:p>4.967571607613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6.72" calcext:value-type="float">
            <text:p>-6.72</text:p>
          </table:table-cell>
          <table:table-cell office:value-type="float" office:value="4.59705659013779" calcext:value-type="float">
            <text:p>4.597056590137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6.06" calcext:value-type="float">
            <text:p>-6.06</text:p>
          </table:table-cell>
          <table:table-cell office:value-type="float" office:value="3.96403019079514" calcext:value-type="float">
            <text:p>3.964030190795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7.06" calcext:value-type="float">
            <text:p>-7.06</text:p>
          </table:table-cell>
          <table:table-cell office:value-type="float" office:value="5.0648720904806" calcext:value-type="float">
            <text:p>5.06487209048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6.08" calcext:value-type="float">
            <text:p>-6.08</text:p>
          </table:table-cell>
          <table:table-cell office:value-type="float" office:value="4.32908883034411" calcext:value-type="float">
            <text:p>4.329088830344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5.68" calcext:value-type="float">
            <text:p>-5.68</text:p>
          </table:table-cell>
          <table:table-cell office:value-type="float" office:value="4.17515499016733" calcext:value-type="float">
            <text:p>4.175154990167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5.98" calcext:value-type="float">
            <text:p>-5.98</text:p>
          </table:table-cell>
          <table:table-cell office:value-type="float" office:value="4.63186154954371" calcext:value-type="float">
            <text:p>4.631861549543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6.02" calcext:value-type="float">
            <text:p>-6.02</text:p>
          </table:table-cell>
          <table:table-cell office:value-type="float" office:value="4.75241565369177" calcext:value-type="float">
            <text:p>4.752415653691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6.94" calcext:value-type="float">
            <text:p>-6.94</text:p>
          </table:table-cell>
          <table:table-cell office:value-type="float" office:value="5.43430926353269" calcext:value-type="float">
            <text:p>5.4343092635326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6.48" calcext:value-type="float">
            <text:p>-6.48</text:p>
          </table:table-cell>
          <table:table-cell office:value-type="float" office:value="4.8" calcext:value-type="float">
            <text:p>4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6.6" calcext:value-type="float">
            <text:p>-6.6</text:p>
          </table:table-cell>
          <table:table-cell office:value-type="float" office:value="5.08910501944987" calcext:value-type="float">
            <text:p>5.089105019449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5.98" calcext:value-type="float">
            <text:p>-5.98</text:p>
          </table:table-cell>
          <table:table-cell office:value-type="float" office:value="4.62313025268955" calcext:value-type="float">
            <text:p>4.6231302526895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6.42" calcext:value-type="float">
            <text:p>-6.42</text:p>
          </table:table-cell>
          <table:table-cell office:value-type="float" office:value="4.53311051145799" calcext:value-type="float">
            <text:p>4.533110511457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6.28" calcext:value-type="float">
            <text:p>-6.28</text:p>
          </table:table-cell>
          <table:table-cell office:value-type="float" office:value="4.51278766675904" calcext:value-type="float">
            <text:p>4.512787666759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6.74" calcext:value-type="float">
            <text:p>-6.74</text:p>
          </table:table-cell>
          <table:table-cell office:value-type="float" office:value="4.67665597527882" calcext:value-type="float">
            <text:p>4.676655975278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6.92" calcext:value-type="float">
            <text:p>-6.92</text:p>
          </table:table-cell>
          <table:table-cell office:value-type="float" office:value="5.26025693576873" calcext:value-type="float">
            <text:p>5.260256935768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7.14" calcext:value-type="float">
            <text:p>-7.14</text:p>
          </table:table-cell>
          <table:table-cell office:value-type="float" office:value="4.97472399112542" calcext:value-type="float">
            <text:p>4.974723991125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6.74" calcext:value-type="float">
            <text:p>-6.74</text:p>
          </table:table-cell>
          <table:table-cell office:value-type="float" office:value="4.82129116366648" calcext:value-type="float">
            <text:p>4.821291163666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6.46" calcext:value-type="float">
            <text:p>-6.46</text:p>
          </table:table-cell>
          <table:table-cell office:value-type="float" office:value="4.58239935387389" calcext:value-type="float">
            <text:p>4.582399353873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6.28" calcext:value-type="float">
            <text:p>-6.28</text:p>
          </table:table-cell>
          <table:table-cell office:value-type="float" office:value="4.40403855064367" calcext:value-type="float">
            <text:p>4.404038550643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5.98" calcext:value-type="float">
            <text:p>-5.98</text:p>
          </table:table-cell>
          <table:table-cell office:value-type="float" office:value="4.24972964083623" calcext:value-type="float">
            <text:p>4.249729640836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5.62" calcext:value-type="float">
            <text:p>-5.62</text:p>
          </table:table-cell>
          <table:table-cell office:value-type="float" office:value="4.11643662711459" calcext:value-type="float">
            <text:p>4.116436627114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6.6" calcext:value-type="float">
            <text:p>-6.6</text:p>
          </table:table-cell>
          <table:table-cell office:value-type="float" office:value="5.13652006555395" calcext:value-type="float">
            <text:p>5.1365200655539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.04" calcext:value-type="float">
            <text:p>-6.04</text:p>
          </table:table-cell>
          <table:table-cell office:value-type="float" office:value="4.69669989449932" calcext:value-type="float">
            <text:p>4.696699894499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6.42" calcext:value-type="float">
            <text:p>-6.42</text:p>
          </table:table-cell>
          <table:table-cell office:value-type="float" office:value="4.82665159883802" calcext:value-type="float">
            <text:p>4.826651598838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.32" calcext:value-type="float">
            <text:p>-6.32</text:p>
          </table:table-cell>
          <table:table-cell office:value-type="float" office:value="4.80504785080074" calcext:value-type="float">
            <text:p>4.805047850800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6.7" calcext:value-type="float">
            <text:p>-6.7</text:p>
          </table:table-cell>
          <table:table-cell office:value-type="float" office:value="4.66558429006237" calcext:value-type="float">
            <text:p>4.665584290062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5.38" calcext:value-type="float">
            <text:p>-5.38</text:p>
          </table:table-cell>
          <table:table-cell office:value-type="float" office:value="4.03715071041271" calcext:value-type="float">
            <text:p>4.037150710412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6.78" calcext:value-type="float">
            <text:p>-6.78</text:p>
          </table:table-cell>
          <table:table-cell office:value-type="float" office:value="5.14748148676279" calcext:value-type="float">
            <text:p>5.147481486762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6.32" calcext:value-type="float">
            <text:p>-6.32</text:p>
          </table:table-cell>
          <table:table-cell office:value-type="float" office:value="4.97849922621813" calcext:value-type="float">
            <text:p>4.978499226218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.04" calcext:value-type="float">
            <text:p>-6.04</text:p>
          </table:table-cell>
          <table:table-cell office:value-type="float" office:value="4.00988677136798" calcext:value-type="float">
            <text:p>4.009886771367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6.9" calcext:value-type="float">
            <text:p>-6.9</text:p>
          </table:table-cell>
          <table:table-cell office:value-type="float" office:value="4.86899072776594" calcext:value-type="float">
            <text:p>4.868990727765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.16" calcext:value-type="float">
            <text:p>-6.16</text:p>
          </table:table-cell>
          <table:table-cell office:value-type="float" office:value="4.54543838380965" calcext:value-type="float">
            <text:p>4.545438383809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5.8" calcext:value-type="float">
            <text:p>-5.8</text:p>
          </table:table-cell>
          <table:table-cell office:value-type="float" office:value="4.39926531974776" calcext:value-type="float">
            <text:p>4.399265319747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6.12" calcext:value-type="float">
            <text:p>-6.12</text:p>
          </table:table-cell>
          <table:table-cell office:value-type="float" office:value="4.87268204411393" calcext:value-type="float">
            <text:p>4.8726820441139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.82" calcext:value-type="float">
            <text:p>-6.82</text:p>
          </table:table-cell>
          <table:table-cell office:value-type="float" office:value="4.63709243628227" calcext:value-type="float">
            <text:p>4.63709243628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5.92" calcext:value-type="float">
            <text:p>-5.92</text:p>
          </table:table-cell>
          <table:table-cell office:value-type="float" office:value="4.64427528569237" calcext:value-type="float">
            <text:p>4.644275285692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6.78" calcext:value-type="float">
            <text:p>-6.78</text:p>
          </table:table-cell>
          <table:table-cell office:value-type="float" office:value="5.19436368975201" calcext:value-type="float">
            <text:p>5.194363689752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6.1" calcext:value-type="float">
            <text:p>-6.1</text:p>
          </table:table-cell>
          <table:table-cell office:value-type="float" office:value="4.29587540025842" calcext:value-type="float">
            <text:p>4.295875400258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6.1" calcext:value-type="float">
            <text:p>-6.1</text:p>
          </table:table-cell>
          <table:table-cell office:value-type="float" office:value="4.62208138868588" calcext:value-type="float">
            <text:p>4.622081388685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6.04" calcext:value-type="float">
            <text:p>-6.04</text:p>
          </table:table-cell>
          <table:table-cell office:value-type="float" office:value="4.47647047111761" calcext:value-type="float">
            <text:p>4.4764704711176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6.64" calcext:value-type="float">
            <text:p>-6.64</text:p>
          </table:table-cell>
          <table:table-cell office:value-type="float" office:value="5.24841486411455" calcext:value-type="float">
            <text:p>5.2484148641145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6.2" calcext:value-type="float">
            <text:p>-6.2</text:p>
          </table:table-cell>
          <table:table-cell office:value-type="float" office:value="4.371625682868" calcext:value-type="float">
            <text:p>4.3716256828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6" calcext:value-type="float">
            <text:p>-6</text:p>
          </table:table-cell>
          <table:table-cell office:value-type="float" office:value="4.09976594552431" calcext:value-type="float">
            <text:p>4.099765945524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6.38" calcext:value-type="float">
            <text:p>-6.38</text:p>
          </table:table-cell>
          <table:table-cell office:value-type="float" office:value="4.69424750050097" calcext:value-type="float">
            <text:p>4.694247500500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.22" calcext:value-type="float">
            <text:p>-6.22</text:p>
          </table:table-cell>
          <table:table-cell office:value-type="float" office:value="4.53845521709488" calcext:value-type="float">
            <text:p>4.538455217094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6.42" calcext:value-type="float">
            <text:p>-6.42</text:p>
          </table:table-cell>
          <table:table-cell office:value-type="float" office:value="4.8931615856244" calcext:value-type="float">
            <text:p>4.89316158562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6.56" calcext:value-type="float">
            <text:p>-6.56</text:p>
          </table:table-cell>
          <table:table-cell office:value-type="float" office:value="4.63696173603084" calcext:value-type="float">
            <text:p>4.636961736030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6.28" calcext:value-type="float">
            <text:p>-6.28</text:p>
          </table:table-cell>
          <table:table-cell office:value-type="float" office:value="4.22613322319612" calcext:value-type="float">
            <text:p>4.226133223196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.14" calcext:value-type="float">
            <text:p>-6.14</text:p>
          </table:table-cell>
          <table:table-cell office:value-type="float" office:value="4.19961518198604" calcext:value-type="float">
            <text:p>4.199615181986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5.98" calcext:value-type="float">
            <text:p>-5.98</text:p>
          </table:table-cell>
          <table:table-cell office:value-type="float" office:value="4.32512042221563" calcext:value-type="float">
            <text:p>4.325120422215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6.08" calcext:value-type="float">
            <text:p>-6.08</text:p>
          </table:table-cell>
          <table:table-cell office:value-type="float" office:value="5.06060243149933" calcext:value-type="float">
            <text:p>5.060602431499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6.16" calcext:value-type="float">
            <text:p>-6.16</text:p>
          </table:table-cell>
          <table:table-cell office:value-type="float" office:value="4.56318159430745" calcext:value-type="float">
            <text:p>4.563181594307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6.74" calcext:value-type="float">
            <text:p>-6.74</text:p>
          </table:table-cell>
          <table:table-cell office:value-type="float" office:value="4.68528752499985" calcext:value-type="float">
            <text:p>4.685287524999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6.06" calcext:value-type="float">
            <text:p>-6.06</text:p>
          </table:table-cell>
          <table:table-cell office:value-type="float" office:value="4.57003856933971" calcext:value-type="float">
            <text:p>4.570038569339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.5" calcext:value-type="float">
            <text:p>-6.5</text:p>
          </table:table-cell>
          <table:table-cell office:value-type="float" office:value="4.56048021572069" calcext:value-type="float">
            <text:p>4.5604802157206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6.18" calcext:value-type="float">
            <text:p>-6.18</text:p>
          </table:table-cell>
          <table:table-cell office:value-type="float" office:value="4.59331969914852" calcext:value-type="float">
            <text:p>4.593319699148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7.06" calcext:value-type="float">
            <text:p>-7.06</text:p>
          </table:table-cell>
          <table:table-cell office:value-type="float" office:value="4.98446070150508" calcext:value-type="float">
            <text:p>4.984460701505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5.64" calcext:value-type="float">
            <text:p>-5.64</text:p>
          </table:table-cell>
          <table:table-cell office:value-type="float" office:value="4.75143784723757" calcext:value-type="float">
            <text:p>4.751437847237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6.54" calcext:value-type="float">
            <text:p>-6.54</text:p>
          </table:table-cell>
          <table:table-cell office:value-type="float" office:value="4.83969278597581" calcext:value-type="float">
            <text:p>4.839692785975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6.44" calcext:value-type="float">
            <text:p>-6.44</text:p>
          </table:table-cell>
          <table:table-cell office:value-type="float" office:value="4.5088465231916" calcext:value-type="float">
            <text:p>4.50884652319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5.98" calcext:value-type="float">
            <text:p>-5.98</text:p>
          </table:table-cell>
          <table:table-cell office:value-type="float" office:value="3.99489573320655" calcext:value-type="float">
            <text:p>3.9948957332065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.42" calcext:value-type="float">
            <text:p>-6.42</text:p>
          </table:table-cell>
          <table:table-cell office:value-type="float" office:value="4.82665159883802" calcext:value-type="float">
            <text:p>4.826651598838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6.94" calcext:value-type="float">
            <text:p>-6.94</text:p>
          </table:table-cell>
          <table:table-cell office:value-type="float" office:value="5.20648391407049" calcext:value-type="float">
            <text:p>5.206483914070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6.02" calcext:value-type="float">
            <text:p>-6.02</text:p>
          </table:table-cell>
          <table:table-cell office:value-type="float" office:value="4.48111638326925" calcext:value-type="float">
            <text:p>4.481116383269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5.98" calcext:value-type="float">
            <text:p>-5.98</text:p>
          </table:table-cell>
          <table:table-cell office:value-type="float" office:value="4.1729770396849" calcext:value-type="float">
            <text:p>4.17297703968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6.42" calcext:value-type="float">
            <text:p>-6.42</text:p>
          </table:table-cell>
          <table:table-cell office:value-type="float" office:value="4.62138201376728" calcext:value-type="float">
            <text:p>4.621382013767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6.24" calcext:value-type="float">
            <text:p>-6.24</text:p>
          </table:table-cell>
          <table:table-cell office:value-type="float" office:value="4.59494671933586" calcext:value-type="float">
            <text:p>4.594946719335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6.16" calcext:value-type="float">
            <text:p>-6.16</text:p>
          </table:table-cell>
          <table:table-cell office:value-type="float" office:value="4.11628939505453" calcext:value-type="float">
            <text:p>4.116289395054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6.8" calcext:value-type="float">
            <text:p>-6.8</text:p>
          </table:table-cell>
          <table:table-cell office:value-type="float" office:value="4.53048038570443" calcext:value-type="float">
            <text:p>4.530480385704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6.84" calcext:value-type="float">
            <text:p>-6.84</text:p>
          </table:table-cell>
          <table:table-cell office:value-type="float" office:value="4.97411481389585" calcext:value-type="float">
            <text:p>4.974114813895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6.3" calcext:value-type="float">
            <text:p>-6.3</text:p>
          </table:table-cell>
          <table:table-cell office:value-type="float" office:value="4.43471156521669" calcext:value-type="float">
            <text:p>4.4347115652166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6.18" calcext:value-type="float">
            <text:p>-6.18</text:p>
          </table:table-cell>
          <table:table-cell office:value-type="float" office:value="4.64579749272763" calcext:value-type="float">
            <text:p>4.645797492727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.48" calcext:value-type="float">
            <text:p>-6.48</text:p>
          </table:table-cell>
          <table:table-cell office:value-type="float" office:value="4.28405547502963" calcext:value-type="float">
            <text:p>4.284055475029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5.62" calcext:value-type="float">
            <text:p>-5.62</text:p>
          </table:table-cell>
          <table:table-cell office:value-type="float" office:value="3.89451829207063" calcext:value-type="float">
            <text:p>3.894518292070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5.7" calcext:value-type="float">
            <text:p>-5.7</text:p>
          </table:table-cell>
          <table:table-cell office:value-type="float" office:value="4.67423628505073" calcext:value-type="float">
            <text:p>4.674236285050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6.22" calcext:value-type="float">
            <text:p>-6.22</text:p>
          </table:table-cell>
          <table:table-cell office:value-type="float" office:value="4.36603048800879" calcext:value-type="float">
            <text:p>4.366030488008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7.42" calcext:value-type="float">
            <text:p>-7.42</text:p>
          </table:table-cell>
          <table:table-cell office:value-type="float" office:value="5.65896089258782" calcext:value-type="float">
            <text:p>5.658960892587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.1" calcext:value-type="float">
            <text:p>-6.1</text:p>
          </table:table-cell>
          <table:table-cell office:value-type="float" office:value="4.81055237383548" calcext:value-type="float">
            <text:p>4.810552373835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6.1" calcext:value-type="float">
            <text:p>-6.1</text:p>
          </table:table-cell>
          <table:table-cell office:value-type="float" office:value="4.41645225322889" calcext:value-type="float">
            <text:p>4.416452253228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7.06" calcext:value-type="float">
            <text:p>-7.06</text:p>
          </table:table-cell>
          <table:table-cell office:value-type="float" office:value="5.22198151175307" calcext:value-type="float">
            <text:p>5.221981511753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6.34" calcext:value-type="float">
            <text:p>-6.34</text:p>
          </table:table-cell>
          <table:table-cell office:value-type="float" office:value="4.86633456733219" calcext:value-type="float">
            <text:p>4.866334567332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6.56" calcext:value-type="float">
            <text:p>-6.56</text:p>
          </table:table-cell>
          <table:table-cell office:value-type="float" office:value="4.26477230673372" calcext:value-type="float">
            <text:p>4.264772306733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6.38" calcext:value-type="float">
            <text:p>-6.38</text:p>
          </table:table-cell>
          <table:table-cell office:value-type="float" office:value="4.45579862809591" calcext:value-type="float">
            <text:p>4.455798628095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.72" calcext:value-type="float">
            <text:p>-6.72</text:p>
          </table:table-cell>
          <table:table-cell office:value-type="float" office:value="5.15238495330762" calcext:value-type="float">
            <text:p>5.152384953307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6.78" calcext:value-type="float">
            <text:p>-6.78</text:p>
          </table:table-cell>
          <table:table-cell office:value-type="float" office:value="5.07634641541463" calcext:value-type="float">
            <text:p>5.076346415414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6.96" calcext:value-type="float">
            <text:p>-6.96</text:p>
          </table:table-cell>
          <table:table-cell office:value-type="float" office:value="5.07304224068335" calcext:value-type="float">
            <text:p>5.073042240683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6.66" calcext:value-type="float">
            <text:p>-6.66</text:p>
          </table:table-cell>
          <table:table-cell office:value-type="float" office:value="4.50413951019201" calcext:value-type="float">
            <text:p>4.504139510192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6.76" calcext:value-type="float">
            <text:p>-6.76</text:p>
          </table:table-cell>
          <table:table-cell office:value-type="float" office:value="5.30888335003157" calcext:value-type="float">
            <text:p>5.308883350031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6.7" calcext:value-type="float">
            <text:p>-6.7</text:p>
          </table:table-cell>
          <table:table-cell office:value-type="float" office:value="4.70009671080384" calcext:value-type="float">
            <text:p>4.700096710803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5.98" calcext:value-type="float">
            <text:p>-5.98</text:p>
          </table:table-cell>
          <table:table-cell office:value-type="float" office:value="4.2115281902143" calcext:value-type="float">
            <text:p>4.21152819021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6.68" calcext:value-type="float">
            <text:p>-6.68</text:p>
          </table:table-cell>
          <table:table-cell office:value-type="float" office:value="4.97443971770194" calcext:value-type="float">
            <text:p>4.974439717701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.66" calcext:value-type="float">
            <text:p>-6.66</text:p>
          </table:table-cell>
          <table:table-cell office:value-type="float" office:value="4.99741347240164" calcext:value-type="float">
            <text:p>4.997413472401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6.44" calcext:value-type="float">
            <text:p>-6.44</text:p>
          </table:table-cell>
          <table:table-cell office:value-type="float" office:value="4.6760079667437" calcext:value-type="float">
            <text:p>4.67600796674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6.94" calcext:value-type="float">
            <text:p>-6.94</text:p>
          </table:table-cell>
          <table:table-cell office:value-type="float" office:value="5.23743325214814" calcext:value-type="float">
            <text:p>5.237433252148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6.16" calcext:value-type="float">
            <text:p>-6.16</text:p>
          </table:table-cell>
          <table:table-cell office:value-type="float" office:value="4.41008944227766" calcext:value-type="float">
            <text:p>4.410089442277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6.56" calcext:value-type="float">
            <text:p>-6.56</text:p>
          </table:table-cell>
          <table:table-cell office:value-type="float" office:value="5.04589041706319" calcext:value-type="float">
            <text:p>5.045890417063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5.66" calcext:value-type="float">
            <text:p>-5.66</text:p>
          </table:table-cell>
          <table:table-cell office:value-type="float" office:value="4.12976385462286" calcext:value-type="float">
            <text:p>4.129763854622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6.2" calcext:value-type="float">
            <text:p>-6.2</text:p>
          </table:table-cell>
          <table:table-cell office:value-type="float" office:value="4.3251671305362" calcext:value-type="float">
            <text:p>4.32516713053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6.98" calcext:value-type="float">
            <text:p>-6.98</text:p>
          </table:table-cell>
          <table:table-cell office:value-type="float" office:value="5.12072438057529" calcext:value-type="float">
            <text:p>5.120724380575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7.26" calcext:value-type="float">
            <text:p>-7.26</text:p>
          </table:table-cell>
          <table:table-cell office:value-type="float" office:value="4.98608163802099" calcext:value-type="float">
            <text:p>4.986081638020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6.44" calcext:value-type="float">
            <text:p>-6.44</text:p>
          </table:table-cell>
          <table:table-cell office:value-type="float" office:value="5.1055921015168" calcext:value-type="float">
            <text:p>5.10559210151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7.08" calcext:value-type="float">
            <text:p>-7.08</text:p>
          </table:table-cell>
          <table:table-cell office:value-type="float" office:value="4.71764365082417" calcext:value-type="float">
            <text:p>4.717643650824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6.68" calcext:value-type="float">
            <text:p>-6.68</text:p>
          </table:table-cell>
          <table:table-cell office:value-type="float" office:value="4.76705868275696" calcext:value-type="float">
            <text:p>4.767058682756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6.8" calcext:value-type="float">
            <text:p>-6.8</text:p>
          </table:table-cell>
          <table:table-cell office:value-type="float" office:value="5.3181602347831" calcext:value-type="float">
            <text:p>5.31816023478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6.22" calcext:value-type="float">
            <text:p>-6.22</text:p>
          </table:table-cell>
          <table:table-cell office:value-type="float" office:value="4.88985757161771" calcext:value-type="float">
            <text:p>4.889857571617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6.6" calcext:value-type="float">
            <text:p>-6.6</text:p>
          </table:table-cell>
          <table:table-cell office:value-type="float" office:value="5.03322295684717" calcext:value-type="float">
            <text:p>5.033222956847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6.86" calcext:value-type="float">
            <text:p>-6.86</text:p>
          </table:table-cell>
          <table:table-cell office:value-type="float" office:value="4.71623030426084" calcext:value-type="float">
            <text:p>4.716230304260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6.02" calcext:value-type="float">
            <text:p>-6.02</text:p>
          </table:table-cell>
          <table:table-cell office:value-type="float" office:value="4.45398471011967" calcext:value-type="float">
            <text:p>4.453984710119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5.7" calcext:value-type="float">
            <text:p>-5.7</text:p>
          </table:table-cell>
          <table:table-cell office:value-type="float" office:value="4.34264733297396" calcext:value-type="float">
            <text:p>4.342647332973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6.62" calcext:value-type="float">
            <text:p>-6.62</text:p>
          </table:table-cell>
          <table:table-cell office:value-type="float" office:value="4.86334465282086" calcext:value-type="float">
            <text:p>4.863344652820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6.4" calcext:value-type="float">
            <text:p>-6.4</text:p>
          </table:table-cell>
          <table:table-cell office:value-type="float" office:value="4.55715665384423" calcext:value-type="float">
            <text:p>4.557156653844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6.98" calcext:value-type="float">
            <text:p>-6.98</text:p>
          </table:table-cell>
          <table:table-cell office:value-type="float" office:value="4.74390624534744" calcext:value-type="float">
            <text:p>4.743906245347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6.74" calcext:value-type="float">
            <text:p>-6.74</text:p>
          </table:table-cell>
          <table:table-cell office:value-type="float" office:value="4.82966422908017" calcext:value-type="float">
            <text:p>4.829664229080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6.64" calcext:value-type="float">
            <text:p>-6.64</text:p>
          </table:table-cell>
          <table:table-cell office:value-type="float" office:value="4.84824241818152" calcext:value-type="float">
            <text:p>4.848242418181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6.92" calcext:value-type="float">
            <text:p>-6.92</text:p>
          </table:table-cell>
          <table:table-cell office:value-type="float" office:value="4.87765467735418" calcext:value-type="float">
            <text:p>4.877654677354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6.16" calcext:value-type="float">
            <text:p>-6.16</text:p>
          </table:table-cell>
          <table:table-cell office:value-type="float" office:value="4.63347503598443" calcext:value-type="float">
            <text:p>4.633475035984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7.34" calcext:value-type="float">
            <text:p>-7.34</text:p>
          </table:table-cell>
          <table:table-cell office:value-type="float" office:value="5.40897122352945" calcext:value-type="float">
            <text:p>5.408971223529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6.4" calcext:value-type="float">
            <text:p>-6.4</text:p>
          </table:table-cell>
          <table:table-cell office:value-type="float" office:value="4.94821669744247" calcext:value-type="float">
            <text:p>4.9482166974424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7.12" calcext:value-type="float">
            <text:p>-7.12</text:p>
          </table:table-cell>
          <table:table-cell office:value-type="float" office:value="4.82686087002576" calcext:value-type="float">
            <text:p>4.826860870025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6.3" calcext:value-type="float">
            <text:p>-6.3</text:p>
          </table:table-cell>
          <table:table-cell office:value-type="float" office:value="4.8523658709391" calcext:value-type="float">
            <text:p>4.85236587093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7.04" calcext:value-type="float">
            <text:p>-7.04</text:p>
          </table:table-cell>
          <table:table-cell office:value-type="float" office:value="4.77772609791171" calcext:value-type="float">
            <text:p>4.777726097911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6.24" calcext:value-type="float">
            <text:p>-6.24</text:p>
          </table:table-cell>
          <table:table-cell office:value-type="float" office:value="4.69067417781541" calcext:value-type="float">
            <text:p>4.690674177815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6.56" calcext:value-type="float">
            <text:p>-6.56</text:p>
          </table:table-cell>
          <table:table-cell office:value-type="float" office:value="4.74037035590165" calcext:value-type="float">
            <text:p>4.740370355901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6.14" calcext:value-type="float">
            <text:p>-6.14</text:p>
          </table:table-cell>
          <table:table-cell office:value-type="float" office:value="4.3508271592534" calcext:value-type="float">
            <text:p>4.35082715925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6.82" calcext:value-type="float">
            <text:p>-6.82</text:p>
          </table:table-cell>
          <table:table-cell office:value-type="float" office:value="4.89150985758679" calcext:value-type="float">
            <text:p>4.891509857586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6.04" calcext:value-type="float">
            <text:p>-6.04</text:p>
          </table:table-cell>
          <table:table-cell office:value-type="float" office:value="4.42198364921665" calcext:value-type="float">
            <text:p>4.421983649216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6.76" calcext:value-type="float">
            <text:p>-6.76</text:p>
          </table:table-cell>
          <table:table-cell office:value-type="float" office:value="5.24764497444118" calcext:value-type="float">
            <text:p>5.247644974441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6.88" calcext:value-type="float">
            <text:p>-6.88</text:p>
          </table:table-cell>
          <table:table-cell office:value-type="float" office:value="4.90985403720586" calcext:value-type="float">
            <text:p>4.909854037205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5.88" calcext:value-type="float">
            <text:p>-5.88</text:p>
          </table:table-cell>
          <table:table-cell office:value-type="float" office:value="4.2717772423291" calcext:value-type="float">
            <text:p>4.27177724232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6.92" calcext:value-type="float">
            <text:p>-6.92</text:p>
          </table:table-cell>
          <table:table-cell office:value-type="float" office:value="4.78566884172174" calcext:value-type="float">
            <text:p>4.785668841721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6.66" calcext:value-type="float">
            <text:p>-6.66</text:p>
          </table:table-cell>
          <table:table-cell office:value-type="float" office:value="5.0216098670213" calcext:value-type="float">
            <text:p>5.02160986702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6.86" calcext:value-type="float">
            <text:p>-6.86</text:p>
          </table:table-cell>
          <table:table-cell office:value-type="float" office:value="4.65587496794874" calcext:value-type="float">
            <text:p>4.655874967948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6.3" calcext:value-type="float">
            <text:p>-6.3</text:p>
          </table:table-cell>
          <table:table-cell office:value-type="float" office:value="4.58698201875744" calcext:value-type="float">
            <text:p>4.586982018757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7.44" calcext:value-type="float">
            <text:p>-7.44</text:p>
          </table:table-cell>
          <table:table-cell office:value-type="float" office:value="5.39419815518245" calcext:value-type="float">
            <text:p>5.394198155182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6.4" calcext:value-type="float">
            <text:p>-6.4</text:p>
          </table:table-cell>
          <table:table-cell office:value-type="float" office:value="5.1010001000002" calcext:value-type="float">
            <text:p>5.10100010000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6.76" calcext:value-type="float">
            <text:p>-6.76</text:p>
          </table:table-cell>
          <table:table-cell office:value-type="float" office:value="4.87235035478751" calcext:value-type="float">
            <text:p>4.872350354787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6.24" calcext:value-type="float">
            <text:p>-6.24</text:p>
          </table:table-cell>
          <table:table-cell office:value-type="float" office:value="4.72500334027994" calcext:value-type="float">
            <text:p>4.725003340279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6.62" calcext:value-type="float">
            <text:p>-6.62</text:p>
          </table:table-cell>
          <table:table-cell office:value-type="float" office:value="5.08270984750649" calcext:value-type="float">
            <text:p>5.082709847506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6.18" calcext:value-type="float">
            <text:p>-6.18</text:p>
          </table:table-cell>
          <table:table-cell office:value-type="float" office:value="4.85835737298486" calcext:value-type="float">
            <text:p>4.858357372984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6.18" calcext:value-type="float">
            <text:p>-6.18</text:p>
          </table:table-cell>
          <table:table-cell office:value-type="float" office:value="4.60210755408801" calcext:value-type="float">
            <text:p>4.602107554088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6" calcext:value-type="float">
            <text:p>-6</text:p>
          </table:table-cell>
          <table:table-cell office:value-type="float" office:value="4.27347940940708" calcext:value-type="float">
            <text:p>4.273479409407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6.3" calcext:value-type="float">
            <text:p>-6.3</text:p>
          </table:table-cell>
          <table:table-cell office:value-type="float" office:value="4.29587540025842" calcext:value-type="float">
            <text:p>4.295875400258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5.96" calcext:value-type="float">
            <text:p>-5.96</text:p>
          </table:table-cell>
          <table:table-cell office:value-type="float" office:value="4.45838218608182" calcext:value-type="float">
            <text:p>4.458382186081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6.64" calcext:value-type="float">
            <text:p>-6.64</text:p>
          </table:table-cell>
          <table:table-cell office:value-type="float" office:value="4.3193714469781" calcext:value-type="float">
            <text:p>4.31937144697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6.08" calcext:value-type="float">
            <text:p>-6.08</text:p>
          </table:table-cell>
          <table:table-cell office:value-type="float" office:value="4.25376838280429" calcext:value-type="float">
            <text:p>4.253768382804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5.58" calcext:value-type="float">
            <text:p>-5.58</text:p>
          </table:table-cell>
          <table:table-cell office:value-type="float" office:value="4.27626760697511" calcext:value-type="float">
            <text:p>4.276267606975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6.38" calcext:value-type="float">
            <text:p>-6.38</text:p>
          </table:table-cell>
          <table:table-cell office:value-type="float" office:value="4.84670042921007" calcext:value-type="float">
            <text:p>4.846700429210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6.92" calcext:value-type="float">
            <text:p>-6.92</text:p>
          </table:table-cell>
          <table:table-cell office:value-type="float" office:value="5.19066761631202" calcext:value-type="float">
            <text:p>5.190667616312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7" calcext:value-type="float">
            <text:p>-7</text:p>
          </table:table-cell>
          <table:table-cell office:value-type="float" office:value="4.5792681696639" calcext:value-type="float">
            <text:p>4.57926816966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6.82" calcext:value-type="float">
            <text:p>-6.82</text:p>
          </table:table-cell>
          <table:table-cell office:value-type="float" office:value="5.12545637288067" calcext:value-type="float">
            <text:p>5.125456372880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6.06" calcext:value-type="float">
            <text:p>-6.06</text:p>
          </table:table-cell>
          <table:table-cell office:value-type="float" office:value="4.59648526242354" calcext:value-type="float">
            <text:p>4.596485262423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6.36" calcext:value-type="float">
            <text:p>-6.36</text:p>
          </table:table-cell>
          <table:table-cell office:value-type="float" office:value="4.64827544864379" calcext:value-type="float">
            <text:p>4.648275448643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6.48" calcext:value-type="float">
            <text:p>-6.48</text:p>
          </table:table-cell>
          <table:table-cell office:value-type="float" office:value="5.23484826557909" calcext:value-type="float">
            <text:p>5.234848265579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6.5" calcext:value-type="float">
            <text:p>-6.5</text:p>
          </table:table-cell>
          <table:table-cell office:value-type="float" office:value="4.75989134923957" calcext:value-type="float">
            <text:p>4.759891349239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6.76" calcext:value-type="float">
            <text:p>-6.76</text:p>
          </table:table-cell>
          <table:table-cell office:value-type="float" office:value="4.54632718896154" calcext:value-type="float">
            <text:p>4.546327188961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6.8" calcext:value-type="float">
            <text:p>-6.8</text:p>
          </table:table-cell>
          <table:table-cell office:value-type="float" office:value="4.89897948556636" calcext:value-type="float">
            <text:p>4.898979485566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6.64" calcext:value-type="float">
            <text:p>-6.64</text:p>
          </table:table-cell>
          <table:table-cell office:value-type="float" office:value="5.02824346300299" calcext:value-type="float">
            <text:p>5.028243463002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5.88" calcext:value-type="float">
            <text:p>-5.88</text:p>
          </table:table-cell>
          <table:table-cell office:value-type="float" office:value="4.35607088272833" calcext:value-type="float">
            <text:p>4.356070882728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6.16" calcext:value-type="float">
            <text:p>-6.16</text:p>
          </table:table-cell>
          <table:table-cell office:value-type="float" office:value="4.76247961898129" calcext:value-type="float">
            <text:p>4.762479618981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6.7" calcext:value-type="float">
            <text:p>-6.7</text:p>
          </table:table-cell>
          <table:table-cell office:value-type="float" office:value="4.8440320462035" calcext:value-type="float">
            <text:p>4.84403204620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5.98" calcext:value-type="float">
            <text:p>-5.98</text:p>
          </table:table-cell>
          <table:table-cell office:value-type="float" office:value="4.86998641443358" calcext:value-type="float">
            <text:p>4.869986414433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6.94" calcext:value-type="float">
            <text:p>-6.94</text:p>
          </table:table-cell>
          <table:table-cell office:value-type="float" office:value="5.01677992422239" calcext:value-type="float">
            <text:p>5.016779924222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6.86" calcext:value-type="float">
            <text:p>-6.86</text:p>
          </table:table-cell>
          <table:table-cell office:value-type="float" office:value="4.84303102353779" calcext:value-type="float">
            <text:p>4.843031023537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6.08" calcext:value-type="float">
            <text:p>-6.08</text:p>
          </table:table-cell>
          <table:table-cell office:value-type="float" office:value="4.31038211060156" calcext:value-type="float">
            <text:p>4.3103821106015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7.18" calcext:value-type="float">
            <text:p>-7.18</text:p>
          </table:table-cell>
          <table:table-cell office:value-type="float" office:value="4.90800212392831" calcext:value-type="float">
            <text:p>4.908002123928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6.4" calcext:value-type="float">
            <text:p>-6.4</text:p>
          </table:table-cell>
          <table:table-cell office:value-type="float" office:value="4.80740170061865" calcext:value-type="float">
            <text:p>4.807401700618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5.96" calcext:value-type="float">
            <text:p>-5.96</text:p>
          </table:table-cell>
          <table:table-cell office:value-type="float" office:value="4.19696860299734" calcext:value-type="float">
            <text:p>4.196968602997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6.82" calcext:value-type="float">
            <text:p>-6.82</text:p>
          </table:table-cell>
          <table:table-cell office:value-type="float" office:value="4.7829241721319" calcext:value-type="float">
            <text:p>4.78292417213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6.36" calcext:value-type="float">
            <text:p>-6.36</text:p>
          </table:table-cell>
          <table:table-cell office:value-type="float" office:value="4.92677697010239" calcext:value-type="float">
            <text:p>4.926776970102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6.92" calcext:value-type="float">
            <text:p>-6.92</text:p>
          </table:table-cell>
          <table:table-cell office:value-type="float" office:value="4.51636754013397" calcext:value-type="float">
            <text:p>4.516367540133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6.58" calcext:value-type="float">
            <text:p>-6.58</text:p>
          </table:table-cell>
          <table:table-cell office:value-type="float" office:value="5.22847680466976" calcext:value-type="float">
            <text:p>5.228476804669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6.7" calcext:value-type="float">
            <text:p>-6.7</text:p>
          </table:table-cell>
          <table:table-cell office:value-type="float" office:value="4.56933122883293" calcext:value-type="float">
            <text:p>4.5693312288329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6.32" calcext:value-type="float">
            <text:p>-6.32</text:p>
          </table:table-cell>
          <table:table-cell office:value-type="float" office:value="4.35514324991414" calcext:value-type="float">
            <text:p>4.355143249914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6.76" calcext:value-type="float">
            <text:p>-6.76</text:p>
          </table:table-cell>
          <table:table-cell office:value-type="float" office:value="4.52851794160901" calcext:value-type="float">
            <text:p>4.528517941609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6.38" calcext:value-type="float">
            <text:p>-6.38</text:p>
          </table:table-cell>
          <table:table-cell office:value-type="float" office:value="4.15551234245343" calcext:value-type="float">
            <text:p>4.155512342453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7.2" calcext:value-type="float">
            <text:p>-7.2</text:p>
          </table:table-cell>
          <table:table-cell office:value-type="float" office:value="5.30294372223694" calcext:value-type="float">
            <text:p>5.302943722236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6.56" calcext:value-type="float">
            <text:p>-6.56</text:p>
          </table:table-cell>
          <table:table-cell office:value-type="float" office:value="4.94069884232029" calcext:value-type="float">
            <text:p>4.940698842320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5.62" calcext:value-type="float">
            <text:p>-5.62</text:p>
          </table:table-cell>
          <table:table-cell office:value-type="float" office:value="4.19422402257142" calcext:value-type="float">
            <text:p>4.194224022571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6.24" calcext:value-type="float">
            <text:p>-6.24</text:p>
          </table:table-cell>
          <table:table-cell office:value-type="float" office:value="4.4155830574652" calcext:value-type="float">
            <text:p>4.41558305746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6.6" calcext:value-type="float">
            <text:p>-6.6</text:p>
          </table:table-cell>
          <table:table-cell office:value-type="float" office:value="4.91133506505228" calcext:value-type="float">
            <text:p>4.9113350650522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5.7" calcext:value-type="float">
            <text:p>-5.7</text:p>
          </table:table-cell>
          <table:table-cell office:value-type="float" office:value="4.21996218088276" calcext:value-type="float">
            <text:p>4.219962180882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6.74" calcext:value-type="float">
            <text:p>-6.74</text:p>
          </table:table-cell>
          <table:table-cell office:value-type="float" office:value="4.88787409118864" calcext:value-type="float">
            <text:p>4.887874091188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6.02" calcext:value-type="float">
            <text:p>-6.02</text:p>
          </table:table-cell>
          <table:table-cell office:value-type="float" office:value="4.64927495161962" calcext:value-type="float">
            <text:p>4.649274951619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6.4" calcext:value-type="float">
            <text:p>-6.4</text:p>
          </table:table-cell>
          <table:table-cell office:value-type="float" office:value="4.81579891522883" calcext:value-type="float">
            <text:p>4.815798915228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6.62" calcext:value-type="float">
            <text:p>-6.62</text:p>
          </table:table-cell>
          <table:table-cell office:value-type="float" office:value="4.65969175726542" calcext:value-type="float">
            <text:p>4.659691757265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6.5" calcext:value-type="float">
            <text:p>-6.5</text:p>
          </table:table-cell>
          <table:table-cell office:value-type="float" office:value="4.49803548588973" calcext:value-type="float">
            <text:p>4.498035485889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6.24" calcext:value-type="float">
            <text:p>-6.24</text:p>
          </table:table-cell>
          <table:table-cell office:value-type="float" office:value="4.43384594894657" calcext:value-type="float">
            <text:p>4.433845948946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6.24" calcext:value-type="float">
            <text:p>-6.24</text:p>
          </table:table-cell>
          <table:table-cell office:value-type="float" office:value="4.55076861084971" calcext:value-type="float">
            <text:p>4.550768610849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6.26" calcext:value-type="float">
            <text:p>-6.26</text:p>
          </table:table-cell>
          <table:table-cell office:value-type="float" office:value="4.53631809049826" calcext:value-type="float">
            <text:p>4.536318090498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6.42" calcext:value-type="float">
            <text:p>-6.42</text:p>
          </table:table-cell>
          <table:table-cell office:value-type="float" office:value="4.86002036824929" calcext:value-type="float">
            <text:p>4.860020368249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6.6" calcext:value-type="float">
            <text:p>-6.6</text:p>
          </table:table-cell>
          <table:table-cell office:value-type="float" office:value="4.38085827115181" calcext:value-type="float">
            <text:p>4.380858271151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6.12" calcext:value-type="float">
            <text:p>-6.12</text:p>
          </table:table-cell>
          <table:table-cell office:value-type="float" office:value="4.51099666471733" calcext:value-type="float">
            <text:p>4.510996664717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.94" calcext:value-type="float">
            <text:p>-5.94</text:p>
          </table:table-cell>
          <table:table-cell office:value-type="float" office:value="4.18226172439185" calcext:value-type="float">
            <text:p>4.182261724391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6.46" calcext:value-type="float">
            <text:p>-6.46</text:p>
          </table:table-cell>
          <table:table-cell office:value-type="float" office:value="4.66107890575311" calcext:value-type="float">
            <text:p>4.661078905753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6.02" calcext:value-type="float">
            <text:p>-6.02</text:p>
          </table:table-cell>
          <table:table-cell office:value-type="float" office:value="4.30639646398825" calcext:value-type="float">
            <text:p>4.306396463988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6.96" calcext:value-type="float">
            <text:p>-6.96</text:p>
          </table:table-cell>
          <table:table-cell office:value-type="float" office:value="5.03306240490987" calcext:value-type="float">
            <text:p>5.033062404909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6.34" calcext:value-type="float">
            <text:p>-6.34</text:p>
          </table:table-cell>
          <table:table-cell office:value-type="float" office:value="4.72307894783421" calcext:value-type="float">
            <text:p>4.723078947834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6.96" calcext:value-type="float">
            <text:p>-6.96</text:p>
          </table:table-cell>
          <table:table-cell office:value-type="float" office:value="5.16773205046997" calcext:value-type="float">
            <text:p>5.167732050469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7.1" calcext:value-type="float">
            <text:p>-7.1</text:p>
          </table:table-cell>
          <table:table-cell office:value-type="float" office:value="4.92673596539608" calcext:value-type="float">
            <text:p>4.926735965396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6.1" calcext:value-type="float">
            <text:p>-6.1</text:p>
          </table:table-cell>
          <table:table-cell office:value-type="float" office:value="4.56933122883293" calcext:value-type="float">
            <text:p>4.5693312288329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5.68" calcext:value-type="float">
            <text:p>-5.68</text:p>
          </table:table-cell>
          <table:table-cell office:value-type="float" office:value="4.32722179751032" calcext:value-type="float">
            <text:p>4.327221797510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6.3" calcext:value-type="float">
            <text:p>-6.3</text:p>
          </table:table-cell>
          <table:table-cell office:value-type="float" office:value="4.7428840903979" calcext:value-type="float">
            <text:p>4.74288409039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6.8" calcext:value-type="float">
            <text:p>-6.8</text:p>
          </table:table-cell>
          <table:table-cell office:value-type="float" office:value="5.09307313312836" calcext:value-type="float">
            <text:p>5.093073133128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6.5" calcext:value-type="float">
            <text:p>-6.5</text:p>
          </table:table-cell>
          <table:table-cell office:value-type="float" office:value="4.70868529121635" calcext:value-type="float">
            <text:p>4.708685291216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6.9" calcext:value-type="float">
            <text:p>-6.9</text:p>
          </table:table-cell>
          <table:table-cell office:value-type="float" office:value="4.76837223141962" calcext:value-type="float">
            <text:p>4.768372231419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6.74" calcext:value-type="float">
            <text:p>-6.74</text:p>
          </table:table-cell>
          <table:table-cell office:value-type="float" office:value="4.73674652865948" calcext:value-type="float">
            <text:p>4.736746528659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6.06" calcext:value-type="float">
            <text:p>-6.06</text:p>
          </table:table-cell>
          <table:table-cell office:value-type="float" office:value="4.47172937870391" calcext:value-type="float">
            <text:p>4.471729378703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7.06" calcext:value-type="float">
            <text:p>-7.06</text:p>
          </table:table-cell>
          <table:table-cell office:value-type="float" office:value="5.02482724965634" calcext:value-type="float">
            <text:p>5.024827249656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6.46" calcext:value-type="float">
            <text:p>-6.46</text:p>
          </table:table-cell>
          <table:table-cell office:value-type="float" office:value="4.51131014140229" calcext:value-type="float">
            <text:p>4.511310141402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6.06" calcext:value-type="float">
            <text:p>-6.06</text:p>
          </table:table-cell>
          <table:table-cell office:value-type="float" office:value="4.47172937870391" calcext:value-type="float">
            <text:p>4.471729378703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6.76" calcext:value-type="float">
            <text:p>-6.76</text:p>
          </table:table-cell>
          <table:table-cell office:value-type="float" office:value="4.57291101504448" calcext:value-type="float">
            <text:p>4.572911015044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5.66" calcext:value-type="float">
            <text:p>-5.66</text:p>
          </table:table-cell>
          <table:table-cell office:value-type="float" office:value="4.48616278858186" calcext:value-type="float">
            <text:p>4.486162788581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6.54" calcext:value-type="float">
            <text:p>-6.54</text:p>
          </table:table-cell>
          <table:table-cell office:value-type="float" office:value="4.529187052169" calcext:value-type="float">
            <text:p>4.52918705216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6.12" calcext:value-type="float">
            <text:p>-6.12</text:p>
          </table:table-cell>
          <table:table-cell office:value-type="float" office:value="4.7806005286095" calcext:value-type="float">
            <text:p>4.780600528609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6.16" calcext:value-type="float">
            <text:p>-6.16</text:p>
          </table:table-cell>
          <table:table-cell office:value-type="float" office:value="4.74548163620891" calcext:value-type="float">
            <text:p>4.745481636208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6.02" calcext:value-type="float">
            <text:p>-6.02</text:p>
          </table:table-cell>
          <table:table-cell office:value-type="float" office:value="4.37157947093577" calcext:value-type="float">
            <text:p>4.371579470935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6.52" calcext:value-type="float">
            <text:p>-6.52</text:p>
          </table:table-cell>
          <table:table-cell office:value-type="float" office:value="4.68498568931549" calcext:value-type="float">
            <text:p>4.684985689315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7.1" calcext:value-type="float">
            <text:p>-7.1</text:p>
          </table:table-cell>
          <table:table-cell office:value-type="float" office:value="5.12766314152259" calcext:value-type="float">
            <text:p>5.127663141522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6.08" calcext:value-type="float">
            <text:p>-6.08</text:p>
          </table:table-cell>
          <table:table-cell office:value-type="float" office:value="4.39393521420909" calcext:value-type="float">
            <text:p>4.393935214209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6.58" calcext:value-type="float">
            <text:p>-6.58</text:p>
          </table:table-cell>
          <table:table-cell office:value-type="float" office:value="4.58627729143577" calcext:value-type="float">
            <text:p>4.586277291435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6.56" calcext:value-type="float">
            <text:p>-6.56</text:p>
          </table:table-cell>
          <table:table-cell office:value-type="float" office:value="4.54899256246186" calcext:value-type="float">
            <text:p>4.548992562461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7.6" calcext:value-type="float">
            <text:p>-7.6</text:p>
          </table:table-cell>
          <table:table-cell office:value-type="float" office:value="5.47538108078314" calcext:value-type="float">
            <text:p>5.475381080783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6.34" calcext:value-type="float">
            <text:p>-6.34</text:p>
          </table:table-cell>
          <table:table-cell office:value-type="float" office:value="4.67146939009839" calcext:value-type="float">
            <text:p>4.671469390098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6.06" calcext:value-type="float">
            <text:p>-6.06</text:p>
          </table:table-cell>
          <table:table-cell office:value-type="float" office:value="4.87794459115142" calcext:value-type="float">
            <text:p>4.877944591151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6.54" calcext:value-type="float">
            <text:p>-6.54</text:p>
          </table:table-cell>
          <table:table-cell office:value-type="float" office:value="4.68701192745237" calcext:value-type="float">
            <text:p>4.687011927452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6.8" calcext:value-type="float">
            <text:p>-6.8</text:p>
          </table:table-cell>
          <table:table-cell office:value-type="float" office:value="4.89897948556636" calcext:value-type="float">
            <text:p>4.898979485566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6.3" calcext:value-type="float">
            <text:p>-6.3</text:p>
          </table:table-cell>
          <table:table-cell office:value-type="float" office:value="4.49803548588973" calcext:value-type="float">
            <text:p>4.498035485889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6.7" calcext:value-type="float">
            <text:p>-6.7</text:p>
          </table:table-cell>
          <table:table-cell office:value-type="float" office:value="4.63953149846539" calcext:value-type="float">
            <text:p>4.639531498465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5.92" calcext:value-type="float">
            <text:p>-5.92</text:p>
          </table:table-cell>
          <table:table-cell office:value-type="float" office:value="4.72192393591486" calcext:value-type="float">
            <text:p>4.721923935914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7.06" calcext:value-type="float">
            <text:p>-7.06</text:p>
          </table:table-cell>
          <table:table-cell office:value-type="float" office:value="4.90273063473486" calcext:value-type="float">
            <text:p>4.902730634734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6.46" calcext:value-type="float">
            <text:p>-6.46</text:p>
          </table:table-cell>
          <table:table-cell office:value-type="float" office:value="4.59120811107402" calcext:value-type="float">
            <text:p>4.591208111074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6.56" calcext:value-type="float">
            <text:p>-6.56</text:p>
          </table:table-cell>
          <table:table-cell office:value-type="float" office:value="4.81647005994887" calcext:value-type="float">
            <text:p>4.816470059948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6.32" calcext:value-type="float">
            <text:p>-6.32</text:p>
          </table:table-cell>
          <table:table-cell office:value-type="float" office:value="4.67721751005484" calcext:value-type="float">
            <text:p>4.677217510054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6.52" calcext:value-type="float">
            <text:p>-6.52</text:p>
          </table:table-cell>
          <table:table-cell office:value-type="float" office:value="4.75347825866024" calcext:value-type="float">
            <text:p>4.753478258660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6.4" calcext:value-type="float">
            <text:p>-6.4</text:p>
          </table:table-cell>
          <table:table-cell office:value-type="float" office:value="4.89897948556636" calcext:value-type="float">
            <text:p>4.898979485566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7.02" calcext:value-type="float">
            <text:p>-7.02</text:p>
          </table:table-cell>
          <table:table-cell office:value-type="float" office:value="5.53041178805472" calcext:value-type="float">
            <text:p>5.530411788054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6.46" calcext:value-type="float">
            <text:p>-6.46</text:p>
          </table:table-cell>
          <table:table-cell office:value-type="float" office:value="4.70422118630672" calcext:value-type="float">
            <text:p>4.704221186306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5.92" calcext:value-type="float">
            <text:p>-5.92</text:p>
          </table:table-cell>
          <table:table-cell office:value-type="float" office:value="4.27272297442294" calcext:value-type="float">
            <text:p>4.272722974422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5.98" calcext:value-type="float">
            <text:p>-5.98</text:p>
          </table:table-cell>
          <table:table-cell office:value-type="float" office:value="4.58803890677717" calcext:value-type="float">
            <text:p>4.588038906777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6.56" calcext:value-type="float">
            <text:p>-6.56</text:p>
          </table:table-cell>
          <table:table-cell office:value-type="float" office:value="5.1253381263182" calcext:value-type="float">
            <text:p>5.12533812631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5.84" calcext:value-type="float">
            <text:p>-5.84</text:p>
          </table:table-cell>
          <table:table-cell office:value-type="float" office:value="4.34548412990225" calcext:value-type="float">
            <text:p>4.345484129902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6.36" calcext:value-type="float">
            <text:p>-6.36</text:p>
          </table:table-cell>
          <table:table-cell office:value-type="float" office:value="4.70013969274458" calcext:value-type="float">
            <text:p>4.700139692744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6.56" calcext:value-type="float">
            <text:p>-6.56</text:p>
          </table:table-cell>
          <table:table-cell office:value-type="float" office:value="4.49538483875239" calcext:value-type="float">
            <text:p>4.495384838752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6.22" calcext:value-type="float">
            <text:p>-6.22</text:p>
          </table:table-cell>
          <table:table-cell office:value-type="float" office:value="5.06040282662129" calcext:value-type="float">
            <text:p>5.060402826621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6.54" calcext:value-type="float">
            <text:p>-6.54</text:p>
          </table:table-cell>
          <table:table-cell office:value-type="float" office:value="4.27210827237666" calcext:value-type="float">
            <text:p>4.272108272376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6.9" calcext:value-type="float">
            <text:p>-6.9</text:p>
          </table:table-cell>
          <table:table-cell office:value-type="float" office:value="4.92673596539608" calcext:value-type="float">
            <text:p>4.926735965396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6.42" calcext:value-type="float">
            <text:p>-6.42</text:p>
          </table:table-cell>
          <table:table-cell office:value-type="float" office:value="4.82665159883802" calcext:value-type="float">
            <text:p>4.826651598838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6.86" calcext:value-type="float">
            <text:p>-6.86</text:p>
          </table:table-cell>
          <table:table-cell office:value-type="float" office:value="4.95845365272911" calcext:value-type="float">
            <text:p>4.958453652729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5.96" calcext:value-type="float">
            <text:p>-5.96</text:p>
          </table:table-cell>
          <table:table-cell office:value-type="float" office:value="4.63609030685699" calcext:value-type="float">
            <text:p>4.636090306856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6.46" calcext:value-type="float">
            <text:p>-6.46</text:p>
          </table:table-cell>
          <table:table-cell office:value-type="float" office:value="4.5735736309341" calcext:value-type="float">
            <text:p>4.57357363093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6.8" calcext:value-type="float">
            <text:p>-6.8</text:p>
          </table:table-cell>
          <table:table-cell office:value-type="float" office:value="4.92365963917331" calcext:value-type="float">
            <text:p>4.923659639173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6.86" calcext:value-type="float">
            <text:p>-6.86</text:p>
          </table:table-cell>
          <table:table-cell office:value-type="float" office:value="5.04729150289059" calcext:value-type="float">
            <text:p>5.047291502890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6.86" calcext:value-type="float">
            <text:p>-6.86</text:p>
          </table:table-cell>
          <table:table-cell office:value-type="float" office:value="4.73333333333333" calcext:value-type="float">
            <text:p>4.733333333333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6.28" calcext:value-type="float">
            <text:p>-6.28</text:p>
          </table:table-cell>
          <table:table-cell office:value-type="float" office:value="4.89089031576134" calcext:value-type="float">
            <text:p>4.890890315761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6.18" calcext:value-type="float">
            <text:p>-6.18</text:p>
          </table:table-cell>
          <table:table-cell office:value-type="float" office:value="4.4955196551341" calcext:value-type="float">
            <text:p>4.49551965513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6.32" calcext:value-type="float">
            <text:p>-6.32</text:p>
          </table:table-cell>
          <table:table-cell office:value-type="float" office:value="4.53689699502142" calcext:value-type="float">
            <text:p>4.536896995021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6.62" calcext:value-type="float">
            <text:p>-6.62</text:p>
          </table:table-cell>
          <table:table-cell office:value-type="float" office:value="4.56331440773462" calcext:value-type="float">
            <text:p>4.563314407734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6.34" calcext:value-type="float">
            <text:p>-6.34</text:p>
          </table:table-cell>
          <table:table-cell office:value-type="float" office:value="4.74867339263283" calcext:value-type="float">
            <text:p>4.748673392632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6.54" calcext:value-type="float">
            <text:p>-6.54</text:p>
          </table:table-cell>
          <table:table-cell office:value-type="float" office:value="4.62627541791712" calcext:value-type="float">
            <text:p>4.626275417917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6.36" calcext:value-type="float">
            <text:p>-6.36</text:p>
          </table:table-cell>
          <table:table-cell office:value-type="float" office:value="5.37393635235773" calcext:value-type="float">
            <text:p>5.373936352357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7.12" calcext:value-type="float">
            <text:p>-7.12</text:p>
          </table:table-cell>
          <table:table-cell office:value-type="float" office:value="4.69101871299365" calcext:value-type="float">
            <text:p>4.691018712993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6.6" calcext:value-type="float">
            <text:p>-6.6</text:p>
          </table:table-cell>
          <table:table-cell office:value-type="float" office:value="4.69256880825439" calcext:value-type="float">
            <text:p>4.692568808254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6.42" calcext:value-type="float">
            <text:p>-6.42</text:p>
          </table:table-cell>
          <table:table-cell office:value-type="float" office:value="4.53311051145799" calcext:value-type="float">
            <text:p>4.533110511457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6.2" calcext:value-type="float">
            <text:p>-6.2</text:p>
          </table:table-cell>
          <table:table-cell office:value-type="float" office:value="4.52601905484814" calcext:value-type="float">
            <text:p>4.526019054848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6.52" calcext:value-type="float">
            <text:p>-6.52</text:p>
          </table:table-cell>
          <table:table-cell office:value-type="float" office:value="4.4912485047382" calcext:value-type="float">
            <text:p>4.49124850473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6.06" calcext:value-type="float">
            <text:p>-6.06</text:p>
          </table:table-cell>
          <table:table-cell office:value-type="float" office:value="4.41718407489604" calcext:value-type="float">
            <text:p>4.417184074896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5.58" calcext:value-type="float">
            <text:p>-5.58</text:p>
          </table:table-cell>
          <table:table-cell office:value-type="float" office:value="3.81697431603789" calcext:value-type="float">
            <text:p>3.8169743160378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6.44" calcext:value-type="float">
            <text:p>-6.44</text:p>
          </table:table-cell>
          <table:table-cell office:value-type="float" office:value="4.4547557155077" calcext:value-type="float">
            <text:p>4.454755715507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8q" table:style-name="ta1">
        <table:shapes>
          <draw:frame draw:z-index="0" draw:style-name="gr1" draw:text-style-name="P1" svg:width="576pt" svg:height="432pt" svg:x="429.08pt" svg:y="87.17pt">
            <draw:object draw:notify-on-update-of-ranges="8q.A1:8q.A1 8q.A2:8q.A106 8q.B1:8q.B1 8q.B2:8q.B106 8q.E1:8q.E1 8q.E2:8q.E106 8q.F1:8q.F1 8q.F2:8q.F106 8q.D1:8q.D1 8q.D2:8q.D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topstd</text:p>
          </table:table-cell>
          <table:table-cell office:value-type="string" calcext:value-type="string">
            <text:p>bot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.58" calcext:value-type="float">
            <text:p>-20.58</text:p>
          </table:table-cell>
          <table:table-cell office:value-type="float" office:value="4.27626760697511" calcext:value-type="float">
            <text:p>4.27626760697511</text:p>
          </table:table-cell>
          <table:table-cell office:value-type="float" office:value="-12" calcext:value-type="float">
            <text:p>-12</text:p>
          </table:table-cell>
          <table:table-cell table:formula="of:=[.B2]+[.C2]" office:value-type="float" office:value="-16.3037323930249" calcext:value-type="float">
            <text:p>-16.3037323930249</text:p>
          </table:table-cell>
          <table:table-cell table:formula="of:=[.B2]-[.C2]" office:value-type="float" office:value="-24.8562676069751" calcext:value-type="float">
            <text:p>-24.8562676069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8.22" calcext:value-type="float">
            <text:p>-18.22</text:p>
          </table:table-cell>
          <table:table-cell office:value-type="float" office:value="4.20576804501685" calcext:value-type="float">
            <text:p>4.20576804501685</text:p>
          </table:table-cell>
          <table:table-cell office:value-type="float" office:value="-10" calcext:value-type="float">
            <text:p>-10</text:p>
          </table:table-cell>
          <table:table-cell table:formula="of:=[.B3]+[.C3]" office:value-type="float" office:value="-14.0142319549832" calcext:value-type="float">
            <text:p>-14.0142319549832</text:p>
          </table:table-cell>
          <table:table-cell table:formula="of:=[.B3]-[.C3]" office:value-type="float" office:value="-22.4257680450168" calcext:value-type="float">
            <text:p>-22.4257680450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.94" calcext:value-type="float">
            <text:p>-16.94</text:p>
          </table:table-cell>
          <table:table-cell office:value-type="float" office:value="3.81866759776525" calcext:value-type="float">
            <text:p>3.81866759776525</text:p>
          </table:table-cell>
          <table:table-cell office:value-type="float" office:value="-10" calcext:value-type="float">
            <text:p>-10</text:p>
          </table:table-cell>
          <table:table-cell table:formula="of:=[.B4]+[.C4]" office:value-type="float" office:value="-13.1213324022348" calcext:value-type="float">
            <text:p>-13.1213324022348</text:p>
          </table:table-cell>
          <table:table-cell table:formula="of:=[.B4]-[.C4]" office:value-type="float" office:value="-20.7586675977652" calcext:value-type="float">
            <text:p>-20.7586675977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.26" calcext:value-type="float">
            <text:p>-16.26</text:p>
          </table:table-cell>
          <table:table-cell office:value-type="float" office:value="4.51846939312038" calcext:value-type="float">
            <text:p>4.51846939312038</text:p>
          </table:table-cell>
          <table:table-cell office:value-type="float" office:value="-8" calcext:value-type="float">
            <text:p>-8</text:p>
          </table:table-cell>
          <table:table-cell table:formula="of:=[.B5]+[.C5]" office:value-type="float" office:value="-11.7415306068796" calcext:value-type="float">
            <text:p>-11.7415306068796</text:p>
          </table:table-cell>
          <table:table-cell table:formula="of:=[.B5]-[.C5]" office:value-type="float" office:value="-20.7784693931204" calcext:value-type="float">
            <text:p>-20.7784693931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.76" calcext:value-type="float">
            <text:p>-14.76</text:p>
          </table:table-cell>
          <table:table-cell office:value-type="float" office:value="4.05796386221843" calcext:value-type="float">
            <text:p>4.05796386221843</text:p>
          </table:table-cell>
          <table:table-cell office:value-type="float" office:value="-8" calcext:value-type="float">
            <text:p>-8</text:p>
          </table:table-cell>
          <table:table-cell table:formula="of:=[.B6]+[.C6]" office:value-type="float" office:value="-10.7020361377816" calcext:value-type="float">
            <text:p>-10.7020361377816</text:p>
          </table:table-cell>
          <table:table-cell table:formula="of:=[.B6]-[.C6]" office:value-type="float" office:value="-18.8179638622184" calcext:value-type="float">
            <text:p>-18.8179638622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4.16" calcext:value-type="float">
            <text:p>-14.16</text:p>
          </table:table-cell>
          <table:table-cell office:value-type="float" office:value="4.36404038533656" calcext:value-type="float">
            <text:p>4.36404038533656</text:p>
          </table:table-cell>
          <table:table-cell office:value-type="float" office:value="-6" calcext:value-type="float">
            <text:p>-6</text:p>
          </table:table-cell>
          <table:table-cell table:formula="of:=[.B7]+[.C7]" office:value-type="float" office:value="-9.79595961466344" calcext:value-type="float">
            <text:p>-9.79595961466344</text:p>
          </table:table-cell>
          <table:table-cell table:formula="of:=[.B7]-[.C7]" office:value-type="float" office:value="-18.5240403853366" calcext:value-type="float">
            <text:p>-18.5240403853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.84" calcext:value-type="float">
            <text:p>-13.84</text:p>
          </table:table-cell>
          <table:table-cell office:value-type="float" office:value="4.55431862980822" calcext:value-type="float">
            <text:p>4.55431862980822</text:p>
          </table:table-cell>
          <table:table-cell office:value-type="float" office:value="-6" calcext:value-type="float">
            <text:p>-6</text:p>
          </table:table-cell>
          <table:table-cell table:formula="of:=[.B8]+[.C8]" office:value-type="float" office:value="-9.28568137019179" calcext:value-type="float">
            <text:p>-9.28568137019179</text:p>
          </table:table-cell>
          <table:table-cell table:formula="of:=[.B8]-[.C8]" office:value-type="float" office:value="-18.3943186298082" calcext:value-type="float">
            <text:p>-18.3943186298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.32" calcext:value-type="float">
            <text:p>-14.32</text:p>
          </table:table-cell>
          <table:table-cell office:value-type="float" office:value="5.28554346278315" calcext:value-type="float">
            <text:p>5.28554346278315</text:p>
          </table:table-cell>
          <table:table-cell office:value-type="float" office:value="-6" calcext:value-type="float">
            <text:p>-6</text:p>
          </table:table-cell>
          <table:table-cell table:formula="of:=[.B9]+[.C9]" office:value-type="float" office:value="-9.03445653721685" calcext:value-type="float">
            <text:p>-9.03445653721685</text:p>
          </table:table-cell>
          <table:table-cell table:formula="of:=[.B9]-[.C9]" office:value-type="float" office:value="-19.6055434627832" calcext:value-type="float">
            <text:p>-19.60554346278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.02" calcext:value-type="float">
            <text:p>-14.02</text:p>
          </table:table-cell>
          <table:table-cell office:value-type="float" office:value="4.76090985277632" calcext:value-type="float">
            <text:p>4.76090985277632</text:p>
          </table:table-cell>
          <table:table-cell office:value-type="float" office:value="-6" calcext:value-type="float">
            <text:p>-6</text:p>
          </table:table-cell>
          <table:table-cell table:formula="of:=[.B10]+[.C10]" office:value-type="float" office:value="-9.25909014722368" calcext:value-type="float">
            <text:p>-9.25909014722368</text:p>
          </table:table-cell>
          <table:table-cell table:formula="of:=[.B10]-[.C10]" office:value-type="float" office:value="-18.7809098527763" calcext:value-type="float">
            <text:p>-18.7809098527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4.2" calcext:value-type="float">
            <text:p>-14.2</text:p>
          </table:table-cell>
          <table:table-cell office:value-type="float" office:value="5.06523105658228" calcext:value-type="float">
            <text:p>5.06523105658228</text:p>
          </table:table-cell>
          <table:table-cell office:value-type="float" office:value="-6" calcext:value-type="float">
            <text:p>-6</text:p>
          </table:table-cell>
          <table:table-cell table:formula="of:=[.B11]+[.C11]" office:value-type="float" office:value="-9.13476894341772" calcext:value-type="float">
            <text:p>-9.13476894341772</text:p>
          </table:table-cell>
          <table:table-cell table:formula="of:=[.B11]-[.C11]" office:value-type="float" office:value="-19.2652310565823" calcext:value-type="float">
            <text:p>-19.26523105658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.78" calcext:value-type="float">
            <text:p>-12.78</text:p>
          </table:table-cell>
          <table:table-cell office:value-type="float" office:value="5.51138399454743" calcext:value-type="float">
            <text:p>5.51138399454743</text:p>
          </table:table-cell>
          <table:table-cell office:value-type="float" office:value="-4" calcext:value-type="float">
            <text:p>-4</text:p>
          </table:table-cell>
          <table:table-cell table:formula="of:=[.B12]+[.C12]" office:value-type="float" office:value="-7.26861600545257" calcext:value-type="float">
            <text:p>-7.26861600545257</text:p>
          </table:table-cell>
          <table:table-cell table:formula="of:=[.B12]-[.C12]" office:value-type="float" office:value="-18.2913839945474" calcext:value-type="float">
            <text:p>-18.2913839945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.48" calcext:value-type="float">
            <text:p>-12.48</text:p>
          </table:table-cell>
          <table:table-cell office:value-type="float" office:value="5.28095491824015" calcext:value-type="float">
            <text:p>5.28095491824015</text:p>
          </table:table-cell>
          <table:table-cell office:value-type="float" office:value="-4" calcext:value-type="float">
            <text:p>-4</text:p>
          </table:table-cell>
          <table:table-cell table:formula="of:=[.B13]+[.C13]" office:value-type="float" office:value="-7.19904508175985" calcext:value-type="float">
            <text:p>-7.19904508175985</text:p>
          </table:table-cell>
          <table:table-cell table:formula="of:=[.B13]-[.C13]" office:value-type="float" office:value="-17.7609549182402" calcext:value-type="float">
            <text:p>-17.76095491824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.24" calcext:value-type="float">
            <text:p>-12.24</text:p>
          </table:table-cell>
          <table:table-cell office:value-type="float" office:value="5.37318444789597" calcext:value-type="float">
            <text:p>5.37318444789597</text:p>
          </table:table-cell>
          <table:table-cell office:value-type="float" office:value="-4" calcext:value-type="float">
            <text:p>-4</text:p>
          </table:table-cell>
          <table:table-cell table:formula="of:=[.B14]+[.C14]" office:value-type="float" office:value="-6.86681555210403" calcext:value-type="float">
            <text:p>-6.86681555210403</text:p>
          </table:table-cell>
          <table:table-cell table:formula="of:=[.B14]-[.C14]" office:value-type="float" office:value="-17.613184447896" calcext:value-type="float">
            <text:p>-17.613184447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.16" calcext:value-type="float">
            <text:p>-11.16</text:p>
          </table:table-cell>
          <table:table-cell office:value-type="float" office:value="5.47670917927394" calcext:value-type="float">
            <text:p>5.47670917927394</text:p>
          </table:table-cell>
          <table:table-cell office:value-type="float" office:value="-4" calcext:value-type="float">
            <text:p>-4</text:p>
          </table:table-cell>
          <table:table-cell table:formula="of:=[.B15]+[.C15]" office:value-type="float" office:value="-5.68329082072606" calcext:value-type="float">
            <text:p>-5.68329082072606</text:p>
          </table:table-cell>
          <table:table-cell table:formula="of:=[.B15]-[.C15]" office:value-type="float" office:value="-16.6367091792739" calcext:value-type="float">
            <text:p>-16.6367091792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.9" calcext:value-type="float">
            <text:p>-9.9</text:p>
          </table:table-cell>
          <table:table-cell office:value-type="float" office:value="4.69149240755018" calcext:value-type="float">
            <text:p>4.69149240755018</text:p>
          </table:table-cell>
          <table:table-cell office:value-type="float" office:value="-4" calcext:value-type="float">
            <text:p>-4</text:p>
          </table:table-cell>
          <table:table-cell table:formula="of:=[.B16]+[.C16]" office:value-type="float" office:value="-5.20850759244982" calcext:value-type="float">
            <text:p>-5.20850759244982</text:p>
          </table:table-cell>
          <table:table-cell table:formula="of:=[.B16]-[.C16]" office:value-type="float" office:value="-14.5914924075502" calcext:value-type="float">
            <text:p>-14.5914924075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.86" calcext:value-type="float">
            <text:p>-9.86</text:p>
          </table:table-cell>
          <table:table-cell office:value-type="float" office:value="4.78427559085939" calcext:value-type="float">
            <text:p>4.78427559085939</text:p>
          </table:table-cell>
          <table:table-cell office:value-type="float" office:value="-4" calcext:value-type="float">
            <text:p>-4</text:p>
          </table:table-cell>
          <table:table-cell table:formula="of:=[.B17]+[.C17]" office:value-type="float" office:value="-5.07572440914061" calcext:value-type="float">
            <text:p>-5.07572440914061</text:p>
          </table:table-cell>
          <table:table-cell table:formula="of:=[.B17]-[.C17]" office:value-type="float" office:value="-14.6442755908594" calcext:value-type="float">
            <text:p>-14.6442755908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.12" calcext:value-type="float">
            <text:p>-10.12</text:p>
          </table:table-cell>
          <table:table-cell office:value-type="float" office:value="5.13903657991427" calcext:value-type="float">
            <text:p>5.13903657991427</text:p>
          </table:table-cell>
          <table:table-cell office:value-type="float" office:value="-4" calcext:value-type="float">
            <text:p>-4</text:p>
          </table:table-cell>
          <table:table-cell table:formula="of:=[.B18]+[.C18]" office:value-type="float" office:value="-4.98096342008573" calcext:value-type="float">
            <text:p>-4.98096342008573</text:p>
          </table:table-cell>
          <table:table-cell table:formula="of:=[.B18]-[.C18]" office:value-type="float" office:value="-15.2590365799143" calcext:value-type="float">
            <text:p>-15.2590365799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.26" calcext:value-type="float">
            <text:p>-9.26</text:p>
          </table:table-cell>
          <table:table-cell office:value-type="float" office:value="5.07443582971536" calcext:value-type="float">
            <text:p>5.07443582971536</text:p>
          </table:table-cell>
          <table:table-cell office:value-type="float" office:value="-4" calcext:value-type="float">
            <text:p>-4</text:p>
          </table:table-cell>
          <table:table-cell table:formula="of:=[.B19]+[.C19]" office:value-type="float" office:value="-4.18556417028464" calcext:value-type="float">
            <text:p>-4.18556417028464</text:p>
          </table:table-cell>
          <table:table-cell table:formula="of:=[.B19]-[.C19]" office:value-type="float" office:value="-14.3344358297154" calcext:value-type="float">
            <text:p>-14.3344358297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34" calcext:value-type="float">
            <text:p>-9.34</text:p>
          </table:table-cell>
          <table:table-cell office:value-type="float" office:value="5.28810366804967" calcext:value-type="float">
            <text:p>5.28810366804967</text:p>
          </table:table-cell>
          <table:table-cell office:value-type="float" office:value="-2" calcext:value-type="float">
            <text:p>-2</text:p>
          </table:table-cell>
          <table:table-cell table:formula="of:=[.B20]+[.C20]" office:value-type="float" office:value="-4.05189633195033" calcext:value-type="float">
            <text:p>-4.05189633195033</text:p>
          </table:table-cell>
          <table:table-cell table:formula="of:=[.B20]-[.C20]" office:value-type="float" office:value="-14.6281036680497" calcext:value-type="float">
            <text:p>-14.6281036680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.94" calcext:value-type="float">
            <text:p>-8.94</text:p>
          </table:table-cell>
          <table:table-cell office:value-type="float" office:value="4.85303195867482" calcext:value-type="float">
            <text:p>4.85303195867482</text:p>
          </table:table-cell>
          <table:table-cell office:value-type="float" office:value="-2" calcext:value-type="float">
            <text:p>-2</text:p>
          </table:table-cell>
          <table:table-cell table:formula="of:=[.B21]+[.C21]" office:value-type="float" office:value="-4.08696804132518" calcext:value-type="float">
            <text:p>-4.08696804132518</text:p>
          </table:table-cell>
          <table:table-cell table:formula="of:=[.B21]-[.C21]" office:value-type="float" office:value="-13.7930319586748" calcext:value-type="float">
            <text:p>-13.79303195867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.58" calcext:value-type="float">
            <text:p>-8.58</text:p>
          </table:table-cell>
          <table:table-cell office:value-type="float" office:value="4.69940894628723" calcext:value-type="float">
            <text:p>4.69940894628723</text:p>
          </table:table-cell>
          <table:table-cell office:value-type="float" office:value="-2" calcext:value-type="float">
            <text:p>-2</text:p>
          </table:table-cell>
          <table:table-cell table:formula="of:=[.B22]+[.C22]" office:value-type="float" office:value="-3.88059105371277" calcext:value-type="float">
            <text:p>-3.88059105371277</text:p>
          </table:table-cell>
          <table:table-cell table:formula="of:=[.B22]-[.C22]" office:value-type="float" office:value="-13.2794089462872" calcext:value-type="float">
            <text:p>-13.27940894628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.4" calcext:value-type="float">
            <text:p>-9.4</text:p>
          </table:table-cell>
          <table:table-cell office:value-type="float" office:value="5.35223921797827" calcext:value-type="float">
            <text:p>5.35223921797827</text:p>
          </table:table-cell>
          <table:table-cell office:value-type="float" office:value="-2" calcext:value-type="float">
            <text:p>-2</text:p>
          </table:table-cell>
          <table:table-cell table:formula="of:=[.B23]+[.C23]" office:value-type="float" office:value="-4.04776078202173" calcext:value-type="float">
            <text:p>-4.04776078202173</text:p>
          </table:table-cell>
          <table:table-cell table:formula="of:=[.B23]-[.C23]" office:value-type="float" office:value="-14.7522392179783" calcext:value-type="float">
            <text:p>-14.75223921797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84" calcext:value-type="float">
            <text:p>-8.84</text:p>
          </table:table-cell>
          <table:table-cell office:value-type="float" office:value="4.98223105271386" calcext:value-type="float">
            <text:p>4.98223105271386</text:p>
          </table:table-cell>
          <table:table-cell office:value-type="float" office:value="-2" calcext:value-type="float">
            <text:p>-2</text:p>
          </table:table-cell>
          <table:table-cell table:formula="of:=[.B24]+[.C24]" office:value-type="float" office:value="-3.85776894728614" calcext:value-type="float">
            <text:p>-3.85776894728614</text:p>
          </table:table-cell>
          <table:table-cell table:formula="of:=[.B24]-[.C24]" office:value-type="float" office:value="-13.8222310527139" calcext:value-type="float">
            <text:p>-13.8222310527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.8" calcext:value-type="float">
            <text:p>-8.8</text:p>
          </table:table-cell>
          <table:table-cell office:value-type="float" office:value="5.20295176517206" calcext:value-type="float">
            <text:p>5.20295176517206</text:p>
          </table:table-cell>
          <table:table-cell office:value-type="float" office:value="-2" calcext:value-type="float">
            <text:p>-2</text:p>
          </table:table-cell>
          <table:table-cell table:formula="of:=[.B25]+[.C25]" office:value-type="float" office:value="-3.59704823482794" calcext:value-type="float">
            <text:p>-3.59704823482794</text:p>
          </table:table-cell>
          <table:table-cell table:formula="of:=[.B25]-[.C25]" office:value-type="float" office:value="-14.0029517651721" calcext:value-type="float">
            <text:p>-14.00295176517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84" calcext:value-type="float">
            <text:p>-8.84</text:p>
          </table:table-cell>
          <table:table-cell office:value-type="float" office:value="5.11823833329043" calcext:value-type="float">
            <text:p>5.11823833329043</text:p>
          </table:table-cell>
          <table:table-cell office:value-type="float" office:value="-2" calcext:value-type="float">
            <text:p>-2</text:p>
          </table:table-cell>
          <table:table-cell table:formula="of:=[.B26]+[.C26]" office:value-type="float" office:value="-3.72176166670957" calcext:value-type="float">
            <text:p>-3.72176166670957</text:p>
          </table:table-cell>
          <table:table-cell table:formula="of:=[.B26]-[.C26]" office:value-type="float" office:value="-13.9582383332904" calcext:value-type="float">
            <text:p>-13.9582383332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.38" calcext:value-type="float">
            <text:p>-9.38</text:p>
          </table:table-cell>
          <table:table-cell office:value-type="float" office:value="5.61164013907744" calcext:value-type="float">
            <text:p>5.61164013907744</text:p>
          </table:table-cell>
          <table:table-cell office:value-type="float" office:value="-2" calcext:value-type="float">
            <text:p>-2</text:p>
          </table:table-cell>
          <table:table-cell table:formula="of:=[.B27]+[.C27]" office:value-type="float" office:value="-3.76835986092256" calcext:value-type="float">
            <text:p>-3.76835986092256</text:p>
          </table:table-cell>
          <table:table-cell table:formula="of:=[.B27]-[.C27]" office:value-type="float" office:value="-14.9916401390774" calcext:value-type="float">
            <text:p>-14.99164013907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.46" calcext:value-type="float">
            <text:p>-8.46</text:p>
          </table:table-cell>
          <table:table-cell office:value-type="float" office:value="4.91425467287757" calcext:value-type="float">
            <text:p>4.91425467287757</text:p>
          </table:table-cell>
          <table:table-cell office:value-type="float" office:value="-2" calcext:value-type="float">
            <text:p>-2</text:p>
          </table:table-cell>
          <table:table-cell table:formula="of:=[.B28]+[.C28]" office:value-type="float" office:value="-3.54574532712243" calcext:value-type="float">
            <text:p>-3.54574532712243</text:p>
          </table:table-cell>
          <table:table-cell table:formula="of:=[.B28]-[.C28]" office:value-type="float" office:value="-13.3742546728776" calcext:value-type="float">
            <text:p>-13.37425467287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.8" calcext:value-type="float">
            <text:p>-8.8</text:p>
          </table:table-cell>
          <table:table-cell office:value-type="float" office:value="5.27237895052886" calcext:value-type="float">
            <text:p>5.27237895052886</text:p>
          </table:table-cell>
          <table:table-cell office:value-type="float" office:value="-2" calcext:value-type="float">
            <text:p>-2</text:p>
          </table:table-cell>
          <table:table-cell table:formula="of:=[.B29]+[.C29]" office:value-type="float" office:value="-3.52762104947114" calcext:value-type="float">
            <text:p>-3.52762104947114</text:p>
          </table:table-cell>
          <table:table-cell table:formula="of:=[.B29]-[.C29]" office:value-type="float" office:value="-14.0723789505289" calcext:value-type="float">
            <text:p>-14.0723789505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.7" calcext:value-type="float">
            <text:p>-8.7</text:p>
          </table:table-cell>
          <table:table-cell office:value-type="float" office:value="5.82835285219563" calcext:value-type="float">
            <text:p>5.82835285219563</text:p>
          </table:table-cell>
          <table:table-cell office:value-type="float" office:value="-2" calcext:value-type="float">
            <text:p>-2</text:p>
          </table:table-cell>
          <table:table-cell table:formula="of:=[.B30]+[.C30]" office:value-type="float" office:value="-2.87164714780437" calcext:value-type="float">
            <text:p>-2.87164714780437</text:p>
          </table:table-cell>
          <table:table-cell table:formula="of:=[.B30]-[.C30]" office:value-type="float" office:value="-14.5283528521956" calcext:value-type="float">
            <text:p>-14.5283528521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.72" calcext:value-type="float">
            <text:p>-7.72</text:p>
          </table:table-cell>
          <table:table-cell office:value-type="float" office:value="5.20310707484703" calcext:value-type="float">
            <text:p>5.20310707484703</text:p>
          </table:table-cell>
          <table:table-cell office:value-type="float" office:value="-2" calcext:value-type="float">
            <text:p>-2</text:p>
          </table:table-cell>
          <table:table-cell table:formula="of:=[.B31]+[.C31]" office:value-type="float" office:value="-2.51689292515297" calcext:value-type="float">
            <text:p>-2.51689292515297</text:p>
          </table:table-cell>
          <table:table-cell table:formula="of:=[.B31]-[.C31]" office:value-type="float" office:value="-12.923107074847" calcext:value-type="float">
            <text:p>-12.9231070748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26" calcext:value-type="float">
            <text:p>-8.26</text:p>
          </table:table-cell>
          <table:table-cell office:value-type="float" office:value="6.05466678678438" calcext:value-type="float">
            <text:p>6.05466678678438</text:p>
          </table:table-cell>
          <table:table-cell office:value-type="float" office:value="-2" calcext:value-type="float">
            <text:p>-2</text:p>
          </table:table-cell>
          <table:table-cell table:formula="of:=[.B32]+[.C32]" office:value-type="float" office:value="-2.20533321321562" calcext:value-type="float">
            <text:p>-2.20533321321562</text:p>
          </table:table-cell>
          <table:table-cell table:formula="of:=[.B32]-[.C32]" office:value-type="float" office:value="-14.3146667867844" calcext:value-type="float">
            <text:p>-14.31466678678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.26" calcext:value-type="float">
            <text:p>-7.26</text:p>
          </table:table-cell>
          <table:table-cell office:value-type="float" office:value="5.24668245348208" calcext:value-type="float">
            <text:p>5.24668245348208</text:p>
          </table:table-cell>
          <table:table-cell office:value-type="float" office:value="-2" calcext:value-type="float">
            <text:p>-2</text:p>
          </table:table-cell>
          <table:table-cell table:formula="of:=[.B33]+[.C33]" office:value-type="float" office:value="-2.01331754651792" calcext:value-type="float">
            <text:p>-2.01331754651792</text:p>
          </table:table-cell>
          <table:table-cell table:formula="of:=[.B33]-[.C33]" office:value-type="float" office:value="-12.5066824534821" calcext:value-type="float">
            <text:p>-12.50668245348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.1" calcext:value-type="float">
            <text:p>-8.1</text:p>
          </table:table-cell>
          <table:table-cell office:value-type="float" office:value="5.86291202166103" calcext:value-type="float">
            <text:p>5.86291202166103</text:p>
          </table:table-cell>
          <table:table-cell office:value-type="float" office:value="-2" calcext:value-type="float">
            <text:p>-2</text:p>
          </table:table-cell>
          <table:table-cell table:formula="of:=[.B34]+[.C34]" office:value-type="float" office:value="-2.23708797833897" calcext:value-type="float">
            <text:p>-2.23708797833897</text:p>
          </table:table-cell>
          <table:table-cell table:formula="of:=[.B34]-[.C34]" office:value-type="float" office:value="-13.962912021661" calcext:value-type="float">
            <text:p>-13.9629120216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.88" calcext:value-type="float">
            <text:p>-6.88</text:p>
          </table:table-cell>
          <table:table-cell office:value-type="float" office:value="5.56555060486863" calcext:value-type="float">
            <text:p>5.56555060486863</text:p>
          </table:table-cell>
          <table:table-cell office:value-type="float" office:value="-2" calcext:value-type="float">
            <text:p>-2</text:p>
          </table:table-cell>
          <table:table-cell table:formula="of:=[.B35]+[.C35]" office:value-type="float" office:value="-1.31444939513137" calcext:value-type="float">
            <text:p>-1.31444939513137</text:p>
          </table:table-cell>
          <table:table-cell table:formula="of:=[.B35]-[.C35]" office:value-type="float" office:value="-12.4455506048686" calcext:value-type="float">
            <text:p>-12.44555060486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.72" calcext:value-type="float">
            <text:p>-7.72</text:p>
          </table:table-cell>
          <table:table-cell office:value-type="float" office:value="5.79808397470904" calcext:value-type="float">
            <text:p>5.79808397470904</text:p>
          </table:table-cell>
          <table:table-cell office:value-type="float" office:value="-2" calcext:value-type="float">
            <text:p>-2</text:p>
          </table:table-cell>
          <table:table-cell table:formula="of:=[.B36]+[.C36]" office:value-type="float" office:value="-1.92191602529096" calcext:value-type="float">
            <text:p>-1.92191602529096</text:p>
          </table:table-cell>
          <table:table-cell table:formula="of:=[.B36]-[.C36]" office:value-type="float" office:value="-13.518083974709" calcext:value-type="float">
            <text:p>-13.5180839747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.62" calcext:value-type="float">
            <text:p>-7.62</text:p>
          </table:table-cell>
          <table:table-cell office:value-type="float" office:value="5.34615882119248" calcext:value-type="float">
            <text:p>5.34615882119248</text:p>
          </table:table-cell>
          <table:table-cell office:value-type="float" office:value="-2" calcext:value-type="float">
            <text:p>-2</text:p>
          </table:table-cell>
          <table:table-cell table:formula="of:=[.B37]+[.C37]" office:value-type="float" office:value="-2.27384117880752" calcext:value-type="float">
            <text:p>-2.27384117880752</text:p>
          </table:table-cell>
          <table:table-cell table:formula="of:=[.B37]-[.C37]" office:value-type="float" office:value="-12.9661588211925" calcext:value-type="float">
            <text:p>-12.9661588211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.8" calcext:value-type="float">
            <text:p>-6.8</text:p>
          </table:table-cell>
          <table:table-cell office:value-type="float" office:value="5.26471003163248" calcext:value-type="float">
            <text:p>5.26471003163248</text:p>
          </table:table-cell>
          <table:table-cell office:value-type="float" office:value="-2" calcext:value-type="float">
            <text:p>-2</text:p>
          </table:table-cell>
          <table:table-cell table:formula="of:=[.B38]+[.C38]" office:value-type="float" office:value="-1.53528996836752" calcext:value-type="float">
            <text:p>-1.53528996836752</text:p>
          </table:table-cell>
          <table:table-cell table:formula="of:=[.B38]-[.C38]" office:value-type="float" office:value="-12.0647100316325" calcext:value-type="float">
            <text:p>-12.06471003163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.72" calcext:value-type="float">
            <text:p>-6.72</text:p>
          </table:table-cell>
          <table:table-cell office:value-type="float" office:value="5.04140432575662" calcext:value-type="float">
            <text:p>5.04140432575662</text:p>
          </table:table-cell>
          <table:table-cell office:value-type="float" office:value="-2" calcext:value-type="float">
            <text:p>-2</text:p>
          </table:table-cell>
          <table:table-cell table:formula="of:=[.B39]+[.C39]" office:value-type="float" office:value="-1.67859567424338" calcext:value-type="float">
            <text:p>-1.67859567424338</text:p>
          </table:table-cell>
          <table:table-cell table:formula="of:=[.B39]-[.C39]" office:value-type="float" office:value="-11.7614043257566" calcext:value-type="float">
            <text:p>-11.76140432575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.28" calcext:value-type="float">
            <text:p>-6.28</text:p>
          </table:table-cell>
          <table:table-cell office:value-type="float" office:value="4.5217320360743" calcext:value-type="float">
            <text:p>4.5217320360743</text:p>
          </table:table-cell>
          <table:table-cell office:value-type="float" office:value="-2" calcext:value-type="float">
            <text:p>-2</text:p>
          </table:table-cell>
          <table:table-cell table:formula="of:=[.B40]+[.C40]" office:value-type="float" office:value="-1.7582679639257" calcext:value-type="float">
            <text:p>-1.7582679639257</text:p>
          </table:table-cell>
          <table:table-cell table:formula="of:=[.B40]-[.C40]" office:value-type="float" office:value="-10.8017320360743" calcext:value-type="float">
            <text:p>-10.80173203607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.2" calcext:value-type="float">
            <text:p>-7.2</text:p>
          </table:table-cell>
          <table:table-cell office:value-type="float" office:value="5.36355076117275" calcext:value-type="float">
            <text:p>5.36355076117275</text:p>
          </table:table-cell>
          <table:table-cell office:value-type="float" office:value="-2" calcext:value-type="float">
            <text:p>-2</text:p>
          </table:table-cell>
          <table:table-cell table:formula="of:=[.B41]+[.C41]" office:value-type="float" office:value="-1.83644923882725" calcext:value-type="float">
            <text:p>-1.83644923882725</text:p>
          </table:table-cell>
          <table:table-cell table:formula="of:=[.B41]-[.C41]" office:value-type="float" office:value="-12.5635507611727" calcext:value-type="float">
            <text:p>-12.56355076117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.74" calcext:value-type="float">
            <text:p>-7.74</text:p>
          </table:table-cell>
          <table:table-cell office:value-type="float" office:value="5.5169527528127" calcext:value-type="float">
            <text:p>5.5169527528127</text:p>
          </table:table-cell>
          <table:table-cell office:value-type="float" office:value="-2" calcext:value-type="float">
            <text:p>-2</text:p>
          </table:table-cell>
          <table:table-cell table:formula="of:=[.B42]+[.C42]" office:value-type="float" office:value="-2.2230472471873" calcext:value-type="float">
            <text:p>-2.2230472471873</text:p>
          </table:table-cell>
          <table:table-cell table:formula="of:=[.B42]-[.C42]" office:value-type="float" office:value="-13.2569527528127" calcext:value-type="float">
            <text:p>-13.25695275281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.9" calcext:value-type="float">
            <text:p>-7.9</text:p>
          </table:table-cell>
          <table:table-cell office:value-type="float" office:value="5.30580014243989" calcext:value-type="float">
            <text:p>5.30580014243989</text:p>
          </table:table-cell>
          <table:table-cell office:value-type="float" office:value="-2" calcext:value-type="float">
            <text:p>-2</text:p>
          </table:table-cell>
          <table:table-cell table:formula="of:=[.B43]+[.C43]" office:value-type="float" office:value="-2.59419985756011" calcext:value-type="float">
            <text:p>-2.59419985756011</text:p>
          </table:table-cell>
          <table:table-cell table:formula="of:=[.B43]-[.C43]" office:value-type="float" office:value="-13.2058001424399" calcext:value-type="float">
            <text:p>-13.20580014243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.32" calcext:value-type="float">
            <text:p>-6.32</text:p>
          </table:table-cell>
          <table:table-cell office:value-type="float" office:value="5.08290857639202" calcext:value-type="float">
            <text:p>5.08290857639202</text:p>
          </table:table-cell>
          <table:table-cell office:value-type="float" office:value="-2" calcext:value-type="float">
            <text:p>-2</text:p>
          </table:table-cell>
          <table:table-cell table:formula="of:=[.B44]+[.C44]" office:value-type="float" office:value="-1.23709142360798" calcext:value-type="float">
            <text:p>-1.23709142360798</text:p>
          </table:table-cell>
          <table:table-cell table:formula="of:=[.B44]-[.C44]" office:value-type="float" office:value="-11.402908576392" calcext:value-type="float">
            <text:p>-11.4029085763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.44" calcext:value-type="float">
            <text:p>-7.44</text:p>
          </table:table-cell>
          <table:table-cell office:value-type="float" office:value="5.14893339940566" calcext:value-type="float">
            <text:p>5.14893339940566</text:p>
          </table:table-cell>
          <table:table-cell office:value-type="float" office:value="-2" calcext:value-type="float">
            <text:p>-2</text:p>
          </table:table-cell>
          <table:table-cell table:formula="of:=[.B45]+[.C45]" office:value-type="float" office:value="-2.29106660059434" calcext:value-type="float">
            <text:p>-2.29106660059434</text:p>
          </table:table-cell>
          <table:table-cell table:formula="of:=[.B45]-[.C45]" office:value-type="float" office:value="-12.5889333994057" calcext:value-type="float">
            <text:p>-12.58893339940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.66" calcext:value-type="float">
            <text:p>-7.66</text:p>
          </table:table-cell>
          <table:table-cell office:value-type="float" office:value="5.69993797591631" calcext:value-type="float">
            <text:p>5.69993797591631</text:p>
          </table:table-cell>
          <table:table-cell office:value-type="float" office:value="-2" calcext:value-type="float">
            <text:p>-2</text:p>
          </table:table-cell>
          <table:table-cell table:formula="of:=[.B46]+[.C46]" office:value-type="float" office:value="-1.96006202408369" calcext:value-type="float">
            <text:p>-1.96006202408369</text:p>
          </table:table-cell>
          <table:table-cell table:formula="of:=[.B46]-[.C46]" office:value-type="float" office:value="-13.3599379759163" calcext:value-type="float">
            <text:p>-13.35993797591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.44" calcext:value-type="float">
            <text:p>-7.44</text:p>
          </table:table-cell>
          <table:table-cell office:value-type="float" office:value="5.27299198220938" calcext:value-type="float">
            <text:p>5.27299198220938</text:p>
          </table:table-cell>
          <table:table-cell office:value-type="float" office:value="-2" calcext:value-type="float">
            <text:p>-2</text:p>
          </table:table-cell>
          <table:table-cell table:formula="of:=[.B47]+[.C47]" office:value-type="float" office:value="-2.16700801779062" calcext:value-type="float">
            <text:p>-2.16700801779062</text:p>
          </table:table-cell>
          <table:table-cell table:formula="of:=[.B47]-[.C47]" office:value-type="float" office:value="-12.7129919822094" calcext:value-type="float">
            <text:p>-12.71299198220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.96" calcext:value-type="float">
            <text:p>-7.96</text:p>
          </table:table-cell>
          <table:table-cell office:value-type="float" office:value="5.66384956714" calcext:value-type="float">
            <text:p>5.66384956714</text:p>
          </table:table-cell>
          <table:table-cell office:value-type="float" office:value="-2" calcext:value-type="float">
            <text:p>-2</text:p>
          </table:table-cell>
          <table:table-cell table:formula="of:=[.B48]+[.C48]" office:value-type="float" office:value="-2.29615043286" calcext:value-type="float">
            <text:p>-2.29615043286</text:p>
          </table:table-cell>
          <table:table-cell table:formula="of:=[.B48]-[.C48]" office:value-type="float" office:value="-13.62384956714" calcext:value-type="float">
            <text:p>-13.623849567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.72" calcext:value-type="float">
            <text:p>-7.72</text:p>
          </table:table-cell>
          <table:table-cell office:value-type="float" office:value="5.54154192158526" calcext:value-type="float">
            <text:p>5.54154192158526</text:p>
          </table:table-cell>
          <table:table-cell office:value-type="float" office:value="-2" calcext:value-type="float">
            <text:p>-2</text:p>
          </table:table-cell>
          <table:table-cell table:formula="of:=[.B49]+[.C49]" office:value-type="float" office:value="-2.17845807841474" calcext:value-type="float">
            <text:p>-2.17845807841474</text:p>
          </table:table-cell>
          <table:table-cell table:formula="of:=[.B49]-[.C49]" office:value-type="float" office:value="-13.2615419215853" calcext:value-type="float">
            <text:p>-13.26154192158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.32" calcext:value-type="float">
            <text:p>-8.32</text:p>
          </table:table-cell>
          <table:table-cell office:value-type="float" office:value="5.52474689762602" calcext:value-type="float">
            <text:p>5.52474689762602</text:p>
          </table:table-cell>
          <table:table-cell office:value-type="float" office:value="-2" calcext:value-type="float">
            <text:p>-2</text:p>
          </table:table-cell>
          <table:table-cell table:formula="of:=[.B50]+[.C50]" office:value-type="float" office:value="-2.79525310237398" calcext:value-type="float">
            <text:p>-2.79525310237398</text:p>
          </table:table-cell>
          <table:table-cell table:formula="of:=[.B50]-[.C50]" office:value-type="float" office:value="-13.844746897626" calcext:value-type="float">
            <text:p>-13.8447468976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.02" calcext:value-type="float">
            <text:p>-8.02</text:p>
          </table:table-cell>
          <table:table-cell office:value-type="float" office:value="5.84994172465147" calcext:value-type="float">
            <text:p>5.84994172465147</text:p>
          </table:table-cell>
          <table:table-cell office:value-type="float" office:value="-2" calcext:value-type="float">
            <text:p>-2</text:p>
          </table:table-cell>
          <table:table-cell table:formula="of:=[.B51]+[.C51]" office:value-type="float" office:value="-2.17005827534853" calcext:value-type="float">
            <text:p>-2.17005827534853</text:p>
          </table:table-cell>
          <table:table-cell table:formula="of:=[.B51]-[.C51]" office:value-type="float" office:value="-13.8699417246515" calcext:value-type="float">
            <text:p>-13.86994172465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.08" calcext:value-type="float">
            <text:p>-8.08</text:p>
          </table:table-cell>
          <table:table-cell office:value-type="float" office:value="5.66342153069533" calcext:value-type="float">
            <text:p>5.66342153069533</text:p>
          </table:table-cell>
          <table:table-cell office:value-type="float" office:value="-2" calcext:value-type="float">
            <text:p>-2</text:p>
          </table:table-cell>
          <table:table-cell table:formula="of:=[.B52]+[.C52]" office:value-type="float" office:value="-2.41657846930467" calcext:value-type="float">
            <text:p>-2.41657846930467</text:p>
          </table:table-cell>
          <table:table-cell table:formula="of:=[.B52]-[.C52]" office:value-type="float" office:value="-13.7434215306953" calcext:value-type="float">
            <text:p>-13.74342153069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.56" calcext:value-type="float">
            <text:p>-7.56</text:p>
          </table:table-cell>
          <table:table-cell office:value-type="float" office:value="5.36038593514845" calcext:value-type="float">
            <text:p>5.36038593514845</text:p>
          </table:table-cell>
          <table:table-cell office:value-type="float" office:value="-2" calcext:value-type="float">
            <text:p>-2</text:p>
          </table:table-cell>
          <table:table-cell table:formula="of:=[.B53]+[.C53]" office:value-type="float" office:value="-2.19961406485155" calcext:value-type="float">
            <text:p>-2.19961406485155</text:p>
          </table:table-cell>
          <table:table-cell table:formula="of:=[.B53]-[.C53]" office:value-type="float" office:value="-12.9203859351485" calcext:value-type="float">
            <text:p>-12.92038593514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.34" calcext:value-type="float">
            <text:p>-7.34</text:p>
          </table:table-cell>
          <table:table-cell office:value-type="float" office:value="5.54179710486726" calcext:value-type="float">
            <text:p>5.54179710486726</text:p>
          </table:table-cell>
          <table:table-cell office:value-type="float" office:value="-2" calcext:value-type="float">
            <text:p>-2</text:p>
          </table:table-cell>
          <table:table-cell table:formula="of:=[.B54]+[.C54]" office:value-type="float" office:value="-1.79820289513274" calcext:value-type="float">
            <text:p>-1.79820289513274</text:p>
          </table:table-cell>
          <table:table-cell table:formula="of:=[.B54]-[.C54]" office:value-type="float" office:value="-12.8817971048673" calcext:value-type="float">
            <text:p>-12.88179710486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.24" calcext:value-type="float">
            <text:p>-7.24</text:p>
          </table:table-cell>
          <table:table-cell office:value-type="float" office:value="5.81728528446114" calcext:value-type="float">
            <text:p>5.81728528446114</text:p>
          </table:table-cell>
          <table:table-cell office:value-type="float" office:value="-2" calcext:value-type="float">
            <text:p>-2</text:p>
          </table:table-cell>
          <table:table-cell table:formula="of:=[.B55]+[.C55]" office:value-type="float" office:value="-1.42271471553886" calcext:value-type="float">
            <text:p>-1.42271471553886</text:p>
          </table:table-cell>
          <table:table-cell table:formula="of:=[.B55]-[.C55]" office:value-type="float" office:value="-13.0572852844611" calcext:value-type="float">
            <text:p>-13.05728528446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.52" calcext:value-type="float">
            <text:p>-7.52</text:p>
          </table:table-cell>
          <table:table-cell office:value-type="float" office:value="5.75682291728781" calcext:value-type="float">
            <text:p>5.75682291728781</text:p>
          </table:table-cell>
          <table:table-cell office:value-type="float" office:value="-2" calcext:value-type="float">
            <text:p>-2</text:p>
          </table:table-cell>
          <table:table-cell table:formula="of:=[.B56]+[.C56]" office:value-type="float" office:value="-1.76317708271219" calcext:value-type="float">
            <text:p>-1.76317708271219</text:p>
          </table:table-cell>
          <table:table-cell table:formula="of:=[.B56]-[.C56]" office:value-type="float" office:value="-13.2768229172878" calcext:value-type="float">
            <text:p>-13.27682291728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.66" calcext:value-type="float">
            <text:p>-7.66</text:p>
          </table:table-cell>
          <table:table-cell office:value-type="float" office:value="5.5271963046285" calcext:value-type="float">
            <text:p>5.5271963046285</text:p>
          </table:table-cell>
          <table:table-cell office:value-type="float" office:value="-2" calcext:value-type="float">
            <text:p>-2</text:p>
          </table:table-cell>
          <table:table-cell table:formula="of:=[.B57]+[.C57]" office:value-type="float" office:value="-2.1328036953715" calcext:value-type="float">
            <text:p>-2.1328036953715</text:p>
          </table:table-cell>
          <table:table-cell table:formula="of:=[.B57]-[.C57]" office:value-type="float" office:value="-13.1871963046285" calcext:value-type="float">
            <text:p>-13.18719630462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.9" calcext:value-type="float">
            <text:p>-7.9</text:p>
          </table:table-cell>
          <table:table-cell office:value-type="float" office:value="5.44114515576093" calcext:value-type="float">
            <text:p>5.44114515576093</text:p>
          </table:table-cell>
          <table:table-cell office:value-type="float" office:value="-2" calcext:value-type="float">
            <text:p>-2</text:p>
          </table:table-cell>
          <table:table-cell table:formula="of:=[.B58]+[.C58]" office:value-type="float" office:value="-2.45885484423907" calcext:value-type="float">
            <text:p>-2.45885484423907</text:p>
          </table:table-cell>
          <table:table-cell table:formula="of:=[.B58]-[.C58]" office:value-type="float" office:value="-13.3411451557609" calcext:value-type="float">
            <text:p>-13.34114515576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.46" calcext:value-type="float">
            <text:p>-6.46</text:p>
          </table:table-cell>
          <table:table-cell office:value-type="float" office:value="4.97959472611614" calcext:value-type="float">
            <text:p>4.97959472611614</text:p>
          </table:table-cell>
          <table:table-cell office:value-type="float" office:value="-2" calcext:value-type="float">
            <text:p>-2</text:p>
          </table:table-cell>
          <table:table-cell table:formula="of:=[.B59]+[.C59]" office:value-type="float" office:value="-1.48040527388386" calcext:value-type="float">
            <text:p>-1.48040527388386</text:p>
          </table:table-cell>
          <table:table-cell table:formula="of:=[.B59]-[.C59]" office:value-type="float" office:value="-11.4395947261161" calcext:value-type="float">
            <text:p>-11.43959472611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.64" calcext:value-type="float">
            <text:p>-7.64</text:p>
          </table:table-cell>
          <table:table-cell office:value-type="float" office:value="5.45601327051913" calcext:value-type="float">
            <text:p>5.45601327051913</text:p>
          </table:table-cell>
          <table:table-cell office:value-type="float" office:value="-2" calcext:value-type="float">
            <text:p>-2</text:p>
          </table:table-cell>
          <table:table-cell table:formula="of:=[.B60]+[.C60]" office:value-type="float" office:value="-2.18398672948087" calcext:value-type="float">
            <text:p>-2.18398672948087</text:p>
          </table:table-cell>
          <table:table-cell table:formula="of:=[.B60]-[.C60]" office:value-type="float" office:value="-13.0960132705191" calcext:value-type="float">
            <text:p>-13.09601327051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.16" calcext:value-type="float">
            <text:p>-7.16</text:p>
          </table:table-cell>
          <table:table-cell office:value-type="float" office:value="5.19658007197469" calcext:value-type="float">
            <text:p>5.19658007197469</text:p>
          </table:table-cell>
          <table:table-cell office:value-type="float" office:value="-2" calcext:value-type="float">
            <text:p>-2</text:p>
          </table:table-cell>
          <table:table-cell table:formula="of:=[.B61]+[.C61]" office:value-type="float" office:value="-1.96341992802531" calcext:value-type="float">
            <text:p>-1.96341992802531</text:p>
          </table:table-cell>
          <table:table-cell table:formula="of:=[.B61]-[.C61]" office:value-type="float" office:value="-12.3565800719747" calcext:value-type="float">
            <text:p>-12.35658007197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.46" calcext:value-type="float">
            <text:p>-7.46</text:p>
          </table:table-cell>
          <table:table-cell office:value-type="float" office:value="5.44470830117174" calcext:value-type="float">
            <text:p>5.44470830117174</text:p>
          </table:table-cell>
          <table:table-cell office:value-type="float" office:value="-2" calcext:value-type="float">
            <text:p>-2</text:p>
          </table:table-cell>
          <table:table-cell table:formula="of:=[.B62]+[.C62]" office:value-type="float" office:value="-2.01529169882826" calcext:value-type="float">
            <text:p>-2.01529169882826</text:p>
          </table:table-cell>
          <table:table-cell table:formula="of:=[.B62]-[.C62]" office:value-type="float" office:value="-12.9047083011717" calcext:value-type="float">
            <text:p>-12.90470830117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.04" calcext:value-type="float">
            <text:p>-8.04</text:p>
          </table:table-cell>
          <table:table-cell office:value-type="float" office:value="6.1033522830416" calcext:value-type="float">
            <text:p>6.1033522830416</text:p>
          </table:table-cell>
          <table:table-cell office:value-type="float" office:value="-2" calcext:value-type="float">
            <text:p>-2</text:p>
          </table:table-cell>
          <table:table-cell table:formula="of:=[.B63]+[.C63]" office:value-type="float" office:value="-1.9366477169584" calcext:value-type="float">
            <text:p>-1.9366477169584</text:p>
          </table:table-cell>
          <table:table-cell table:formula="of:=[.B63]-[.C63]" office:value-type="float" office:value="-14.1433522830416" calcext:value-type="float">
            <text:p>-14.14335228304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.48" calcext:value-type="float">
            <text:p>-7.48</text:p>
          </table:table-cell>
          <table:table-cell office:value-type="float" office:value="5.18443669441376" calcext:value-type="float">
            <text:p>5.18443669441376</text:p>
          </table:table-cell>
          <table:table-cell office:value-type="float" office:value="-2" calcext:value-type="float">
            <text:p>-2</text:p>
          </table:table-cell>
          <table:table-cell table:formula="of:=[.B64]+[.C64]" office:value-type="float" office:value="-2.29556330558624" calcext:value-type="float">
            <text:p>-2.29556330558624</text:p>
          </table:table-cell>
          <table:table-cell table:formula="of:=[.B64]-[.C64]" office:value-type="float" office:value="-12.6644366944138" calcext:value-type="float">
            <text:p>-12.6644366944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.78" calcext:value-type="float">
            <text:p>-7.78</text:p>
          </table:table-cell>
          <table:table-cell office:value-type="float" office:value="5.69880370221362" calcext:value-type="float">
            <text:p>5.69880370221362</text:p>
          </table:table-cell>
          <table:table-cell office:value-type="float" office:value="-2" calcext:value-type="float">
            <text:p>-2</text:p>
          </table:table-cell>
          <table:table-cell table:formula="of:=[.B65]+[.C65]" office:value-type="float" office:value="-2.08119629778638" calcext:value-type="float">
            <text:p>-2.08119629778638</text:p>
          </table:table-cell>
          <table:table-cell table:formula="of:=[.B65]-[.C65]" office:value-type="float" office:value="-13.4788037022136" calcext:value-type="float">
            <text:p>-13.47880370221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.42" calcext:value-type="float">
            <text:p>-7.42</text:p>
          </table:table-cell>
          <table:table-cell office:value-type="float" office:value="5.08747719822155" calcext:value-type="float">
            <text:p>5.08747719822155</text:p>
          </table:table-cell>
          <table:table-cell office:value-type="float" office:value="-2" calcext:value-type="float">
            <text:p>-2</text:p>
          </table:table-cell>
          <table:table-cell table:formula="of:=[.B66]+[.C66]" office:value-type="float" office:value="-2.33252280177845" calcext:value-type="float">
            <text:p>-2.33252280177845</text:p>
          </table:table-cell>
          <table:table-cell table:formula="of:=[.B66]-[.C66]" office:value-type="float" office:value="-12.5074771982216" calcext:value-type="float">
            <text:p>-12.50747719822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.88" calcext:value-type="float">
            <text:p>-6.88</text:p>
          </table:table-cell>
          <table:table-cell office:value-type="float" office:value="4.69962388351075" calcext:value-type="float">
            <text:p>4.69962388351075</text:p>
          </table:table-cell>
          <table:table-cell office:value-type="float" office:value="-2" calcext:value-type="float">
            <text:p>-2</text:p>
          </table:table-cell>
          <table:table-cell table:formula="of:=[.B67]+[.C67]" office:value-type="float" office:value="-2.18037611648925" calcext:value-type="float">
            <text:p>-2.18037611648925</text:p>
          </table:table-cell>
          <table:table-cell table:formula="of:=[.B67]-[.C67]" office:value-type="float" office:value="-11.5796238835107" calcext:value-type="float">
            <text:p>-11.57962388351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.64" calcext:value-type="float">
            <text:p>-7.64</text:p>
          </table:table-cell>
          <table:table-cell office:value-type="float" office:value="5.86294647887403" calcext:value-type="float">
            <text:p>5.86294647887403</text:p>
          </table:table-cell>
          <table:table-cell office:value-type="float" office:value="-2" calcext:value-type="float">
            <text:p>-2</text:p>
          </table:table-cell>
          <table:table-cell table:formula="of:=[.B68]+[.C68]" office:value-type="float" office:value="-1.77705352112597" calcext:value-type="float">
            <text:p>-1.77705352112597</text:p>
          </table:table-cell>
          <table:table-cell table:formula="of:=[.B68]-[.C68]" office:value-type="float" office:value="-13.502946478874" calcext:value-type="float">
            <text:p>-13.5029464788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.46" calcext:value-type="float">
            <text:p>-7.46</text:p>
          </table:table-cell>
          <table:table-cell office:value-type="float" office:value="5.57668305889746" calcext:value-type="float">
            <text:p>5.57668305889746</text:p>
          </table:table-cell>
          <table:table-cell office:value-type="float" office:value="-2" calcext:value-type="float">
            <text:p>-2</text:p>
          </table:table-cell>
          <table:table-cell table:formula="of:=[.B69]+[.C69]" office:value-type="float" office:value="-1.88331694110254" calcext:value-type="float">
            <text:p>-1.88331694110254</text:p>
          </table:table-cell>
          <table:table-cell table:formula="of:=[.B69]-[.C69]" office:value-type="float" office:value="-13.0366830588975" calcext:value-type="float">
            <text:p>-13.03668305889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.08" calcext:value-type="float">
            <text:p>-7.08</text:p>
          </table:table-cell>
          <table:table-cell office:value-type="float" office:value="4.9352985438747" calcext:value-type="float">
            <text:p>4.9352985438747</text:p>
          </table:table-cell>
          <table:table-cell office:value-type="float" office:value="-2" calcext:value-type="float">
            <text:p>-2</text:p>
          </table:table-cell>
          <table:table-cell table:formula="of:=[.B70]+[.C70]" office:value-type="float" office:value="-2.1447014561253" calcext:value-type="float">
            <text:p>-2.1447014561253</text:p>
          </table:table-cell>
          <table:table-cell table:formula="of:=[.B70]-[.C70]" office:value-type="float" office:value="-12.0152985438747" calcext:value-type="float">
            <text:p>-12.01529854387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.24" calcext:value-type="float">
            <text:p>-8.24</text:p>
          </table:table-cell>
          <table:table-cell office:value-type="float" office:value="5.99177887954939" calcext:value-type="float">
            <text:p>5.99177887954939</text:p>
          </table:table-cell>
          <table:table-cell office:value-type="float" office:value="-2" calcext:value-type="float">
            <text:p>-2</text:p>
          </table:table-cell>
          <table:table-cell table:formula="of:=[.B71]+[.C71]" office:value-type="float" office:value="-2.24822112045061" calcext:value-type="float">
            <text:p>-2.24822112045061</text:p>
          </table:table-cell>
          <table:table-cell table:formula="of:=[.B71]-[.C71]" office:value-type="float" office:value="-14.2317788795494" calcext:value-type="float">
            <text:p>-14.23177887954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.9" calcext:value-type="float">
            <text:p>-7.9</text:p>
          </table:table-cell>
          <table:table-cell office:value-type="float" office:value="5.3437398472938" calcext:value-type="float">
            <text:p>5.3437398472938</text:p>
          </table:table-cell>
          <table:table-cell office:value-type="float" office:value="-2" calcext:value-type="float">
            <text:p>-2</text:p>
          </table:table-cell>
          <table:table-cell table:formula="of:=[.B72]+[.C72]" office:value-type="float" office:value="-2.5562601527062" calcext:value-type="float">
            <text:p>-2.5562601527062</text:p>
          </table:table-cell>
          <table:table-cell table:formula="of:=[.B72]-[.C72]" office:value-type="float" office:value="-13.2437398472938" calcext:value-type="float">
            <text:p>-13.24373984729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.76" calcext:value-type="float">
            <text:p>-7.76</text:p>
          </table:table-cell>
          <table:table-cell office:value-type="float" office:value="5.6445557930638" calcext:value-type="float">
            <text:p>5.6445557930638</text:p>
          </table:table-cell>
          <table:table-cell office:value-type="float" office:value="-2" calcext:value-type="float">
            <text:p>-2</text:p>
          </table:table-cell>
          <table:table-cell table:formula="of:=[.B73]+[.C73]" office:value-type="float" office:value="-2.1154442069362" calcext:value-type="float">
            <text:p>-2.1154442069362</text:p>
          </table:table-cell>
          <table:table-cell table:formula="of:=[.B73]-[.C73]" office:value-type="float" office:value="-13.4045557930638" calcext:value-type="float">
            <text:p>-13.40455579306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.1" calcext:value-type="float">
            <text:p>-7.1</text:p>
          </table:table-cell>
          <table:table-cell office:value-type="float" office:value="5.13553671720273" calcext:value-type="float">
            <text:p>5.13553671720273</text:p>
          </table:table-cell>
          <table:table-cell office:value-type="float" office:value="-2" calcext:value-type="float">
            <text:p>-2</text:p>
          </table:table-cell>
          <table:table-cell table:formula="of:=[.B74]+[.C74]" office:value-type="float" office:value="-1.96446328279727" calcext:value-type="float">
            <text:p>-1.96446328279727</text:p>
          </table:table-cell>
          <table:table-cell table:formula="of:=[.B74]-[.C74]" office:value-type="float" office:value="-12.2355367172027" calcext:value-type="float">
            <text:p>-12.23553671720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.92" calcext:value-type="float">
            <text:p>-7.92</text:p>
          </table:table-cell>
          <table:table-cell office:value-type="float" office:value="6.58078009560164" calcext:value-type="float">
            <text:p>6.58078009560164</text:p>
          </table:table-cell>
          <table:table-cell office:value-type="float" office:value="-2" calcext:value-type="float">
            <text:p>-2</text:p>
          </table:table-cell>
          <table:table-cell table:formula="of:=[.B75]+[.C75]" office:value-type="float" office:value="-1.33921990439837" calcext:value-type="float">
            <text:p>-1.33921990439837</text:p>
          </table:table-cell>
          <table:table-cell table:formula="of:=[.B75]-[.C75]" office:value-type="float" office:value="-14.5007800956016" calcext:value-type="float">
            <text:p>-14.5007800956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.66" calcext:value-type="float">
            <text:p>-6.66</text:p>
          </table:table-cell>
          <table:table-cell office:value-type="float" office:value="4.82464213358584" calcext:value-type="float">
            <text:p>4.82464213358584</text:p>
          </table:table-cell>
          <table:table-cell office:value-type="float" office:value="-2" calcext:value-type="float">
            <text:p>-2</text:p>
          </table:table-cell>
          <table:table-cell table:formula="of:=[.B76]+[.C76]" office:value-type="float" office:value="-1.83535786641416" calcext:value-type="float">
            <text:p>-1.83535786641416</text:p>
          </table:table-cell>
          <table:table-cell table:formula="of:=[.B76]-[.C76]" office:value-type="float" office:value="-11.4846421335858" calcext:value-type="float">
            <text:p>-11.48464213358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.02" calcext:value-type="float">
            <text:p>-8.02</text:p>
          </table:table-cell>
          <table:table-cell office:value-type="float" office:value="5.55955815408804" calcext:value-type="float">
            <text:p>5.55955815408804</text:p>
          </table:table-cell>
          <table:table-cell office:value-type="float" office:value="-2" calcext:value-type="float">
            <text:p>-2</text:p>
          </table:table-cell>
          <table:table-cell table:formula="of:=[.B77]+[.C77]" office:value-type="float" office:value="-2.46044184591195" calcext:value-type="float">
            <text:p>-2.46044184591195</text:p>
          </table:table-cell>
          <table:table-cell table:formula="of:=[.B77]-[.C77]" office:value-type="float" office:value="-13.579558154088" calcext:value-type="float">
            <text:p>-13.5795581540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56" calcext:value-type="float">
            <text:p>-7.56</text:p>
          </table:table-cell>
          <table:table-cell office:value-type="float" office:value="5.41289145830525" calcext:value-type="float">
            <text:p>5.41289145830525</text:p>
          </table:table-cell>
          <table:table-cell office:value-type="float" office:value="-2" calcext:value-type="float">
            <text:p>-2</text:p>
          </table:table-cell>
          <table:table-cell table:formula="of:=[.B78]+[.C78]" office:value-type="float" office:value="-2.14710854169475" calcext:value-type="float">
            <text:p>-2.14710854169475</text:p>
          </table:table-cell>
          <table:table-cell table:formula="of:=[.B78]-[.C78]" office:value-type="float" office:value="-12.9728914583053" calcext:value-type="float">
            <text:p>-12.97289145830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.52" calcext:value-type="float">
            <text:p>-7.52</text:p>
          </table:table-cell>
          <table:table-cell office:value-type="float" office:value="5.30385794407327" calcext:value-type="float">
            <text:p>5.30385794407327</text:p>
          </table:table-cell>
          <table:table-cell office:value-type="float" office:value="-2" calcext:value-type="float">
            <text:p>-2</text:p>
          </table:table-cell>
          <table:table-cell table:formula="of:=[.B79]+[.C79]" office:value-type="float" office:value="-2.21614205592673" calcext:value-type="float">
            <text:p>-2.21614205592673</text:p>
          </table:table-cell>
          <table:table-cell table:formula="of:=[.B79]-[.C79]" office:value-type="float" office:value="-12.8238579440733" calcext:value-type="float">
            <text:p>-12.82385794407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.6" calcext:value-type="float">
            <text:p>-7.6</text:p>
          </table:table-cell>
          <table:table-cell office:value-type="float" office:value="5.18739731552258" calcext:value-type="float">
            <text:p>5.18739731552258</text:p>
          </table:table-cell>
          <table:table-cell office:value-type="float" office:value="-2" calcext:value-type="float">
            <text:p>-2</text:p>
          </table:table-cell>
          <table:table-cell table:formula="of:=[.B80]+[.C80]" office:value-type="float" office:value="-2.41260268447742" calcext:value-type="float">
            <text:p>-2.41260268447742</text:p>
          </table:table-cell>
          <table:table-cell table:formula="of:=[.B80]-[.C80]" office:value-type="float" office:value="-12.7873973155226" calcext:value-type="float">
            <text:p>-12.78739731552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.34" calcext:value-type="float">
            <text:p>-7.34</text:p>
          </table:table-cell>
          <table:table-cell office:value-type="float" office:value="5.5998196219146" calcext:value-type="float">
            <text:p>5.5998196219146</text:p>
          </table:table-cell>
          <table:table-cell office:value-type="float" office:value="-2" calcext:value-type="float">
            <text:p>-2</text:p>
          </table:table-cell>
          <table:table-cell table:formula="of:=[.B81]+[.C81]" office:value-type="float" office:value="-1.7401803780854" calcext:value-type="float">
            <text:p>-1.7401803780854</text:p>
          </table:table-cell>
          <table:table-cell table:formula="of:=[.B81]-[.C81]" office:value-type="float" office:value="-12.9398196219146" calcext:value-type="float">
            <text:p>-12.93981962191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.68" calcext:value-type="float">
            <text:p>-7.68</text:p>
          </table:table-cell>
          <table:table-cell office:value-type="float" office:value="5.30080992477431" calcext:value-type="float">
            <text:p>5.30080992477431</text:p>
          </table:table-cell>
          <table:table-cell office:value-type="float" office:value="-2" calcext:value-type="float">
            <text:p>-2</text:p>
          </table:table-cell>
          <table:table-cell table:formula="of:=[.B82]+[.C82]" office:value-type="float" office:value="-2.37919007522569" calcext:value-type="float">
            <text:p>-2.37919007522569</text:p>
          </table:table-cell>
          <table:table-cell table:formula="of:=[.B82]-[.C82]" office:value-type="float" office:value="-12.9808099247743" calcext:value-type="float">
            <text:p>-12.98080992477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.98" calcext:value-type="float">
            <text:p>-7.98</text:p>
          </table:table-cell>
          <table:table-cell office:value-type="float" office:value="5.3597452072714" calcext:value-type="float">
            <text:p>5.3597452072714</text:p>
          </table:table-cell>
          <table:table-cell office:value-type="float" office:value="-2" calcext:value-type="float">
            <text:p>-2</text:p>
          </table:table-cell>
          <table:table-cell table:formula="of:=[.B83]+[.C83]" office:value-type="float" office:value="-2.62025479272861" calcext:value-type="float">
            <text:p>-2.62025479272861</text:p>
          </table:table-cell>
          <table:table-cell table:formula="of:=[.B83]-[.C83]" office:value-type="float" office:value="-13.3397452072714" calcext:value-type="float">
            <text:p>-13.33974520727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.58" calcext:value-type="float">
            <text:p>-6.58</text:p>
          </table:table-cell>
          <table:table-cell office:value-type="float" office:value="4.59507861464279" calcext:value-type="float">
            <text:p>4.59507861464279</text:p>
          </table:table-cell>
          <table:table-cell office:value-type="float" office:value="-2" calcext:value-type="float">
            <text:p>-2</text:p>
          </table:table-cell>
          <table:table-cell table:formula="of:=[.B84]+[.C84]" office:value-type="float" office:value="-1.98492138535721" calcext:value-type="float">
            <text:p>-1.98492138535721</text:p>
          </table:table-cell>
          <table:table-cell table:formula="of:=[.B84]-[.C84]" office:value-type="float" office:value="-11.1750786146428" calcext:value-type="float">
            <text:p>-11.17507861464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.32" calcext:value-type="float">
            <text:p>-7.32</text:p>
          </table:table-cell>
          <table:table-cell office:value-type="float" office:value="5.5648245908809" calcext:value-type="float">
            <text:p>5.5648245908809</text:p>
          </table:table-cell>
          <table:table-cell office:value-type="float" office:value="-2" calcext:value-type="float">
            <text:p>-2</text:p>
          </table:table-cell>
          <table:table-cell table:formula="of:=[.B85]+[.C85]" office:value-type="float" office:value="-1.7551754091191" calcext:value-type="float">
            <text:p>-1.7551754091191</text:p>
          </table:table-cell>
          <table:table-cell table:formula="of:=[.B85]-[.C85]" office:value-type="float" office:value="-12.8848245908809" calcext:value-type="float">
            <text:p>-12.88482459088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.42" calcext:value-type="float">
            <text:p>-8.42</text:p>
          </table:table-cell>
          <table:table-cell office:value-type="float" office:value="6.14501522546626" calcext:value-type="float">
            <text:p>6.14501522546626</text:p>
          </table:table-cell>
          <table:table-cell office:value-type="float" office:value="-2" calcext:value-type="float">
            <text:p>-2</text:p>
          </table:table-cell>
          <table:table-cell table:formula="of:=[.B86]+[.C86]" office:value-type="float" office:value="-2.27498477453374" calcext:value-type="float">
            <text:p>-2.27498477453374</text:p>
          </table:table-cell>
          <table:table-cell table:formula="of:=[.B86]-[.C86]" office:value-type="float" office:value="-14.5650152254663" calcext:value-type="float">
            <text:p>-14.56501522546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.02" calcext:value-type="float">
            <text:p>-7.02</text:p>
          </table:table-cell>
          <table:table-cell office:value-type="float" office:value="5.15218890424745" calcext:value-type="float">
            <text:p>5.15218890424745</text:p>
          </table:table-cell>
          <table:table-cell office:value-type="float" office:value="-2" calcext:value-type="float">
            <text:p>-2</text:p>
          </table:table-cell>
          <table:table-cell table:formula="of:=[.B87]+[.C87]" office:value-type="float" office:value="-1.86781109575255" calcext:value-type="float">
            <text:p>-1.86781109575255</text:p>
          </table:table-cell>
          <table:table-cell table:formula="of:=[.B87]-[.C87]" office:value-type="float" office:value="-12.1721889042474" calcext:value-type="float">
            <text:p>-12.17218890424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.92" calcext:value-type="float">
            <text:p>-6.92</text:p>
          </table:table-cell>
          <table:table-cell office:value-type="float" office:value="5.26793233737024" calcext:value-type="float">
            <text:p>5.26793233737024</text:p>
          </table:table-cell>
          <table:table-cell office:value-type="float" office:value="-2" calcext:value-type="float">
            <text:p>-2</text:p>
          </table:table-cell>
          <table:table-cell table:formula="of:=[.B88]+[.C88]" office:value-type="float" office:value="-1.65206766262976" calcext:value-type="float">
            <text:p>-1.65206766262976</text:p>
          </table:table-cell>
          <table:table-cell table:formula="of:=[.B88]-[.C88]" office:value-type="float" office:value="-12.1879323373702" calcext:value-type="float">
            <text:p>-12.18793233737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.08" calcext:value-type="float">
            <text:p>-7.08</text:p>
          </table:table-cell>
          <table:table-cell office:value-type="float" office:value="5.50056011840264" calcext:value-type="float">
            <text:p>5.50056011840264</text:p>
          </table:table-cell>
          <table:table-cell office:value-type="float" office:value="-2" calcext:value-type="float">
            <text:p>-2</text:p>
          </table:table-cell>
          <table:table-cell table:formula="of:=[.B89]+[.C89]" office:value-type="float" office:value="-1.57943988159736" calcext:value-type="float">
            <text:p>-1.57943988159736</text:p>
          </table:table-cell>
          <table:table-cell table:formula="of:=[.B89]-[.C89]" office:value-type="float" office:value="-12.5805601184026" calcext:value-type="float">
            <text:p>-12.58056011840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.96" calcext:value-type="float">
            <text:p>-8.96</text:p>
          </table:table-cell>
          <table:table-cell office:value-type="float" office:value="6.87246004504261" calcext:value-type="float">
            <text:p>6.87246004504261</text:p>
          </table:table-cell>
          <table:table-cell office:value-type="float" office:value="-2" calcext:value-type="float">
            <text:p>-2</text:p>
          </table:table-cell>
          <table:table-cell table:formula="of:=[.B90]+[.C90]" office:value-type="float" office:value="-2.08753995495739" calcext:value-type="float">
            <text:p>-2.08753995495739</text:p>
          </table:table-cell>
          <table:table-cell table:formula="of:=[.B90]-[.C90]" office:value-type="float" office:value="-15.8324600450426" calcext:value-type="float">
            <text:p>-15.83246004504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66" calcext:value-type="float">
            <text:p>-7.66</text:p>
          </table:table-cell>
          <table:table-cell office:value-type="float" office:value="5.42389028821434" calcext:value-type="float">
            <text:p>5.42389028821434</text:p>
          </table:table-cell>
          <table:table-cell office:value-type="float" office:value="-2" calcext:value-type="float">
            <text:p>-2</text:p>
          </table:table-cell>
          <table:table-cell table:formula="of:=[.B91]+[.C91]" office:value-type="float" office:value="-2.23610971178566" calcext:value-type="float">
            <text:p>-2.23610971178566</text:p>
          </table:table-cell>
          <table:table-cell table:formula="of:=[.B91]-[.C91]" office:value-type="float" office:value="-13.0838902882143" calcext:value-type="float">
            <text:p>-13.08389028821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.22" calcext:value-type="float">
            <text:p>-7.22</text:p>
          </table:table-cell>
          <table:table-cell office:value-type="float" office:value="5.51138399454743" calcext:value-type="float">
            <text:p>5.51138399454743</text:p>
          </table:table-cell>
          <table:table-cell office:value-type="float" office:value="-2" calcext:value-type="float">
            <text:p>-2</text:p>
          </table:table-cell>
          <table:table-cell table:formula="of:=[.B92]+[.C92]" office:value-type="float" office:value="-1.70861600545257" calcext:value-type="float">
            <text:p>-1.70861600545257</text:p>
          </table:table-cell>
          <table:table-cell table:formula="of:=[.B92]-[.C92]" office:value-type="float" office:value="-12.7313839945474" calcext:value-type="float">
            <text:p>-12.73138399454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.9" calcext:value-type="float">
            <text:p>-7.9</text:p>
          </table:table-cell>
          <table:table-cell office:value-type="float" office:value="5.4188224148459" calcext:value-type="float">
            <text:p>5.4188224148459</text:p>
          </table:table-cell>
          <table:table-cell office:value-type="float" office:value="-2" calcext:value-type="float">
            <text:p>-2</text:p>
          </table:table-cell>
          <table:table-cell table:formula="of:=[.B93]+[.C93]" office:value-type="float" office:value="-2.4811775851541" calcext:value-type="float">
            <text:p>-2.4811775851541</text:p>
          </table:table-cell>
          <table:table-cell table:formula="of:=[.B93]-[.C93]" office:value-type="float" office:value="-13.3188224148459" calcext:value-type="float">
            <text:p>-13.31882241484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.1" calcext:value-type="float">
            <text:p>-7.1</text:p>
          </table:table-cell>
          <table:table-cell office:value-type="float" office:value="5.21361853052352" calcext:value-type="float">
            <text:p>5.21361853052352</text:p>
          </table:table-cell>
          <table:table-cell office:value-type="float" office:value="-2" calcext:value-type="float">
            <text:p>-2</text:p>
          </table:table-cell>
          <table:table-cell table:formula="of:=[.B94]+[.C94]" office:value-type="float" office:value="-1.88638146947648" calcext:value-type="float">
            <text:p>-1.88638146947648</text:p>
          </table:table-cell>
          <table:table-cell table:formula="of:=[.B94]-[.C94]" office:value-type="float" office:value="-12.3136185305235" calcext:value-type="float">
            <text:p>-12.3136185305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.3" calcext:value-type="float">
            <text:p>-6.3</text:p>
          </table:table-cell>
          <table:table-cell office:value-type="float" office:value="5.08811250749125" calcext:value-type="float">
            <text:p>5.08811250749125</text:p>
          </table:table-cell>
          <table:table-cell office:value-type="float" office:value="-2" calcext:value-type="float">
            <text:p>-2</text:p>
          </table:table-cell>
          <table:table-cell table:formula="of:=[.B95]+[.C95]" office:value-type="float" office:value="-1.21188749250875" calcext:value-type="float">
            <text:p>-1.21188749250875</text:p>
          </table:table-cell>
          <table:table-cell table:formula="of:=[.B95]-[.C95]" office:value-type="float" office:value="-11.3881125074913" calcext:value-type="float">
            <text:p>-11.38811250749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.28" calcext:value-type="float">
            <text:p>-7.28</text:p>
          </table:table-cell>
          <table:table-cell office:value-type="float" office:value="5.40497339250966" calcext:value-type="float">
            <text:p>5.40497339250966</text:p>
          </table:table-cell>
          <table:table-cell office:value-type="float" office:value="-2" calcext:value-type="float">
            <text:p>-2</text:p>
          </table:table-cell>
          <table:table-cell table:formula="of:=[.B96]+[.C96]" office:value-type="float" office:value="-1.87502660749034" calcext:value-type="float">
            <text:p>-1.87502660749034</text:p>
          </table:table-cell>
          <table:table-cell table:formula="of:=[.B96]-[.C96]" office:value-type="float" office:value="-12.6849733925097" calcext:value-type="float">
            <text:p>-12.68497339250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.94" calcext:value-type="float">
            <text:p>-7.94</text:p>
          </table:table-cell>
          <table:table-cell office:value-type="float" office:value="5.74512529423551" calcext:value-type="float">
            <text:p>5.74512529423551</text:p>
          </table:table-cell>
          <table:table-cell office:value-type="float" office:value="-2" calcext:value-type="float">
            <text:p>-2</text:p>
          </table:table-cell>
          <table:table-cell table:formula="of:=[.B97]+[.C97]" office:value-type="float" office:value="-2.19487470576449" calcext:value-type="float">
            <text:p>-2.19487470576449</text:p>
          </table:table-cell>
          <table:table-cell table:formula="of:=[.B97]-[.C97]" office:value-type="float" office:value="-13.6851252942355" calcext:value-type="float">
            <text:p>-13.68512529423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.42" calcext:value-type="float">
            <text:p>-7.42</text:p>
          </table:table-cell>
          <table:table-cell office:value-type="float" office:value="5.28229365547072" calcext:value-type="float">
            <text:p>5.28229365547072</text:p>
          </table:table-cell>
          <table:table-cell office:value-type="float" office:value="-2" calcext:value-type="float">
            <text:p>-2</text:p>
          </table:table-cell>
          <table:table-cell table:formula="of:=[.B98]+[.C98]" office:value-type="float" office:value="-2.13770634452928" calcext:value-type="float">
            <text:p>-2.13770634452928</text:p>
          </table:table-cell>
          <table:table-cell table:formula="of:=[.B98]-[.C98]" office:value-type="float" office:value="-12.7022936554707" calcext:value-type="float">
            <text:p>-12.70229365547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.64" calcext:value-type="float">
            <text:p>-7.64</text:p>
          </table:table-cell>
          <table:table-cell office:value-type="float" office:value="5.50026629291067" calcext:value-type="float">
            <text:p>5.50026629291067</text:p>
          </table:table-cell>
          <table:table-cell office:value-type="float" office:value="-2" calcext:value-type="float">
            <text:p>-2</text:p>
          </table:table-cell>
          <table:table-cell table:formula="of:=[.B99]+[.C99]" office:value-type="float" office:value="-2.13973370708933" calcext:value-type="float">
            <text:p>-2.13973370708933</text:p>
          </table:table-cell>
          <table:table-cell table:formula="of:=[.B99]-[.C99]" office:value-type="float" office:value="-13.1402662929107" calcext:value-type="float">
            <text:p>-13.14026629291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.82" calcext:value-type="float">
            <text:p>-7.82</text:p>
          </table:table-cell>
          <table:table-cell office:value-type="float" office:value="5.50551605852776" calcext:value-type="float">
            <text:p>5.50551605852776</text:p>
          </table:table-cell>
          <table:table-cell office:value-type="float" office:value="-2" calcext:value-type="float">
            <text:p>-2</text:p>
          </table:table-cell>
          <table:table-cell table:formula="of:=[.B100]+[.C100]" office:value-type="float" office:value="-2.31448394147224" calcext:value-type="float">
            <text:p>-2.31448394147224</text:p>
          </table:table-cell>
          <table:table-cell table:formula="of:=[.B100]-[.C100]" office:value-type="float" office:value="-13.3255160585278" calcext:value-type="float">
            <text:p>-13.3255160585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32" calcext:value-type="float">
            <text:p>-7.32</text:p>
          </table:table-cell>
          <table:table-cell office:value-type="float" office:value="5.26639815195827" calcext:value-type="float">
            <text:p>5.26639815195827</text:p>
          </table:table-cell>
          <table:table-cell office:value-type="float" office:value="-2" calcext:value-type="float">
            <text:p>-2</text:p>
          </table:table-cell>
          <table:table-cell table:formula="of:=[.B101]+[.C101]" office:value-type="float" office:value="-2.05360184804173" calcext:value-type="float">
            <text:p>-2.05360184804173</text:p>
          </table:table-cell>
          <table:table-cell table:formula="of:=[.B101]-[.C101]" office:value-type="float" office:value="-12.5863981519583" calcext:value-type="float">
            <text:p>-12.58639815195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.42" calcext:value-type="float">
            <text:p>-7.42</text:p>
          </table:table-cell>
          <table:table-cell office:value-type="float" office:value="5.21299851672274" calcext:value-type="float">
            <text:p>5.21299851672274</text:p>
          </table:table-cell>
          <table:table-cell office:value-type="float" office:value="-2" calcext:value-type="float">
            <text:p>-2</text:p>
          </table:table-cell>
          <table:table-cell table:formula="of:=[.B102]+[.C102]" office:value-type="float" office:value="-2.20700148327726" calcext:value-type="float">
            <text:p>-2.20700148327726</text:p>
          </table:table-cell>
          <table:table-cell table:formula="of:=[.B102]-[.C102]" office:value-type="float" office:value="-12.6329985167227" calcext:value-type="float">
            <text:p>-12.63299851672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.98" calcext:value-type="float">
            <text:p>-7.98</text:p>
          </table:table-cell>
          <table:table-cell office:value-type="float" office:value="5.68176242396884" calcext:value-type="float">
            <text:p>5.68176242396884</text:p>
          </table:table-cell>
          <table:table-cell office:value-type="float" office:value="-2" calcext:value-type="float">
            <text:p>-2</text:p>
          </table:table-cell>
          <table:table-cell table:formula="of:=[.B103]+[.C103]" office:value-type="float" office:value="-2.29823757603116" calcext:value-type="float">
            <text:p>-2.29823757603116</text:p>
          </table:table-cell>
          <table:table-cell table:formula="of:=[.B103]-[.C103]" office:value-type="float" office:value="-13.6617624239688" calcext:value-type="float">
            <text:p>-13.66176242396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6.86" calcext:value-type="float">
            <text:p>-6.86</text:p>
          </table:table-cell>
          <table:table-cell office:value-type="float" office:value="5.1267174998465" calcext:value-type="float">
            <text:p>5.1267174998465</text:p>
          </table:table-cell>
          <table:table-cell office:value-type="float" office:value="-2" calcext:value-type="float">
            <text:p>-2</text:p>
          </table:table-cell>
          <table:table-cell table:formula="of:=[.B104]+[.C104]" office:value-type="float" office:value="-1.7332825001535" calcext:value-type="float">
            <text:p>-1.7332825001535</text:p>
          </table:table-cell>
          <table:table-cell table:formula="of:=[.B104]-[.C104]" office:value-type="float" office:value="-11.9867174998465" calcext:value-type="float">
            <text:p>-11.98671749984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.76" calcext:value-type="float">
            <text:p>-7.76</text:p>
          </table:table-cell>
          <table:table-cell office:value-type="float" office:value="5.81381148992673" calcext:value-type="float">
            <text:p>5.81381148992673</text:p>
          </table:table-cell>
          <table:table-cell office:value-type="float" office:value="-2" calcext:value-type="float">
            <text:p>-2</text:p>
          </table:table-cell>
          <table:table-cell table:formula="of:=[.B105]+[.C105]" office:value-type="float" office:value="-1.94618851007327" calcext:value-type="float">
            <text:p>-1.94618851007327</text:p>
          </table:table-cell>
          <table:table-cell table:formula="of:=[.B105]-[.C105]" office:value-type="float" office:value="-13.5738114899267" calcext:value-type="float">
            <text:p>-13.57381148992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.22" calcext:value-type="float">
            <text:p>-7.22</text:p>
          </table:table-cell>
          <table:table-cell office:value-type="float" office:value="5.65610423803479" calcext:value-type="float">
            <text:p>5.65610423803479</text:p>
          </table:table-cell>
          <table:table-cell office:value-type="float" office:value="0" calcext:value-type="float">
            <text:p>0</text:p>
          </table:table-cell>
          <table:table-cell table:formula="of:=[.B106]+[.C106]" office:value-type="float" office:value="-1.56389576196521" calcext:value-type="float">
            <text:p>-1.56389576196521</text:p>
          </table:table-cell>
          <table:table-cell table:formula="of:=[.B106]-[.C106]" office:value-type="float" office:value="-12.8761042380348" calcext:value-type="float">
            <text:p>-12.8761042380348</text:p>
          </table:table-cell>
        </table:table-row>
      </table:table>
      <table:table table:name="Sheet1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0:47:57.594405622</meta:creation-date>
    <dc:date>2018-12-01T21:46:22.117939365</dc:date>
    <meta:editing-duration>PT3M50S</meta:editing-duration>
    <meta:editing-cycles>1</meta:editing-cycles>
    <meta:document-statistic meta:table-count="5" meta:cell-count="3142" meta:object-count="4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5q.C2:5q.C11" chart:error-lower-range="5q.C2:5q.C1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5q.C2:5q.C11" chart:error-lower-range="5q.C2:5q.C11" loext:std-weight="1"/>
      <style:graphic-properties draw:stroke="dash" svg:stroke-width="0cm" svg:stroke-color="#0066b3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line" chart:style-name="ch1">
        <chart:title svg:x="6.412cm" svg:y="0.44cm" chart:style-name="ch2">
          <text:p>Evolución del algoritmo con 5 Reinas</text:p>
        </chart:title>
        <chart:legend chart:legend-position="end" svg:x="17.522cm" svg:y="7.072cm" style:legend-expansion="high" chart:style-name="ch3"/>
        <chart:plot-area chart:style-name="ch4" table:cell-range-address="5q.A1:5q.B11 5q.F1:5q.F11" chart:data-source-has-labels="both" svg:x="1.417cm" svg:y="1.523cm" svg:width="15.699cm" svg:height="12.433cm">
          <chartooo:coordinate-region svg:x="2.144cm" svg:y="1.722cm" svg:width="14.785cm" svg:height="12.035cm"/>
          <chart:axis chart:dimension="x" chart:name="primary-x" chart:style-name="ch5" chartooo:axis-type="auto">
            <chartooo:date-scale/>
            <chart:title svg:x="8.362cm" svg:y="14.26cm" chart:style-name="ch6">
              <text:p>Generación</text:p>
            </chart:title>
            <chart:categories table:cell-range-address="5q.A2:5q.A11"/>
          </chart:axis>
          <chart:axis chart:dimension="y" chart:name="primary-y" chart:style-name="ch5">
            <chart:title svg:x="0.451cm" svg:y="8.312cm" chart:style-name="ch7">
              <text:p>Fitness</text:p>
            </chart:title>
            <chart:grid chart:style-name="ch8" chart:class="major"/>
          </chart:axis>
          <chart:series chart:style-name="ch9" chart:values-cell-range-address="5q.B2:5q.B11" chart:label-cell-address="5q.B1:5q.B1" chart:class="chart:line">
            <chart:error-indicator chart:style-name="ch10" chart:dimension="y"/>
            <chart:data-point chart:repeated="10"/>
          </chart:series>
          <chart:series chart:style-name="ch11" chart:values-cell-range-address="5q.F2:5q.F11" chart:label-cell-address="5q.F1:5q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5q.B1:5q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áximo</text:p>
                <draw:g>
                  <svg:desc>5q.F1:5q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5q.A2:5q.A11</svg:desc>
                </draw:g>
              </table:table-cell>
              <table:table-cell office:value-type="float" office:value="-10.7">
                <text:p>-10.7</text:p>
                <draw:g>
                  <svg:desc>5q.B2:5q.B11</svg:desc>
                </draw:g>
              </table:table-cell>
              <table:table-cell office:value-type="float" office:value="2.81948487307433">
                <text:p>2.81948487307433</text:p>
                <draw:g>
                  <svg:desc>5q.C2:5q.C11</svg:desc>
                </draw:g>
              </table:table-cell>
              <table:table-cell office:value-type="float" office:value="2.81948487307433">
                <text:p>2.81948487307433</text:p>
                <draw:g>
                  <svg:desc>5q.C2:5q.C11</svg:desc>
                </draw:g>
              </table:table-cell>
              <table:table-cell office:value-type="float" office:value="-6">
                <text:p>-6</text:p>
                <draw:g>
                  <svg:desc>5q.F2:5q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8.88">
                <text:p>-8.88</text:p>
              </table:table-cell>
              <table:table-cell office:value-type="float" office:value="2.29747335966793">
                <text:p>2.29747335966793</text:p>
              </table:table-cell>
              <table:table-cell office:value-type="float" office:value="2.29747335966793">
                <text:p>2.2974733596679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8.4">
                <text:p>-8.4</text:p>
              </table:table-cell>
              <table:table-cell office:value-type="float" office:value="2.41209075662211">
                <text:p>2.41209075662211</text:p>
              </table:table-cell>
              <table:table-cell office:value-type="float" office:value="2.41209075662211">
                <text:p>2.412090756622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8.18">
                <text:p>-8.18</text:p>
              </table:table-cell>
              <table:table-cell office:value-type="float" office:value="2.57564349123465">
                <text:p>2.57564349123465</text:p>
              </table:table-cell>
              <table:table-cell office:value-type="float" office:value="2.57564349123465">
                <text:p>2.5756434912346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7.88">
                <text:p>-7.88</text:p>
              </table:table-cell>
              <table:table-cell office:value-type="float" office:value="3.03275052676209">
                <text:p>3.03275052676209</text:p>
              </table:table-cell>
              <table:table-cell office:value-type="float" office:value="3.03275052676209">
                <text:p>3.0327505267620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7.32">
                <text:p>-7.32</text:p>
              </table:table-cell>
              <table:table-cell office:value-type="float" office:value="2.77390437011543">
                <text:p>2.77390437011543</text:p>
              </table:table-cell>
              <table:table-cell office:value-type="float" office:value="2.77390437011543">
                <text:p>2.773904370115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7.58">
                <text:p>-7.58</text:p>
              </table:table-cell>
              <table:table-cell office:value-type="float" office:value="3.07869840003594">
                <text:p>3.07869840003594</text:p>
              </table:table-cell>
              <table:table-cell office:value-type="float" office:value="3.07869840003594">
                <text:p>3.078698400035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6.82">
                <text:p>-6.82</text:p>
              </table:table-cell>
              <table:table-cell office:value-type="float" office:value="3.37662792762486">
                <text:p>3.37662792762486</text:p>
              </table:table-cell>
              <table:table-cell office:value-type="float" office:value="3.37662792762486">
                <text:p>3.376627927624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6.94">
                <text:p>-6.94</text:p>
              </table:table-cell>
              <table:table-cell office:value-type="float" office:value="3.41659645160667">
                <text:p>3.41659645160667</text:p>
              </table:table-cell>
              <table:table-cell office:value-type="float" office:value="3.41659645160667">
                <text:p>3.41659645160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.9">
                <text:p>-5.9</text:p>
              </table:table-cell>
              <table:table-cell office:value-type="float" office:value="3.27062221862595">
                <text:p>3.27062221862595</text:p>
              </table:table-cell>
              <table:table-cell office:value-type="float" office:value="3.27062221862595">
                <text:p>3.270622218625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6q.C2:6q.C36" chart:error-lower-range="6q.C2:6q.C3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6q.C2:6q.C36" chart:error-lower-range="6q.C2:6q.C36" loext:std-weight="1"/>
      <style:graphic-properties draw:stroke="dash" svg:stroke-width="0cm" svg:stroke-color="#0066b3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line" chart:style-name="ch1">
        <chart:title svg:x="6.412cm" svg:y="0.44cm" chart:style-name="ch2">
          <text:p>Evolución del algoritmo con 6 Reinas</text:p>
        </chart:title>
        <chart:legend chart:legend-position="end" svg:x="17.522cm" svg:y="7.072cm" style:legend-expansion="high" chart:style-name="ch3"/>
        <chart:plot-area chart:style-name="ch4" table:cell-range-address="6q.A1:6q.B36 6q.D1:6q.D36" chart:data-source-has-labels="both" svg:x="1.417cm" svg:y="1.523cm" svg:width="15.699cm" svg:height="12.433cm">
          <chartooo:coordinate-region svg:x="2.144cm" svg:y="1.722cm" svg:width="14.785cm" svg:height="12.035cm"/>
          <chart:axis chart:dimension="x" chart:name="primary-x" chart:style-name="ch5" chartooo:axis-type="auto">
            <chartooo:date-scale/>
            <chart:title svg:x="8.362cm" svg:y="14.26cm" chart:style-name="ch6">
              <text:p>Generación</text:p>
            </chart:title>
            <chart:categories table:cell-range-address="6q.A2:6q.A36"/>
          </chart:axis>
          <chart:axis chart:dimension="y" chart:name="primary-y" chart:style-name="ch5">
            <chart:title svg:x="0.451cm" svg:y="8.312cm" chart:style-name="ch7">
              <text:p>Fitness</text:p>
            </chart:title>
            <chart:grid chart:style-name="ch8" chart:class="major"/>
          </chart:axis>
          <chart:series chart:style-name="ch9" chart:values-cell-range-address="6q.B2:6q.B36" chart:label-cell-address="6q.B1:6q.B1" chart:class="chart:line">
            <chart:error-indicator chart:style-name="ch10" chart:dimension="y"/>
            <chart:data-point chart:repeated="35"/>
          </chart:series>
          <chart:series chart:style-name="ch11" chart:values-cell-range-address="6q.D2:6q.D36" chart:label-cell-address="6q.D1:6q.D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6q.B1:6q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áximo</text:p>
                <draw:g>
                  <svg:desc>6q.D1:6q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6q.A2:6q.A36</svg:desc>
                </draw:g>
              </table:table-cell>
              <table:table-cell office:value-type="float" office:value="-13.94">
                <text:p>-13.94</text:p>
                <draw:g>
                  <svg:desc>6q.B2:6q.B36</svg:desc>
                </draw:g>
              </table:table-cell>
              <table:table-cell office:value-type="float" office:value="3.85027875155117">
                <text:p>3.85027875155117</text:p>
                <draw:g>
                  <svg:desc>6q.C2:6q.C36</svg:desc>
                </draw:g>
              </table:table-cell>
              <table:table-cell office:value-type="float" office:value="3.85027875155117">
                <text:p>3.85027875155117</text:p>
                <draw:g>
                  <svg:desc>6q.C2:6q.C36</svg:desc>
                </draw:g>
              </table:table-cell>
              <table:table-cell office:value-type="float" office:value="-4">
                <text:p>-4</text:p>
                <draw:g>
                  <svg:desc>6q.D2:6q.D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1.6">
                <text:p>-11.6</text:p>
              </table:table-cell>
              <table:table-cell office:value-type="float" office:value="3.20353340276425">
                <text:p>3.20353340276425</text:p>
              </table:table-cell>
              <table:table-cell office:value-type="float" office:value="3.20353340276425">
                <text:p>3.203533402764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1.22">
                <text:p>-11.22</text:p>
              </table:table-cell>
              <table:table-cell office:value-type="float" office:value="3.37423391978899">
                <text:p>3.37423391978899</text:p>
              </table:table-cell>
              <table:table-cell office:value-type="float" office:value="3.37423391978899">
                <text:p>3.374233919788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0.24">
                <text:p>-10.24</text:p>
              </table:table-cell>
              <table:table-cell office:value-type="float" office:value="3.54229851761237">
                <text:p>3.54229851761237</text:p>
              </table:table-cell>
              <table:table-cell office:value-type="float" office:value="3.54229851761237">
                <text:p>3.5422985176123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9.38">
                <text:p>-9.38</text:p>
              </table:table-cell>
              <table:table-cell office:value-type="float" office:value="3.39571923028231">
                <text:p>3.39571923028231</text:p>
              </table:table-cell>
              <table:table-cell office:value-type="float" office:value="3.39571923028231">
                <text:p>3.395719230282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8.74">
                <text:p>-8.74</text:p>
              </table:table-cell>
              <table:table-cell office:value-type="float" office:value="3.87329630191446">
                <text:p>3.87329630191446</text:p>
              </table:table-cell>
              <table:table-cell office:value-type="float" office:value="3.87329630191446">
                <text:p>3.873296301914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8.92">
                <text:p>-8.92</text:p>
              </table:table-cell>
              <table:table-cell office:value-type="float" office:value="4.02437020607642">
                <text:p>4.02437020607642</text:p>
              </table:table-cell>
              <table:table-cell office:value-type="float" office:value="4.02437020607642">
                <text:p>4.024370206076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8.3">
                <text:p>-8.3</text:p>
              </table:table-cell>
              <table:table-cell office:value-type="float" office:value="3.92222365295994">
                <text:p>3.92222365295994</text:p>
              </table:table-cell>
              <table:table-cell office:value-type="float" office:value="3.92222365295994">
                <text:p>3.922223652959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7.86">
                <text:p>-7.86</text:p>
              </table:table-cell>
              <table:table-cell office:value-type="float" office:value="3.98233472965168">
                <text:p>3.98233472965168</text:p>
              </table:table-cell>
              <table:table-cell office:value-type="float" office:value="3.98233472965168">
                <text:p>3.982334729651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8.18">
                <text:p>-8.18</text:p>
              </table:table-cell>
              <table:table-cell office:value-type="float" office:value="3.91933822490636">
                <text:p>3.91933822490636</text:p>
              </table:table-cell>
              <table:table-cell office:value-type="float" office:value="3.91933822490636">
                <text:p>3.919338224906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7.66">
                <text:p>-7.66</text:p>
              </table:table-cell>
              <table:table-cell office:value-type="float" office:value="3.83555930100359">
                <text:p>3.83555930100359</text:p>
              </table:table-cell>
              <table:table-cell office:value-type="float" office:value="3.83555930100359">
                <text:p>3.835559301003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8.26">
                <text:p>-8.26</text:p>
              </table:table-cell>
              <table:table-cell office:value-type="float" office:value="4.71108728791385">
                <text:p>4.71108728791385</text:p>
              </table:table-cell>
              <table:table-cell office:value-type="float" office:value="4.71108728791385">
                <text:p>4.711087287913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7.36">
                <text:p>-7.36</text:p>
              </table:table-cell>
              <table:table-cell office:value-type="float" office:value="4.36589167307322">
                <text:p>4.36589167307322</text:p>
              </table:table-cell>
              <table:table-cell office:value-type="float" office:value="4.36589167307322">
                <text:p>4.365891673073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7.24">
                <text:p>-7.24</text:p>
              </table:table-cell>
              <table:table-cell office:value-type="float" office:value="4.26192918806031">
                <text:p>4.26192918806031</text:p>
              </table:table-cell>
              <table:table-cell office:value-type="float" office:value="4.26192918806031">
                <text:p>4.261929188060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6.1">
                <text:p>-6.1</text:p>
              </table:table-cell>
              <table:table-cell office:value-type="float" office:value="4.17181500117639">
                <text:p>4.17181500117639</text:p>
              </table:table-cell>
              <table:table-cell office:value-type="float" office:value="4.17181500117639">
                <text:p>4.171815001176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.86">
                <text:p>-5.86</text:p>
              </table:table-cell>
              <table:table-cell office:value-type="float" office:value="3.87955011449899">
                <text:p>3.87955011449899</text:p>
              </table:table-cell>
              <table:table-cell office:value-type="float" office:value="3.87955011449899">
                <text:p>3.879550114498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5.62">
                <text:p>-5.62</text:p>
              </table:table-cell>
              <table:table-cell office:value-type="float" office:value="4.22302491040953">
                <text:p>4.22302491040953</text:p>
              </table:table-cell>
              <table:table-cell office:value-type="float" office:value="4.22302491040953">
                <text:p>4.223024910409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5.3">
                <text:p>-5.3</text:p>
              </table:table-cell>
              <table:table-cell office:value-type="float" office:value="3.82838943376528">
                <text:p>3.82838943376528</text:p>
              </table:table-cell>
              <table:table-cell office:value-type="float" office:value="3.82838943376528">
                <text:p>3.828389433765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.22">
                <text:p>-5.22</text:p>
              </table:table-cell>
              <table:table-cell office:value-type="float" office:value="3.58329457343378">
                <text:p>3.58329457343378</text:p>
              </table:table-cell>
              <table:table-cell office:value-type="float" office:value="3.58329457343378">
                <text:p>3.58329457343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.22">
                <text:p>-5.22</text:p>
              </table:table-cell>
              <table:table-cell office:value-type="float" office:value="3.63923623910848">
                <text:p>3.63923623910848</text:p>
              </table:table-cell>
              <table:table-cell office:value-type="float" office:value="3.63923623910848">
                <text:p>3.639236239108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5.38">
                <text:p>-5.38</text:p>
              </table:table-cell>
              <table:table-cell office:value-type="float" office:value="3.51268983814254">
                <text:p>3.51268983814254</text:p>
              </table:table-cell>
              <table:table-cell office:value-type="float" office:value="3.51268983814254">
                <text:p>3.512689838142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5">
                <text:p>-5</text:p>
              </table:table-cell>
              <table:table-cell office:value-type="float" office:value="3.79792606882262">
                <text:p>3.79792606882262</text:p>
              </table:table-cell>
              <table:table-cell office:value-type="float" office:value="3.79792606882262">
                <text:p>3.797926068822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5.18">
                <text:p>-5.18</text:p>
              </table:table-cell>
              <table:table-cell office:value-type="float" office:value="3.7291643389192">
                <text:p>3.7291643389192</text:p>
              </table:table-cell>
              <table:table-cell office:value-type="float" office:value="3.7291643389192">
                <text:p>3.72916433891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5.28">
                <text:p>-5.28</text:p>
              </table:table-cell>
              <table:table-cell office:value-type="float" office:value="3.82991942843225">
                <text:p>3.82991942843225</text:p>
              </table:table-cell>
              <table:table-cell office:value-type="float" office:value="3.82991942843225">
                <text:p>3.829919428432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6.1">
                <text:p>-6.1</text:p>
              </table:table-cell>
              <table:table-cell office:value-type="float" office:value="4.40729422937049">
                <text:p>4.40729422937049</text:p>
              </table:table-cell>
              <table:table-cell office:value-type="float" office:value="4.40729422937049">
                <text:p>4.407294229370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5.46">
                <text:p>-5.46</text:p>
              </table:table-cell>
              <table:table-cell office:value-type="float" office:value="3.62767142944341">
                <text:p>3.62767142944341</text:p>
              </table:table-cell>
              <table:table-cell office:value-type="float" office:value="3.62767142944341">
                <text:p>3.627671429443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3.81385035698237">
                <text:p>3.81385035698237</text:p>
              </table:table-cell>
              <table:table-cell office:value-type="float" office:value="3.81385035698237">
                <text:p>3.813850356982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5.7">
                <text:p>-5.7</text:p>
              </table:table-cell>
              <table:table-cell office:value-type="float" office:value="4.22952584681651">
                <text:p>4.22952584681651</text:p>
              </table:table-cell>
              <table:table-cell office:value-type="float" office:value="4.22952584681651">
                <text:p>4.229525846816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5.74">
                <text:p>-5.74</text:p>
              </table:table-cell>
              <table:table-cell office:value-type="float" office:value="4.18419344049421">
                <text:p>4.18419344049421</text:p>
              </table:table-cell>
              <table:table-cell office:value-type="float" office:value="4.18419344049421">
                <text:p>4.184193440494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.28">
                <text:p>-5.28</text:p>
              </table:table-cell>
              <table:table-cell office:value-type="float" office:value="3.75534635721211">
                <text:p>3.75534635721211</text:p>
              </table:table-cell>
              <table:table-cell office:value-type="float" office:value="3.75534635721211">
                <text:p>3.755346357212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5.32">
                <text:p>-5.32</text:p>
              </table:table-cell>
              <table:table-cell office:value-type="float" office:value="3.89996114976764">
                <text:p>3.89996114976764</text:p>
              </table:table-cell>
              <table:table-cell office:value-type="float" office:value="3.89996114976764">
                <text:p>3.899961149767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5.4">
                <text:p>-5.4</text:p>
              </table:table-cell>
              <table:table-cell office:value-type="float" office:value="3.76587548676509">
                <text:p>3.76587548676509</text:p>
              </table:table-cell>
              <table:table-cell office:value-type="float" office:value="3.76587548676509">
                <text:p>3.765875486765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5.76">
                <text:p>-5.76</text:p>
              </table:table-cell>
              <table:table-cell office:value-type="float" office:value="4.04300118548815">
                <text:p>4.04300118548815</text:p>
              </table:table-cell>
              <table:table-cell office:value-type="float" office:value="4.04300118548815">
                <text:p>4.043001185488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6.52">
                <text:p>-6.52</text:p>
              </table:table-cell>
              <table:table-cell office:value-type="float" office:value="4.06631891210582">
                <text:p>4.06631891210582</text:p>
              </table:table-cell>
              <table:table-cell office:value-type="float" office:value="4.06631891210582">
                <text:p>4.066318912105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5.66">
                <text:p>-5.66</text:p>
              </table:table-cell>
              <table:table-cell office:value-type="float" office:value="3.82501072818196">
                <text:p>3.82501072818196</text:p>
              </table:table-cell>
              <table:table-cell office:value-type="float" office:value="3.82501072818196">
                <text:p>3.825010728181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7q.C2:7q.C574" chart:error-lower-range="7q.C2:7q.C57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7q.C2:7q.C574" chart:error-lower-range="7q.C2:7q.C574" loext:std-weight="1"/>
      <style:graphic-properties draw:stroke="dash" svg:stroke-width="0cm" svg:stroke-color="#0066b3" svg:stroke-opacity="25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line" chart:style-name="ch1">
        <chart:title svg:x="6.333cm" svg:y="0.44cm" chart:style-name="ch2">
          <text:p>Evolución del algoritmo para 7 Reinas</text:p>
        </chart:title>
        <chart:legend chart:legend-position="end" svg:x="17.522cm" svg:y="7.072cm" style:legend-expansion="high" chart:style-name="ch3"/>
        <chart:plot-area chart:style-name="ch4" table:cell-range-address="7q.A1:7q.B574 7q.D1:7q.D574" chart:data-source-has-labels="both" svg:x="1.417cm" svg:y="1.523cm" svg:width="15.699cm" svg:height="12.433cm">
          <chartooo:coordinate-region svg:x="2.144cm" svg:y="1.722cm" svg:width="14.972cm" svg:height="12.035cm"/>
          <chart:axis chart:dimension="x" chart:name="primary-x" chart:style-name="ch5" chartooo:axis-type="auto">
            <chartooo:date-scale/>
            <chart:title svg:x="8.362cm" svg:y="14.26cm" chart:style-name="ch6">
              <text:p>Generación</text:p>
            </chart:title>
            <chart:categories table:cell-range-address="7q.A2:7q.A574"/>
          </chart:axis>
          <chart:axis chart:dimension="y" chart:name="primary-y" chart:style-name="ch5">
            <chart:title svg:x="0.451cm" svg:y="8.312cm" chart:style-name="ch7">
              <text:p>Fitness</text:p>
            </chart:title>
            <chart:grid chart:style-name="ch8" chart:class="major"/>
          </chart:axis>
          <chart:series chart:style-name="ch9" chart:values-cell-range-address="7q.B2:7q.B574" chart:label-cell-address="7q.B1:7q.B1" chart:class="chart:line">
            <chart:error-indicator chart:style-name="ch10" chart:dimension="y"/>
            <chart:data-point chart:repeated="573"/>
          </chart:series>
          <chart:series chart:style-name="ch11" chart:values-cell-range-address="7q.D2:7q.D574" chart:label-cell-address="7q.D1:7q.D1" chart:class="chart:line">
            <chart:data-point chart:repeated="57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7q.B1:7q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áximo</text:p>
                <draw:g>
                  <svg:desc>7q.D1:7q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7q.A2:7q.A574</svg:desc>
                </draw:g>
              </table:table-cell>
              <table:table-cell office:value-type="float" office:value="-16.54">
                <text:p>-16.54</text:p>
                <draw:g>
                  <svg:desc>7q.B2:7q.B574</svg:desc>
                </draw:g>
              </table:table-cell>
              <table:table-cell office:value-type="float" office:value="3.88579386218491">
                <text:p>3.88579386218491</text:p>
                <draw:g>
                  <svg:desc>7q.C2:7q.C574</svg:desc>
                </draw:g>
              </table:table-cell>
              <table:table-cell office:value-type="float" office:value="3.88579386218491">
                <text:p>3.88579386218491</text:p>
                <draw:g>
                  <svg:desc>7q.C2:7q.C574</svg:desc>
                </draw:g>
              </table:table-cell>
              <table:table-cell office:value-type="float" office:value="-8">
                <text:p>-8</text:p>
                <draw:g>
                  <svg:desc>7q.D2:7q.D57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4.14">
                <text:p>-14.14</text:p>
              </table:table-cell>
              <table:table-cell office:value-type="float" office:value="3.70917508321996">
                <text:p>3.70917508321996</text:p>
              </table:table-cell>
              <table:table-cell office:value-type="float" office:value="3.70917508321996">
                <text:p>3.7091750832199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2.78">
                <text:p>-12.78</text:p>
              </table:table-cell>
              <table:table-cell office:value-type="float" office:value="3.7808128034254">
                <text:p>3.7808128034254</text:p>
              </table:table-cell>
              <table:table-cell office:value-type="float" office:value="3.7808128034254">
                <text:p>3.780812803425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2.86">
                <text:p>-12.86</text:p>
              </table:table-cell>
              <table:table-cell office:value-type="float" office:value="4.21881308407754">
                <text:p>4.21881308407754</text:p>
              </table:table-cell>
              <table:table-cell office:value-type="float" office:value="4.21881308407754">
                <text:p>4.218813084077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1.8">
                <text:p>-11.8</text:p>
              </table:table-cell>
              <table:table-cell office:value-type="float" office:value="4.07505344824588">
                <text:p>4.07505344824588</text:p>
              </table:table-cell>
              <table:table-cell office:value-type="float" office:value="4.07505344824588">
                <text:p>4.075053448245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.84">
                <text:p>-10.84</text:p>
              </table:table-cell>
              <table:table-cell office:value-type="float" office:value="4.59406732051834">
                <text:p>4.59406732051834</text:p>
              </table:table-cell>
              <table:table-cell office:value-type="float" office:value="4.59406732051834">
                <text:p>4.594067320518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0.54">
                <text:p>-10.54</text:p>
              </table:table-cell>
              <table:table-cell office:value-type="float" office:value="4.0686532653864">
                <text:p>4.0686532653864</text:p>
              </table:table-cell>
              <table:table-cell office:value-type="float" office:value="4.0686532653864">
                <text:p>4.068653265386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9.62">
                <text:p>-9.62</text:p>
              </table:table-cell>
              <table:table-cell office:value-type="float" office:value="3.83176516013498">
                <text:p>3.83176516013498</text:p>
              </table:table-cell>
              <table:table-cell office:value-type="float" office:value="3.83176516013498">
                <text:p>3.8317651601349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9.9">
                <text:p>-9.9</text:p>
              </table:table-cell>
              <table:table-cell office:value-type="float" office:value="4.43471156521669">
                <text:p>4.43471156521669</text:p>
              </table:table-cell>
              <table:table-cell office:value-type="float" office:value="4.43471156521669">
                <text:p>4.434711565216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0.22">
                <text:p>-10.22</text:p>
              </table:table-cell>
              <table:table-cell office:value-type="float" office:value="4.60912577437852">
                <text:p>4.60912577437852</text:p>
              </table:table-cell>
              <table:table-cell office:value-type="float" office:value="4.60912577437852">
                <text:p>4.609125774378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9.9">
                <text:p>-9.9</text:p>
              </table:table-cell>
              <table:table-cell office:value-type="float" office:value="3.84943915631639">
                <text:p>3.84943915631639</text:p>
              </table:table-cell>
              <table:table-cell office:value-type="float" office:value="3.84943915631639">
                <text:p>3.849439156316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9.5">
                <text:p>-9.5</text:p>
              </table:table-cell>
              <table:table-cell office:value-type="float" office:value="4.17181500117639">
                <text:p>4.17181500117639</text:p>
              </table:table-cell>
              <table:table-cell office:value-type="float" office:value="4.17181500117639">
                <text:p>4.171815001176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9.64">
                <text:p>-9.64</text:p>
              </table:table-cell>
              <table:table-cell office:value-type="float" office:value="4.37975138817516">
                <text:p>4.37975138817516</text:p>
              </table:table-cell>
              <table:table-cell office:value-type="float" office:value="4.37975138817516">
                <text:p>4.379751388175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9.5">
                <text:p>-9.5</text:p>
              </table:table-cell>
              <table:table-cell office:value-type="float" office:value="4.10345998376782">
                <text:p>4.10345998376782</text:p>
              </table:table-cell>
              <table:table-cell office:value-type="float" office:value="4.10345998376782">
                <text:p>4.1034599837678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9.74">
                <text:p>-9.74</text:p>
              </table:table-cell>
              <table:table-cell office:value-type="float" office:value="4.51846939312038">
                <text:p>4.51846939312038</text:p>
              </table:table-cell>
              <table:table-cell office:value-type="float" office:value="4.51846939312038">
                <text:p>4.5184693931203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8.72">
                <text:p>-8.72</text:p>
              </table:table-cell>
              <table:table-cell office:value-type="float" office:value="4.75262819369186">
                <text:p>4.75262819369186</text:p>
              </table:table-cell>
              <table:table-cell office:value-type="float" office:value="4.75262819369186">
                <text:p>4.7526281936918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8.24">
                <text:p>-8.24</text:p>
              </table:table-cell>
              <table:table-cell office:value-type="float" office:value="4.82652603177001">
                <text:p>4.82652603177001</text:p>
              </table:table-cell>
              <table:table-cell office:value-type="float" office:value="4.82652603177001">
                <text:p>4.826526031770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4.70975776254132">
                <text:p>4.70975776254132</text:p>
              </table:table-cell>
              <table:table-cell office:value-type="float" office:value="4.70975776254132">
                <text:p>4.709757762541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8.4">
                <text:p>-8.4</text:p>
              </table:table-cell>
              <table:table-cell office:value-type="float" office:value="4.78212158656457">
                <text:p>4.78212158656457</text:p>
              </table:table-cell>
              <table:table-cell office:value-type="float" office:value="4.78212158656457">
                <text:p>4.782121586564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.08">
                <text:p>-9.08</text:p>
              </table:table-cell>
              <table:table-cell office:value-type="float" office:value="4.48944890996117">
                <text:p>4.48944890996117</text:p>
              </table:table-cell>
              <table:table-cell office:value-type="float" office:value="4.48944890996117">
                <text:p>4.489448909961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8.58">
                <text:p>-8.58</text:p>
              </table:table-cell>
              <table:table-cell office:value-type="float" office:value="4.69080338147277">
                <text:p>4.69080338147277</text:p>
              </table:table-cell>
              <table:table-cell office:value-type="float" office:value="4.69080338147277">
                <text:p>4.690803381472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7.2">
                <text:p>-7.2</text:p>
              </table:table-cell>
              <table:table-cell office:value-type="float" office:value="4.22594200842674">
                <text:p>4.22594200842674</text:p>
              </table:table-cell>
              <table:table-cell office:value-type="float" office:value="4.22594200842674">
                <text:p>4.225942008426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7.68">
                <text:p>-7.68</text:p>
              </table:table-cell>
              <table:table-cell office:value-type="float" office:value="4.21368621460492">
                <text:p>4.21368621460492</text:p>
              </table:table-cell>
              <table:table-cell office:value-type="float" office:value="4.21368621460492">
                <text:p>4.213686214604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7.9">
                <text:p>-7.9</text:p>
              </table:table-cell>
              <table:table-cell office:value-type="float" office:value="4.80214598493278">
                <text:p>4.80214598493278</text:p>
              </table:table-cell>
              <table:table-cell office:value-type="float" office:value="4.80214598493278">
                <text:p>4.802145984932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7.94">
                <text:p>-7.94</text:p>
              </table:table-cell>
              <table:table-cell office:value-type="float" office:value="4.6052670767812">
                <text:p>4.6052670767812</text:p>
              </table:table-cell>
              <table:table-cell office:value-type="float" office:value="4.6052670767812">
                <text:p>4.60526707678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7.52">
                <text:p>-7.52</text:p>
              </table:table-cell>
              <table:table-cell office:value-type="float" office:value="4.10094839979459">
                <text:p>4.10094839979459</text:p>
              </table:table-cell>
              <table:table-cell office:value-type="float" office:value="4.10094839979459">
                <text:p>4.100948399794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7.44">
                <text:p>-7.44</text:p>
              </table:table-cell>
              <table:table-cell office:value-type="float" office:value="5.1253381263182">
                <text:p>5.1253381263182</text:p>
              </table:table-cell>
              <table:table-cell office:value-type="float" office:value="5.1253381263182">
                <text:p>5.1253381263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6.54">
                <text:p>-6.54</text:p>
              </table:table-cell>
              <table:table-cell office:value-type="float" office:value="4.58239935387389">
                <text:p>4.58239935387389</text:p>
              </table:table-cell>
              <table:table-cell office:value-type="float" office:value="4.58239935387389">
                <text:p>4.58239935387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7.16">
                <text:p>-7.16</text:p>
              </table:table-cell>
              <table:table-cell office:value-type="float" office:value="5.16538596052726">
                <text:p>5.16538596052726</text:p>
              </table:table-cell>
              <table:table-cell office:value-type="float" office:value="5.16538596052726">
                <text:p>5.165385960527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6.7">
                <text:p>-6.7</text:p>
              </table:table-cell>
              <table:table-cell office:value-type="float" office:value="4.83568385896332">
                <text:p>4.83568385896332</text:p>
              </table:table-cell>
              <table:table-cell office:value-type="float" office:value="4.83568385896332">
                <text:p>4.835683858963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6.62">
                <text:p>-6.62</text:p>
              </table:table-cell>
              <table:table-cell office:value-type="float" office:value="4.65101270605867">
                <text:p>4.65101270605867</text:p>
              </table:table-cell>
              <table:table-cell office:value-type="float" office:value="4.65101270605867">
                <text:p>4.651012706058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6.68">
                <text:p>-6.68</text:p>
              </table:table-cell>
              <table:table-cell office:value-type="float" office:value="4.73303456163339">
                <text:p>4.73303456163339</text:p>
              </table:table-cell>
              <table:table-cell office:value-type="float" office:value="4.73303456163339">
                <text:p>4.733034561633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5.9">
                <text:p>-5.9</text:p>
              </table:table-cell>
              <table:table-cell office:value-type="float" office:value="4.68287229478799">
                <text:p>4.68287229478799</text:p>
              </table:table-cell>
              <table:table-cell office:value-type="float" office:value="4.68287229478799">
                <text:p>4.682872294787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6.82">
                <text:p>-6.82</text:p>
              </table:table-cell>
              <table:table-cell office:value-type="float" office:value="4.93263713351277">
                <text:p>4.93263713351277</text:p>
              </table:table-cell>
              <table:table-cell office:value-type="float" office:value="4.93263713351277">
                <text:p>4.932637133512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6.6">
                <text:p>-6.6</text:p>
              </table:table-cell>
              <table:table-cell office:value-type="float" office:value="4.91133506505228">
                <text:p>4.91133506505228</text:p>
              </table:table-cell>
              <table:table-cell office:value-type="float" office:value="4.91133506505228">
                <text:p>4.911335065052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6.86">
                <text:p>-6.86</text:p>
              </table:table-cell>
              <table:table-cell office:value-type="float" office:value="5.35038939392888">
                <text:p>5.35038939392888</text:p>
              </table:table-cell>
              <table:table-cell office:value-type="float" office:value="5.35038939392888">
                <text:p>5.350389393928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6.48">
                <text:p>-6.48</text:p>
              </table:table-cell>
              <table:table-cell office:value-type="float" office:value="4.73218082426436">
                <text:p>4.73218082426436</text:p>
              </table:table-cell>
              <table:table-cell office:value-type="float" office:value="4.73218082426436">
                <text:p>4.732180824264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6.48">
                <text:p>-6.48</text:p>
              </table:table-cell>
              <table:table-cell office:value-type="float" office:value="4.54934782760844">
                <text:p>4.54934782760844</text:p>
              </table:table-cell>
              <table:table-cell office:value-type="float" office:value="4.54934782760844">
                <text:p>4.549347827608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6.64">
                <text:p>-6.64</text:p>
              </table:table-cell>
              <table:table-cell office:value-type="float" office:value="5.07622702487594">
                <text:p>5.07622702487594</text:p>
              </table:table-cell>
              <table:table-cell office:value-type="float" office:value="5.07622702487594">
                <text:p>5.076227024875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.96">
                <text:p>-5.96</text:p>
              </table:table-cell>
              <table:table-cell office:value-type="float" office:value="4.69669989449932">
                <text:p>4.69669989449932</text:p>
              </table:table-cell>
              <table:table-cell office:value-type="float" office:value="4.69669989449932">
                <text:p>4.696699894499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6.1">
                <text:p>-6.1</text:p>
              </table:table-cell>
              <table:table-cell office:value-type="float" office:value="4.2580879666011">
                <text:p>4.2580879666011</text:p>
              </table:table-cell>
              <table:table-cell office:value-type="float" office:value="4.2580879666011">
                <text:p>4.25808796660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6.66">
                <text:p>-6.66</text:p>
              </table:table-cell>
              <table:table-cell office:value-type="float" office:value="4.48616278858186">
                <text:p>4.48616278858186</text:p>
              </table:table-cell>
              <table:table-cell office:value-type="float" office:value="4.48616278858186">
                <text:p>4.486162788581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6.3">
                <text:p>-6.3</text:p>
              </table:table-cell>
              <table:table-cell office:value-type="float" office:value="4.8523658709391">
                <text:p>4.8523658709391</text:p>
              </table:table-cell>
              <table:table-cell office:value-type="float" office:value="4.8523658709391">
                <text:p>4.8523658709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6.26">
                <text:p>-6.26</text:p>
              </table:table-cell>
              <table:table-cell office:value-type="float" office:value="4.57180644181424">
                <text:p>4.57180644181424</text:p>
              </table:table-cell>
              <table:table-cell office:value-type="float" office:value="4.57180644181424">
                <text:p>4.571806441814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6.8">
                <text:p>-6.8</text:p>
              </table:table-cell>
              <table:table-cell office:value-type="float" office:value="4.7396884353981">
                <text:p>4.7396884353981</text:p>
              </table:table-cell>
              <table:table-cell office:value-type="float" office:value="4.7396884353981">
                <text:p>4.73968843539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7.08">
                <text:p>-7.08</text:p>
              </table:table-cell>
              <table:table-cell office:value-type="float" office:value="5.07256435059321">
                <text:p>5.07256435059321</text:p>
              </table:table-cell>
              <table:table-cell office:value-type="float" office:value="5.07256435059321">
                <text:p>5.072564350593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7.02">
                <text:p>-7.02</text:p>
              </table:table-cell>
              <table:table-cell office:value-type="float" office:value="4.74390624534744">
                <text:p>4.74390624534744</text:p>
              </table:table-cell>
              <table:table-cell office:value-type="float" office:value="4.74390624534744">
                <text:p>4.743906245347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5.8">
                <text:p>-5.8</text:p>
              </table:table-cell>
              <table:table-cell office:value-type="float" office:value="4.41759567130713">
                <text:p>4.41759567130713</text:p>
              </table:table-cell>
              <table:table-cell office:value-type="float" office:value="4.41759567130713">
                <text:p>4.417595671307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6.16">
                <text:p>-6.16</text:p>
              </table:table-cell>
              <table:table-cell office:value-type="float" office:value="4.73695977170884">
                <text:p>4.73695977170884</text:p>
              </table:table-cell>
              <table:table-cell office:value-type="float" office:value="4.73695977170884">
                <text:p>4.736959771708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6.32">
                <text:p>-6.32</text:p>
              </table:table-cell>
              <table:table-cell office:value-type="float" office:value="4.68584802540284">
                <text:p>4.68584802540284</text:p>
              </table:table-cell>
              <table:table-cell office:value-type="float" office:value="4.68584802540284">
                <text:p>4.685848025402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6.08">
                <text:p>-6.08</text:p>
              </table:table-cell>
              <table:table-cell office:value-type="float" office:value="4.60934492157623">
                <text:p>4.60934492157623</text:p>
              </table:table-cell>
              <table:table-cell office:value-type="float" office:value="4.60934492157623">
                <text:p>4.609344921576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6.66">
                <text:p>-6.66</text:p>
              </table:table-cell>
              <table:table-cell office:value-type="float" office:value="4.82464213358584">
                <text:p>4.82464213358584</text:p>
              </table:table-cell>
              <table:table-cell office:value-type="float" office:value="4.82464213358584">
                <text:p>4.824642133585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6.34">
                <text:p>-6.34</text:p>
              </table:table-cell>
              <table:table-cell office:value-type="float" office:value="4.5220447685631">
                <text:p>4.5220447685631</text:p>
              </table:table-cell>
              <table:table-cell office:value-type="float" office:value="4.5220447685631">
                <text:p>4.52204476856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6.16">
                <text:p>-6.16</text:p>
              </table:table-cell>
              <table:table-cell office:value-type="float" office:value="4.27045286553636">
                <text:p>4.27045286553636</text:p>
              </table:table-cell>
              <table:table-cell office:value-type="float" office:value="4.27045286553636">
                <text:p>4.270452865536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5.84">
                <text:p>-5.84</text:p>
              </table:table-cell>
              <table:table-cell office:value-type="float" office:value="4.43748950774119">
                <text:p>4.43748950774119</text:p>
              </table:table-cell>
              <table:table-cell office:value-type="float" office:value="4.43748950774119">
                <text:p>4.437489507741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6.22">
                <text:p>-6.22</text:p>
              </table:table-cell>
              <table:table-cell office:value-type="float" office:value="4.72171001381337">
                <text:p>4.72171001381337</text:p>
              </table:table-cell>
              <table:table-cell office:value-type="float" office:value="4.72171001381337">
                <text:p>4.721710013813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6.04">
                <text:p>-6.04</text:p>
              </table:table-cell>
              <table:table-cell office:value-type="float" office:value="4.68808935688963">
                <text:p>4.68808935688963</text:p>
              </table:table-cell>
              <table:table-cell office:value-type="float" office:value="4.68808935688963">
                <text:p>4.688089356889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4.82836735482412">
                <text:p>4.82836735482412</text:p>
              </table:table-cell>
              <table:table-cell office:value-type="float" office:value="4.82836735482412">
                <text:p>4.828367354824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6.76">
                <text:p>-6.76</text:p>
              </table:table-cell>
              <table:table-cell office:value-type="float" office:value="4.93005624161171">
                <text:p>4.93005624161171</text:p>
              </table:table-cell>
              <table:table-cell office:value-type="float" office:value="4.93005624161171">
                <text:p>4.930056241611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.1">
                <text:p>-6.1</text:p>
              </table:table-cell>
              <table:table-cell office:value-type="float" office:value="4.10345998376782">
                <text:p>4.10345998376782</text:p>
              </table:table-cell>
              <table:table-cell office:value-type="float" office:value="4.10345998376782">
                <text:p>4.103459983767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6.72">
                <text:p>-6.72</text:p>
              </table:table-cell>
              <table:table-cell office:value-type="float" office:value="4.49034879750252">
                <text:p>4.49034879750252</text:p>
              </table:table-cell>
              <table:table-cell office:value-type="float" office:value="4.49034879750252">
                <text:p>4.490348797502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5.84">
                <text:p>-5.84</text:p>
              </table:table-cell>
              <table:table-cell office:value-type="float" office:value="4.07683775254867">
                <text:p>4.07683775254867</text:p>
              </table:table-cell>
              <table:table-cell office:value-type="float" office:value="4.07683775254867">
                <text:p>4.076837752548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6.36">
                <text:p>-6.36</text:p>
              </table:table-cell>
              <table:table-cell office:value-type="float" office:value="4.74292668458554">
                <text:p>4.74292668458554</text:p>
              </table:table-cell>
              <table:table-cell office:value-type="float" office:value="4.74292668458554">
                <text:p>4.742926684585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6.46">
                <text:p>-6.46</text:p>
              </table:table-cell>
              <table:table-cell office:value-type="float" office:value="5.10776790088322">
                <text:p>5.10776790088322</text:p>
              </table:table-cell>
              <table:table-cell office:value-type="float" office:value="5.10776790088322">
                <text:p>5.107767900883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6.82">
                <text:p>-6.82</text:p>
              </table:table-cell>
              <table:table-cell office:value-type="float" office:value="4.85835737298486">
                <text:p>4.85835737298486</text:p>
              </table:table-cell>
              <table:table-cell office:value-type="float" office:value="4.85835737298486">
                <text:p>4.858357372984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6.6">
                <text:p>-6.6</text:p>
              </table:table-cell>
              <table:table-cell office:value-type="float" office:value="4.94413232473044">
                <text:p>4.94413232473044</text:p>
              </table:table-cell>
              <table:table-cell office:value-type="float" office:value="4.94413232473044">
                <text:p>4.944132324730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6.02">
                <text:p>-6.02</text:p>
              </table:table-cell>
              <table:table-cell office:value-type="float" office:value="4.50808476881572">
                <text:p>4.50808476881572</text:p>
              </table:table-cell>
              <table:table-cell office:value-type="float" office:value="4.50808476881572">
                <text:p>4.508084768815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6.58">
                <text:p>-6.58</text:p>
              </table:table-cell>
              <table:table-cell office:value-type="float" office:value="5.05560994531737">
                <text:p>5.05560994531737</text:p>
              </table:table-cell>
              <table:table-cell office:value-type="float" office:value="5.05560994531737">
                <text:p>5.055609945317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6">
                <text:p>-6</text:p>
              </table:table-cell>
              <table:table-cell office:value-type="float" office:value="4.31113193788576">
                <text:p>4.31113193788576</text:p>
              </table:table-cell>
              <table:table-cell office:value-type="float" office:value="4.31113193788576">
                <text:p>4.311131937885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.92">
                <text:p>-5.92</text:p>
              </table:table-cell>
              <table:table-cell office:value-type="float" office:value="4.71335947873251">
                <text:p>4.71335947873251</text:p>
              </table:table-cell>
              <table:table-cell office:value-type="float" office:value="4.71335947873251">
                <text:p>4.713359478732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6.92">
                <text:p>-6.92</text:p>
              </table:table-cell>
              <table:table-cell office:value-type="float" office:value="5.2139672558863">
                <text:p>5.2139672558863</text:p>
              </table:table-cell>
              <table:table-cell office:value-type="float" office:value="5.2139672558863">
                <text:p>5.21396725588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6.2">
                <text:p>-6.2</text:p>
              </table:table-cell>
              <table:table-cell office:value-type="float" office:value="4.33449867780333">
                <text:p>4.33449867780333</text:p>
              </table:table-cell>
              <table:table-cell office:value-type="float" office:value="4.33449867780333">
                <text:p>4.33449867780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6.74">
                <text:p>-6.74</text:p>
              </table:table-cell>
              <table:table-cell office:value-type="float" office:value="4.85469677818098">
                <text:p>4.85469677818098</text:p>
              </table:table-cell>
              <table:table-cell office:value-type="float" office:value="4.85469677818098">
                <text:p>4.854696778180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7.1">
                <text:p>-7.1</text:p>
              </table:table-cell>
              <table:table-cell office:value-type="float" office:value="4.98381217928443">
                <text:p>4.98381217928443</text:p>
              </table:table-cell>
              <table:table-cell office:value-type="float" office:value="4.98381217928443">
                <text:p>4.983812179284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.98">
                <text:p>-6.98</text:p>
              </table:table-cell>
              <table:table-cell office:value-type="float" office:value="4.94409146396387">
                <text:p>4.94409146396387</text:p>
              </table:table-cell>
              <table:table-cell office:value-type="float" office:value="4.94409146396387">
                <text:p>4.944091463963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5.82">
                <text:p>-5.82</text:p>
              </table:table-cell>
              <table:table-cell office:value-type="float" office:value="4.34934106236424">
                <text:p>4.34934106236424</text:p>
              </table:table-cell>
              <table:table-cell office:value-type="float" office:value="4.34934106236424">
                <text:p>4.349341062364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6.56">
                <text:p>-6.56</text:p>
              </table:table-cell>
              <table:table-cell office:value-type="float" office:value="4.56672196383243">
                <text:p>4.56672196383243</text:p>
              </table:table-cell>
              <table:table-cell office:value-type="float" office:value="4.56672196383243">
                <text:p>4.566721963832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6.06">
                <text:p>-6.06</text:p>
              </table:table-cell>
              <table:table-cell office:value-type="float" office:value="4.13367545016209">
                <text:p>4.13367545016209</text:p>
              </table:table-cell>
              <table:table-cell office:value-type="float" office:value="4.13367545016209">
                <text:p>4.133675450162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6.44">
                <text:p>-6.44</text:p>
              </table:table-cell>
              <table:table-cell office:value-type="float" office:value="4.47285866605068">
                <text:p>4.47285866605068</text:p>
              </table:table-cell>
              <table:table-cell office:value-type="float" office:value="4.47285866605068">
                <text:p>4.472858666050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6.24">
                <text:p>-6.24</text:p>
              </table:table-cell>
              <table:table-cell office:value-type="float" office:value="4.63870410325726">
                <text:p>4.63870410325726</text:p>
              </table:table-cell>
              <table:table-cell office:value-type="float" office:value="4.63870410325726">
                <text:p>4.638704103257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6.38">
                <text:p>-6.38</text:p>
              </table:table-cell>
              <table:table-cell office:value-type="float" office:value="4.65969175726542">
                <text:p>4.65969175726542</text:p>
              </table:table-cell>
              <table:table-cell office:value-type="float" office:value="4.65969175726542">
                <text:p>4.659691757265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6.32">
                <text:p>-6.32</text:p>
              </table:table-cell>
              <table:table-cell office:value-type="float" office:value="4.82183585474464">
                <text:p>4.82183585474464</text:p>
              </table:table-cell>
              <table:table-cell office:value-type="float" office:value="4.82183585474464">
                <text:p>4.821835854744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6.32">
                <text:p>-6.32</text:p>
              </table:table-cell>
              <table:table-cell office:value-type="float" office:value="4.34585603149306">
                <text:p>4.34585603149306</text:p>
              </table:table-cell>
              <table:table-cell office:value-type="float" office:value="4.34585603149306">
                <text:p>4.345856031493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6.02">
                <text:p>-6.02</text:p>
              </table:table-cell>
              <table:table-cell office:value-type="float" office:value="4.59683685711263">
                <text:p>4.59683685711263</text:p>
              </table:table-cell>
              <table:table-cell office:value-type="float" office:value="4.59683685711263">
                <text:p>4.596836857112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5.88">
                <text:p>-5.88</text:p>
              </table:table-cell>
              <table:table-cell office:value-type="float" office:value="4.19542800696379">
                <text:p>4.19542800696379</text:p>
              </table:table-cell>
              <table:table-cell office:value-type="float" office:value="4.19542800696379">
                <text:p>4.195428006963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6.38">
                <text:p>-6.38</text:p>
              </table:table-cell>
              <table:table-cell office:value-type="float" office:value="4.65101270605867">
                <text:p>4.65101270605867</text:p>
              </table:table-cell>
              <table:table-cell office:value-type="float" office:value="4.65101270605867">
                <text:p>4.651012706058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6.5">
                <text:p>-6.5</text:p>
              </table:table-cell>
              <table:table-cell office:value-type="float" office:value="5.32859638121892">
                <text:p>5.32859638121892</text:p>
              </table:table-cell>
              <table:table-cell office:value-type="float" office:value="5.32859638121892">
                <text:p>5.328596381218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6.04">
                <text:p>-6.04</text:p>
              </table:table-cell>
              <table:table-cell office:value-type="float" office:value="4.77349584961196">
                <text:p>4.77349584961196</text:p>
              </table:table-cell>
              <table:table-cell office:value-type="float" office:value="4.77349584961196">
                <text:p>4.773495849611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6.12">
                <text:p>-6.12</text:p>
              </table:table-cell>
              <table:table-cell office:value-type="float" office:value="4.40220330509552">
                <text:p>4.40220330509552</text:p>
              </table:table-cell>
              <table:table-cell office:value-type="float" office:value="4.40220330509552">
                <text:p>4.402203305095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.14">
                <text:p>-6.14</text:p>
              </table:table-cell>
              <table:table-cell office:value-type="float" office:value="4.66454497223253">
                <text:p>4.66454497223253</text:p>
              </table:table-cell>
              <table:table-cell office:value-type="float" office:value="4.66454497223253">
                <text:p>4.664544972232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6.08">
                <text:p>-6.08</text:p>
              </table:table-cell>
              <table:table-cell office:value-type="float" office:value="4.36626183642741">
                <text:p>4.36626183642741</text:p>
              </table:table-cell>
              <table:table-cell office:value-type="float" office:value="4.36626183642741">
                <text:p>4.366261836427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6.86">
                <text:p>-6.86</text:p>
              </table:table-cell>
              <table:table-cell office:value-type="float" office:value="4.70765548888406">
                <text:p>4.70765548888406</text:p>
              </table:table-cell>
              <table:table-cell office:value-type="float" office:value="4.70765548888406">
                <text:p>4.707655488884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6.18">
                <text:p>-6.18</text:p>
              </table:table-cell>
              <table:table-cell office:value-type="float" office:value="4.79978955767644">
                <text:p>4.79978955767644</text:p>
              </table:table-cell>
              <table:table-cell office:value-type="float" office:value="4.79978955767644">
                <text:p>4.799789557676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6.52">
                <text:p>-6.52</text:p>
              </table:table-cell>
              <table:table-cell office:value-type="float" office:value="4.77044774808107">
                <text:p>4.77044774808107</text:p>
              </table:table-cell>
              <table:table-cell office:value-type="float" office:value="4.77044774808107">
                <text:p>4.770447748081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6.48">
                <text:p>-6.48</text:p>
              </table:table-cell>
              <table:table-cell office:value-type="float" office:value="4.60232703546957">
                <text:p>4.60232703546957</text:p>
              </table:table-cell>
              <table:table-cell office:value-type="float" office:value="4.60232703546957">
                <text:p>4.602327035469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5.88">
                <text:p>-5.88</text:p>
              </table:table-cell>
              <table:table-cell office:value-type="float" office:value="4.06830568063796">
                <text:p>4.06830568063796</text:p>
              </table:table-cell>
              <table:table-cell office:value-type="float" office:value="4.06830568063796">
                <text:p>4.068305680637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6.92">
                <text:p>-6.92</text:p>
              </table:table-cell>
              <table:table-cell office:value-type="float" office:value="5.47847947643663">
                <text:p>5.47847947643663</text:p>
              </table:table-cell>
              <table:table-cell office:value-type="float" office:value="5.47847947643663">
                <text:p>5.478479476436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6.36">
                <text:p>-6.36</text:p>
              </table:table-cell>
              <table:table-cell office:value-type="float" office:value="5.02422414735134">
                <text:p>5.02422414735134</text:p>
              </table:table-cell>
              <table:table-cell office:value-type="float" office:value="5.02422414735134">
                <text:p>5.024224147351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6.32">
                <text:p>-6.32</text:p>
              </table:table-cell>
              <table:table-cell office:value-type="float" office:value="4.4378536990921">
                <text:p>4.4378536990921</text:p>
              </table:table-cell>
              <table:table-cell office:value-type="float" office:value="4.4378536990921">
                <text:p>4.43785369909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6.98">
                <text:p>-6.98</text:p>
              </table:table-cell>
              <table:table-cell office:value-type="float" office:value="5.00096960295671">
                <text:p>5.00096960295671</text:p>
              </table:table-cell>
              <table:table-cell office:value-type="float" office:value="5.00096960295671">
                <text:p>5.000969602956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6.82">
                <text:p>-6.82</text:p>
              </table:table-cell>
              <table:table-cell office:value-type="float" office:value="4.71485938177365">
                <text:p>4.71485938177365</text:p>
              </table:table-cell>
              <table:table-cell office:value-type="float" office:value="4.71485938177365">
                <text:p>4.714859381773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6.42">
                <text:p>-6.42</text:p>
              </table:table-cell>
              <table:table-cell office:value-type="float" office:value="4.54201486015832">
                <text:p>4.54201486015832</text:p>
              </table:table-cell>
              <table:table-cell office:value-type="float" office:value="4.54201486015832">
                <text:p>4.542014860158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6.82">
                <text:p>-6.82</text:p>
              </table:table-cell>
              <table:table-cell office:value-type="float" office:value="5.21919534027996">
                <text:p>5.21919534027996</text:p>
              </table:table-cell>
              <table:table-cell office:value-type="float" office:value="5.21919534027996">
                <text:p>5.219195340279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6">
                <text:p>-6</text:p>
              </table:table-cell>
              <table:table-cell office:value-type="float" office:value="4.4130202214297">
                <text:p>4.4130202214297</text:p>
              </table:table-cell>
              <table:table-cell office:value-type="float" office:value="4.4130202214297">
                <text:p>4.41302022142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.2">
                <text:p>-6.2</text:p>
              </table:table-cell>
              <table:table-cell office:value-type="float" office:value="4.53493732764374">
                <text:p>4.53493732764374</text:p>
              </table:table-cell>
              <table:table-cell office:value-type="float" office:value="4.53493732764374">
                <text:p>4.534937327643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7.42">
                <text:p>-7.42</text:p>
              </table:table-cell>
              <table:table-cell office:value-type="float" office:value="5.06359556046887">
                <text:p>5.06359556046887</text:p>
              </table:table-cell>
              <table:table-cell office:value-type="float" office:value="5.06359556046887">
                <text:p>5.063595560468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6.66">
                <text:p>-6.66</text:p>
              </table:table-cell>
              <table:table-cell office:value-type="float" office:value="5.15657861670925">
                <text:p>5.15657861670925</text:p>
              </table:table-cell>
              <table:table-cell office:value-type="float" office:value="5.15657861670925">
                <text:p>5.156578616709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6.84">
                <text:p>-6.84</text:p>
              </table:table-cell>
              <table:table-cell office:value-type="float" office:value="4.80891428137959">
                <text:p>4.80891428137959</text:p>
              </table:table-cell>
              <table:table-cell office:value-type="float" office:value="4.80891428137959">
                <text:p>4.808914281379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7.18">
                <text:p>-7.18</text:p>
              </table:table-cell>
              <table:table-cell office:value-type="float" office:value="4.94899234718799">
                <text:p>4.94899234718799</text:p>
              </table:table-cell>
              <table:table-cell office:value-type="float" office:value="4.94899234718799">
                <text:p>4.948992347187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6.42">
                <text:p>-6.42</text:p>
              </table:table-cell>
              <table:table-cell office:value-type="float" office:value="4.80147283800934">
                <text:p>4.80147283800934</text:p>
              </table:table-cell>
              <table:table-cell office:value-type="float" office:value="4.80147283800934">
                <text:p>4.801472838009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6.24">
                <text:p>-6.24</text:p>
              </table:table-cell>
              <table:table-cell office:value-type="float" office:value="4.70787004961271">
                <text:p>4.70787004961271</text:p>
              </table:table-cell>
              <table:table-cell office:value-type="float" office:value="4.70787004961271">
                <text:p>4.707870049612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6.54">
                <text:p>-6.54</text:p>
              </table:table-cell>
              <table:table-cell office:value-type="float" office:value="4.36566030503862">
                <text:p>4.36566030503862</text:p>
              </table:table-cell>
              <table:table-cell office:value-type="float" office:value="4.36566030503862">
                <text:p>4.365660305038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5.86">
                <text:p>-5.86</text:p>
              </table:table-cell>
              <table:table-cell office:value-type="float" office:value="4.22837934901682">
                <text:p>4.22837934901682</text:p>
              </table:table-cell>
              <table:table-cell office:value-type="float" office:value="4.22837934901682">
                <text:p>4.228379349016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6.48">
                <text:p>-6.48</text:p>
              </table:table-cell>
              <table:table-cell office:value-type="float" office:value="4.61985176201903">
                <text:p>4.61985176201903</text:p>
              </table:table-cell>
              <table:table-cell office:value-type="float" office:value="4.61985176201903">
                <text:p>4.619851762019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7.28">
                <text:p>-7.28</text:p>
              </table:table-cell>
              <table:table-cell office:value-type="float" office:value="5.19922294116334">
                <text:p>5.19922294116334</text:p>
              </table:table-cell>
              <table:table-cell office:value-type="float" office:value="5.19922294116334">
                <text:p>5.199222941163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6.2">
                <text:p>-6.2</text:p>
              </table:table-cell>
              <table:table-cell office:value-type="float" office:value="4.71832875737016">
                <text:p>4.71832875737016</text:p>
              </table:table-cell>
              <table:table-cell office:value-type="float" office:value="4.71832875737016">
                <text:p>4.718328757370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6.64">
                <text:p>-6.64</text:p>
              </table:table-cell>
              <table:table-cell office:value-type="float" office:value="4.70443590366764">
                <text:p>4.70443590366764</text:p>
              </table:table-cell>
              <table:table-cell office:value-type="float" office:value="4.70443590366764">
                <text:p>4.704435903667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6.66">
                <text:p>-6.66</text:p>
              </table:table-cell>
              <table:table-cell office:value-type="float" office:value="5.10934971845288">
                <text:p>5.10934971845288</text:p>
              </table:table-cell>
              <table:table-cell office:value-type="float" office:value="5.10934971845288">
                <text:p>5.109349718452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6.18">
                <text:p>-6.18</text:p>
              </table:table-cell>
              <table:table-cell office:value-type="float" office:value="4.40472657058485">
                <text:p>4.40472657058485</text:p>
              </table:table-cell>
              <table:table-cell office:value-type="float" office:value="4.40472657058485">
                <text:p>4.404726570584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.42">
                <text:p>-6.42</text:p>
              </table:table-cell>
              <table:table-cell office:value-type="float" office:value="4.90964830355968">
                <text:p>4.90964830355968</text:p>
              </table:table-cell>
              <table:table-cell office:value-type="float" office:value="4.90964830355968">
                <text:p>4.909648303559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6.52">
                <text:p>-6.52</text:p>
              </table:table-cell>
              <table:table-cell office:value-type="float" office:value="5.12959328531291">
                <text:p>5.12959328531291</text:p>
              </table:table-cell>
              <table:table-cell office:value-type="float" office:value="5.12959328531291">
                <text:p>5.129593285312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6.12">
                <text:p>-6.12</text:p>
              </table:table-cell>
              <table:table-cell office:value-type="float" office:value="4.30005872640189">
                <text:p>4.30005872640189</text:p>
              </table:table-cell>
              <table:table-cell office:value-type="float" office:value="4.30005872640189">
                <text:p>4.300058726401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6.64">
                <text:p>-6.64</text:p>
              </table:table-cell>
              <table:table-cell office:value-type="float" office:value="4.7641760816928">
                <text:p>4.7641760816928</text:p>
              </table:table-cell>
              <table:table-cell office:value-type="float" office:value="4.7641760816928">
                <text:p>4.76417608169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7.24">
                <text:p>-7.24</text:p>
              </table:table-cell>
              <table:table-cell office:value-type="float" office:value="5.07543101617981">
                <text:p>5.07543101617981</text:p>
              </table:table-cell>
              <table:table-cell office:value-type="float" office:value="5.07543101617981">
                <text:p>5.075431016179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6.94">
                <text:p>-6.94</text:p>
              </table:table-cell>
              <table:table-cell office:value-type="float" office:value="5.12829347243251">
                <text:p>5.12829347243251</text:p>
              </table:table-cell>
              <table:table-cell office:value-type="float" office:value="5.12829347243251">
                <text:p>5.128293472432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6.7">
                <text:p>-6.7</text:p>
              </table:table-cell>
              <table:table-cell office:value-type="float" office:value="4.65691622072683">
                <text:p>4.65691622072683</text:p>
              </table:table-cell>
              <table:table-cell office:value-type="float" office:value="4.65691622072683">
                <text:p>4.656916220726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6.34">
                <text:p>-6.34</text:p>
              </table:table-cell>
              <table:table-cell office:value-type="float" office:value="5.12514104265148">
                <text:p>5.12514104265148</text:p>
              </table:table-cell>
              <table:table-cell office:value-type="float" office:value="5.12514104265148">
                <text:p>5.125141042651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6.92">
                <text:p>-6.92</text:p>
              </table:table-cell>
              <table:table-cell office:value-type="float" office:value="5.11223527382587">
                <text:p>5.11223527382587</text:p>
              </table:table-cell>
              <table:table-cell office:value-type="float" office:value="5.11223527382587">
                <text:p>5.112235273825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6.8">
                <text:p>-6.8</text:p>
              </table:table-cell>
              <table:table-cell office:value-type="float" office:value="4.93185891152944">
                <text:p>4.93185891152944</text:p>
              </table:table-cell>
              <table:table-cell office:value-type="float" office:value="4.93185891152944">
                <text:p>4.931858911529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6.8">
                <text:p>-6.8</text:p>
              </table:table-cell>
              <table:table-cell office:value-type="float" office:value="4.7482054026184">
                <text:p>4.7482054026184</text:p>
              </table:table-cell>
              <table:table-cell office:value-type="float" office:value="4.7482054026184">
                <text:p>4.74820540261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6.1">
                <text:p>-6.1</text:p>
              </table:table-cell>
              <table:table-cell office:value-type="float" office:value="4.24858859511074">
                <text:p>4.24858859511074</text:p>
              </table:table-cell>
              <table:table-cell office:value-type="float" office:value="4.24858859511074">
                <text:p>4.248588595110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6.5">
                <text:p>-6.5</text:p>
              </table:table-cell>
              <table:table-cell office:value-type="float" office:value="4.75989134923957">
                <text:p>4.75989134923957</text:p>
              </table:table-cell>
              <table:table-cell office:value-type="float" office:value="4.75989134923957">
                <text:p>4.759891349239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5.9">
                <text:p>-5.9</text:p>
              </table:table-cell>
              <table:table-cell office:value-type="float" office:value="4.21996218088276">
                <text:p>4.21996218088276</text:p>
              </table:table-cell>
              <table:table-cell office:value-type="float" office:value="4.21996218088276">
                <text:p>4.219962180882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6.24">
                <text:p>-6.24</text:p>
              </table:table-cell>
              <table:table-cell office:value-type="float" office:value="4.47917741365871">
                <text:p>4.47917741365871</text:p>
              </table:table-cell>
              <table:table-cell office:value-type="float" office:value="4.47917741365871">
                <text:p>4.479177413658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5.62">
                <text:p>-5.62</text:p>
              </table:table-cell>
              <table:table-cell office:value-type="float" office:value="3.85279643947619">
                <text:p>3.85279643947619</text:p>
              </table:table-cell>
              <table:table-cell office:value-type="float" office:value="3.85279643947619">
                <text:p>3.852796439476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6.14">
                <text:p>-6.14</text:p>
              </table:table-cell>
              <table:table-cell office:value-type="float" office:value="4.22837934901682">
                <text:p>4.22837934901682</text:p>
              </table:table-cell>
              <table:table-cell office:value-type="float" office:value="4.22837934901682">
                <text:p>4.228379349016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6.44">
                <text:p>-6.44</text:p>
              </table:table-cell>
              <table:table-cell office:value-type="float" office:value="4.61512664391715">
                <text:p>4.61512664391715</text:p>
              </table:table-cell>
              <table:table-cell office:value-type="float" office:value="4.61512664391715">
                <text:p>4.615126643917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7.02">
                <text:p>-7.02</text:p>
              </table:table-cell>
              <table:table-cell office:value-type="float" office:value="5.17566176903734">
                <text:p>5.17566176903734</text:p>
              </table:table-cell>
              <table:table-cell office:value-type="float" office:value="5.17566176903734">
                <text:p>5.175661769037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6.5">
                <text:p>-6.5</text:p>
              </table:table-cell>
              <table:table-cell office:value-type="float" office:value="4.52490303484478">
                <text:p>4.52490303484478</text:p>
              </table:table-cell>
              <table:table-cell office:value-type="float" office:value="4.52490303484478">
                <text:p>4.524903034844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.7">
                <text:p>-6.7</text:p>
              </table:table-cell>
              <table:table-cell office:value-type="float" office:value="4.66558429006237">
                <text:p>4.66558429006237</text:p>
              </table:table-cell>
              <table:table-cell office:value-type="float" office:value="4.66558429006237">
                <text:p>4.665584290062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7.02">
                <text:p>-7.02</text:p>
              </table:table-cell>
              <table:table-cell office:value-type="float" office:value="5.18346243627586">
                <text:p>5.18346243627586</text:p>
              </table:table-cell>
              <table:table-cell office:value-type="float" office:value="5.18346243627586">
                <text:p>5.183462436275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6.46">
                <text:p>-6.46</text:p>
              </table:table-cell>
              <table:table-cell office:value-type="float" office:value="4.42084136605674">
                <text:p>4.42084136605674</text:p>
              </table:table-cell>
              <table:table-cell office:value-type="float" office:value="4.42084136605674">
                <text:p>4.420841366056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6.4">
                <text:p>-6.4</text:p>
              </table:table-cell>
              <table:table-cell office:value-type="float" office:value="4.39467078552323">
                <text:p>4.39467078552323</text:p>
              </table:table-cell>
              <table:table-cell office:value-type="float" office:value="4.39467078552323">
                <text:p>4.394670785523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6.9">
                <text:p>-6.9</text:p>
              </table:table-cell>
              <table:table-cell office:value-type="float" office:value="5.08016543117257">
                <text:p>5.08016543117257</text:p>
              </table:table-cell>
              <table:table-cell office:value-type="float" office:value="5.08016543117257">
                <text:p>5.080165431172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6.66">
                <text:p>-6.66</text:p>
              </table:table-cell>
              <table:table-cell office:value-type="float" office:value="4.74867339263283">
                <text:p>4.74867339263283</text:p>
              </table:table-cell>
              <table:table-cell office:value-type="float" office:value="4.74867339263283">
                <text:p>4.748673392632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6.92">
                <text:p>-6.92</text:p>
              </table:table-cell>
              <table:table-cell office:value-type="float" office:value="5.02454581092268">
                <text:p>5.02454581092268</text:p>
              </table:table-cell>
              <table:table-cell office:value-type="float" office:value="5.02454581092268">
                <text:p>5.024545810922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6.22">
                <text:p>-6.22</text:p>
              </table:table-cell>
              <table:table-cell office:value-type="float" office:value="4.61788355037765">
                <text:p>4.61788355037765</text:p>
              </table:table-cell>
              <table:table-cell office:value-type="float" office:value="4.61788355037765">
                <text:p>4.617883550377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6.84">
                <text:p>-6.84</text:p>
              </table:table-cell>
              <table:table-cell office:value-type="float" office:value="5.02261552048996">
                <text:p>5.02261552048996</text:p>
              </table:table-cell>
              <table:table-cell office:value-type="float" office:value="5.02261552048996">
                <text:p>5.022615520489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5.64">
                <text:p>-5.64</text:p>
              </table:table-cell>
              <table:table-cell office:value-type="float" office:value="3.78599225748513">
                <text:p>3.78599225748513</text:p>
              </table:table-cell>
              <table:table-cell office:value-type="float" office:value="3.78599225748513">
                <text:p>3.785992257485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6.6">
                <text:p>-6.6</text:p>
              </table:table-cell>
              <table:table-cell office:value-type="float" office:value="5.01714233121975">
                <text:p>5.01714233121975</text:p>
              </table:table-cell>
              <table:table-cell office:value-type="float" office:value="5.01714233121975">
                <text:p>5.017142331219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6.24">
                <text:p>-6.24</text:p>
              </table:table-cell>
              <table:table-cell office:value-type="float" office:value="4.38804620474187">
                <text:p>4.38804620474187</text:p>
              </table:table-cell>
              <table:table-cell office:value-type="float" office:value="4.38804620474187">
                <text:p>4.388046204741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6.52">
                <text:p>-6.52</text:p>
              </table:table-cell>
              <table:table-cell office:value-type="float" office:value="4.69360192068937">
                <text:p>4.69360192068937</text:p>
              </table:table-cell>
              <table:table-cell office:value-type="float" office:value="4.69360192068937">
                <text:p>4.693601920689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6.26">
                <text:p>-6.26</text:p>
              </table:table-cell>
              <table:table-cell office:value-type="float" office:value="4.30789737551625">
                <text:p>4.30789737551625</text:p>
              </table:table-cell>
              <table:table-cell office:value-type="float" office:value="4.30789737551625">
                <text:p>4.307897375516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6.54">
                <text:p>-6.54</text:p>
              </table:table-cell>
              <table:table-cell office:value-type="float" office:value="4.98770204775423">
                <text:p>4.98770204775423</text:p>
              </table:table-cell>
              <table:table-cell office:value-type="float" office:value="4.98770204775423">
                <text:p>4.987702047754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6.22">
                <text:p>-6.22</text:p>
              </table:table-cell>
              <table:table-cell office:value-type="float" office:value="4.41205877411698">
                <text:p>4.41205877411698</text:p>
              </table:table-cell>
              <table:table-cell office:value-type="float" office:value="4.41205877411698">
                <text:p>4.412058774116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6.68">
                <text:p>-6.68</text:p>
              </table:table-cell>
              <table:table-cell office:value-type="float" office:value="4.44240357182342">
                <text:p>4.44240357182342</text:p>
              </table:table-cell>
              <table:table-cell office:value-type="float" office:value="4.44240357182342">
                <text:p>4.442403571823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6.5">
                <text:p>-6.5</text:p>
              </table:table-cell>
              <table:table-cell office:value-type="float" office:value="4.91852815300667">
                <text:p>4.91852815300667</text:p>
              </table:table-cell>
              <table:table-cell office:value-type="float" office:value="4.91852815300667">
                <text:p>4.91852815300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6.44">
                <text:p>-6.44</text:p>
              </table:table-cell>
              <table:table-cell office:value-type="float" office:value="4.87897985694186">
                <text:p>4.87897985694186</text:p>
              </table:table-cell>
              <table:table-cell office:value-type="float" office:value="4.87897985694186">
                <text:p>4.878979856941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6.72">
                <text:p>-6.72</text:p>
              </table:table-cell>
              <table:table-cell office:value-type="float" office:value="5.10511725842044">
                <text:p>5.10511725842044</text:p>
              </table:table-cell>
              <table:table-cell office:value-type="float" office:value="5.10511725842044">
                <text:p>5.105117258420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.68">
                <text:p>-6.68</text:p>
              </table:table-cell>
              <table:table-cell office:value-type="float" office:value="5.05501051563014">
                <text:p>5.05501051563014</text:p>
              </table:table-cell>
              <table:table-cell office:value-type="float" office:value="5.05501051563014">
                <text:p>5.055010515630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5.66">
                <text:p>-5.66</text:p>
              </table:table-cell>
              <table:table-cell office:value-type="float" office:value="4.45906182097">
                <text:p>4.45906182097</text:p>
              </table:table-cell>
              <table:table-cell office:value-type="float" office:value="4.45906182097">
                <text:p>4.459061820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5.86">
                <text:p>-5.86</text:p>
              </table:table-cell>
              <table:table-cell office:value-type="float" office:value="4.64718878854342">
                <text:p>4.64718878854342</text:p>
              </table:table-cell>
              <table:table-cell office:value-type="float" office:value="4.64718878854342">
                <text:p>4.647188788543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5.84">
                <text:p>-5.84</text:p>
              </table:table-cell>
              <table:table-cell office:value-type="float" office:value="4.34548412990225">
                <text:p>4.34548412990225</text:p>
              </table:table-cell>
              <table:table-cell office:value-type="float" office:value="4.34548412990225">
                <text:p>4.345484129902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6.42">
                <text:p>-6.42</text:p>
              </table:table-cell>
              <table:table-cell office:value-type="float" office:value="4.80147283800934">
                <text:p>4.80147283800934</text:p>
              </table:table-cell>
              <table:table-cell office:value-type="float" office:value="4.80147283800934">
                <text:p>4.801472838009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6.44">
                <text:p>-6.44</text:p>
              </table:table-cell>
              <table:table-cell office:value-type="float" office:value="4.65869448917123">
                <text:p>4.65869448917123</text:p>
              </table:table-cell>
              <table:table-cell office:value-type="float" office:value="4.65869448917123">
                <text:p>4.658694489171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6.68">
                <text:p>-6.68</text:p>
              </table:table-cell>
              <table:table-cell office:value-type="float" office:value="4.71593044902064">
                <text:p>4.71593044902064</text:p>
              </table:table-cell>
              <table:table-cell office:value-type="float" office:value="4.71593044902064">
                <text:p>4.715930449020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6.16">
                <text:p>-6.16</text:p>
              </table:table-cell>
              <table:table-cell office:value-type="float" office:value="4.44658534294814">
                <text:p>4.44658534294814</text:p>
              </table:table-cell>
              <table:table-cell office:value-type="float" office:value="4.44658534294814">
                <text:p>4.446585342948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6.12">
                <text:p>-6.12</text:p>
              </table:table-cell>
              <table:table-cell office:value-type="float" office:value="4.24330726741024">
                <text:p>4.24330726741024</text:p>
              </table:table-cell>
              <table:table-cell office:value-type="float" office:value="4.24330726741024">
                <text:p>4.243307267410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6.22">
                <text:p>-6.22</text:p>
              </table:table-cell>
              <table:table-cell office:value-type="float" office:value="4.23449041691076">
                <text:p>4.23449041691076</text:p>
              </table:table-cell>
              <table:table-cell office:value-type="float" office:value="4.23449041691076">
                <text:p>4.234490416910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5.96">
                <text:p>-5.96</text:p>
              </table:table-cell>
              <table:table-cell office:value-type="float" office:value="4.28273489511296">
                <text:p>4.28273489511296</text:p>
              </table:table-cell>
              <table:table-cell office:value-type="float" office:value="4.28273489511296">
                <text:p>4.282734895112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6.5">
                <text:p>-6.5</text:p>
              </table:table-cell>
              <table:table-cell office:value-type="float" office:value="5.00807428866706">
                <text:p>5.00807428866706</text:p>
              </table:table-cell>
              <table:table-cell office:value-type="float" office:value="5.00807428866706">
                <text:p>5.008074288667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6.8">
                <text:p>-6.8</text:p>
              </table:table-cell>
              <table:table-cell office:value-type="float" office:value="5.24163595404598">
                <text:p>5.24163595404598</text:p>
              </table:table-cell>
              <table:table-cell office:value-type="float" office:value="5.24163595404598">
                <text:p>5.241635954045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6.2">
                <text:p>-6.2</text:p>
              </table:table-cell>
              <table:table-cell office:value-type="float" office:value="4.6839506764476">
                <text:p>4.6839506764476</text:p>
              </table:table-cell>
              <table:table-cell office:value-type="float" office:value="4.6839506764476">
                <text:p>4.68395067644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6.28">
                <text:p>-6.28</text:p>
              </table:table-cell>
              <table:table-cell office:value-type="float" office:value="4.82434901663877">
                <text:p>4.82434901663877</text:p>
              </table:table-cell>
              <table:table-cell office:value-type="float" office:value="4.82434901663877">
                <text:p>4.824349016638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6.24">
                <text:p>-6.24</text:p>
              </table:table-cell>
              <table:table-cell office:value-type="float" office:value="4.57732664247585">
                <text:p>4.57732664247585</text:p>
              </table:table-cell>
              <table:table-cell office:value-type="float" office:value="4.57732664247585">
                <text:p>4.577326642475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7.04">
                <text:p>-7.04</text:p>
              </table:table-cell>
              <table:table-cell office:value-type="float" office:value="5.08100045823317">
                <text:p>5.08100045823317</text:p>
              </table:table-cell>
              <table:table-cell office:value-type="float" office:value="5.08100045823317">
                <text:p>5.081000458233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6.78">
                <text:p>-6.78</text:p>
              </table:table-cell>
              <table:table-cell office:value-type="float" office:value="4.83167160567132">
                <text:p>4.83167160567132</text:p>
              </table:table-cell>
              <table:table-cell office:value-type="float" office:value="4.83167160567132">
                <text:p>4.831671605671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6.44">
                <text:p>-6.44</text:p>
              </table:table-cell>
              <table:table-cell office:value-type="float" office:value="4.29780305634299">
                <text:p>4.29780305634299</text:p>
              </table:table-cell>
              <table:table-cell office:value-type="float" office:value="4.29780305634299">
                <text:p>4.297803056342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6.74">
                <text:p>-6.74</text:p>
              </table:table-cell>
              <table:table-cell office:value-type="float" office:value="4.38228758121195">
                <text:p>4.38228758121195</text:p>
              </table:table-cell>
              <table:table-cell office:value-type="float" office:value="4.38228758121195">
                <text:p>4.382287581211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.32">
                <text:p>-6.32</text:p>
              </table:table-cell>
              <table:table-cell office:value-type="float" office:value="4.74582219250029">
                <text:p>4.74582219250029</text:p>
              </table:table-cell>
              <table:table-cell office:value-type="float" office:value="4.74582219250029">
                <text:p>4.745822192500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6.06">
                <text:p>-6.06</text:p>
              </table:table-cell>
              <table:table-cell office:value-type="float" office:value="4.57003856933971">
                <text:p>4.57003856933971</text:p>
              </table:table-cell>
              <table:table-cell office:value-type="float" office:value="4.57003856933971">
                <text:p>4.570038569339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6.98">
                <text:p>-6.98</text:p>
              </table:table-cell>
              <table:table-cell office:value-type="float" office:value="4.9604089111339">
                <text:p>4.9604089111339</text:p>
              </table:table-cell>
              <table:table-cell office:value-type="float" office:value="4.9604089111339">
                <text:p>4.96040891113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5.88">
                <text:p>-5.88</text:p>
              </table:table-cell>
              <table:table-cell office:value-type="float" office:value="4.66077550229876">
                <text:p>4.66077550229876</text:p>
              </table:table-cell>
              <table:table-cell office:value-type="float" office:value="4.66077550229876">
                <text:p>4.660775502298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5.76">
                <text:p>-5.76</text:p>
              </table:table-cell>
              <table:table-cell office:value-type="float" office:value="4.80975439848412">
                <text:p>4.80975439848412</text:p>
              </table:table-cell>
              <table:table-cell office:value-type="float" office:value="4.80975439848412">
                <text:p>4.809754398484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6.46">
                <text:p>-6.46</text:p>
              </table:table-cell>
              <table:table-cell office:value-type="float" office:value="4.51131014140229">
                <text:p>4.51131014140229</text:p>
              </table:table-cell>
              <table:table-cell office:value-type="float" office:value="4.51131014140229">
                <text:p>4.511310141402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6.48">
                <text:p>-6.48</text:p>
              </table:table-cell>
              <table:table-cell office:value-type="float" office:value="4.68067162581257">
                <text:p>4.68067162581257</text:p>
              </table:table-cell>
              <table:table-cell office:value-type="float" office:value="4.68067162581257">
                <text:p>4.680671625812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6.68">
                <text:p>-6.68</text:p>
              </table:table-cell>
              <table:table-cell office:value-type="float" office:value="4.84273901961702">
                <text:p>4.84273901961702</text:p>
              </table:table-cell>
              <table:table-cell office:value-type="float" office:value="4.84273901961702">
                <text:p>4.842739019617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6.66">
                <text:p>-6.66</text:p>
              </table:table-cell>
              <table:table-cell office:value-type="float" office:value="4.93230947606461">
                <text:p>4.93230947606461</text:p>
              </table:table-cell>
              <table:table-cell office:value-type="float" office:value="4.93230947606461">
                <text:p>4.932309476064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5.8">
                <text:p>-5.8</text:p>
              </table:table-cell>
              <table:table-cell office:value-type="float" office:value="4.15361592501344">
                <text:p>4.15361592501344</text:p>
              </table:table-cell>
              <table:table-cell office:value-type="float" office:value="4.15361592501344">
                <text:p>4.153615925013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6.36">
                <text:p>-6.36</text:p>
              </table:table-cell>
              <table:table-cell office:value-type="float" office:value="4.28650690121239">
                <text:p>4.28650690121239</text:p>
              </table:table-cell>
              <table:table-cell office:value-type="float" office:value="4.28650690121239">
                <text:p>4.286506901212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6.42">
                <text:p>-6.42</text:p>
              </table:table-cell>
              <table:table-cell office:value-type="float" office:value="4.37896717678422">
                <text:p>4.37896717678422</text:p>
              </table:table-cell>
              <table:table-cell office:value-type="float" office:value="4.37896717678422">
                <text:p>4.378967176784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5.42">
                <text:p>-5.42</text:p>
              </table:table-cell>
              <table:table-cell office:value-type="float" office:value="3.77439539609467">
                <text:p>3.77439539609467</text:p>
              </table:table-cell>
              <table:table-cell office:value-type="float" office:value="3.77439539609467">
                <text:p>3.774395396094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6.8">
                <text:p>-6.8</text:p>
              </table:table-cell>
              <table:table-cell office:value-type="float" office:value="4.87417436675954">
                <text:p>4.87417436675954</text:p>
              </table:table-cell>
              <table:table-cell office:value-type="float" office:value="4.87417436675954">
                <text:p>4.874174366759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6.6">
                <text:p>-6.6</text:p>
              </table:table-cell>
              <table:table-cell office:value-type="float" office:value="4.91133506505228">
                <text:p>4.91133506505228</text:p>
              </table:table-cell>
              <table:table-cell office:value-type="float" office:value="4.91133506505228">
                <text:p>4.911335065052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6.44">
                <text:p>-6.44</text:p>
              </table:table-cell>
              <table:table-cell office:value-type="float" office:value="4.66735925596503">
                <text:p>4.66735925596503</text:p>
              </table:table-cell>
              <table:table-cell office:value-type="float" office:value="4.66735925596503">
                <text:p>4.667359255965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5.92">
                <text:p>-5.92</text:p>
              </table:table-cell>
              <table:table-cell office:value-type="float" office:value="4.16740599501329">
                <text:p>4.16740599501329</text:p>
              </table:table-cell>
              <table:table-cell office:value-type="float" office:value="4.16740599501329">
                <text:p>4.167405995013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6.5">
                <text:p>-6.5</text:p>
              </table:table-cell>
              <table:table-cell office:value-type="float" office:value="4.15239981726522">
                <text:p>4.15239981726522</text:p>
              </table:table-cell>
              <table:table-cell office:value-type="float" office:value="4.15239981726522">
                <text:p>4.152399817265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6.4">
                <text:p>-6.4</text:p>
              </table:table-cell>
              <table:table-cell office:value-type="float" office:value="4.55715665384423">
                <text:p>4.55715665384423</text:p>
              </table:table-cell>
              <table:table-cell office:value-type="float" office:value="4.55715665384423">
                <text:p>4.557156653844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7.12">
                <text:p>-7.12</text:p>
              </table:table-cell>
              <table:table-cell office:value-type="float" office:value="5.12722974407085">
                <text:p>5.12722974407085</text:p>
              </table:table-cell>
              <table:table-cell office:value-type="float" office:value="5.12722974407085">
                <text:p>5.127229744070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.32">
                <text:p>-6.32</text:p>
              </table:table-cell>
              <table:table-cell office:value-type="float" office:value="4.47412312948334">
                <text:p>4.47412312948334</text:p>
              </table:table-cell>
              <table:table-cell office:value-type="float" office:value="4.47412312948334">
                <text:p>4.474123129483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6.66">
                <text:p>-6.66</text:p>
              </table:table-cell>
              <table:table-cell office:value-type="float" office:value="4.94049439312351">
                <text:p>4.94049439312351</text:p>
              </table:table-cell>
              <table:table-cell office:value-type="float" office:value="4.94049439312351">
                <text:p>4.940494393123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6.26">
                <text:p>-6.26</text:p>
              </table:table-cell>
              <table:table-cell office:value-type="float" office:value="4.56296023000487">
                <text:p>4.56296023000487</text:p>
              </table:table-cell>
              <table:table-cell office:value-type="float" office:value="4.56296023000487">
                <text:p>4.562960230004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5.68">
                <text:p>-5.68</text:p>
              </table:table-cell>
              <table:table-cell office:value-type="float" office:value="4.08713181395541">
                <text:p>4.08713181395541</text:p>
              </table:table-cell>
              <table:table-cell office:value-type="float" office:value="4.08713181395541">
                <text:p>4.087131813955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7.24">
                <text:p>-7.24</text:p>
              </table:table-cell>
              <table:table-cell office:value-type="float" office:value="5.3769429187518">
                <text:p>5.3769429187518</text:p>
              </table:table-cell>
              <table:table-cell office:value-type="float" office:value="5.3769429187518">
                <text:p>5.37694291875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6.14">
                <text:p>-6.14</text:p>
              </table:table-cell>
              <table:table-cell office:value-type="float" office:value="4.31352114246176">
                <text:p>4.31352114246176</text:p>
              </table:table-cell>
              <table:table-cell office:value-type="float" office:value="4.31352114246176">
                <text:p>4.313521142461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6.16">
                <text:p>-6.16</text:p>
              </table:table-cell>
              <table:table-cell office:value-type="float" office:value="4.63347503598443">
                <text:p>4.63347503598443</text:p>
              </table:table-cell>
              <table:table-cell office:value-type="float" office:value="4.63347503598443">
                <text:p>4.633475035984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5.7">
                <text:p>-5.7</text:p>
              </table:table-cell>
              <table:table-cell office:value-type="float" office:value="4.75989134923957">
                <text:p>4.75989134923957</text:p>
              </table:table-cell>
              <table:table-cell office:value-type="float" office:value="4.75989134923957">
                <text:p>4.759891349239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5.9">
                <text:p>-5.9</text:p>
              </table:table-cell>
              <table:table-cell office:value-type="float" office:value="4.17181500117639">
                <text:p>4.17181500117639</text:p>
              </table:table-cell>
              <table:table-cell office:value-type="float" office:value="4.17181500117639">
                <text:p>4.171815001176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5.78">
                <text:p>-5.78</text:p>
              </table:table-cell>
              <table:table-cell office:value-type="float" office:value="4.35676647772337">
                <text:p>4.35676647772337</text:p>
              </table:table-cell>
              <table:table-cell office:value-type="float" office:value="4.35676647772337">
                <text:p>4.356766477723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7.04">
                <text:p>-7.04</text:p>
              </table:table-cell>
              <table:table-cell office:value-type="float" office:value="4.70958618354119">
                <text:p>4.70958618354119</text:p>
              </table:table-cell>
              <table:table-cell office:value-type="float" office:value="4.70958618354119">
                <text:p>4.709586183541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6.74">
                <text:p>-6.74</text:p>
              </table:table-cell>
              <table:table-cell office:value-type="float" office:value="5.23897591966872">
                <text:p>5.23897591966872</text:p>
              </table:table-cell>
              <table:table-cell office:value-type="float" office:value="5.23897591966872">
                <text:p>5.238975919668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6.58">
                <text:p>-6.58</text:p>
              </table:table-cell>
              <table:table-cell office:value-type="float" office:value="4.47028347461706">
                <text:p>4.47028347461706</text:p>
              </table:table-cell>
              <table:table-cell office:value-type="float" office:value="4.47028347461706">
                <text:p>4.470283474617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6.24">
                <text:p>-6.24</text:p>
              </table:table-cell>
              <table:table-cell office:value-type="float" office:value="4.47917741365871">
                <text:p>4.47917741365871</text:p>
              </table:table-cell>
              <table:table-cell office:value-type="float" office:value="4.47917741365871">
                <text:p>4.479177413658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6.26">
                <text:p>-6.26</text:p>
              </table:table-cell>
              <table:table-cell office:value-type="float" office:value="4.92082772046995">
                <text:p>4.92082772046995</text:p>
              </table:table-cell>
              <table:table-cell office:value-type="float" office:value="4.92082772046995">
                <text:p>4.920827720469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6.28">
                <text:p>-6.28</text:p>
              </table:table-cell>
              <table:table-cell office:value-type="float" office:value="4.44967369136164">
                <text:p>4.44967369136164</text:p>
              </table:table-cell>
              <table:table-cell office:value-type="float" office:value="4.44967369136164">
                <text:p>4.449673691361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6.04">
                <text:p>-6.04</text:p>
              </table:table-cell>
              <table:table-cell office:value-type="float" office:value="4.27329031321418">
                <text:p>4.27329031321418</text:p>
              </table:table-cell>
              <table:table-cell office:value-type="float" office:value="4.27329031321418">
                <text:p>4.273290313214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6.06">
                <text:p>-6.06</text:p>
              </table:table-cell>
              <table:table-cell office:value-type="float" office:value="4.55232208478666">
                <text:p>4.55232208478666</text:p>
              </table:table-cell>
              <table:table-cell office:value-type="float" office:value="4.55232208478666">
                <text:p>4.552322084786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6.62">
                <text:p>-6.62</text:p>
              </table:table-cell>
              <table:table-cell office:value-type="float" office:value="4.62487783076428">
                <text:p>4.62487783076428</text:p>
              </table:table-cell>
              <table:table-cell office:value-type="float" office:value="4.62487783076428">
                <text:p>4.624877830764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5.68">
                <text:p>-5.68</text:p>
              </table:table-cell>
              <table:table-cell office:value-type="float" office:value="4.39209574696466">
                <text:p>4.39209574696466</text:p>
              </table:table-cell>
              <table:table-cell office:value-type="float" office:value="4.39209574696466">
                <text:p>4.392095746964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5.96">
                <text:p>-5.96</text:p>
              </table:table-cell>
              <table:table-cell office:value-type="float" office:value="4.38528300919189">
                <text:p>4.38528300919189</text:p>
              </table:table-cell>
              <table:table-cell office:value-type="float" office:value="4.38528300919189">
                <text:p>4.385283009191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6.96">
                <text:p>-6.96</text:p>
              </table:table-cell>
              <table:table-cell office:value-type="float" office:value="4.71815749006009">
                <text:p>4.71815749006009</text:p>
              </table:table-cell>
              <table:table-cell office:value-type="float" office:value="4.71815749006009">
                <text:p>4.718157490060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6.12">
                <text:p>-6.12</text:p>
              </table:table-cell>
              <table:table-cell office:value-type="float" office:value="4.07822500506277">
                <text:p>4.07822500506277</text:p>
              </table:table-cell>
              <table:table-cell office:value-type="float" office:value="4.07822500506277">
                <text:p>4.078225005062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6.7">
                <text:p>-6.7</text:p>
              </table:table-cell>
              <table:table-cell office:value-type="float" office:value="4.83568385896332">
                <text:p>4.83568385896332</text:p>
              </table:table-cell>
              <table:table-cell office:value-type="float" office:value="4.83568385896332">
                <text:p>4.835683858963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6.86">
                <text:p>-6.86</text:p>
              </table:table-cell>
              <table:table-cell office:value-type="float" office:value="5.18159134715281">
                <text:p>5.18159134715281</text:p>
              </table:table-cell>
              <table:table-cell office:value-type="float" office:value="5.18159134715281">
                <text:p>5.181591347152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7.02">
                <text:p>-7.02</text:p>
              </table:table-cell>
              <table:table-cell office:value-type="float" office:value="5.03318281934298">
                <text:p>5.03318281934298</text:p>
              </table:table-cell>
              <table:table-cell office:value-type="float" office:value="5.03318281934298">
                <text:p>5.033182819342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6.94">
                <text:p>-6.94</text:p>
              </table:table-cell>
              <table:table-cell office:value-type="float" office:value="5.02482724965634">
                <text:p>5.02482724965634</text:p>
              </table:table-cell>
              <table:table-cell office:value-type="float" office:value="5.02482724965634">
                <text:p>5.024827249656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6">
                <text:p>-6</text:p>
              </table:table-cell>
              <table:table-cell office:value-type="float" office:value="4.24502085038484">
                <text:p>4.24502085038484</text:p>
              </table:table-cell>
              <table:table-cell office:value-type="float" office:value="4.24502085038484">
                <text:p>4.245020850384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7.46">
                <text:p>-7.46</text:p>
              </table:table-cell>
              <table:table-cell office:value-type="float" office:value="5.12356410040014">
                <text:p>5.12356410040014</text:p>
              </table:table-cell>
              <table:table-cell office:value-type="float" office:value="5.12356410040014">
                <text:p>5.123564100400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6.18">
                <text:p>-6.18</text:p>
              </table:table-cell>
              <table:table-cell office:value-type="float" office:value="4.34934106236424">
                <text:p>4.34934106236424</text:p>
              </table:table-cell>
              <table:table-cell office:value-type="float" office:value="4.34934106236424">
                <text:p>4.349341062364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6.58">
                <text:p>-6.58</text:p>
              </table:table-cell>
              <table:table-cell office:value-type="float" office:value="4.62138201376728">
                <text:p>4.62138201376728</text:p>
              </table:table-cell>
              <table:table-cell office:value-type="float" office:value="4.62138201376728">
                <text:p>4.621382013767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6.04">
                <text:p>-6.04</text:p>
              </table:table-cell>
              <table:table-cell office:value-type="float" office:value="4.865711819986">
                <text:p>4.865711819986</text:p>
              </table:table-cell>
              <table:table-cell office:value-type="float" office:value="4.865711819986">
                <text:p>4.8657118199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7">
                <text:p>-7</text:p>
              </table:table-cell>
              <table:table-cell office:value-type="float" office:value="4.82836735482412">
                <text:p>4.82836735482412</text:p>
              </table:table-cell>
              <table:table-cell office:value-type="float" office:value="4.82836735482412">
                <text:p>4.828367354824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6.24">
                <text:p>-6.24</text:p>
              </table:table-cell>
              <table:table-cell office:value-type="float" office:value="4.5596384758337">
                <text:p>4.5596384758337</text:p>
              </table:table-cell>
              <table:table-cell office:value-type="float" office:value="4.5596384758337">
                <text:p>4.55963847583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6.9">
                <text:p>-6.9</text:p>
              </table:table-cell>
              <table:table-cell office:value-type="float" office:value="4.73435755030621">
                <text:p>4.73435755030621</text:p>
              </table:table-cell>
              <table:table-cell office:value-type="float" office:value="4.73435755030621">
                <text:p>4.734357550306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6.36">
                <text:p>-6.36</text:p>
              </table:table-cell>
              <table:table-cell office:value-type="float" office:value="4.56937544082251">
                <text:p>4.56937544082251</text:p>
              </table:table-cell>
              <table:table-cell office:value-type="float" office:value="4.56937544082251">
                <text:p>4.569375440822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6.68">
                <text:p>-6.68</text:p>
              </table:table-cell>
              <table:table-cell office:value-type="float" office:value="4.63818146181532">
                <text:p>4.63818146181532</text:p>
              </table:table-cell>
              <table:table-cell office:value-type="float" office:value="4.63818146181532">
                <text:p>4.638181461815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6.54">
                <text:p>-6.54</text:p>
              </table:table-cell>
              <table:table-cell office:value-type="float" office:value="4.7384522043521">
                <text:p>4.7384522043521</text:p>
              </table:table-cell>
              <table:table-cell office:value-type="float" office:value="4.7384522043521">
                <text:p>4.73845220435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5.98">
                <text:p>-5.98</text:p>
              </table:table-cell>
              <table:table-cell office:value-type="float" office:value="4.12428138827808">
                <text:p>4.12428138827808</text:p>
              </table:table-cell>
              <table:table-cell office:value-type="float" office:value="4.12428138827808">
                <text:p>4.124281388278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6.24">
                <text:p>-6.24</text:p>
              </table:table-cell>
              <table:table-cell office:value-type="float" office:value="4.66476151587624">
                <text:p>4.66476151587624</text:p>
              </table:table-cell>
              <table:table-cell office:value-type="float" office:value="4.66476151587624">
                <text:p>4.664761515876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.38">
                <text:p>-6.38</text:p>
              </table:table-cell>
              <table:table-cell office:value-type="float" office:value="4.67700154311963">
                <text:p>4.67700154311963</text:p>
              </table:table-cell>
              <table:table-cell office:value-type="float" office:value="4.67700154311963">
                <text:p>4.677001543119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6.74">
                <text:p>-6.74</text:p>
              </table:table-cell>
              <table:table-cell office:value-type="float" office:value="4.77920580021494">
                <text:p>4.77920580021494</text:p>
              </table:table-cell>
              <table:table-cell office:value-type="float" office:value="4.77920580021494">
                <text:p>4.779205800214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6.44">
                <text:p>-6.44</text:p>
              </table:table-cell>
              <table:table-cell office:value-type="float" office:value="4.66735925596503">
                <text:p>4.66735925596503</text:p>
              </table:table-cell>
              <table:table-cell office:value-type="float" office:value="4.66735925596503">
                <text:p>4.667359255965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6.54">
                <text:p>-6.54</text:p>
              </table:table-cell>
              <table:table-cell office:value-type="float" office:value="4.61753355825555">
                <text:p>4.61753355825555</text:p>
              </table:table-cell>
              <table:table-cell office:value-type="float" office:value="4.61753355825555">
                <text:p>4.617533558255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-6.32">
                <text:p>-6.32</text:p>
              </table:table-cell>
              <table:table-cell office:value-type="float" office:value="4.74582219250029">
                <text:p>4.74582219250029</text:p>
              </table:table-cell>
              <table:table-cell office:value-type="float" office:value="4.74582219250029">
                <text:p>4.745822192500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6.52">
                <text:p>-6.52</text:p>
              </table:table-cell>
              <table:table-cell office:value-type="float" office:value="5.0261538199922">
                <text:p>5.0261538199922</text:p>
              </table:table-cell>
              <table:table-cell office:value-type="float" office:value="5.0261538199922">
                <text:p>5.02615381999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-6.98">
                <text:p>-6.98</text:p>
              </table:table-cell>
              <table:table-cell office:value-type="float" office:value="4.33445207004008">
                <text:p>4.33445207004008</text:p>
              </table:table-cell>
              <table:table-cell office:value-type="float" office:value="4.33445207004008">
                <text:p>4.334452070040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-6.26">
                <text:p>-6.26</text:p>
              </table:table-cell>
              <table:table-cell office:value-type="float" office:value="4.73674652865948">
                <text:p>4.73674652865948</text:p>
              </table:table-cell>
              <table:table-cell office:value-type="float" office:value="4.73674652865948">
                <text:p>4.736746528659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-6.76">
                <text:p>-6.76</text:p>
              </table:table-cell>
              <table:table-cell office:value-type="float" office:value="4.81395278478522">
                <text:p>4.81395278478522</text:p>
              </table:table-cell>
              <table:table-cell office:value-type="float" office:value="4.81395278478522">
                <text:p>4.813952784785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-6.34">
                <text:p>-6.34</text:p>
              </table:table-cell>
              <table:table-cell office:value-type="float" office:value="5.06965621530831">
                <text:p>5.06965621530831</text:p>
              </table:table-cell>
              <table:table-cell office:value-type="float" office:value="5.06965621530831">
                <text:p>5.069656215308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5.9">
                <text:p>-5.9</text:p>
              </table:table-cell>
              <table:table-cell office:value-type="float" office:value="4.10345998376782">
                <text:p>4.10345998376782</text:p>
              </table:table-cell>
              <table:table-cell office:value-type="float" office:value="4.10345998376782">
                <text:p>4.103459983767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6.82">
                <text:p>-6.82</text:p>
              </table:table-cell>
              <table:table-cell office:value-type="float" office:value="5.24236819027663">
                <text:p>5.24236819027663</text:p>
              </table:table-cell>
              <table:table-cell office:value-type="float" office:value="5.24236819027663">
                <text:p>5.242368190276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-7.2">
                <text:p>-7.2</text:p>
              </table:table-cell>
              <table:table-cell office:value-type="float" office:value="4.89072509135322">
                <text:p>4.89072509135322</text:p>
              </table:table-cell>
              <table:table-cell office:value-type="float" office:value="4.89072509135322">
                <text:p>4.890725091353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-6.28">
                <text:p>-6.28</text:p>
              </table:table-cell>
              <table:table-cell office:value-type="float" office:value="4.22613322319612">
                <text:p>4.22613322319612</text:p>
              </table:table-cell>
              <table:table-cell office:value-type="float" office:value="4.22613322319612">
                <text:p>4.226133223196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-6.18">
                <text:p>-6.18</text:p>
              </table:table-cell>
              <table:table-cell office:value-type="float" office:value="4.35862085499252">
                <text:p>4.35862085499252</text:p>
              </table:table-cell>
              <table:table-cell office:value-type="float" office:value="4.35862085499252">
                <text:p>4.358620854992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7.06">
                <text:p>-7.06</text:p>
              </table:table-cell>
              <table:table-cell office:value-type="float" office:value="4.66627704001181">
                <text:p>4.66627704001181</text:p>
              </table:table-cell>
              <table:table-cell office:value-type="float" office:value="4.66627704001181">
                <text:p>4.666277040011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6.64">
                <text:p>-6.64</text:p>
              </table:table-cell>
              <table:table-cell office:value-type="float" office:value="4.84824241818152">
                <text:p>4.84824241818152</text:p>
              </table:table-cell>
              <table:table-cell office:value-type="float" office:value="4.84824241818152">
                <text:p>4.848242418181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-5.78">
                <text:p>-5.78</text:p>
              </table:table-cell>
              <table:table-cell office:value-type="float" office:value="4.21536391421819">
                <text:p>4.21536391421819</text:p>
              </table:table-cell>
              <table:table-cell office:value-type="float" office:value="4.21536391421819">
                <text:p>4.215363914218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-6.24">
                <text:p>-6.24</text:p>
              </table:table-cell>
              <table:table-cell office:value-type="float" office:value="4.52405467551739">
                <text:p>4.52405467551739</text:p>
              </table:table-cell>
              <table:table-cell office:value-type="float" office:value="4.52405467551739">
                <text:p>4.524054675517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7.6">
                <text:p>-7.6</text:p>
              </table:table-cell>
              <table:table-cell office:value-type="float" office:value="4.94004457510663">
                <text:p>4.94004457510663</text:p>
              </table:table-cell>
              <table:table-cell office:value-type="float" office:value="4.94004457510663">
                <text:p>4.940044575106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.94">
                <text:p>-5.94</text:p>
              </table:table-cell>
              <table:table-cell office:value-type="float" office:value="4.4445404030045">
                <text:p>4.4445404030045</text:p>
              </table:table-cell>
              <table:table-cell office:value-type="float" office:value="4.4445404030045">
                <text:p>4.44454040300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5.96">
                <text:p>-5.96</text:p>
              </table:table-cell>
              <table:table-cell office:value-type="float" office:value="4.37605975620752">
                <text:p>4.37605975620752</text:p>
              </table:table-cell>
              <table:table-cell office:value-type="float" office:value="4.37605975620752">
                <text:p>4.376059756207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-6.52">
                <text:p>-6.52</text:p>
              </table:table-cell>
              <table:table-cell office:value-type="float" office:value="5.16882652802043">
                <text:p>5.16882652802043</text:p>
              </table:table-cell>
              <table:table-cell office:value-type="float" office:value="5.16882652802043">
                <text:p>5.168826528020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6.1">
                <text:p>-6.1</text:p>
              </table:table-cell>
              <table:table-cell office:value-type="float" office:value="4.67423628505073">
                <text:p>4.67423628505073</text:p>
              </table:table-cell>
              <table:table-cell office:value-type="float" office:value="4.67423628505073">
                <text:p>4.674236285050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-6.38">
                <text:p>-6.38</text:p>
              </table:table-cell>
              <table:table-cell office:value-type="float" office:value="4.53667434817776">
                <text:p>4.53667434817776</text:p>
              </table:table-cell>
              <table:table-cell office:value-type="float" office:value="4.53667434817776">
                <text:p>4.536674348177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5.7">
                <text:p>-5.7</text:p>
              </table:table-cell>
              <table:table-cell office:value-type="float" office:value="4.49803548588973">
                <text:p>4.49803548588973</text:p>
              </table:table-cell>
              <table:table-cell office:value-type="float" office:value="4.49803548588973">
                <text:p>4.498035485889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-6.16">
                <text:p>-6.16</text:p>
              </table:table-cell>
              <table:table-cell office:value-type="float" office:value="4.76247961898129">
                <text:p>4.76247961898129</text:p>
              </table:table-cell>
              <table:table-cell office:value-type="float" office:value="4.76247961898129">
                <text:p>4.762479618981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6.14">
                <text:p>-6.14</text:p>
              </table:table-cell>
              <table:table-cell office:value-type="float" office:value="4.20922507803702">
                <text:p>4.20922507803702</text:p>
              </table:table-cell>
              <table:table-cell office:value-type="float" office:value="4.20922507803702">
                <text:p>4.209225078037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-6.28">
                <text:p>-6.28</text:p>
              </table:table-cell>
              <table:table-cell office:value-type="float" office:value="4.68843408201653">
                <text:p>4.68843408201653</text:p>
              </table:table-cell>
              <table:table-cell office:value-type="float" office:value="4.68843408201653">
                <text:p>4.688434082016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5.94">
                <text:p>-5.94</text:p>
              </table:table-cell>
              <table:table-cell office:value-type="float" office:value="4.15317816724601">
                <text:p>4.15317816724601</text:p>
              </table:table-cell>
              <table:table-cell office:value-type="float" office:value="4.15317816724601">
                <text:p>4.153178167246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5.72">
                <text:p>-5.72</text:p>
              </table:table-cell>
              <table:table-cell office:value-type="float" office:value="4.09009644004746">
                <text:p>4.09009644004746</text:p>
              </table:table-cell>
              <table:table-cell office:value-type="float" office:value="4.09009644004746">
                <text:p>4.090096440047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6.06">
                <text:p>-6.06</text:p>
              </table:table-cell>
              <table:table-cell office:value-type="float" office:value="4.17258972947318">
                <text:p>4.17258972947318</text:p>
              </table:table-cell>
              <table:table-cell office:value-type="float" office:value="4.17258972947318">
                <text:p>4.172589729473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7.3">
                <text:p>-7.3</text:p>
              </table:table-cell>
              <table:table-cell office:value-type="float" office:value="5.08016543117257">
                <text:p>5.08016543117257</text:p>
              </table:table-cell>
              <table:table-cell office:value-type="float" office:value="5.08016543117257">
                <text:p>5.080165431172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6.32">
                <text:p>-6.32</text:p>
              </table:table-cell>
              <table:table-cell office:value-type="float" office:value="4.88841136327188">
                <text:p>4.88841136327188</text:p>
              </table:table-cell>
              <table:table-cell office:value-type="float" office:value="4.88841136327188">
                <text:p>4.888411363271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5.9">
                <text:p>-5.9</text:p>
              </table:table-cell>
              <table:table-cell office:value-type="float" office:value="4.3612156585294">
                <text:p>4.3612156585294</text:p>
              </table:table-cell>
              <table:table-cell office:value-type="float" office:value="4.3612156585294">
                <text:p>4.36121565852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6.28">
                <text:p>-6.28</text:p>
              </table:table-cell>
              <table:table-cell office:value-type="float" office:value="4.36718710754683">
                <text:p>4.36718710754683</text:p>
              </table:table-cell>
              <table:table-cell office:value-type="float" office:value="4.36718710754683">
                <text:p>4.367187107546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6.68">
                <text:p>-6.68</text:p>
              </table:table-cell>
              <table:table-cell office:value-type="float" office:value="4.75857545952992">
                <text:p>4.75857545952992</text:p>
              </table:table-cell>
              <table:table-cell office:value-type="float" office:value="4.75857545952992">
                <text:p>4.758575459529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6.82">
                <text:p>-6.82</text:p>
              </table:table-cell>
              <table:table-cell office:value-type="float" office:value="5.03799703666191">
                <text:p>5.03799703666191</text:p>
              </table:table-cell>
              <table:table-cell office:value-type="float" office:value="5.03799703666191">
                <text:p>5.037997036661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6.56">
                <text:p>-6.56</text:p>
              </table:table-cell>
              <table:table-cell office:value-type="float" office:value="4.48638794217317">
                <text:p>4.48638794217317</text:p>
              </table:table-cell>
              <table:table-cell office:value-type="float" office:value="4.48638794217317">
                <text:p>4.486387942173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6.62">
                <text:p>-6.62</text:p>
              </table:table-cell>
              <table:table-cell office:value-type="float" office:value="4.78799002555858">
                <text:p>4.78799002555858</text:p>
              </table:table-cell>
              <table:table-cell office:value-type="float" office:value="4.78799002555858">
                <text:p>4.787990025558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6.12">
                <text:p>-6.12</text:p>
              </table:table-cell>
              <table:table-cell office:value-type="float" office:value="4.44785727552429">
                <text:p>4.44785727552429</text:p>
              </table:table-cell>
              <table:table-cell office:value-type="float" office:value="4.44785727552429">
                <text:p>4.447857275524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6.84">
                <text:p>-6.84</text:p>
              </table:table-cell>
              <table:table-cell office:value-type="float" office:value="4.75823581601502">
                <text:p>4.75823581601502</text:p>
              </table:table-cell>
              <table:table-cell office:value-type="float" office:value="4.75823581601502">
                <text:p>4.758235816015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6">
                <text:p>-6</text:p>
              </table:table-cell>
              <table:table-cell office:value-type="float" office:value="4.17786374293675">
                <text:p>4.17786374293675</text:p>
              </table:table-cell>
              <table:table-cell office:value-type="float" office:value="4.17786374293675">
                <text:p>4.177863742936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5.8">
                <text:p>-5.8</text:p>
              </table:table-cell>
              <table:table-cell office:value-type="float" office:value="4.29705090319471">
                <text:p>4.29705090319471</text:p>
              </table:table-cell>
              <table:table-cell office:value-type="float" office:value="4.29705090319471">
                <text:p>4.297050903194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6.14">
                <text:p>-6.14</text:p>
              </table:table-cell>
              <table:table-cell office:value-type="float" office:value="4.30414411534472">
                <text:p>4.30414411534472</text:p>
              </table:table-cell>
              <table:table-cell office:value-type="float" office:value="4.30414411534472">
                <text:p>4.304144115344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5.72">
                <text:p>-5.72</text:p>
              </table:table-cell>
              <table:table-cell office:value-type="float" office:value="4.36718710754683">
                <text:p>4.36718710754683</text:p>
              </table:table-cell>
              <table:table-cell office:value-type="float" office:value="4.36718710754683">
                <text:p>4.367187107546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7.12">
                <text:p>-7.12</text:p>
              </table:table-cell>
              <table:table-cell office:value-type="float" office:value="5.07972798126399">
                <text:p>5.07972798126399</text:p>
              </table:table-cell>
              <table:table-cell office:value-type="float" office:value="5.07972798126399">
                <text:p>5.079727981263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5.76">
                <text:p>-5.76</text:p>
              </table:table-cell>
              <table:table-cell office:value-type="float" office:value="3.9927206491086">
                <text:p>3.9927206491086</text:p>
              </table:table-cell>
              <table:table-cell office:value-type="float" office:value="3.9927206491086">
                <text:p>3.99272064910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6.58">
                <text:p>-6.58</text:p>
              </table:table-cell>
              <table:table-cell office:value-type="float" office:value="4.63011660738472">
                <text:p>4.63011660738472</text:p>
              </table:table-cell>
              <table:table-cell office:value-type="float" office:value="4.63011660738472">
                <text:p>4.630116607384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6.06">
                <text:p>-6.06</text:p>
              </table:table-cell>
              <table:table-cell office:value-type="float" office:value="4.47172937870391">
                <text:p>4.47172937870391</text:p>
              </table:table-cell>
              <table:table-cell office:value-type="float" office:value="4.47172937870391">
                <text:p>4.47172937870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4.81894409826699">
                <text:p>4.81894409826699</text:p>
              </table:table-cell>
              <table:table-cell office:value-type="float" office:value="4.81894409826699">
                <text:p>4.818944098266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6.34">
                <text:p>-6.34</text:p>
              </table:table-cell>
              <table:table-cell office:value-type="float" office:value="4.72307894783421">
                <text:p>4.72307894783421</text:p>
              </table:table-cell>
              <table:table-cell office:value-type="float" office:value="4.72307894783421">
                <text:p>4.723078947834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6.48">
                <text:p>-6.48</text:p>
              </table:table-cell>
              <table:table-cell office:value-type="float" office:value="4.66337546280274">
                <text:p>4.66337546280274</text:p>
              </table:table-cell>
              <table:table-cell office:value-type="float" office:value="4.66337546280274">
                <text:p>4.663375462802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7">
                <text:p>-7</text:p>
              </table:table-cell>
              <table:table-cell office:value-type="float" office:value="4.73542420742244">
                <text:p>4.73542420742244</text:p>
              </table:table-cell>
              <table:table-cell office:value-type="float" office:value="4.73542420742244">
                <text:p>4.735424207422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7.44">
                <text:p>-7.44</text:p>
              </table:table-cell>
              <table:table-cell office:value-type="float" office:value="5.31876798979735">
                <text:p>5.31876798979735</text:p>
              </table:table-cell>
              <table:table-cell office:value-type="float" office:value="5.31876798979735">
                <text:p>5.318767989797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5.98">
                <text:p>-5.98</text:p>
              </table:table-cell>
              <table:table-cell office:value-type="float" office:value="4.40839419675004">
                <text:p>4.40839419675004</text:p>
              </table:table-cell>
              <table:table-cell office:value-type="float" office:value="4.40839419675004">
                <text:p>4.408394196750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6.34">
                <text:p>-6.34</text:p>
              </table:table-cell>
              <table:table-cell office:value-type="float" office:value="4.48616278858186">
                <text:p>4.48616278858186</text:p>
              </table:table-cell>
              <table:table-cell office:value-type="float" office:value="4.48616278858186">
                <text:p>4.486162788581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6.42">
                <text:p>-6.42</text:p>
              </table:table-cell>
              <table:table-cell office:value-type="float" office:value="4.46123595684271">
                <text:p>4.46123595684271</text:p>
              </table:table-cell>
              <table:table-cell office:value-type="float" office:value="4.46123595684271">
                <text:p>4.461235956842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5.96">
                <text:p>-5.96</text:p>
              </table:table-cell>
              <table:table-cell office:value-type="float" office:value="4.15828247372796">
                <text:p>4.15828247372796</text:p>
              </table:table-cell>
              <table:table-cell office:value-type="float" office:value="4.15828247372796">
                <text:p>4.158282473727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7.2">
                <text:p>-7.2</text:p>
              </table:table-cell>
              <table:table-cell office:value-type="float" office:value="4.98887651569859">
                <text:p>4.98887651569859</text:p>
              </table:table-cell>
              <table:table-cell office:value-type="float" office:value="4.98887651569859">
                <text:p>4.988876515698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5.98">
                <text:p>-5.98</text:p>
              </table:table-cell>
              <table:table-cell office:value-type="float" office:value="4.65795724074037">
                <text:p>4.65795724074037</text:p>
              </table:table-cell>
              <table:table-cell office:value-type="float" office:value="4.65795724074037">
                <text:p>4.657957240740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6.5">
                <text:p>-6.5</text:p>
              </table:table-cell>
              <table:table-cell office:value-type="float" office:value="4.72581562625261">
                <text:p>4.72581562625261</text:p>
              </table:table-cell>
              <table:table-cell office:value-type="float" office:value="4.72581562625261">
                <text:p>4.725815626252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-6.56">
                <text:p>-6.56</text:p>
              </table:table-cell>
              <table:table-cell office:value-type="float" office:value="4.61074721699096">
                <text:p>4.61074721699096</text:p>
              </table:table-cell>
              <table:table-cell office:value-type="float" office:value="4.61074721699096">
                <text:p>4.610747216990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-6.3">
                <text:p>-6.3</text:p>
              </table:table-cell>
              <table:table-cell office:value-type="float" office:value="4.9431107042371">
                <text:p>4.9431107042371</text:p>
              </table:table-cell>
              <table:table-cell office:value-type="float" office:value="4.9431107042371">
                <text:p>4.94311070423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6.32">
                <text:p>-6.32</text:p>
              </table:table-cell>
              <table:table-cell office:value-type="float" office:value="4.29911900770661">
                <text:p>4.29911900770661</text:p>
              </table:table-cell>
              <table:table-cell office:value-type="float" office:value="4.29911900770661">
                <text:p>4.299119007706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6.5">
                <text:p>-6.5</text:p>
              </table:table-cell>
              <table:table-cell office:value-type="float" office:value="4.96757160761349">
                <text:p>4.96757160761349</text:p>
              </table:table-cell>
              <table:table-cell office:value-type="float" office:value="4.96757160761349">
                <text:p>4.967571607613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6.72">
                <text:p>-6.72</text:p>
              </table:table-cell>
              <table:table-cell office:value-type="float" office:value="4.59705659013779">
                <text:p>4.59705659013779</text:p>
              </table:table-cell>
              <table:table-cell office:value-type="float" office:value="4.59705659013779">
                <text:p>4.597056590137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-6.06">
                <text:p>-6.06</text:p>
              </table:table-cell>
              <table:table-cell office:value-type="float" office:value="3.96403019079514">
                <text:p>3.96403019079514</text:p>
              </table:table-cell>
              <table:table-cell office:value-type="float" office:value="3.96403019079514">
                <text:p>3.964030190795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-7.06">
                <text:p>-7.06</text:p>
              </table:table-cell>
              <table:table-cell office:value-type="float" office:value="5.0648720904806">
                <text:p>5.0648720904806</text:p>
              </table:table-cell>
              <table:table-cell office:value-type="float" office:value="5.0648720904806">
                <text:p>5.06487209048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-6.08">
                <text:p>-6.08</text:p>
              </table:table-cell>
              <table:table-cell office:value-type="float" office:value="4.32908883034411">
                <text:p>4.32908883034411</text:p>
              </table:table-cell>
              <table:table-cell office:value-type="float" office:value="4.32908883034411">
                <text:p>4.329088830344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5.68">
                <text:p>-5.68</text:p>
              </table:table-cell>
              <table:table-cell office:value-type="float" office:value="4.17515499016733">
                <text:p>4.17515499016733</text:p>
              </table:table-cell>
              <table:table-cell office:value-type="float" office:value="4.17515499016733">
                <text:p>4.175154990167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-5.98">
                <text:p>-5.98</text:p>
              </table:table-cell>
              <table:table-cell office:value-type="float" office:value="4.63186154954371">
                <text:p>4.63186154954371</text:p>
              </table:table-cell>
              <table:table-cell office:value-type="float" office:value="4.63186154954371">
                <text:p>4.631861549543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6.02">
                <text:p>-6.02</text:p>
              </table:table-cell>
              <table:table-cell office:value-type="float" office:value="4.75241565369177">
                <text:p>4.75241565369177</text:p>
              </table:table-cell>
              <table:table-cell office:value-type="float" office:value="4.75241565369177">
                <text:p>4.752415653691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6.94">
                <text:p>-6.94</text:p>
              </table:table-cell>
              <table:table-cell office:value-type="float" office:value="5.43430926353269">
                <text:p>5.43430926353269</text:p>
              </table:table-cell>
              <table:table-cell office:value-type="float" office:value="5.43430926353269">
                <text:p>5.434309263532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6.48">
                <text:p>-6.4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6.6">
                <text:p>-6.6</text:p>
              </table:table-cell>
              <table:table-cell office:value-type="float" office:value="5.08910501944987">
                <text:p>5.08910501944987</text:p>
              </table:table-cell>
              <table:table-cell office:value-type="float" office:value="5.08910501944987">
                <text:p>5.089105019449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5.98">
                <text:p>-5.98</text:p>
              </table:table-cell>
              <table:table-cell office:value-type="float" office:value="4.62313025268955">
                <text:p>4.62313025268955</text:p>
              </table:table-cell>
              <table:table-cell office:value-type="float" office:value="4.62313025268955">
                <text:p>4.623130252689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6.42">
                <text:p>-6.42</text:p>
              </table:table-cell>
              <table:table-cell office:value-type="float" office:value="4.53311051145799">
                <text:p>4.53311051145799</text:p>
              </table:table-cell>
              <table:table-cell office:value-type="float" office:value="4.53311051145799">
                <text:p>4.533110511457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-6.28">
                <text:p>-6.28</text:p>
              </table:table-cell>
              <table:table-cell office:value-type="float" office:value="4.51278766675904">
                <text:p>4.51278766675904</text:p>
              </table:table-cell>
              <table:table-cell office:value-type="float" office:value="4.51278766675904">
                <text:p>4.512787666759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-6.74">
                <text:p>-6.74</text:p>
              </table:table-cell>
              <table:table-cell office:value-type="float" office:value="4.67665597527882">
                <text:p>4.67665597527882</text:p>
              </table:table-cell>
              <table:table-cell office:value-type="float" office:value="4.67665597527882">
                <text:p>4.676655975278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6.92">
                <text:p>-6.92</text:p>
              </table:table-cell>
              <table:table-cell office:value-type="float" office:value="5.26025693576873">
                <text:p>5.26025693576873</text:p>
              </table:table-cell>
              <table:table-cell office:value-type="float" office:value="5.26025693576873">
                <text:p>5.260256935768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-7.14">
                <text:p>-7.14</text:p>
              </table:table-cell>
              <table:table-cell office:value-type="float" office:value="4.97472399112542">
                <text:p>4.97472399112542</text:p>
              </table:table-cell>
              <table:table-cell office:value-type="float" office:value="4.97472399112542">
                <text:p>4.974723991125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6.74">
                <text:p>-6.74</text:p>
              </table:table-cell>
              <table:table-cell office:value-type="float" office:value="4.82129116366648">
                <text:p>4.82129116366648</text:p>
              </table:table-cell>
              <table:table-cell office:value-type="float" office:value="4.82129116366648">
                <text:p>4.821291163666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-6.46">
                <text:p>-6.46</text:p>
              </table:table-cell>
              <table:table-cell office:value-type="float" office:value="4.58239935387389">
                <text:p>4.58239935387389</text:p>
              </table:table-cell>
              <table:table-cell office:value-type="float" office:value="4.58239935387389">
                <text:p>4.58239935387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6.28">
                <text:p>-6.28</text:p>
              </table:table-cell>
              <table:table-cell office:value-type="float" office:value="4.40403855064367">
                <text:p>4.40403855064367</text:p>
              </table:table-cell>
              <table:table-cell office:value-type="float" office:value="4.40403855064367">
                <text:p>4.404038550643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5.98">
                <text:p>-5.98</text:p>
              </table:table-cell>
              <table:table-cell office:value-type="float" office:value="4.24972964083623">
                <text:p>4.24972964083623</text:p>
              </table:table-cell>
              <table:table-cell office:value-type="float" office:value="4.24972964083623">
                <text:p>4.249729640836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-5.62">
                <text:p>-5.62</text:p>
              </table:table-cell>
              <table:table-cell office:value-type="float" office:value="4.11643662711459">
                <text:p>4.11643662711459</text:p>
              </table:table-cell>
              <table:table-cell office:value-type="float" office:value="4.11643662711459">
                <text:p>4.116436627114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-6.6">
                <text:p>-6.6</text:p>
              </table:table-cell>
              <table:table-cell office:value-type="float" office:value="5.13652006555395">
                <text:p>5.13652006555395</text:p>
              </table:table-cell>
              <table:table-cell office:value-type="float" office:value="5.13652006555395">
                <text:p>5.136520065553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-6.04">
                <text:p>-6.04</text:p>
              </table:table-cell>
              <table:table-cell office:value-type="float" office:value="4.69669989449932">
                <text:p>4.69669989449932</text:p>
              </table:table-cell>
              <table:table-cell office:value-type="float" office:value="4.69669989449932">
                <text:p>4.696699894499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-6.42">
                <text:p>-6.42</text:p>
              </table:table-cell>
              <table:table-cell office:value-type="float" office:value="4.82665159883802">
                <text:p>4.82665159883802</text:p>
              </table:table-cell>
              <table:table-cell office:value-type="float" office:value="4.82665159883802">
                <text:p>4.826651598838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6.32">
                <text:p>-6.32</text:p>
              </table:table-cell>
              <table:table-cell office:value-type="float" office:value="4.80504785080074">
                <text:p>4.80504785080074</text:p>
              </table:table-cell>
              <table:table-cell office:value-type="float" office:value="4.80504785080074">
                <text:p>4.805047850800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-6.7">
                <text:p>-6.7</text:p>
              </table:table-cell>
              <table:table-cell office:value-type="float" office:value="4.66558429006237">
                <text:p>4.66558429006237</text:p>
              </table:table-cell>
              <table:table-cell office:value-type="float" office:value="4.66558429006237">
                <text:p>4.665584290062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-5.38">
                <text:p>-5.38</text:p>
              </table:table-cell>
              <table:table-cell office:value-type="float" office:value="4.03715071041271">
                <text:p>4.03715071041271</text:p>
              </table:table-cell>
              <table:table-cell office:value-type="float" office:value="4.03715071041271">
                <text:p>4.037150710412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6.78">
                <text:p>-6.78</text:p>
              </table:table-cell>
              <table:table-cell office:value-type="float" office:value="5.14748148676279">
                <text:p>5.14748148676279</text:p>
              </table:table-cell>
              <table:table-cell office:value-type="float" office:value="5.14748148676279">
                <text:p>5.147481486762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6.32">
                <text:p>-6.32</text:p>
              </table:table-cell>
              <table:table-cell office:value-type="float" office:value="4.97849922621813">
                <text:p>4.97849922621813</text:p>
              </table:table-cell>
              <table:table-cell office:value-type="float" office:value="4.97849922621813">
                <text:p>4.978499226218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6.04">
                <text:p>-6.04</text:p>
              </table:table-cell>
              <table:table-cell office:value-type="float" office:value="4.00988677136798">
                <text:p>4.00988677136798</text:p>
              </table:table-cell>
              <table:table-cell office:value-type="float" office:value="4.00988677136798">
                <text:p>4.009886771367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6.9">
                <text:p>-6.9</text:p>
              </table:table-cell>
              <table:table-cell office:value-type="float" office:value="4.86899072776594">
                <text:p>4.86899072776594</text:p>
              </table:table-cell>
              <table:table-cell office:value-type="float" office:value="4.86899072776594">
                <text:p>4.868990727765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6.16">
                <text:p>-6.16</text:p>
              </table:table-cell>
              <table:table-cell office:value-type="float" office:value="4.54543838380965">
                <text:p>4.54543838380965</text:p>
              </table:table-cell>
              <table:table-cell office:value-type="float" office:value="4.54543838380965">
                <text:p>4.545438383809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5.8">
                <text:p>-5.8</text:p>
              </table:table-cell>
              <table:table-cell office:value-type="float" office:value="4.39926531974776">
                <text:p>4.39926531974776</text:p>
              </table:table-cell>
              <table:table-cell office:value-type="float" office:value="4.39926531974776">
                <text:p>4.399265319747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6.12">
                <text:p>-6.12</text:p>
              </table:table-cell>
              <table:table-cell office:value-type="float" office:value="4.87268204411393">
                <text:p>4.87268204411393</text:p>
              </table:table-cell>
              <table:table-cell office:value-type="float" office:value="4.87268204411393">
                <text:p>4.872682044113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6.82">
                <text:p>-6.82</text:p>
              </table:table-cell>
              <table:table-cell office:value-type="float" office:value="4.63709243628227">
                <text:p>4.63709243628227</text:p>
              </table:table-cell>
              <table:table-cell office:value-type="float" office:value="4.63709243628227">
                <text:p>4.637092436282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-5.92">
                <text:p>-5.92</text:p>
              </table:table-cell>
              <table:table-cell office:value-type="float" office:value="4.64427528569237">
                <text:p>4.64427528569237</text:p>
              </table:table-cell>
              <table:table-cell office:value-type="float" office:value="4.64427528569237">
                <text:p>4.644275285692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6.78">
                <text:p>-6.78</text:p>
              </table:table-cell>
              <table:table-cell office:value-type="float" office:value="5.19436368975201">
                <text:p>5.19436368975201</text:p>
              </table:table-cell>
              <table:table-cell office:value-type="float" office:value="5.19436368975201">
                <text:p>5.194363689752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6.1">
                <text:p>-6.1</text:p>
              </table:table-cell>
              <table:table-cell office:value-type="float" office:value="4.29587540025842">
                <text:p>4.29587540025842</text:p>
              </table:table-cell>
              <table:table-cell office:value-type="float" office:value="4.29587540025842">
                <text:p>4.295875400258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6.1">
                <text:p>-6.1</text:p>
              </table:table-cell>
              <table:table-cell office:value-type="float" office:value="4.62208138868588">
                <text:p>4.62208138868588</text:p>
              </table:table-cell>
              <table:table-cell office:value-type="float" office:value="4.62208138868588">
                <text:p>4.622081388685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6.04">
                <text:p>-6.04</text:p>
              </table:table-cell>
              <table:table-cell office:value-type="float" office:value="4.47647047111761">
                <text:p>4.47647047111761</text:p>
              </table:table-cell>
              <table:table-cell office:value-type="float" office:value="4.47647047111761">
                <text:p>4.476470471117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6.64">
                <text:p>-6.64</text:p>
              </table:table-cell>
              <table:table-cell office:value-type="float" office:value="5.24841486411455">
                <text:p>5.24841486411455</text:p>
              </table:table-cell>
              <table:table-cell office:value-type="float" office:value="5.24841486411455">
                <text:p>5.248414864114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6.2">
                <text:p>-6.2</text:p>
              </table:table-cell>
              <table:table-cell office:value-type="float" office:value="4.371625682868">
                <text:p>4.371625682868</text:p>
              </table:table-cell>
              <table:table-cell office:value-type="float" office:value="4.371625682868">
                <text:p>4.3716256828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6">
                <text:p>-6</text:p>
              </table:table-cell>
              <table:table-cell office:value-type="float" office:value="4.09976594552431">
                <text:p>4.09976594552431</text:p>
              </table:table-cell>
              <table:table-cell office:value-type="float" office:value="4.09976594552431">
                <text:p>4.099765945524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-6.38">
                <text:p>-6.38</text:p>
              </table:table-cell>
              <table:table-cell office:value-type="float" office:value="4.69424750050097">
                <text:p>4.69424750050097</text:p>
              </table:table-cell>
              <table:table-cell office:value-type="float" office:value="4.69424750050097">
                <text:p>4.694247500500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6.22">
                <text:p>-6.22</text:p>
              </table:table-cell>
              <table:table-cell office:value-type="float" office:value="4.53845521709488">
                <text:p>4.53845521709488</text:p>
              </table:table-cell>
              <table:table-cell office:value-type="float" office:value="4.53845521709488">
                <text:p>4.538455217094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6.42">
                <text:p>-6.42</text:p>
              </table:table-cell>
              <table:table-cell office:value-type="float" office:value="4.8931615856244">
                <text:p>4.8931615856244</text:p>
              </table:table-cell>
              <table:table-cell office:value-type="float" office:value="4.8931615856244">
                <text:p>4.89316158562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6.56">
                <text:p>-6.56</text:p>
              </table:table-cell>
              <table:table-cell office:value-type="float" office:value="4.63696173603084">
                <text:p>4.63696173603084</text:p>
              </table:table-cell>
              <table:table-cell office:value-type="float" office:value="4.63696173603084">
                <text:p>4.636961736030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-6.28">
                <text:p>-6.28</text:p>
              </table:table-cell>
              <table:table-cell office:value-type="float" office:value="4.22613322319612">
                <text:p>4.22613322319612</text:p>
              </table:table-cell>
              <table:table-cell office:value-type="float" office:value="4.22613322319612">
                <text:p>4.226133223196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-6.14">
                <text:p>-6.14</text:p>
              </table:table-cell>
              <table:table-cell office:value-type="float" office:value="4.19961518198604">
                <text:p>4.19961518198604</text:p>
              </table:table-cell>
              <table:table-cell office:value-type="float" office:value="4.19961518198604">
                <text:p>4.199615181986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-5.98">
                <text:p>-5.98</text:p>
              </table:table-cell>
              <table:table-cell office:value-type="float" office:value="4.32512042221563">
                <text:p>4.32512042221563</text:p>
              </table:table-cell>
              <table:table-cell office:value-type="float" office:value="4.32512042221563">
                <text:p>4.325120422215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-6.08">
                <text:p>-6.08</text:p>
              </table:table-cell>
              <table:table-cell office:value-type="float" office:value="5.06060243149933">
                <text:p>5.06060243149933</text:p>
              </table:table-cell>
              <table:table-cell office:value-type="float" office:value="5.06060243149933">
                <text:p>5.060602431499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-6.16">
                <text:p>-6.16</text:p>
              </table:table-cell>
              <table:table-cell office:value-type="float" office:value="4.56318159430745">
                <text:p>4.56318159430745</text:p>
              </table:table-cell>
              <table:table-cell office:value-type="float" office:value="4.56318159430745">
                <text:p>4.563181594307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6.74">
                <text:p>-6.74</text:p>
              </table:table-cell>
              <table:table-cell office:value-type="float" office:value="4.68528752499985">
                <text:p>4.68528752499985</text:p>
              </table:table-cell>
              <table:table-cell office:value-type="float" office:value="4.68528752499985">
                <text:p>4.685287524999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6.06">
                <text:p>-6.06</text:p>
              </table:table-cell>
              <table:table-cell office:value-type="float" office:value="4.57003856933971">
                <text:p>4.57003856933971</text:p>
              </table:table-cell>
              <table:table-cell office:value-type="float" office:value="4.57003856933971">
                <text:p>4.570038569339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6.5">
                <text:p>-6.5</text:p>
              </table:table-cell>
              <table:table-cell office:value-type="float" office:value="4.56048021572069">
                <text:p>4.56048021572069</text:p>
              </table:table-cell>
              <table:table-cell office:value-type="float" office:value="4.56048021572069">
                <text:p>4.560480215720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-6.18">
                <text:p>-6.18</text:p>
              </table:table-cell>
              <table:table-cell office:value-type="float" office:value="4.59331969914852">
                <text:p>4.59331969914852</text:p>
              </table:table-cell>
              <table:table-cell office:value-type="float" office:value="4.59331969914852">
                <text:p>4.593319699148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-7.06">
                <text:p>-7.06</text:p>
              </table:table-cell>
              <table:table-cell office:value-type="float" office:value="4.98446070150508">
                <text:p>4.98446070150508</text:p>
              </table:table-cell>
              <table:table-cell office:value-type="float" office:value="4.98446070150508">
                <text:p>4.984460701505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-5.64">
                <text:p>-5.64</text:p>
              </table:table-cell>
              <table:table-cell office:value-type="float" office:value="4.75143784723757">
                <text:p>4.75143784723757</text:p>
              </table:table-cell>
              <table:table-cell office:value-type="float" office:value="4.75143784723757">
                <text:p>4.751437847237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-6.54">
                <text:p>-6.54</text:p>
              </table:table-cell>
              <table:table-cell office:value-type="float" office:value="4.83969278597581">
                <text:p>4.83969278597581</text:p>
              </table:table-cell>
              <table:table-cell office:value-type="float" office:value="4.83969278597581">
                <text:p>4.839692785975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-6.44">
                <text:p>-6.44</text:p>
              </table:table-cell>
              <table:table-cell office:value-type="float" office:value="4.5088465231916">
                <text:p>4.5088465231916</text:p>
              </table:table-cell>
              <table:table-cell office:value-type="float" office:value="4.5088465231916">
                <text:p>4.50884652319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-5.98">
                <text:p>-5.98</text:p>
              </table:table-cell>
              <table:table-cell office:value-type="float" office:value="3.99489573320655">
                <text:p>3.99489573320655</text:p>
              </table:table-cell>
              <table:table-cell office:value-type="float" office:value="3.99489573320655">
                <text:p>3.994895733206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-6.42">
                <text:p>-6.42</text:p>
              </table:table-cell>
              <table:table-cell office:value-type="float" office:value="4.82665159883802">
                <text:p>4.82665159883802</text:p>
              </table:table-cell>
              <table:table-cell office:value-type="float" office:value="4.82665159883802">
                <text:p>4.826651598838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-6.94">
                <text:p>-6.94</text:p>
              </table:table-cell>
              <table:table-cell office:value-type="float" office:value="5.20648391407049">
                <text:p>5.20648391407049</text:p>
              </table:table-cell>
              <table:table-cell office:value-type="float" office:value="5.20648391407049">
                <text:p>5.206483914070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-6.02">
                <text:p>-6.02</text:p>
              </table:table-cell>
              <table:table-cell office:value-type="float" office:value="4.48111638326925">
                <text:p>4.48111638326925</text:p>
              </table:table-cell>
              <table:table-cell office:value-type="float" office:value="4.48111638326925">
                <text:p>4.481116383269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-5.98">
                <text:p>-5.98</text:p>
              </table:table-cell>
              <table:table-cell office:value-type="float" office:value="4.1729770396849">
                <text:p>4.1729770396849</text:p>
              </table:table-cell>
              <table:table-cell office:value-type="float" office:value="4.1729770396849">
                <text:p>4.17297703968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-6.42">
                <text:p>-6.42</text:p>
              </table:table-cell>
              <table:table-cell office:value-type="float" office:value="4.62138201376728">
                <text:p>4.62138201376728</text:p>
              </table:table-cell>
              <table:table-cell office:value-type="float" office:value="4.62138201376728">
                <text:p>4.621382013767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-6.24">
                <text:p>-6.24</text:p>
              </table:table-cell>
              <table:table-cell office:value-type="float" office:value="4.59494671933586">
                <text:p>4.59494671933586</text:p>
              </table:table-cell>
              <table:table-cell office:value-type="float" office:value="4.59494671933586">
                <text:p>4.594946719335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-6.16">
                <text:p>-6.16</text:p>
              </table:table-cell>
              <table:table-cell office:value-type="float" office:value="4.11628939505453">
                <text:p>4.11628939505453</text:p>
              </table:table-cell>
              <table:table-cell office:value-type="float" office:value="4.11628939505453">
                <text:p>4.116289395054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-6.8">
                <text:p>-6.8</text:p>
              </table:table-cell>
              <table:table-cell office:value-type="float" office:value="4.53048038570443">
                <text:p>4.53048038570443</text:p>
              </table:table-cell>
              <table:table-cell office:value-type="float" office:value="4.53048038570443">
                <text:p>4.530480385704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6.84">
                <text:p>-6.84</text:p>
              </table:table-cell>
              <table:table-cell office:value-type="float" office:value="4.97411481389585">
                <text:p>4.97411481389585</text:p>
              </table:table-cell>
              <table:table-cell office:value-type="float" office:value="4.97411481389585">
                <text:p>4.974114813895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-6.3">
                <text:p>-6.3</text:p>
              </table:table-cell>
              <table:table-cell office:value-type="float" office:value="4.43471156521669">
                <text:p>4.43471156521669</text:p>
              </table:table-cell>
              <table:table-cell office:value-type="float" office:value="4.43471156521669">
                <text:p>4.434711565216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-6.18">
                <text:p>-6.18</text:p>
              </table:table-cell>
              <table:table-cell office:value-type="float" office:value="4.64579749272763">
                <text:p>4.64579749272763</text:p>
              </table:table-cell>
              <table:table-cell office:value-type="float" office:value="4.64579749272763">
                <text:p>4.645797492727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-6.48">
                <text:p>-6.48</text:p>
              </table:table-cell>
              <table:table-cell office:value-type="float" office:value="4.28405547502963">
                <text:p>4.28405547502963</text:p>
              </table:table-cell>
              <table:table-cell office:value-type="float" office:value="4.28405547502963">
                <text:p>4.284055475029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-5.62">
                <text:p>-5.62</text:p>
              </table:table-cell>
              <table:table-cell office:value-type="float" office:value="3.89451829207063">
                <text:p>3.89451829207063</text:p>
              </table:table-cell>
              <table:table-cell office:value-type="float" office:value="3.89451829207063">
                <text:p>3.894518292070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5.7">
                <text:p>-5.7</text:p>
              </table:table-cell>
              <table:table-cell office:value-type="float" office:value="4.67423628505073">
                <text:p>4.67423628505073</text:p>
              </table:table-cell>
              <table:table-cell office:value-type="float" office:value="4.67423628505073">
                <text:p>4.674236285050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-6.22">
                <text:p>-6.22</text:p>
              </table:table-cell>
              <table:table-cell office:value-type="float" office:value="4.36603048800879">
                <text:p>4.36603048800879</text:p>
              </table:table-cell>
              <table:table-cell office:value-type="float" office:value="4.36603048800879">
                <text:p>4.366030488008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-7.42">
                <text:p>-7.42</text:p>
              </table:table-cell>
              <table:table-cell office:value-type="float" office:value="5.65896089258782">
                <text:p>5.65896089258782</text:p>
              </table:table-cell>
              <table:table-cell office:value-type="float" office:value="5.65896089258782">
                <text:p>5.658960892587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-6.1">
                <text:p>-6.1</text:p>
              </table:table-cell>
              <table:table-cell office:value-type="float" office:value="4.81055237383548">
                <text:p>4.81055237383548</text:p>
              </table:table-cell>
              <table:table-cell office:value-type="float" office:value="4.81055237383548">
                <text:p>4.810552373835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-6.1">
                <text:p>-6.1</text:p>
              </table:table-cell>
              <table:table-cell office:value-type="float" office:value="4.41645225322889">
                <text:p>4.41645225322889</text:p>
              </table:table-cell>
              <table:table-cell office:value-type="float" office:value="4.41645225322889">
                <text:p>4.416452253228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-7.06">
                <text:p>-7.06</text:p>
              </table:table-cell>
              <table:table-cell office:value-type="float" office:value="5.22198151175307">
                <text:p>5.22198151175307</text:p>
              </table:table-cell>
              <table:table-cell office:value-type="float" office:value="5.22198151175307">
                <text:p>5.221981511753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-6.34">
                <text:p>-6.34</text:p>
              </table:table-cell>
              <table:table-cell office:value-type="float" office:value="4.86633456733219">
                <text:p>4.86633456733219</text:p>
              </table:table-cell>
              <table:table-cell office:value-type="float" office:value="4.86633456733219">
                <text:p>4.866334567332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-6.56">
                <text:p>-6.56</text:p>
              </table:table-cell>
              <table:table-cell office:value-type="float" office:value="4.26477230673372">
                <text:p>4.26477230673372</text:p>
              </table:table-cell>
              <table:table-cell office:value-type="float" office:value="4.26477230673372">
                <text:p>4.264772306733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-6.38">
                <text:p>-6.38</text:p>
              </table:table-cell>
              <table:table-cell office:value-type="float" office:value="4.45579862809591">
                <text:p>4.45579862809591</text:p>
              </table:table-cell>
              <table:table-cell office:value-type="float" office:value="4.45579862809591">
                <text:p>4.455798628095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-6.72">
                <text:p>-6.72</text:p>
              </table:table-cell>
              <table:table-cell office:value-type="float" office:value="5.15238495330762">
                <text:p>5.15238495330762</text:p>
              </table:table-cell>
              <table:table-cell office:value-type="float" office:value="5.15238495330762">
                <text:p>5.152384953307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-6.78">
                <text:p>-6.78</text:p>
              </table:table-cell>
              <table:table-cell office:value-type="float" office:value="5.07634641541463">
                <text:p>5.07634641541463</text:p>
              </table:table-cell>
              <table:table-cell office:value-type="float" office:value="5.07634641541463">
                <text:p>5.076346415414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-6.96">
                <text:p>-6.96</text:p>
              </table:table-cell>
              <table:table-cell office:value-type="float" office:value="5.07304224068335">
                <text:p>5.07304224068335</text:p>
              </table:table-cell>
              <table:table-cell office:value-type="float" office:value="5.07304224068335">
                <text:p>5.073042240683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-6.66">
                <text:p>-6.66</text:p>
              </table:table-cell>
              <table:table-cell office:value-type="float" office:value="4.50413951019201">
                <text:p>4.50413951019201</text:p>
              </table:table-cell>
              <table:table-cell office:value-type="float" office:value="4.50413951019201">
                <text:p>4.504139510192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-6.76">
                <text:p>-6.76</text:p>
              </table:table-cell>
              <table:table-cell office:value-type="float" office:value="5.30888335003157">
                <text:p>5.30888335003157</text:p>
              </table:table-cell>
              <table:table-cell office:value-type="float" office:value="5.30888335003157">
                <text:p>5.308883350031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-6.7">
                <text:p>-6.7</text:p>
              </table:table-cell>
              <table:table-cell office:value-type="float" office:value="4.70009671080384">
                <text:p>4.70009671080384</text:p>
              </table:table-cell>
              <table:table-cell office:value-type="float" office:value="4.70009671080384">
                <text:p>4.700096710803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-5.98">
                <text:p>-5.98</text:p>
              </table:table-cell>
              <table:table-cell office:value-type="float" office:value="4.2115281902143">
                <text:p>4.2115281902143</text:p>
              </table:table-cell>
              <table:table-cell office:value-type="float" office:value="4.2115281902143">
                <text:p>4.21152819021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-6.68">
                <text:p>-6.68</text:p>
              </table:table-cell>
              <table:table-cell office:value-type="float" office:value="4.97443971770194">
                <text:p>4.97443971770194</text:p>
              </table:table-cell>
              <table:table-cell office:value-type="float" office:value="4.97443971770194">
                <text:p>4.974439717701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-6.66">
                <text:p>-6.66</text:p>
              </table:table-cell>
              <table:table-cell office:value-type="float" office:value="4.99741347240164">
                <text:p>4.99741347240164</text:p>
              </table:table-cell>
              <table:table-cell office:value-type="float" office:value="4.99741347240164">
                <text:p>4.997413472401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-6.44">
                <text:p>-6.44</text:p>
              </table:table-cell>
              <table:table-cell office:value-type="float" office:value="4.6760079667437">
                <text:p>4.6760079667437</text:p>
              </table:table-cell>
              <table:table-cell office:value-type="float" office:value="4.6760079667437">
                <text:p>4.67600796674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6.94">
                <text:p>-6.94</text:p>
              </table:table-cell>
              <table:table-cell office:value-type="float" office:value="5.23743325214814">
                <text:p>5.23743325214814</text:p>
              </table:table-cell>
              <table:table-cell office:value-type="float" office:value="5.23743325214814">
                <text:p>5.237433252148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6.16">
                <text:p>-6.16</text:p>
              </table:table-cell>
              <table:table-cell office:value-type="float" office:value="4.41008944227766">
                <text:p>4.41008944227766</text:p>
              </table:table-cell>
              <table:table-cell office:value-type="float" office:value="4.41008944227766">
                <text:p>4.410089442277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-6.56">
                <text:p>-6.56</text:p>
              </table:table-cell>
              <table:table-cell office:value-type="float" office:value="5.04589041706319">
                <text:p>5.04589041706319</text:p>
              </table:table-cell>
              <table:table-cell office:value-type="float" office:value="5.04589041706319">
                <text:p>5.045890417063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-5.66">
                <text:p>-5.66</text:p>
              </table:table-cell>
              <table:table-cell office:value-type="float" office:value="4.12976385462286">
                <text:p>4.12976385462286</text:p>
              </table:table-cell>
              <table:table-cell office:value-type="float" office:value="4.12976385462286">
                <text:p>4.129763854622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-6.2">
                <text:p>-6.2</text:p>
              </table:table-cell>
              <table:table-cell office:value-type="float" office:value="4.3251671305362">
                <text:p>4.3251671305362</text:p>
              </table:table-cell>
              <table:table-cell office:value-type="float" office:value="4.3251671305362">
                <text:p>4.32516713053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-6.98">
                <text:p>-6.98</text:p>
              </table:table-cell>
              <table:table-cell office:value-type="float" office:value="5.12072438057529">
                <text:p>5.12072438057529</text:p>
              </table:table-cell>
              <table:table-cell office:value-type="float" office:value="5.12072438057529">
                <text:p>5.120724380575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-7.26">
                <text:p>-7.26</text:p>
              </table:table-cell>
              <table:table-cell office:value-type="float" office:value="4.98608163802099">
                <text:p>4.98608163802099</text:p>
              </table:table-cell>
              <table:table-cell office:value-type="float" office:value="4.98608163802099">
                <text:p>4.986081638020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-6.44">
                <text:p>-6.44</text:p>
              </table:table-cell>
              <table:table-cell office:value-type="float" office:value="5.1055921015168">
                <text:p>5.1055921015168</text:p>
              </table:table-cell>
              <table:table-cell office:value-type="float" office:value="5.1055921015168">
                <text:p>5.10559210151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-7.08">
                <text:p>-7.08</text:p>
              </table:table-cell>
              <table:table-cell office:value-type="float" office:value="4.71764365082417">
                <text:p>4.71764365082417</text:p>
              </table:table-cell>
              <table:table-cell office:value-type="float" office:value="4.71764365082417">
                <text:p>4.717643650824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-6.68">
                <text:p>-6.68</text:p>
              </table:table-cell>
              <table:table-cell office:value-type="float" office:value="4.76705868275696">
                <text:p>4.76705868275696</text:p>
              </table:table-cell>
              <table:table-cell office:value-type="float" office:value="4.76705868275696">
                <text:p>4.767058682756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-6.8">
                <text:p>-6.8</text:p>
              </table:table-cell>
              <table:table-cell office:value-type="float" office:value="5.3181602347831">
                <text:p>5.3181602347831</text:p>
              </table:table-cell>
              <table:table-cell office:value-type="float" office:value="5.3181602347831">
                <text:p>5.31816023478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6.22">
                <text:p>-6.22</text:p>
              </table:table-cell>
              <table:table-cell office:value-type="float" office:value="4.88985757161771">
                <text:p>4.88985757161771</text:p>
              </table:table-cell>
              <table:table-cell office:value-type="float" office:value="4.88985757161771">
                <text:p>4.889857571617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-6.6">
                <text:p>-6.6</text:p>
              </table:table-cell>
              <table:table-cell office:value-type="float" office:value="5.03322295684717">
                <text:p>5.03322295684717</text:p>
              </table:table-cell>
              <table:table-cell office:value-type="float" office:value="5.03322295684717">
                <text:p>5.033222956847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-6.86">
                <text:p>-6.86</text:p>
              </table:table-cell>
              <table:table-cell office:value-type="float" office:value="4.71623030426084">
                <text:p>4.71623030426084</text:p>
              </table:table-cell>
              <table:table-cell office:value-type="float" office:value="4.71623030426084">
                <text:p>4.716230304260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-6.02">
                <text:p>-6.02</text:p>
              </table:table-cell>
              <table:table-cell office:value-type="float" office:value="4.45398471011967">
                <text:p>4.45398471011967</text:p>
              </table:table-cell>
              <table:table-cell office:value-type="float" office:value="4.45398471011967">
                <text:p>4.453984710119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-5.7">
                <text:p>-5.7</text:p>
              </table:table-cell>
              <table:table-cell office:value-type="float" office:value="4.34264733297396">
                <text:p>4.34264733297396</text:p>
              </table:table-cell>
              <table:table-cell office:value-type="float" office:value="4.34264733297396">
                <text:p>4.342647332973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-6.62">
                <text:p>-6.62</text:p>
              </table:table-cell>
              <table:table-cell office:value-type="float" office:value="4.86334465282086">
                <text:p>4.86334465282086</text:p>
              </table:table-cell>
              <table:table-cell office:value-type="float" office:value="4.86334465282086">
                <text:p>4.863344652820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-6.4">
                <text:p>-6.4</text:p>
              </table:table-cell>
              <table:table-cell office:value-type="float" office:value="4.55715665384423">
                <text:p>4.55715665384423</text:p>
              </table:table-cell>
              <table:table-cell office:value-type="float" office:value="4.55715665384423">
                <text:p>4.557156653844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-6.98">
                <text:p>-6.98</text:p>
              </table:table-cell>
              <table:table-cell office:value-type="float" office:value="4.74390624534744">
                <text:p>4.74390624534744</text:p>
              </table:table-cell>
              <table:table-cell office:value-type="float" office:value="4.74390624534744">
                <text:p>4.743906245347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-6.74">
                <text:p>-6.74</text:p>
              </table:table-cell>
              <table:table-cell office:value-type="float" office:value="4.82966422908017">
                <text:p>4.82966422908017</text:p>
              </table:table-cell>
              <table:table-cell office:value-type="float" office:value="4.82966422908017">
                <text:p>4.829664229080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-6.64">
                <text:p>-6.64</text:p>
              </table:table-cell>
              <table:table-cell office:value-type="float" office:value="4.84824241818152">
                <text:p>4.84824241818152</text:p>
              </table:table-cell>
              <table:table-cell office:value-type="float" office:value="4.84824241818152">
                <text:p>4.848242418181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-6.92">
                <text:p>-6.92</text:p>
              </table:table-cell>
              <table:table-cell office:value-type="float" office:value="4.87765467735418">
                <text:p>4.87765467735418</text:p>
              </table:table-cell>
              <table:table-cell office:value-type="float" office:value="4.87765467735418">
                <text:p>4.877654677354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-6.16">
                <text:p>-6.16</text:p>
              </table:table-cell>
              <table:table-cell office:value-type="float" office:value="4.63347503598443">
                <text:p>4.63347503598443</text:p>
              </table:table-cell>
              <table:table-cell office:value-type="float" office:value="4.63347503598443">
                <text:p>4.633475035984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-7.34">
                <text:p>-7.34</text:p>
              </table:table-cell>
              <table:table-cell office:value-type="float" office:value="5.40897122352945">
                <text:p>5.40897122352945</text:p>
              </table:table-cell>
              <table:table-cell office:value-type="float" office:value="5.40897122352945">
                <text:p>5.408971223529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-6.4">
                <text:p>-6.4</text:p>
              </table:table-cell>
              <table:table-cell office:value-type="float" office:value="4.94821669744247">
                <text:p>4.94821669744247</text:p>
              </table:table-cell>
              <table:table-cell office:value-type="float" office:value="4.94821669744247">
                <text:p>4.948216697442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-7.12">
                <text:p>-7.12</text:p>
              </table:table-cell>
              <table:table-cell office:value-type="float" office:value="4.82686087002576">
                <text:p>4.82686087002576</text:p>
              </table:table-cell>
              <table:table-cell office:value-type="float" office:value="4.82686087002576">
                <text:p>4.826860870025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-6.3">
                <text:p>-6.3</text:p>
              </table:table-cell>
              <table:table-cell office:value-type="float" office:value="4.8523658709391">
                <text:p>4.8523658709391</text:p>
              </table:table-cell>
              <table:table-cell office:value-type="float" office:value="4.8523658709391">
                <text:p>4.8523658709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-7.04">
                <text:p>-7.04</text:p>
              </table:table-cell>
              <table:table-cell office:value-type="float" office:value="4.77772609791171">
                <text:p>4.77772609791171</text:p>
              </table:table-cell>
              <table:table-cell office:value-type="float" office:value="4.77772609791171">
                <text:p>4.777726097911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-6.24">
                <text:p>-6.24</text:p>
              </table:table-cell>
              <table:table-cell office:value-type="float" office:value="4.69067417781541">
                <text:p>4.69067417781541</text:p>
              </table:table-cell>
              <table:table-cell office:value-type="float" office:value="4.69067417781541">
                <text:p>4.690674177815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-6.56">
                <text:p>-6.56</text:p>
              </table:table-cell>
              <table:table-cell office:value-type="float" office:value="4.74037035590165">
                <text:p>4.74037035590165</text:p>
              </table:table-cell>
              <table:table-cell office:value-type="float" office:value="4.74037035590165">
                <text:p>4.740370355901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-6.14">
                <text:p>-6.14</text:p>
              </table:table-cell>
              <table:table-cell office:value-type="float" office:value="4.3508271592534">
                <text:p>4.3508271592534</text:p>
              </table:table-cell>
              <table:table-cell office:value-type="float" office:value="4.3508271592534">
                <text:p>4.35082715925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6.82">
                <text:p>-6.82</text:p>
              </table:table-cell>
              <table:table-cell office:value-type="float" office:value="4.89150985758679">
                <text:p>4.89150985758679</text:p>
              </table:table-cell>
              <table:table-cell office:value-type="float" office:value="4.89150985758679">
                <text:p>4.891509857586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-6.04">
                <text:p>-6.04</text:p>
              </table:table-cell>
              <table:table-cell office:value-type="float" office:value="4.42198364921665">
                <text:p>4.42198364921665</text:p>
              </table:table-cell>
              <table:table-cell office:value-type="float" office:value="4.42198364921665">
                <text:p>4.421983649216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-6.76">
                <text:p>-6.76</text:p>
              </table:table-cell>
              <table:table-cell office:value-type="float" office:value="5.24764497444118">
                <text:p>5.24764497444118</text:p>
              </table:table-cell>
              <table:table-cell office:value-type="float" office:value="5.24764497444118">
                <text:p>5.247644974441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-6.88">
                <text:p>-6.88</text:p>
              </table:table-cell>
              <table:table-cell office:value-type="float" office:value="4.90985403720586">
                <text:p>4.90985403720586</text:p>
              </table:table-cell>
              <table:table-cell office:value-type="float" office:value="4.90985403720586">
                <text:p>4.909854037205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-5.88">
                <text:p>-5.88</text:p>
              </table:table-cell>
              <table:table-cell office:value-type="float" office:value="4.2717772423291">
                <text:p>4.2717772423291</text:p>
              </table:table-cell>
              <table:table-cell office:value-type="float" office:value="4.2717772423291">
                <text:p>4.27177724232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-6.92">
                <text:p>-6.92</text:p>
              </table:table-cell>
              <table:table-cell office:value-type="float" office:value="4.78566884172174">
                <text:p>4.78566884172174</text:p>
              </table:table-cell>
              <table:table-cell office:value-type="float" office:value="4.78566884172174">
                <text:p>4.785668841721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-6.66">
                <text:p>-6.66</text:p>
              </table:table-cell>
              <table:table-cell office:value-type="float" office:value="5.0216098670213">
                <text:p>5.0216098670213</text:p>
              </table:table-cell>
              <table:table-cell office:value-type="float" office:value="5.0216098670213">
                <text:p>5.02160986702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-6.86">
                <text:p>-6.86</text:p>
              </table:table-cell>
              <table:table-cell office:value-type="float" office:value="4.65587496794874">
                <text:p>4.65587496794874</text:p>
              </table:table-cell>
              <table:table-cell office:value-type="float" office:value="4.65587496794874">
                <text:p>4.655874967948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-6.3">
                <text:p>-6.3</text:p>
              </table:table-cell>
              <table:table-cell office:value-type="float" office:value="4.58698201875744">
                <text:p>4.58698201875744</text:p>
              </table:table-cell>
              <table:table-cell office:value-type="float" office:value="4.58698201875744">
                <text:p>4.586982018757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-7.44">
                <text:p>-7.44</text:p>
              </table:table-cell>
              <table:table-cell office:value-type="float" office:value="5.39419815518245">
                <text:p>5.39419815518245</text:p>
              </table:table-cell>
              <table:table-cell office:value-type="float" office:value="5.39419815518245">
                <text:p>5.394198155182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6.4">
                <text:p>-6.4</text:p>
              </table:table-cell>
              <table:table-cell office:value-type="float" office:value="5.1010001000002">
                <text:p>5.1010001000002</text:p>
              </table:table-cell>
              <table:table-cell office:value-type="float" office:value="5.1010001000002">
                <text:p>5.10100010000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-6.76">
                <text:p>-6.76</text:p>
              </table:table-cell>
              <table:table-cell office:value-type="float" office:value="4.87235035478751">
                <text:p>4.87235035478751</text:p>
              </table:table-cell>
              <table:table-cell office:value-type="float" office:value="4.87235035478751">
                <text:p>4.872350354787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-6.24">
                <text:p>-6.24</text:p>
              </table:table-cell>
              <table:table-cell office:value-type="float" office:value="4.72500334027994">
                <text:p>4.72500334027994</text:p>
              </table:table-cell>
              <table:table-cell office:value-type="float" office:value="4.72500334027994">
                <text:p>4.725003340279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-6.62">
                <text:p>-6.62</text:p>
              </table:table-cell>
              <table:table-cell office:value-type="float" office:value="5.08270984750649">
                <text:p>5.08270984750649</text:p>
              </table:table-cell>
              <table:table-cell office:value-type="float" office:value="5.08270984750649">
                <text:p>5.082709847506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-6.18">
                <text:p>-6.18</text:p>
              </table:table-cell>
              <table:table-cell office:value-type="float" office:value="4.85835737298486">
                <text:p>4.85835737298486</text:p>
              </table:table-cell>
              <table:table-cell office:value-type="float" office:value="4.85835737298486">
                <text:p>4.858357372984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-6.18">
                <text:p>-6.18</text:p>
              </table:table-cell>
              <table:table-cell office:value-type="float" office:value="4.60210755408801">
                <text:p>4.60210755408801</text:p>
              </table:table-cell>
              <table:table-cell office:value-type="float" office:value="4.60210755408801">
                <text:p>4.602107554088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-6">
                <text:p>-6</text:p>
              </table:table-cell>
              <table:table-cell office:value-type="float" office:value="4.27347940940708">
                <text:p>4.27347940940708</text:p>
              </table:table-cell>
              <table:table-cell office:value-type="float" office:value="4.27347940940708">
                <text:p>4.273479409407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-6.3">
                <text:p>-6.3</text:p>
              </table:table-cell>
              <table:table-cell office:value-type="float" office:value="4.29587540025842">
                <text:p>4.29587540025842</text:p>
              </table:table-cell>
              <table:table-cell office:value-type="float" office:value="4.29587540025842">
                <text:p>4.295875400258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-5.96">
                <text:p>-5.96</text:p>
              </table:table-cell>
              <table:table-cell office:value-type="float" office:value="4.45838218608182">
                <text:p>4.45838218608182</text:p>
              </table:table-cell>
              <table:table-cell office:value-type="float" office:value="4.45838218608182">
                <text:p>4.45838218608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-6.64">
                <text:p>-6.64</text:p>
              </table:table-cell>
              <table:table-cell office:value-type="float" office:value="4.3193714469781">
                <text:p>4.3193714469781</text:p>
              </table:table-cell>
              <table:table-cell office:value-type="float" office:value="4.3193714469781">
                <text:p>4.31937144697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6.08">
                <text:p>-6.08</text:p>
              </table:table-cell>
              <table:table-cell office:value-type="float" office:value="4.25376838280429">
                <text:p>4.25376838280429</text:p>
              </table:table-cell>
              <table:table-cell office:value-type="float" office:value="4.25376838280429">
                <text:p>4.253768382804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-5.58">
                <text:p>-5.58</text:p>
              </table:table-cell>
              <table:table-cell office:value-type="float" office:value="4.27626760697511">
                <text:p>4.27626760697511</text:p>
              </table:table-cell>
              <table:table-cell office:value-type="float" office:value="4.27626760697511">
                <text:p>4.276267606975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-6.38">
                <text:p>-6.38</text:p>
              </table:table-cell>
              <table:table-cell office:value-type="float" office:value="4.84670042921007">
                <text:p>4.84670042921007</text:p>
              </table:table-cell>
              <table:table-cell office:value-type="float" office:value="4.84670042921007">
                <text:p>4.846700429210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-6.92">
                <text:p>-6.92</text:p>
              </table:table-cell>
              <table:table-cell office:value-type="float" office:value="5.19066761631202">
                <text:p>5.19066761631202</text:p>
              </table:table-cell>
              <table:table-cell office:value-type="float" office:value="5.19066761631202">
                <text:p>5.190667616312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-7">
                <text:p>-7</text:p>
              </table:table-cell>
              <table:table-cell office:value-type="float" office:value="4.5792681696639">
                <text:p>4.5792681696639</text:p>
              </table:table-cell>
              <table:table-cell office:value-type="float" office:value="4.5792681696639">
                <text:p>4.57926816966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-6.82">
                <text:p>-6.82</text:p>
              </table:table-cell>
              <table:table-cell office:value-type="float" office:value="5.12545637288067">
                <text:p>5.12545637288067</text:p>
              </table:table-cell>
              <table:table-cell office:value-type="float" office:value="5.12545637288067">
                <text:p>5.125456372880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-6.06">
                <text:p>-6.06</text:p>
              </table:table-cell>
              <table:table-cell office:value-type="float" office:value="4.59648526242354">
                <text:p>4.59648526242354</text:p>
              </table:table-cell>
              <table:table-cell office:value-type="float" office:value="4.59648526242354">
                <text:p>4.596485262423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-6.36">
                <text:p>-6.36</text:p>
              </table:table-cell>
              <table:table-cell office:value-type="float" office:value="4.64827544864379">
                <text:p>4.64827544864379</text:p>
              </table:table-cell>
              <table:table-cell office:value-type="float" office:value="4.64827544864379">
                <text:p>4.648275448643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-6.48">
                <text:p>-6.48</text:p>
              </table:table-cell>
              <table:table-cell office:value-type="float" office:value="5.23484826557909">
                <text:p>5.23484826557909</text:p>
              </table:table-cell>
              <table:table-cell office:value-type="float" office:value="5.23484826557909">
                <text:p>5.234848265579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-6.5">
                <text:p>-6.5</text:p>
              </table:table-cell>
              <table:table-cell office:value-type="float" office:value="4.75989134923957">
                <text:p>4.75989134923957</text:p>
              </table:table-cell>
              <table:table-cell office:value-type="float" office:value="4.75989134923957">
                <text:p>4.759891349239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-6.76">
                <text:p>-6.76</text:p>
              </table:table-cell>
              <table:table-cell office:value-type="float" office:value="4.54632718896154">
                <text:p>4.54632718896154</text:p>
              </table:table-cell>
              <table:table-cell office:value-type="float" office:value="4.54632718896154">
                <text:p>4.546327188961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-6.8">
                <text:p>-6.8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-6.64">
                <text:p>-6.64</text:p>
              </table:table-cell>
              <table:table-cell office:value-type="float" office:value="5.02824346300299">
                <text:p>5.02824346300299</text:p>
              </table:table-cell>
              <table:table-cell office:value-type="float" office:value="5.02824346300299">
                <text:p>5.028243463002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-5.88">
                <text:p>-5.88</text:p>
              </table:table-cell>
              <table:table-cell office:value-type="float" office:value="4.35607088272833">
                <text:p>4.35607088272833</text:p>
              </table:table-cell>
              <table:table-cell office:value-type="float" office:value="4.35607088272833">
                <text:p>4.356070882728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-6.16">
                <text:p>-6.16</text:p>
              </table:table-cell>
              <table:table-cell office:value-type="float" office:value="4.76247961898129">
                <text:p>4.76247961898129</text:p>
              </table:table-cell>
              <table:table-cell office:value-type="float" office:value="4.76247961898129">
                <text:p>4.762479618981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-6.7">
                <text:p>-6.7</text:p>
              </table:table-cell>
              <table:table-cell office:value-type="float" office:value="4.8440320462035">
                <text:p>4.8440320462035</text:p>
              </table:table-cell>
              <table:table-cell office:value-type="float" office:value="4.8440320462035">
                <text:p>4.84403204620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-5.98">
                <text:p>-5.98</text:p>
              </table:table-cell>
              <table:table-cell office:value-type="float" office:value="4.86998641443358">
                <text:p>4.86998641443358</text:p>
              </table:table-cell>
              <table:table-cell office:value-type="float" office:value="4.86998641443358">
                <text:p>4.869986414433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-6.94">
                <text:p>-6.94</text:p>
              </table:table-cell>
              <table:table-cell office:value-type="float" office:value="5.01677992422239">
                <text:p>5.01677992422239</text:p>
              </table:table-cell>
              <table:table-cell office:value-type="float" office:value="5.01677992422239">
                <text:p>5.016779924222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-6.86">
                <text:p>-6.86</text:p>
              </table:table-cell>
              <table:table-cell office:value-type="float" office:value="4.84303102353779">
                <text:p>4.84303102353779</text:p>
              </table:table-cell>
              <table:table-cell office:value-type="float" office:value="4.84303102353779">
                <text:p>4.843031023537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-6.08">
                <text:p>-6.08</text:p>
              </table:table-cell>
              <table:table-cell office:value-type="float" office:value="4.31038211060156">
                <text:p>4.31038211060156</text:p>
              </table:table-cell>
              <table:table-cell office:value-type="float" office:value="4.31038211060156">
                <text:p>4.310382110601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-7.18">
                <text:p>-7.18</text:p>
              </table:table-cell>
              <table:table-cell office:value-type="float" office:value="4.90800212392831">
                <text:p>4.90800212392831</text:p>
              </table:table-cell>
              <table:table-cell office:value-type="float" office:value="4.90800212392831">
                <text:p>4.908002123928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-6.4">
                <text:p>-6.4</text:p>
              </table:table-cell>
              <table:table-cell office:value-type="float" office:value="4.80740170061865">
                <text:p>4.80740170061865</text:p>
              </table:table-cell>
              <table:table-cell office:value-type="float" office:value="4.80740170061865">
                <text:p>4.807401700618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-5.96">
                <text:p>-5.96</text:p>
              </table:table-cell>
              <table:table-cell office:value-type="float" office:value="4.19696860299734">
                <text:p>4.19696860299734</text:p>
              </table:table-cell>
              <table:table-cell office:value-type="float" office:value="4.19696860299734">
                <text:p>4.196968602997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-6.82">
                <text:p>-6.82</text:p>
              </table:table-cell>
              <table:table-cell office:value-type="float" office:value="4.7829241721319">
                <text:p>4.7829241721319</text:p>
              </table:table-cell>
              <table:table-cell office:value-type="float" office:value="4.7829241721319">
                <text:p>4.78292417213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-6.36">
                <text:p>-6.36</text:p>
              </table:table-cell>
              <table:table-cell office:value-type="float" office:value="4.92677697010239">
                <text:p>4.92677697010239</text:p>
              </table:table-cell>
              <table:table-cell office:value-type="float" office:value="4.92677697010239">
                <text:p>4.926776970102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-6.92">
                <text:p>-6.92</text:p>
              </table:table-cell>
              <table:table-cell office:value-type="float" office:value="4.51636754013397">
                <text:p>4.51636754013397</text:p>
              </table:table-cell>
              <table:table-cell office:value-type="float" office:value="4.51636754013397">
                <text:p>4.516367540133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-6.58">
                <text:p>-6.58</text:p>
              </table:table-cell>
              <table:table-cell office:value-type="float" office:value="5.22847680466976">
                <text:p>5.22847680466976</text:p>
              </table:table-cell>
              <table:table-cell office:value-type="float" office:value="5.22847680466976">
                <text:p>5.228476804669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-6.7">
                <text:p>-6.7</text:p>
              </table:table-cell>
              <table:table-cell office:value-type="float" office:value="4.56933122883293">
                <text:p>4.56933122883293</text:p>
              </table:table-cell>
              <table:table-cell office:value-type="float" office:value="4.56933122883293">
                <text:p>4.569331228832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-6.32">
                <text:p>-6.32</text:p>
              </table:table-cell>
              <table:table-cell office:value-type="float" office:value="4.35514324991414">
                <text:p>4.35514324991414</text:p>
              </table:table-cell>
              <table:table-cell office:value-type="float" office:value="4.35514324991414">
                <text:p>4.355143249914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-6.76">
                <text:p>-6.76</text:p>
              </table:table-cell>
              <table:table-cell office:value-type="float" office:value="4.52851794160901">
                <text:p>4.52851794160901</text:p>
              </table:table-cell>
              <table:table-cell office:value-type="float" office:value="4.52851794160901">
                <text:p>4.528517941609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-6.38">
                <text:p>-6.38</text:p>
              </table:table-cell>
              <table:table-cell office:value-type="float" office:value="4.15551234245343">
                <text:p>4.15551234245343</text:p>
              </table:table-cell>
              <table:table-cell office:value-type="float" office:value="4.15551234245343">
                <text:p>4.155512342453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-7.2">
                <text:p>-7.2</text:p>
              </table:table-cell>
              <table:table-cell office:value-type="float" office:value="5.30294372223694">
                <text:p>5.30294372223694</text:p>
              </table:table-cell>
              <table:table-cell office:value-type="float" office:value="5.30294372223694">
                <text:p>5.302943722236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-6.56">
                <text:p>-6.56</text:p>
              </table:table-cell>
              <table:table-cell office:value-type="float" office:value="4.94069884232029">
                <text:p>4.94069884232029</text:p>
              </table:table-cell>
              <table:table-cell office:value-type="float" office:value="4.94069884232029">
                <text:p>4.940698842320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-5.62">
                <text:p>-5.62</text:p>
              </table:table-cell>
              <table:table-cell office:value-type="float" office:value="4.19422402257142">
                <text:p>4.19422402257142</text:p>
              </table:table-cell>
              <table:table-cell office:value-type="float" office:value="4.19422402257142">
                <text:p>4.194224022571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-6.24">
                <text:p>-6.24</text:p>
              </table:table-cell>
              <table:table-cell office:value-type="float" office:value="4.4155830574652">
                <text:p>4.4155830574652</text:p>
              </table:table-cell>
              <table:table-cell office:value-type="float" office:value="4.4155830574652">
                <text:p>4.41558305746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-6.6">
                <text:p>-6.6</text:p>
              </table:table-cell>
              <table:table-cell office:value-type="float" office:value="4.91133506505228">
                <text:p>4.91133506505228</text:p>
              </table:table-cell>
              <table:table-cell office:value-type="float" office:value="4.91133506505228">
                <text:p>4.911335065052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-5.7">
                <text:p>-5.7</text:p>
              </table:table-cell>
              <table:table-cell office:value-type="float" office:value="4.21996218088276">
                <text:p>4.21996218088276</text:p>
              </table:table-cell>
              <table:table-cell office:value-type="float" office:value="4.21996218088276">
                <text:p>4.219962180882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-6.74">
                <text:p>-6.74</text:p>
              </table:table-cell>
              <table:table-cell office:value-type="float" office:value="4.88787409118864">
                <text:p>4.88787409118864</text:p>
              </table:table-cell>
              <table:table-cell office:value-type="float" office:value="4.88787409118864">
                <text:p>4.887874091188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-6.02">
                <text:p>-6.02</text:p>
              </table:table-cell>
              <table:table-cell office:value-type="float" office:value="4.64927495161962">
                <text:p>4.64927495161962</text:p>
              </table:table-cell>
              <table:table-cell office:value-type="float" office:value="4.64927495161962">
                <text:p>4.649274951619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-6.4">
                <text:p>-6.4</text:p>
              </table:table-cell>
              <table:table-cell office:value-type="float" office:value="4.81579891522883">
                <text:p>4.81579891522883</text:p>
              </table:table-cell>
              <table:table-cell office:value-type="float" office:value="4.81579891522883">
                <text:p>4.815798915228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-6.62">
                <text:p>-6.62</text:p>
              </table:table-cell>
              <table:table-cell office:value-type="float" office:value="4.65969175726542">
                <text:p>4.65969175726542</text:p>
              </table:table-cell>
              <table:table-cell office:value-type="float" office:value="4.65969175726542">
                <text:p>4.659691757265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-6.5">
                <text:p>-6.5</text:p>
              </table:table-cell>
              <table:table-cell office:value-type="float" office:value="4.49803548588973">
                <text:p>4.49803548588973</text:p>
              </table:table-cell>
              <table:table-cell office:value-type="float" office:value="4.49803548588973">
                <text:p>4.498035485889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-6.24">
                <text:p>-6.24</text:p>
              </table:table-cell>
              <table:table-cell office:value-type="float" office:value="4.43384594894657">
                <text:p>4.43384594894657</text:p>
              </table:table-cell>
              <table:table-cell office:value-type="float" office:value="4.43384594894657">
                <text:p>4.433845948946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-6.24">
                <text:p>-6.24</text:p>
              </table:table-cell>
              <table:table-cell office:value-type="float" office:value="4.55076861084971">
                <text:p>4.55076861084971</text:p>
              </table:table-cell>
              <table:table-cell office:value-type="float" office:value="4.55076861084971">
                <text:p>4.550768610849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-6.26">
                <text:p>-6.26</text:p>
              </table:table-cell>
              <table:table-cell office:value-type="float" office:value="4.53631809049826">
                <text:p>4.53631809049826</text:p>
              </table:table-cell>
              <table:table-cell office:value-type="float" office:value="4.53631809049826">
                <text:p>4.536318090498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-6.42">
                <text:p>-6.42</text:p>
              </table:table-cell>
              <table:table-cell office:value-type="float" office:value="4.86002036824929">
                <text:p>4.86002036824929</text:p>
              </table:table-cell>
              <table:table-cell office:value-type="float" office:value="4.86002036824929">
                <text:p>4.860020368249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-6.6">
                <text:p>-6.6</text:p>
              </table:table-cell>
              <table:table-cell office:value-type="float" office:value="4.38085827115181">
                <text:p>4.38085827115181</text:p>
              </table:table-cell>
              <table:table-cell office:value-type="float" office:value="4.38085827115181">
                <text:p>4.380858271151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-6.12">
                <text:p>-6.12</text:p>
              </table:table-cell>
              <table:table-cell office:value-type="float" office:value="4.51099666471733">
                <text:p>4.51099666471733</text:p>
              </table:table-cell>
              <table:table-cell office:value-type="float" office:value="4.51099666471733">
                <text:p>4.510996664717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-5.94">
                <text:p>-5.94</text:p>
              </table:table-cell>
              <table:table-cell office:value-type="float" office:value="4.18226172439185">
                <text:p>4.18226172439185</text:p>
              </table:table-cell>
              <table:table-cell office:value-type="float" office:value="4.18226172439185">
                <text:p>4.182261724391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6.46">
                <text:p>-6.46</text:p>
              </table:table-cell>
              <table:table-cell office:value-type="float" office:value="4.66107890575311">
                <text:p>4.66107890575311</text:p>
              </table:table-cell>
              <table:table-cell office:value-type="float" office:value="4.66107890575311">
                <text:p>4.661078905753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6.02">
                <text:p>-6.02</text:p>
              </table:table-cell>
              <table:table-cell office:value-type="float" office:value="4.30639646398825">
                <text:p>4.30639646398825</text:p>
              </table:table-cell>
              <table:table-cell office:value-type="float" office:value="4.30639646398825">
                <text:p>4.306396463988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-6.96">
                <text:p>-6.96</text:p>
              </table:table-cell>
              <table:table-cell office:value-type="float" office:value="5.03306240490987">
                <text:p>5.03306240490987</text:p>
              </table:table-cell>
              <table:table-cell office:value-type="float" office:value="5.03306240490987">
                <text:p>5.033062404909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-6.34">
                <text:p>-6.34</text:p>
              </table:table-cell>
              <table:table-cell office:value-type="float" office:value="4.72307894783421">
                <text:p>4.72307894783421</text:p>
              </table:table-cell>
              <table:table-cell office:value-type="float" office:value="4.72307894783421">
                <text:p>4.723078947834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-6.96">
                <text:p>-6.96</text:p>
              </table:table-cell>
              <table:table-cell office:value-type="float" office:value="5.16773205046997">
                <text:p>5.16773205046997</text:p>
              </table:table-cell>
              <table:table-cell office:value-type="float" office:value="5.16773205046997">
                <text:p>5.167732050469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-7.1">
                <text:p>-7.1</text:p>
              </table:table-cell>
              <table:table-cell office:value-type="float" office:value="4.92673596539608">
                <text:p>4.92673596539608</text:p>
              </table:table-cell>
              <table:table-cell office:value-type="float" office:value="4.92673596539608">
                <text:p>4.926735965396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-6.1">
                <text:p>-6.1</text:p>
              </table:table-cell>
              <table:table-cell office:value-type="float" office:value="4.56933122883293">
                <text:p>4.56933122883293</text:p>
              </table:table-cell>
              <table:table-cell office:value-type="float" office:value="4.56933122883293">
                <text:p>4.569331228832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-5.68">
                <text:p>-5.68</text:p>
              </table:table-cell>
              <table:table-cell office:value-type="float" office:value="4.32722179751032">
                <text:p>4.32722179751032</text:p>
              </table:table-cell>
              <table:table-cell office:value-type="float" office:value="4.32722179751032">
                <text:p>4.327221797510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-6.3">
                <text:p>-6.3</text:p>
              </table:table-cell>
              <table:table-cell office:value-type="float" office:value="4.7428840903979">
                <text:p>4.7428840903979</text:p>
              </table:table-cell>
              <table:table-cell office:value-type="float" office:value="4.7428840903979">
                <text:p>4.74288409039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-6.8">
                <text:p>-6.8</text:p>
              </table:table-cell>
              <table:table-cell office:value-type="float" office:value="5.09307313312836">
                <text:p>5.09307313312836</text:p>
              </table:table-cell>
              <table:table-cell office:value-type="float" office:value="5.09307313312836">
                <text:p>5.093073133128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-6.5">
                <text:p>-6.5</text:p>
              </table:table-cell>
              <table:table-cell office:value-type="float" office:value="4.70868529121635">
                <text:p>4.70868529121635</text:p>
              </table:table-cell>
              <table:table-cell office:value-type="float" office:value="4.70868529121635">
                <text:p>4.708685291216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-6.9">
                <text:p>-6.9</text:p>
              </table:table-cell>
              <table:table-cell office:value-type="float" office:value="4.76837223141962">
                <text:p>4.76837223141962</text:p>
              </table:table-cell>
              <table:table-cell office:value-type="float" office:value="4.76837223141962">
                <text:p>4.768372231419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-6.74">
                <text:p>-6.74</text:p>
              </table:table-cell>
              <table:table-cell office:value-type="float" office:value="4.73674652865948">
                <text:p>4.73674652865948</text:p>
              </table:table-cell>
              <table:table-cell office:value-type="float" office:value="4.73674652865948">
                <text:p>4.736746528659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-6.06">
                <text:p>-6.06</text:p>
              </table:table-cell>
              <table:table-cell office:value-type="float" office:value="4.47172937870391">
                <text:p>4.47172937870391</text:p>
              </table:table-cell>
              <table:table-cell office:value-type="float" office:value="4.47172937870391">
                <text:p>4.47172937870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-7.06">
                <text:p>-7.06</text:p>
              </table:table-cell>
              <table:table-cell office:value-type="float" office:value="5.02482724965634">
                <text:p>5.02482724965634</text:p>
              </table:table-cell>
              <table:table-cell office:value-type="float" office:value="5.02482724965634">
                <text:p>5.024827249656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-6.46">
                <text:p>-6.46</text:p>
              </table:table-cell>
              <table:table-cell office:value-type="float" office:value="4.51131014140229">
                <text:p>4.51131014140229</text:p>
              </table:table-cell>
              <table:table-cell office:value-type="float" office:value="4.51131014140229">
                <text:p>4.511310141402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-6.06">
                <text:p>-6.06</text:p>
              </table:table-cell>
              <table:table-cell office:value-type="float" office:value="4.47172937870391">
                <text:p>4.47172937870391</text:p>
              </table:table-cell>
              <table:table-cell office:value-type="float" office:value="4.47172937870391">
                <text:p>4.47172937870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-6.76">
                <text:p>-6.76</text:p>
              </table:table-cell>
              <table:table-cell office:value-type="float" office:value="4.57291101504448">
                <text:p>4.57291101504448</text:p>
              </table:table-cell>
              <table:table-cell office:value-type="float" office:value="4.57291101504448">
                <text:p>4.572911015044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-5.66">
                <text:p>-5.66</text:p>
              </table:table-cell>
              <table:table-cell office:value-type="float" office:value="4.48616278858186">
                <text:p>4.48616278858186</text:p>
              </table:table-cell>
              <table:table-cell office:value-type="float" office:value="4.48616278858186">
                <text:p>4.486162788581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-6.54">
                <text:p>-6.54</text:p>
              </table:table-cell>
              <table:table-cell office:value-type="float" office:value="4.529187052169">
                <text:p>4.529187052169</text:p>
              </table:table-cell>
              <table:table-cell office:value-type="float" office:value="4.529187052169">
                <text:p>4.5291870521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-6.12">
                <text:p>-6.12</text:p>
              </table:table-cell>
              <table:table-cell office:value-type="float" office:value="4.7806005286095">
                <text:p>4.7806005286095</text:p>
              </table:table-cell>
              <table:table-cell office:value-type="float" office:value="4.7806005286095">
                <text:p>4.78060052860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-6.16">
                <text:p>-6.16</text:p>
              </table:table-cell>
              <table:table-cell office:value-type="float" office:value="4.74548163620891">
                <text:p>4.74548163620891</text:p>
              </table:table-cell>
              <table:table-cell office:value-type="float" office:value="4.74548163620891">
                <text:p>4.745481636208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-6.02">
                <text:p>-6.02</text:p>
              </table:table-cell>
              <table:table-cell office:value-type="float" office:value="4.37157947093577">
                <text:p>4.37157947093577</text:p>
              </table:table-cell>
              <table:table-cell office:value-type="float" office:value="4.37157947093577">
                <text:p>4.371579470935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-6.52">
                <text:p>-6.52</text:p>
              </table:table-cell>
              <table:table-cell office:value-type="float" office:value="4.68498568931549">
                <text:p>4.68498568931549</text:p>
              </table:table-cell>
              <table:table-cell office:value-type="float" office:value="4.68498568931549">
                <text:p>4.684985689315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-7.1">
                <text:p>-7.1</text:p>
              </table:table-cell>
              <table:table-cell office:value-type="float" office:value="5.12766314152259">
                <text:p>5.12766314152259</text:p>
              </table:table-cell>
              <table:table-cell office:value-type="float" office:value="5.12766314152259">
                <text:p>5.127663141522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-6.08">
                <text:p>-6.08</text:p>
              </table:table-cell>
              <table:table-cell office:value-type="float" office:value="4.39393521420909">
                <text:p>4.39393521420909</text:p>
              </table:table-cell>
              <table:table-cell office:value-type="float" office:value="4.39393521420909">
                <text:p>4.393935214209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-6.58">
                <text:p>-6.58</text:p>
              </table:table-cell>
              <table:table-cell office:value-type="float" office:value="4.58627729143577">
                <text:p>4.58627729143577</text:p>
              </table:table-cell>
              <table:table-cell office:value-type="float" office:value="4.58627729143577">
                <text:p>4.586277291435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-6.56">
                <text:p>-6.56</text:p>
              </table:table-cell>
              <table:table-cell office:value-type="float" office:value="4.54899256246186">
                <text:p>4.54899256246186</text:p>
              </table:table-cell>
              <table:table-cell office:value-type="float" office:value="4.54899256246186">
                <text:p>4.548992562461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-7.6">
                <text:p>-7.6</text:p>
              </table:table-cell>
              <table:table-cell office:value-type="float" office:value="5.47538108078314">
                <text:p>5.47538108078314</text:p>
              </table:table-cell>
              <table:table-cell office:value-type="float" office:value="5.47538108078314">
                <text:p>5.475381080783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-6.34">
                <text:p>-6.34</text:p>
              </table:table-cell>
              <table:table-cell office:value-type="float" office:value="4.67146939009839">
                <text:p>4.67146939009839</text:p>
              </table:table-cell>
              <table:table-cell office:value-type="float" office:value="4.67146939009839">
                <text:p>4.671469390098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-6.06">
                <text:p>-6.06</text:p>
              </table:table-cell>
              <table:table-cell office:value-type="float" office:value="4.87794459115142">
                <text:p>4.87794459115142</text:p>
              </table:table-cell>
              <table:table-cell office:value-type="float" office:value="4.87794459115142">
                <text:p>4.877944591151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-6.54">
                <text:p>-6.54</text:p>
              </table:table-cell>
              <table:table-cell office:value-type="float" office:value="4.68701192745237">
                <text:p>4.68701192745237</text:p>
              </table:table-cell>
              <table:table-cell office:value-type="float" office:value="4.68701192745237">
                <text:p>4.687011927452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-6.8">
                <text:p>-6.8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-6.3">
                <text:p>-6.3</text:p>
              </table:table-cell>
              <table:table-cell office:value-type="float" office:value="4.49803548588973">
                <text:p>4.49803548588973</text:p>
              </table:table-cell>
              <table:table-cell office:value-type="float" office:value="4.49803548588973">
                <text:p>4.498035485889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-6.7">
                <text:p>-6.7</text:p>
              </table:table-cell>
              <table:table-cell office:value-type="float" office:value="4.63953149846539">
                <text:p>4.63953149846539</text:p>
              </table:table-cell>
              <table:table-cell office:value-type="float" office:value="4.63953149846539">
                <text:p>4.639531498465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-5.92">
                <text:p>-5.92</text:p>
              </table:table-cell>
              <table:table-cell office:value-type="float" office:value="4.72192393591486">
                <text:p>4.72192393591486</text:p>
              </table:table-cell>
              <table:table-cell office:value-type="float" office:value="4.72192393591486">
                <text:p>4.721923935914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-7.06">
                <text:p>-7.06</text:p>
              </table:table-cell>
              <table:table-cell office:value-type="float" office:value="4.90273063473486">
                <text:p>4.90273063473486</text:p>
              </table:table-cell>
              <table:table-cell office:value-type="float" office:value="4.90273063473486">
                <text:p>4.902730634734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-6.46">
                <text:p>-6.46</text:p>
              </table:table-cell>
              <table:table-cell office:value-type="float" office:value="4.59120811107402">
                <text:p>4.59120811107402</text:p>
              </table:table-cell>
              <table:table-cell office:value-type="float" office:value="4.59120811107402">
                <text:p>4.591208111074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-6.56">
                <text:p>-6.56</text:p>
              </table:table-cell>
              <table:table-cell office:value-type="float" office:value="4.81647005994887">
                <text:p>4.81647005994887</text:p>
              </table:table-cell>
              <table:table-cell office:value-type="float" office:value="4.81647005994887">
                <text:p>4.816470059948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-6.32">
                <text:p>-6.32</text:p>
              </table:table-cell>
              <table:table-cell office:value-type="float" office:value="4.67721751005484">
                <text:p>4.67721751005484</text:p>
              </table:table-cell>
              <table:table-cell office:value-type="float" office:value="4.67721751005484">
                <text:p>4.677217510054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-6.52">
                <text:p>-6.52</text:p>
              </table:table-cell>
              <table:table-cell office:value-type="float" office:value="4.75347825866024">
                <text:p>4.75347825866024</text:p>
              </table:table-cell>
              <table:table-cell office:value-type="float" office:value="4.75347825866024">
                <text:p>4.753478258660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-6.4">
                <text:p>-6.4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-7.02">
                <text:p>-7.02</text:p>
              </table:table-cell>
              <table:table-cell office:value-type="float" office:value="5.53041178805472">
                <text:p>5.53041178805472</text:p>
              </table:table-cell>
              <table:table-cell office:value-type="float" office:value="5.53041178805472">
                <text:p>5.530411788054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-6.46">
                <text:p>-6.46</text:p>
              </table:table-cell>
              <table:table-cell office:value-type="float" office:value="4.70422118630672">
                <text:p>4.70422118630672</text:p>
              </table:table-cell>
              <table:table-cell office:value-type="float" office:value="4.70422118630672">
                <text:p>4.704221186306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-5.92">
                <text:p>-5.92</text:p>
              </table:table-cell>
              <table:table-cell office:value-type="float" office:value="4.27272297442294">
                <text:p>4.27272297442294</text:p>
              </table:table-cell>
              <table:table-cell office:value-type="float" office:value="4.27272297442294">
                <text:p>4.272722974422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-5.98">
                <text:p>-5.98</text:p>
              </table:table-cell>
              <table:table-cell office:value-type="float" office:value="4.58803890677717">
                <text:p>4.58803890677717</text:p>
              </table:table-cell>
              <table:table-cell office:value-type="float" office:value="4.58803890677717">
                <text:p>4.588038906777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-6.56">
                <text:p>-6.56</text:p>
              </table:table-cell>
              <table:table-cell office:value-type="float" office:value="5.1253381263182">
                <text:p>5.1253381263182</text:p>
              </table:table-cell>
              <table:table-cell office:value-type="float" office:value="5.1253381263182">
                <text:p>5.1253381263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-5.84">
                <text:p>-5.84</text:p>
              </table:table-cell>
              <table:table-cell office:value-type="float" office:value="4.34548412990225">
                <text:p>4.34548412990225</text:p>
              </table:table-cell>
              <table:table-cell office:value-type="float" office:value="4.34548412990225">
                <text:p>4.345484129902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-6.36">
                <text:p>-6.36</text:p>
              </table:table-cell>
              <table:table-cell office:value-type="float" office:value="4.70013969274458">
                <text:p>4.70013969274458</text:p>
              </table:table-cell>
              <table:table-cell office:value-type="float" office:value="4.70013969274458">
                <text:p>4.700139692744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-6.56">
                <text:p>-6.56</text:p>
              </table:table-cell>
              <table:table-cell office:value-type="float" office:value="4.49538483875239">
                <text:p>4.49538483875239</text:p>
              </table:table-cell>
              <table:table-cell office:value-type="float" office:value="4.49538483875239">
                <text:p>4.495384838752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-6.22">
                <text:p>-6.22</text:p>
              </table:table-cell>
              <table:table-cell office:value-type="float" office:value="5.06040282662129">
                <text:p>5.06040282662129</text:p>
              </table:table-cell>
              <table:table-cell office:value-type="float" office:value="5.06040282662129">
                <text:p>5.060402826621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-6.54">
                <text:p>-6.54</text:p>
              </table:table-cell>
              <table:table-cell office:value-type="float" office:value="4.27210827237666">
                <text:p>4.27210827237666</text:p>
              </table:table-cell>
              <table:table-cell office:value-type="float" office:value="4.27210827237666">
                <text:p>4.272108272376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-6.9">
                <text:p>-6.9</text:p>
              </table:table-cell>
              <table:table-cell office:value-type="float" office:value="4.92673596539608">
                <text:p>4.92673596539608</text:p>
              </table:table-cell>
              <table:table-cell office:value-type="float" office:value="4.92673596539608">
                <text:p>4.926735965396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-6.42">
                <text:p>-6.42</text:p>
              </table:table-cell>
              <table:table-cell office:value-type="float" office:value="4.82665159883802">
                <text:p>4.82665159883802</text:p>
              </table:table-cell>
              <table:table-cell office:value-type="float" office:value="4.82665159883802">
                <text:p>4.826651598838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-6.86">
                <text:p>-6.86</text:p>
              </table:table-cell>
              <table:table-cell office:value-type="float" office:value="4.95845365272911">
                <text:p>4.95845365272911</text:p>
              </table:table-cell>
              <table:table-cell office:value-type="float" office:value="4.95845365272911">
                <text:p>4.958453652729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-5.96">
                <text:p>-5.96</text:p>
              </table:table-cell>
              <table:table-cell office:value-type="float" office:value="4.63609030685699">
                <text:p>4.63609030685699</text:p>
              </table:table-cell>
              <table:table-cell office:value-type="float" office:value="4.63609030685699">
                <text:p>4.636090306856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-6.46">
                <text:p>-6.46</text:p>
              </table:table-cell>
              <table:table-cell office:value-type="float" office:value="4.5735736309341">
                <text:p>4.5735736309341</text:p>
              </table:table-cell>
              <table:table-cell office:value-type="float" office:value="4.5735736309341">
                <text:p>4.57357363093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-6.8">
                <text:p>-6.8</text:p>
              </table:table-cell>
              <table:table-cell office:value-type="float" office:value="4.92365963917331">
                <text:p>4.92365963917331</text:p>
              </table:table-cell>
              <table:table-cell office:value-type="float" office:value="4.92365963917331">
                <text:p>4.923659639173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-6.86">
                <text:p>-6.86</text:p>
              </table:table-cell>
              <table:table-cell office:value-type="float" office:value="5.04729150289059">
                <text:p>5.04729150289059</text:p>
              </table:table-cell>
              <table:table-cell office:value-type="float" office:value="5.04729150289059">
                <text:p>5.047291502890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-6.86">
                <text:p>-6.86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-6.28">
                <text:p>-6.28</text:p>
              </table:table-cell>
              <table:table-cell office:value-type="float" office:value="4.89089031576134">
                <text:p>4.89089031576134</text:p>
              </table:table-cell>
              <table:table-cell office:value-type="float" office:value="4.89089031576134">
                <text:p>4.890890315761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-6.18">
                <text:p>-6.18</text:p>
              </table:table-cell>
              <table:table-cell office:value-type="float" office:value="4.4955196551341">
                <text:p>4.4955196551341</text:p>
              </table:table-cell>
              <table:table-cell office:value-type="float" office:value="4.4955196551341">
                <text:p>4.49551965513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-6.32">
                <text:p>-6.32</text:p>
              </table:table-cell>
              <table:table-cell office:value-type="float" office:value="4.53689699502142">
                <text:p>4.53689699502142</text:p>
              </table:table-cell>
              <table:table-cell office:value-type="float" office:value="4.53689699502142">
                <text:p>4.536896995021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-6.62">
                <text:p>-6.62</text:p>
              </table:table-cell>
              <table:table-cell office:value-type="float" office:value="4.56331440773462">
                <text:p>4.56331440773462</text:p>
              </table:table-cell>
              <table:table-cell office:value-type="float" office:value="4.56331440773462">
                <text:p>4.563314407734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-6.34">
                <text:p>-6.34</text:p>
              </table:table-cell>
              <table:table-cell office:value-type="float" office:value="4.74867339263283">
                <text:p>4.74867339263283</text:p>
              </table:table-cell>
              <table:table-cell office:value-type="float" office:value="4.74867339263283">
                <text:p>4.748673392632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-6.54">
                <text:p>-6.54</text:p>
              </table:table-cell>
              <table:table-cell office:value-type="float" office:value="4.62627541791712">
                <text:p>4.62627541791712</text:p>
              </table:table-cell>
              <table:table-cell office:value-type="float" office:value="4.62627541791712">
                <text:p>4.626275417917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-6.36">
                <text:p>-6.36</text:p>
              </table:table-cell>
              <table:table-cell office:value-type="float" office:value="5.37393635235773">
                <text:p>5.37393635235773</text:p>
              </table:table-cell>
              <table:table-cell office:value-type="float" office:value="5.37393635235773">
                <text:p>5.373936352357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-7.12">
                <text:p>-7.12</text:p>
              </table:table-cell>
              <table:table-cell office:value-type="float" office:value="4.69101871299365">
                <text:p>4.69101871299365</text:p>
              </table:table-cell>
              <table:table-cell office:value-type="float" office:value="4.69101871299365">
                <text:p>4.691018712993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-6.6">
                <text:p>-6.6</text:p>
              </table:table-cell>
              <table:table-cell office:value-type="float" office:value="4.69256880825439">
                <text:p>4.69256880825439</text:p>
              </table:table-cell>
              <table:table-cell office:value-type="float" office:value="4.69256880825439">
                <text:p>4.692568808254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-6.42">
                <text:p>-6.42</text:p>
              </table:table-cell>
              <table:table-cell office:value-type="float" office:value="4.53311051145799">
                <text:p>4.53311051145799</text:p>
              </table:table-cell>
              <table:table-cell office:value-type="float" office:value="4.53311051145799">
                <text:p>4.533110511457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-6.2">
                <text:p>-6.2</text:p>
              </table:table-cell>
              <table:table-cell office:value-type="float" office:value="4.52601905484814">
                <text:p>4.52601905484814</text:p>
              </table:table-cell>
              <table:table-cell office:value-type="float" office:value="4.52601905484814">
                <text:p>4.526019054848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-6.52">
                <text:p>-6.52</text:p>
              </table:table-cell>
              <table:table-cell office:value-type="float" office:value="4.4912485047382">
                <text:p>4.4912485047382</text:p>
              </table:table-cell>
              <table:table-cell office:value-type="float" office:value="4.4912485047382">
                <text:p>4.49124850473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-6.06">
                <text:p>-6.06</text:p>
              </table:table-cell>
              <table:table-cell office:value-type="float" office:value="4.41718407489604">
                <text:p>4.41718407489604</text:p>
              </table:table-cell>
              <table:table-cell office:value-type="float" office:value="4.41718407489604">
                <text:p>4.417184074896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-5.58">
                <text:p>-5.58</text:p>
              </table:table-cell>
              <table:table-cell office:value-type="float" office:value="3.81697431603789">
                <text:p>3.81697431603789</text:p>
              </table:table-cell>
              <table:table-cell office:value-type="float" office:value="3.81697431603789">
                <text:p>3.816974316037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-6.44">
                <text:p>-6.44</text:p>
              </table:table-cell>
              <table:table-cell office:value-type="float" office:value="4.4547557155077">
                <text:p>4.4547557155077</text:p>
              </table:table-cell>
              <table:table-cell office:value-type="float" office:value="4.4547557155077">
                <text:p>4.45475571550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aad" svg:stroke-opacity="50%" draw:fill-color="#00aaad" draw:opacity="50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line" chart:column-mapping="0 2 3 1" chart:style-name="ch1">
        <chart:title svg:x="6.333cm" svg:y="0.44cm" chart:style-name="ch2">
          <text:p>Evolución del algoritmo para 8 Reinas</text:p>
        </chart:title>
        <chart:legend chart:legend-position="end" svg:x="17.522cm" svg:y="6.574cm" style:legend-expansion="high" chart:style-name="ch3"/>
        <chart:plot-area chart:style-name="ch4" table:cell-range-address="8q.A1:8q.B106 8q.D1:8q.F106" chart:data-source-has-labels="both" svg:x="1.417cm" svg:y="1.523cm" svg:width="15.699cm" svg:height="12.433cm">
          <chartooo:coordinate-region svg:x="2.144cm" svg:y="1.722cm" svg:width="14.831cm" svg:height="12.035cm"/>
          <chart:axis chart:dimension="x" chart:name="primary-x" chart:style-name="ch5" chartooo:axis-type="auto">
            <chartooo:date-scale/>
            <chart:title svg:x="8.362cm" svg:y="14.26cm" chart:style-name="ch6">
              <text:p>Generación</text:p>
            </chart:title>
            <chart:categories table:cell-range-address="8q.A2:8q.A106"/>
          </chart:axis>
          <chart:axis chart:dimension="y" chart:name="primary-y" chart:style-name="ch5">
            <chart:title svg:x="0.451cm" svg:y="8.312cm" chart:style-name="ch7">
              <text:p>Fitness</text:p>
            </chart:title>
            <chart:grid chart:style-name="ch8" chart:class="major"/>
          </chart:axis>
          <chart:series chart:style-name="ch9" chart:values-cell-range-address="8q.B2:8q.B106" chart:label-cell-address="8q.B1:8q.B1" chart:class="chart:line">
            <chart:data-point chart:repeated="105"/>
          </chart:series>
          <chart:series chart:style-name="ch10" chart:values-cell-range-address="8q.E2:8q.E106" chart:label-cell-address="8q.E1:8q.E1" chart:class="chart:line">
            <chart:data-point chart:repeated="105"/>
          </chart:series>
          <chart:series chart:style-name="ch10" chart:values-cell-range-address="8q.F2:8q.F106" chart:label-cell-address="8q.F1:8q.F1" chart:class="chart:line">
            <chart:data-point chart:repeated="105"/>
          </chart:series>
          <chart:series chart:style-name="ch11" chart:values-cell-range-address="8q.D2:8q.D106" chart:label-cell-address="8q.D1:8q.D1" chart:class="chart:line"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8q.B1:8q.B1</svg:desc>
                </draw:g>
              </table:table-cell>
              <table:table-cell office:value-type="string">
                <text:p>topstd</text:p>
                <draw:g>
                  <svg:desc>8q.E1:8q.E1</svg:desc>
                </draw:g>
              </table:table-cell>
              <table:table-cell office:value-type="string">
                <text:p>botstd</text:p>
                <draw:g>
                  <svg:desc>8q.F1:8q.F1</svg:desc>
                </draw:g>
              </table:table-cell>
              <table:table-cell office:value-type="string">
                <text:p>Máximo</text:p>
                <draw:g>
                  <svg:desc>8q.D1:8q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8q.A2:8q.A106</svg:desc>
                </draw:g>
              </table:table-cell>
              <table:table-cell office:value-type="float" office:value="-20.58">
                <text:p>-20.58</text:p>
                <draw:g>
                  <svg:desc>8q.B2:8q.B106</svg:desc>
                </draw:g>
              </table:table-cell>
              <table:table-cell office:value-type="float" office:value="-16.3037323930249">
                <text:p>-16.3037323930249</text:p>
                <draw:g>
                  <svg:desc>8q.E2:8q.E106</svg:desc>
                </draw:g>
              </table:table-cell>
              <table:table-cell office:value-type="float" office:value="-24.8562676069751">
                <text:p>-24.8562676069751</text:p>
                <draw:g>
                  <svg:desc>8q.F2:8q.F106</svg:desc>
                </draw:g>
              </table:table-cell>
              <table:table-cell office:value-type="float" office:value="-12">
                <text:p>-12</text:p>
                <draw:g>
                  <svg:desc>8q.D2:8q.D10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8.22">
                <text:p>-18.22</text:p>
              </table:table-cell>
              <table:table-cell office:value-type="float" office:value="-14.0142319549832">
                <text:p>-14.0142319549832</text:p>
              </table:table-cell>
              <table:table-cell office:value-type="float" office:value="-22.4257680450168">
                <text:p>-22.42576804501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6.94">
                <text:p>-16.94</text:p>
              </table:table-cell>
              <table:table-cell office:value-type="float" office:value="-13.1213324022348">
                <text:p>-13.1213324022348</text:p>
              </table:table-cell>
              <table:table-cell office:value-type="float" office:value="-20.7586675977652">
                <text:p>-20.758667597765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6.26">
                <text:p>-16.26</text:p>
              </table:table-cell>
              <table:table-cell office:value-type="float" office:value="-11.7415306068796">
                <text:p>-11.7415306068796</text:p>
              </table:table-cell>
              <table:table-cell office:value-type="float" office:value="-20.7784693931204">
                <text:p>-20.778469393120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4.76">
                <text:p>-14.76</text:p>
              </table:table-cell>
              <table:table-cell office:value-type="float" office:value="-10.7020361377816">
                <text:p>-10.7020361377816</text:p>
              </table:table-cell>
              <table:table-cell office:value-type="float" office:value="-18.8179638622184">
                <text:p>-18.817963862218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4.16">
                <text:p>-14.16</text:p>
              </table:table-cell>
              <table:table-cell office:value-type="float" office:value="-9.79595961466344">
                <text:p>-9.79595961466344</text:p>
              </table:table-cell>
              <table:table-cell office:value-type="float" office:value="-18.5240403853366">
                <text:p>-18.52404038533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3.84">
                <text:p>-13.84</text:p>
              </table:table-cell>
              <table:table-cell office:value-type="float" office:value="-9.28568137019179">
                <text:p>-9.28568137019179</text:p>
              </table:table-cell>
              <table:table-cell office:value-type="float" office:value="-18.3943186298082">
                <text:p>-18.39431862980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4.32">
                <text:p>-14.32</text:p>
              </table:table-cell>
              <table:table-cell office:value-type="float" office:value="-9.03445653721685">
                <text:p>-9.03445653721685</text:p>
              </table:table-cell>
              <table:table-cell office:value-type="float" office:value="-19.6055434627832">
                <text:p>-19.60554346278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4.02">
                <text:p>-14.02</text:p>
              </table:table-cell>
              <table:table-cell office:value-type="float" office:value="-9.25909014722368">
                <text:p>-9.25909014722368</text:p>
              </table:table-cell>
              <table:table-cell office:value-type="float" office:value="-18.7809098527763">
                <text:p>-18.780909852776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.2">
                <text:p>-14.2</text:p>
              </table:table-cell>
              <table:table-cell office:value-type="float" office:value="-9.13476894341772">
                <text:p>-9.13476894341772</text:p>
              </table:table-cell>
              <table:table-cell office:value-type="float" office:value="-19.2652310565823">
                <text:p>-19.26523105658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2.78">
                <text:p>-12.78</text:p>
              </table:table-cell>
              <table:table-cell office:value-type="float" office:value="-7.26861600545257">
                <text:p>-7.26861600545257</text:p>
              </table:table-cell>
              <table:table-cell office:value-type="float" office:value="-18.2913839945474">
                <text:p>-18.291383994547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2.48">
                <text:p>-12.48</text:p>
              </table:table-cell>
              <table:table-cell office:value-type="float" office:value="-7.19904508175985">
                <text:p>-7.19904508175985</text:p>
              </table:table-cell>
              <table:table-cell office:value-type="float" office:value="-17.7609549182402">
                <text:p>-17.76095491824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2.24">
                <text:p>-12.24</text:p>
              </table:table-cell>
              <table:table-cell office:value-type="float" office:value="-6.86681555210403">
                <text:p>-6.86681555210403</text:p>
              </table:table-cell>
              <table:table-cell office:value-type="float" office:value="-17.613184447896">
                <text:p>-17.6131844478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1.16">
                <text:p>-11.16</text:p>
              </table:table-cell>
              <table:table-cell office:value-type="float" office:value="-5.68329082072606">
                <text:p>-5.68329082072606</text:p>
              </table:table-cell>
              <table:table-cell office:value-type="float" office:value="-16.6367091792739">
                <text:p>-16.63670917927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9.9">
                <text:p>-9.9</text:p>
              </table:table-cell>
              <table:table-cell office:value-type="float" office:value="-5.20850759244982">
                <text:p>-5.20850759244982</text:p>
              </table:table-cell>
              <table:table-cell office:value-type="float" office:value="-14.5914924075502">
                <text:p>-14.59149240755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9.86">
                <text:p>-9.86</text:p>
              </table:table-cell>
              <table:table-cell office:value-type="float" office:value="-5.07572440914061">
                <text:p>-5.07572440914061</text:p>
              </table:table-cell>
              <table:table-cell office:value-type="float" office:value="-14.6442755908594">
                <text:p>-14.644275590859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0.12">
                <text:p>-10.12</text:p>
              </table:table-cell>
              <table:table-cell office:value-type="float" office:value="-4.98096342008573">
                <text:p>-4.98096342008573</text:p>
              </table:table-cell>
              <table:table-cell office:value-type="float" office:value="-15.2590365799143">
                <text:p>-15.25903657991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9.26">
                <text:p>-9.26</text:p>
              </table:table-cell>
              <table:table-cell office:value-type="float" office:value="-4.18556417028464">
                <text:p>-4.18556417028464</text:p>
              </table:table-cell>
              <table:table-cell office:value-type="float" office:value="-14.3344358297154">
                <text:p>-14.334435829715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9.34">
                <text:p>-9.34</text:p>
              </table:table-cell>
              <table:table-cell office:value-type="float" office:value="-4.05189633195033">
                <text:p>-4.05189633195033</text:p>
              </table:table-cell>
              <table:table-cell office:value-type="float" office:value="-14.6281036680497">
                <text:p>-14.62810366804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8.94">
                <text:p>-8.94</text:p>
              </table:table-cell>
              <table:table-cell office:value-type="float" office:value="-4.08696804132518">
                <text:p>-4.08696804132518</text:p>
              </table:table-cell>
              <table:table-cell office:value-type="float" office:value="-13.7930319586748">
                <text:p>-13.79303195867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8.58">
                <text:p>-8.58</text:p>
              </table:table-cell>
              <table:table-cell office:value-type="float" office:value="-3.88059105371277">
                <text:p>-3.88059105371277</text:p>
              </table:table-cell>
              <table:table-cell office:value-type="float" office:value="-13.2794089462872">
                <text:p>-13.27940894628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9.4">
                <text:p>-9.4</text:p>
              </table:table-cell>
              <table:table-cell office:value-type="float" office:value="-4.04776078202173">
                <text:p>-4.04776078202173</text:p>
              </table:table-cell>
              <table:table-cell office:value-type="float" office:value="-14.7522392179783">
                <text:p>-14.75223921797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8.84">
                <text:p>-8.84</text:p>
              </table:table-cell>
              <table:table-cell office:value-type="float" office:value="-3.85776894728614">
                <text:p>-3.85776894728614</text:p>
              </table:table-cell>
              <table:table-cell office:value-type="float" office:value="-13.8222310527139">
                <text:p>-13.82223105271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8.8">
                <text:p>-8.8</text:p>
              </table:table-cell>
              <table:table-cell office:value-type="float" office:value="-3.59704823482794">
                <text:p>-3.59704823482794</text:p>
              </table:table-cell>
              <table:table-cell office:value-type="float" office:value="-14.0029517651721">
                <text:p>-14.00295176517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8.84">
                <text:p>-8.84</text:p>
              </table:table-cell>
              <table:table-cell office:value-type="float" office:value="-3.72176166670957">
                <text:p>-3.72176166670957</text:p>
              </table:table-cell>
              <table:table-cell office:value-type="float" office:value="-13.9582383332904">
                <text:p>-13.95823833329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9.38">
                <text:p>-9.38</text:p>
              </table:table-cell>
              <table:table-cell office:value-type="float" office:value="-3.76835986092256">
                <text:p>-3.76835986092256</text:p>
              </table:table-cell>
              <table:table-cell office:value-type="float" office:value="-14.9916401390774">
                <text:p>-14.99164013907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8.46">
                <text:p>-8.46</text:p>
              </table:table-cell>
              <table:table-cell office:value-type="float" office:value="-3.54574532712243">
                <text:p>-3.54574532712243</text:p>
              </table:table-cell>
              <table:table-cell office:value-type="float" office:value="-13.3742546728776">
                <text:p>-13.37425467287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8.8">
                <text:p>-8.8</text:p>
              </table:table-cell>
              <table:table-cell office:value-type="float" office:value="-3.52762104947114">
                <text:p>-3.52762104947114</text:p>
              </table:table-cell>
              <table:table-cell office:value-type="float" office:value="-14.0723789505289">
                <text:p>-14.07237895052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8.7">
                <text:p>-8.7</text:p>
              </table:table-cell>
              <table:table-cell office:value-type="float" office:value="-2.87164714780437">
                <text:p>-2.87164714780437</text:p>
              </table:table-cell>
              <table:table-cell office:value-type="float" office:value="-14.5283528521956">
                <text:p>-14.52835285219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7.72">
                <text:p>-7.72</text:p>
              </table:table-cell>
              <table:table-cell office:value-type="float" office:value="-2.51689292515297">
                <text:p>-2.51689292515297</text:p>
              </table:table-cell>
              <table:table-cell office:value-type="float" office:value="-12.923107074847">
                <text:p>-12.9231070748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8.26">
                <text:p>-8.26</text:p>
              </table:table-cell>
              <table:table-cell office:value-type="float" office:value="-2.20533321321562">
                <text:p>-2.20533321321562</text:p>
              </table:table-cell>
              <table:table-cell office:value-type="float" office:value="-14.3146667867844">
                <text:p>-14.31466678678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7.26">
                <text:p>-7.26</text:p>
              </table:table-cell>
              <table:table-cell office:value-type="float" office:value="-2.01331754651792">
                <text:p>-2.01331754651792</text:p>
              </table:table-cell>
              <table:table-cell office:value-type="float" office:value="-12.5066824534821">
                <text:p>-12.50668245348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8.1">
                <text:p>-8.1</text:p>
              </table:table-cell>
              <table:table-cell office:value-type="float" office:value="-2.23708797833897">
                <text:p>-2.23708797833897</text:p>
              </table:table-cell>
              <table:table-cell office:value-type="float" office:value="-13.962912021661">
                <text:p>-13.9629120216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6.88">
                <text:p>-6.88</text:p>
              </table:table-cell>
              <table:table-cell office:value-type="float" office:value="-1.31444939513137">
                <text:p>-1.31444939513137</text:p>
              </table:table-cell>
              <table:table-cell office:value-type="float" office:value="-12.4455506048686">
                <text:p>-12.44555060486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7.72">
                <text:p>-7.72</text:p>
              </table:table-cell>
              <table:table-cell office:value-type="float" office:value="-1.92191602529096">
                <text:p>-1.92191602529096</text:p>
              </table:table-cell>
              <table:table-cell office:value-type="float" office:value="-13.518083974709">
                <text:p>-13.5180839747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7.62">
                <text:p>-7.62</text:p>
              </table:table-cell>
              <table:table-cell office:value-type="float" office:value="-2.27384117880752">
                <text:p>-2.27384117880752</text:p>
              </table:table-cell>
              <table:table-cell office:value-type="float" office:value="-12.9661588211925">
                <text:p>-12.96615882119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6.8">
                <text:p>-6.8</text:p>
              </table:table-cell>
              <table:table-cell office:value-type="float" office:value="-1.53528996836752">
                <text:p>-1.53528996836752</text:p>
              </table:table-cell>
              <table:table-cell office:value-type="float" office:value="-12.0647100316325">
                <text:p>-12.06471003163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6.72">
                <text:p>-6.72</text:p>
              </table:table-cell>
              <table:table-cell office:value-type="float" office:value="-1.67859567424338">
                <text:p>-1.67859567424338</text:p>
              </table:table-cell>
              <table:table-cell office:value-type="float" office:value="-11.7614043257566">
                <text:p>-11.76140432575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6.28">
                <text:p>-6.28</text:p>
              </table:table-cell>
              <table:table-cell office:value-type="float" office:value="-1.7582679639257">
                <text:p>-1.7582679639257</text:p>
              </table:table-cell>
              <table:table-cell office:value-type="float" office:value="-10.8017320360743">
                <text:p>-10.80173203607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7.2">
                <text:p>-7.2</text:p>
              </table:table-cell>
              <table:table-cell office:value-type="float" office:value="-1.83644923882725">
                <text:p>-1.83644923882725</text:p>
              </table:table-cell>
              <table:table-cell office:value-type="float" office:value="-12.5635507611727">
                <text:p>-12.56355076117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7.74">
                <text:p>-7.74</text:p>
              </table:table-cell>
              <table:table-cell office:value-type="float" office:value="-2.2230472471873">
                <text:p>-2.2230472471873</text:p>
              </table:table-cell>
              <table:table-cell office:value-type="float" office:value="-13.2569527528127">
                <text:p>-13.25695275281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7.9">
                <text:p>-7.9</text:p>
              </table:table-cell>
              <table:table-cell office:value-type="float" office:value="-2.59419985756011">
                <text:p>-2.59419985756011</text:p>
              </table:table-cell>
              <table:table-cell office:value-type="float" office:value="-13.2058001424399">
                <text:p>-13.20580014243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6.32">
                <text:p>-6.32</text:p>
              </table:table-cell>
              <table:table-cell office:value-type="float" office:value="-1.23709142360798">
                <text:p>-1.23709142360798</text:p>
              </table:table-cell>
              <table:table-cell office:value-type="float" office:value="-11.402908576392">
                <text:p>-11.4029085763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7.44">
                <text:p>-7.44</text:p>
              </table:table-cell>
              <table:table-cell office:value-type="float" office:value="-2.29106660059434">
                <text:p>-2.29106660059434</text:p>
              </table:table-cell>
              <table:table-cell office:value-type="float" office:value="-12.5889333994057">
                <text:p>-12.58893339940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7.66">
                <text:p>-7.66</text:p>
              </table:table-cell>
              <table:table-cell office:value-type="float" office:value="-1.96006202408369">
                <text:p>-1.96006202408369</text:p>
              </table:table-cell>
              <table:table-cell office:value-type="float" office:value="-13.3599379759163">
                <text:p>-13.35993797591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7.44">
                <text:p>-7.44</text:p>
              </table:table-cell>
              <table:table-cell office:value-type="float" office:value="-2.16700801779062">
                <text:p>-2.16700801779062</text:p>
              </table:table-cell>
              <table:table-cell office:value-type="float" office:value="-12.7129919822094">
                <text:p>-12.71299198220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7.96">
                <text:p>-7.96</text:p>
              </table:table-cell>
              <table:table-cell office:value-type="float" office:value="-2.29615043286">
                <text:p>-2.29615043286</text:p>
              </table:table-cell>
              <table:table-cell office:value-type="float" office:value="-13.62384956714">
                <text:p>-13.623849567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7.72">
                <text:p>-7.72</text:p>
              </table:table-cell>
              <table:table-cell office:value-type="float" office:value="-2.17845807841474">
                <text:p>-2.17845807841474</text:p>
              </table:table-cell>
              <table:table-cell office:value-type="float" office:value="-13.2615419215853">
                <text:p>-13.26154192158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8.32">
                <text:p>-8.32</text:p>
              </table:table-cell>
              <table:table-cell office:value-type="float" office:value="-2.79525310237398">
                <text:p>-2.79525310237398</text:p>
              </table:table-cell>
              <table:table-cell office:value-type="float" office:value="-13.844746897626">
                <text:p>-13.8447468976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8.02">
                <text:p>-8.02</text:p>
              </table:table-cell>
              <table:table-cell office:value-type="float" office:value="-2.17005827534853">
                <text:p>-2.17005827534853</text:p>
              </table:table-cell>
              <table:table-cell office:value-type="float" office:value="-13.8699417246515">
                <text:p>-13.86994172465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8.08">
                <text:p>-8.08</text:p>
              </table:table-cell>
              <table:table-cell office:value-type="float" office:value="-2.41657846930467">
                <text:p>-2.41657846930467</text:p>
              </table:table-cell>
              <table:table-cell office:value-type="float" office:value="-13.7434215306953">
                <text:p>-13.74342153069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7.56">
                <text:p>-7.56</text:p>
              </table:table-cell>
              <table:table-cell office:value-type="float" office:value="-2.19961406485155">
                <text:p>-2.19961406485155</text:p>
              </table:table-cell>
              <table:table-cell office:value-type="float" office:value="-12.9203859351485">
                <text:p>-12.92038593514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7.34">
                <text:p>-7.34</text:p>
              </table:table-cell>
              <table:table-cell office:value-type="float" office:value="-1.79820289513274">
                <text:p>-1.79820289513274</text:p>
              </table:table-cell>
              <table:table-cell office:value-type="float" office:value="-12.8817971048673">
                <text:p>-12.88179710486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7.24">
                <text:p>-7.24</text:p>
              </table:table-cell>
              <table:table-cell office:value-type="float" office:value="-1.42271471553886">
                <text:p>-1.42271471553886</text:p>
              </table:table-cell>
              <table:table-cell office:value-type="float" office:value="-13.0572852844611">
                <text:p>-13.05728528446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7.52">
                <text:p>-7.52</text:p>
              </table:table-cell>
              <table:table-cell office:value-type="float" office:value="-1.76317708271219">
                <text:p>-1.76317708271219</text:p>
              </table:table-cell>
              <table:table-cell office:value-type="float" office:value="-13.2768229172878">
                <text:p>-13.27682291728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7.66">
                <text:p>-7.66</text:p>
              </table:table-cell>
              <table:table-cell office:value-type="float" office:value="-2.1328036953715">
                <text:p>-2.1328036953715</text:p>
              </table:table-cell>
              <table:table-cell office:value-type="float" office:value="-13.1871963046285">
                <text:p>-13.18719630462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7.9">
                <text:p>-7.9</text:p>
              </table:table-cell>
              <table:table-cell office:value-type="float" office:value="-2.45885484423907">
                <text:p>-2.45885484423907</text:p>
              </table:table-cell>
              <table:table-cell office:value-type="float" office:value="-13.3411451557609">
                <text:p>-13.34114515576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6.46">
                <text:p>-6.46</text:p>
              </table:table-cell>
              <table:table-cell office:value-type="float" office:value="-1.48040527388386">
                <text:p>-1.48040527388386</text:p>
              </table:table-cell>
              <table:table-cell office:value-type="float" office:value="-11.4395947261161">
                <text:p>-11.43959472611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7.64">
                <text:p>-7.64</text:p>
              </table:table-cell>
              <table:table-cell office:value-type="float" office:value="-2.18398672948087">
                <text:p>-2.18398672948087</text:p>
              </table:table-cell>
              <table:table-cell office:value-type="float" office:value="-13.0960132705191">
                <text:p>-13.09601327051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7.16">
                <text:p>-7.16</text:p>
              </table:table-cell>
              <table:table-cell office:value-type="float" office:value="-1.96341992802531">
                <text:p>-1.96341992802531</text:p>
              </table:table-cell>
              <table:table-cell office:value-type="float" office:value="-12.3565800719747">
                <text:p>-12.35658007197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7.46">
                <text:p>-7.46</text:p>
              </table:table-cell>
              <table:table-cell office:value-type="float" office:value="-2.01529169882826">
                <text:p>-2.01529169882826</text:p>
              </table:table-cell>
              <table:table-cell office:value-type="float" office:value="-12.9047083011717">
                <text:p>-12.90470830117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8.04">
                <text:p>-8.04</text:p>
              </table:table-cell>
              <table:table-cell office:value-type="float" office:value="-1.9366477169584">
                <text:p>-1.9366477169584</text:p>
              </table:table-cell>
              <table:table-cell office:value-type="float" office:value="-14.1433522830416">
                <text:p>-14.14335228304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7.48">
                <text:p>-7.48</text:p>
              </table:table-cell>
              <table:table-cell office:value-type="float" office:value="-2.29556330558624">
                <text:p>-2.29556330558624</text:p>
              </table:table-cell>
              <table:table-cell office:value-type="float" office:value="-12.6644366944138">
                <text:p>-12.66443669441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7.78">
                <text:p>-7.78</text:p>
              </table:table-cell>
              <table:table-cell office:value-type="float" office:value="-2.08119629778638">
                <text:p>-2.08119629778638</text:p>
              </table:table-cell>
              <table:table-cell office:value-type="float" office:value="-13.4788037022136">
                <text:p>-13.47880370221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7.42">
                <text:p>-7.42</text:p>
              </table:table-cell>
              <table:table-cell office:value-type="float" office:value="-2.33252280177845">
                <text:p>-2.33252280177845</text:p>
              </table:table-cell>
              <table:table-cell office:value-type="float" office:value="-12.5074771982216">
                <text:p>-12.50747719822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6.88">
                <text:p>-6.88</text:p>
              </table:table-cell>
              <table:table-cell office:value-type="float" office:value="-2.18037611648925">
                <text:p>-2.18037611648925</text:p>
              </table:table-cell>
              <table:table-cell office:value-type="float" office:value="-11.5796238835107">
                <text:p>-11.57962388351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7.64">
                <text:p>-7.64</text:p>
              </table:table-cell>
              <table:table-cell office:value-type="float" office:value="-1.77705352112597">
                <text:p>-1.77705352112597</text:p>
              </table:table-cell>
              <table:table-cell office:value-type="float" office:value="-13.502946478874">
                <text:p>-13.5029464788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7.46">
                <text:p>-7.46</text:p>
              </table:table-cell>
              <table:table-cell office:value-type="float" office:value="-1.88331694110254">
                <text:p>-1.88331694110254</text:p>
              </table:table-cell>
              <table:table-cell office:value-type="float" office:value="-13.0366830588975">
                <text:p>-13.03668305889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7.08">
                <text:p>-7.08</text:p>
              </table:table-cell>
              <table:table-cell office:value-type="float" office:value="-2.1447014561253">
                <text:p>-2.1447014561253</text:p>
              </table:table-cell>
              <table:table-cell office:value-type="float" office:value="-12.0152985438747">
                <text:p>-12.01529854387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8.24">
                <text:p>-8.24</text:p>
              </table:table-cell>
              <table:table-cell office:value-type="float" office:value="-2.24822112045061">
                <text:p>-2.24822112045061</text:p>
              </table:table-cell>
              <table:table-cell office:value-type="float" office:value="-14.2317788795494">
                <text:p>-14.23177887954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7.9">
                <text:p>-7.9</text:p>
              </table:table-cell>
              <table:table-cell office:value-type="float" office:value="-2.5562601527062">
                <text:p>-2.5562601527062</text:p>
              </table:table-cell>
              <table:table-cell office:value-type="float" office:value="-13.2437398472938">
                <text:p>-13.24373984729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7.76">
                <text:p>-7.76</text:p>
              </table:table-cell>
              <table:table-cell office:value-type="float" office:value="-2.1154442069362">
                <text:p>-2.1154442069362</text:p>
              </table:table-cell>
              <table:table-cell office:value-type="float" office:value="-13.4045557930638">
                <text:p>-13.40455579306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7.1">
                <text:p>-7.1</text:p>
              </table:table-cell>
              <table:table-cell office:value-type="float" office:value="-1.96446328279727">
                <text:p>-1.96446328279727</text:p>
              </table:table-cell>
              <table:table-cell office:value-type="float" office:value="-12.2355367172027">
                <text:p>-12.23553671720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7.92">
                <text:p>-7.92</text:p>
              </table:table-cell>
              <table:table-cell office:value-type="float" office:value="-1.33921990439837">
                <text:p>-1.33921990439837</text:p>
              </table:table-cell>
              <table:table-cell office:value-type="float" office:value="-14.5007800956016">
                <text:p>-14.50078009560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.66">
                <text:p>-6.66</text:p>
              </table:table-cell>
              <table:table-cell office:value-type="float" office:value="-1.83535786641416">
                <text:p>-1.83535786641416</text:p>
              </table:table-cell>
              <table:table-cell office:value-type="float" office:value="-11.4846421335858">
                <text:p>-11.48464213358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8.02">
                <text:p>-8.02</text:p>
              </table:table-cell>
              <table:table-cell office:value-type="float" office:value="-2.46044184591195">
                <text:p>-2.46044184591195</text:p>
              </table:table-cell>
              <table:table-cell office:value-type="float" office:value="-13.579558154088">
                <text:p>-13.5795581540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7.56">
                <text:p>-7.56</text:p>
              </table:table-cell>
              <table:table-cell office:value-type="float" office:value="-2.14710854169475">
                <text:p>-2.14710854169475</text:p>
              </table:table-cell>
              <table:table-cell office:value-type="float" office:value="-12.9728914583053">
                <text:p>-12.97289145830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7.52">
                <text:p>-7.52</text:p>
              </table:table-cell>
              <table:table-cell office:value-type="float" office:value="-2.21614205592673">
                <text:p>-2.21614205592673</text:p>
              </table:table-cell>
              <table:table-cell office:value-type="float" office:value="-12.8238579440733">
                <text:p>-12.82385794407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7.6">
                <text:p>-7.6</text:p>
              </table:table-cell>
              <table:table-cell office:value-type="float" office:value="-2.41260268447742">
                <text:p>-2.41260268447742</text:p>
              </table:table-cell>
              <table:table-cell office:value-type="float" office:value="-12.7873973155226">
                <text:p>-12.78739731552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7.34">
                <text:p>-7.34</text:p>
              </table:table-cell>
              <table:table-cell office:value-type="float" office:value="-1.7401803780854">
                <text:p>-1.7401803780854</text:p>
              </table:table-cell>
              <table:table-cell office:value-type="float" office:value="-12.9398196219146">
                <text:p>-12.93981962191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7.68">
                <text:p>-7.68</text:p>
              </table:table-cell>
              <table:table-cell office:value-type="float" office:value="-2.37919007522569">
                <text:p>-2.37919007522569</text:p>
              </table:table-cell>
              <table:table-cell office:value-type="float" office:value="-12.9808099247743">
                <text:p>-12.98080992477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7.98">
                <text:p>-7.98</text:p>
              </table:table-cell>
              <table:table-cell office:value-type="float" office:value="-2.62025479272861">
                <text:p>-2.62025479272861</text:p>
              </table:table-cell>
              <table:table-cell office:value-type="float" office:value="-13.3397452072714">
                <text:p>-13.33974520727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6.58">
                <text:p>-6.58</text:p>
              </table:table-cell>
              <table:table-cell office:value-type="float" office:value="-1.98492138535721">
                <text:p>-1.98492138535721</text:p>
              </table:table-cell>
              <table:table-cell office:value-type="float" office:value="-11.1750786146428">
                <text:p>-11.17507861464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7.32">
                <text:p>-7.32</text:p>
              </table:table-cell>
              <table:table-cell office:value-type="float" office:value="-1.7551754091191">
                <text:p>-1.7551754091191</text:p>
              </table:table-cell>
              <table:table-cell office:value-type="float" office:value="-12.8848245908809">
                <text:p>-12.88482459088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8.42">
                <text:p>-8.42</text:p>
              </table:table-cell>
              <table:table-cell office:value-type="float" office:value="-2.27498477453374">
                <text:p>-2.27498477453374</text:p>
              </table:table-cell>
              <table:table-cell office:value-type="float" office:value="-14.5650152254663">
                <text:p>-14.56501522546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7.02">
                <text:p>-7.02</text:p>
              </table:table-cell>
              <table:table-cell office:value-type="float" office:value="-1.86781109575255">
                <text:p>-1.86781109575255</text:p>
              </table:table-cell>
              <table:table-cell office:value-type="float" office:value="-12.1721889042474">
                <text:p>-12.17218890424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6.92">
                <text:p>-6.92</text:p>
              </table:table-cell>
              <table:table-cell office:value-type="float" office:value="-1.65206766262976">
                <text:p>-1.65206766262976</text:p>
              </table:table-cell>
              <table:table-cell office:value-type="float" office:value="-12.1879323373702">
                <text:p>-12.18793233737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7.08">
                <text:p>-7.08</text:p>
              </table:table-cell>
              <table:table-cell office:value-type="float" office:value="-1.57943988159736">
                <text:p>-1.57943988159736</text:p>
              </table:table-cell>
              <table:table-cell office:value-type="float" office:value="-12.5805601184026">
                <text:p>-12.58056011840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8.96">
                <text:p>-8.96</text:p>
              </table:table-cell>
              <table:table-cell office:value-type="float" office:value="-2.08753995495739">
                <text:p>-2.08753995495739</text:p>
              </table:table-cell>
              <table:table-cell office:value-type="float" office:value="-15.8324600450426">
                <text:p>-15.83246004504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.66">
                <text:p>-7.66</text:p>
              </table:table-cell>
              <table:table-cell office:value-type="float" office:value="-2.23610971178566">
                <text:p>-2.23610971178566</text:p>
              </table:table-cell>
              <table:table-cell office:value-type="float" office:value="-13.0838902882143">
                <text:p>-13.08389028821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7.22">
                <text:p>-7.22</text:p>
              </table:table-cell>
              <table:table-cell office:value-type="float" office:value="-1.70861600545257">
                <text:p>-1.70861600545257</text:p>
              </table:table-cell>
              <table:table-cell office:value-type="float" office:value="-12.7313839945474">
                <text:p>-12.73138399454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7.9">
                <text:p>-7.9</text:p>
              </table:table-cell>
              <table:table-cell office:value-type="float" office:value="-2.4811775851541">
                <text:p>-2.4811775851541</text:p>
              </table:table-cell>
              <table:table-cell office:value-type="float" office:value="-13.3188224148459">
                <text:p>-13.31882241484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7.1">
                <text:p>-7.1</text:p>
              </table:table-cell>
              <table:table-cell office:value-type="float" office:value="-1.88638146947648">
                <text:p>-1.88638146947648</text:p>
              </table:table-cell>
              <table:table-cell office:value-type="float" office:value="-12.3136185305235">
                <text:p>-12.31361853052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6.3">
                <text:p>-6.3</text:p>
              </table:table-cell>
              <table:table-cell office:value-type="float" office:value="-1.21188749250875">
                <text:p>-1.21188749250875</text:p>
              </table:table-cell>
              <table:table-cell office:value-type="float" office:value="-11.3881125074913">
                <text:p>-11.38811250749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7.28">
                <text:p>-7.28</text:p>
              </table:table-cell>
              <table:table-cell office:value-type="float" office:value="-1.87502660749034">
                <text:p>-1.87502660749034</text:p>
              </table:table-cell>
              <table:table-cell office:value-type="float" office:value="-12.6849733925097">
                <text:p>-12.68497339250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7.94">
                <text:p>-7.94</text:p>
              </table:table-cell>
              <table:table-cell office:value-type="float" office:value="-2.19487470576449">
                <text:p>-2.19487470576449</text:p>
              </table:table-cell>
              <table:table-cell office:value-type="float" office:value="-13.6851252942355">
                <text:p>-13.68512529423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7.42">
                <text:p>-7.42</text:p>
              </table:table-cell>
              <table:table-cell office:value-type="float" office:value="-2.13770634452928">
                <text:p>-2.13770634452928</text:p>
              </table:table-cell>
              <table:table-cell office:value-type="float" office:value="-12.7022936554707">
                <text:p>-12.70229365547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7.64">
                <text:p>-7.64</text:p>
              </table:table-cell>
              <table:table-cell office:value-type="float" office:value="-2.13973370708933">
                <text:p>-2.13973370708933</text:p>
              </table:table-cell>
              <table:table-cell office:value-type="float" office:value="-13.1402662929107">
                <text:p>-13.14026629291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7.82">
                <text:p>-7.82</text:p>
              </table:table-cell>
              <table:table-cell office:value-type="float" office:value="-2.31448394147224">
                <text:p>-2.31448394147224</text:p>
              </table:table-cell>
              <table:table-cell office:value-type="float" office:value="-13.3255160585278">
                <text:p>-13.32551605852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7.32">
                <text:p>-7.32</text:p>
              </table:table-cell>
              <table:table-cell office:value-type="float" office:value="-2.05360184804173">
                <text:p>-2.05360184804173</text:p>
              </table:table-cell>
              <table:table-cell office:value-type="float" office:value="-12.5863981519583">
                <text:p>-12.58639815195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7.42">
                <text:p>-7.42</text:p>
              </table:table-cell>
              <table:table-cell office:value-type="float" office:value="-2.20700148327726">
                <text:p>-2.20700148327726</text:p>
              </table:table-cell>
              <table:table-cell office:value-type="float" office:value="-12.6329985167227">
                <text:p>-12.63299851672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7.98">
                <text:p>-7.98</text:p>
              </table:table-cell>
              <table:table-cell office:value-type="float" office:value="-2.29823757603116">
                <text:p>-2.29823757603116</text:p>
              </table:table-cell>
              <table:table-cell office:value-type="float" office:value="-13.6617624239688">
                <text:p>-13.66176242396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6.86">
                <text:p>-6.86</text:p>
              </table:table-cell>
              <table:table-cell office:value-type="float" office:value="-1.7332825001535">
                <text:p>-1.7332825001535</text:p>
              </table:table-cell>
              <table:table-cell office:value-type="float" office:value="-11.9867174998465">
                <text:p>-11.98671749984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7.76">
                <text:p>-7.76</text:p>
              </table:table-cell>
              <table:table-cell office:value-type="float" office:value="-1.94618851007327">
                <text:p>-1.94618851007327</text:p>
              </table:table-cell>
              <table:table-cell office:value-type="float" office:value="-13.5738114899267">
                <text:p>-13.57381148992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.22">
                <text:p>-7.22</text:p>
              </table:table-cell>
              <table:table-cell office:value-type="float" office:value="-1.56389576196521">
                <text:p>-1.56389576196521</text:p>
              </table:table-cell>
              <table:table-cell office:value-type="float" office:value="-12.8761042380348">
                <text:p>-12.87610423803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